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829cm"/>
    </style:style>
    <style:style style:name="co2" style:family="table-column">
      <style:table-column-properties fo:break-before="auto" style:column-width="1.82cm"/>
    </style:style>
    <style:style style:name="co3" style:family="table-column">
      <style:table-column-properties fo:break-before="auto" style:column-width="6.412cm"/>
    </style:style>
    <style:style style:name="co4" style:family="table-column">
      <style:table-column-properties fo:break-before="auto" style:column-width="1.512cm"/>
    </style:style>
    <style:style style:name="co5" style:family="table-column">
      <style:table-column-properties fo:break-before="auto" style:column-width="1.399cm"/>
    </style:style>
    <style:style style:name="co6" style:family="table-column">
      <style:table-column-properties fo:break-before="auto" style:column-width="1.79cm"/>
    </style:style>
    <style:style style:name="co7" style:family="table-column">
      <style:table-column-properties fo:break-before="auto" style:column-width="0.896cm"/>
    </style:style>
    <style:style style:name="co8" style:family="table-column">
      <style:table-column-properties fo:break-before="auto" style:column-width="2.044cm"/>
    </style:style>
    <style:style style:name="co9" style:family="table-column">
      <style:table-column-properties fo:break-before="auto" style:column-width="8.959cm"/>
    </style:style>
    <style:style style:name="co10" style:family="table-column">
      <style:table-column-properties fo:break-before="auto" style:column-width="21.586cm"/>
    </style:style>
    <style:style style:name="co11" style:family="table-column">
      <style:table-column-properties fo:break-before="auto" style:column-width="15.007cm"/>
    </style:style>
    <style:style style:name="co12" style:family="table-column">
      <style:table-column-properties fo:break-before="auto" style:column-width="5.741cm"/>
    </style:style>
    <style:style style:name="co13" style:family="table-column">
      <style:table-column-properties fo:break-before="auto" style:column-width="6.384cm"/>
    </style:style>
    <style:style style:name="co14" style:family="table-column">
      <style:table-column-properties fo:break-before="auto" style:column-width="8.819cm"/>
    </style:style>
    <style:style style:name="co15" style:family="table-column">
      <style:table-column-properties fo:break-before="auto" style:column-width="4.591cm"/>
    </style:style>
    <style:style style:name="co16" style:family="table-column">
      <style:table-column-properties fo:break-before="auto" style:column-width="18.62cm"/>
    </style:style>
    <style:style style:name="co17" style:family="table-column">
      <style:table-column-properties fo:break-before="auto" style:column-width="9.546cm"/>
    </style:style>
    <style:style style:name="co18" style:family="table-column">
      <style:table-column-properties fo:break-before="auto" style:column-width="4.089cm"/>
    </style:style>
    <style:style style:name="co19" style:family="table-column">
      <style:table-column-properties fo:break-before="auto" style:column-width="11.733cm"/>
    </style:style>
    <style:style style:name="co20" style:family="table-column">
      <style:table-column-properties fo:break-before="auto" style:column-width="9.409cm"/>
    </style:style>
    <style:style style:name="co21" style:family="table-column">
      <style:table-column-properties fo:break-before="auto" style:column-width="15.118cm"/>
    </style:style>
    <style:style style:name="co22" style:family="table-column">
      <style:table-column-properties fo:break-before="auto" style:column-width="46.717cm"/>
    </style:style>
    <style:style style:name="co23" style:family="table-column">
      <style:table-column-properties fo:break-before="auto" style:column-width="2.962cm"/>
    </style:style>
    <style:style style:name="co24" style:family="table-column">
      <style:table-column-properties fo:break-before="auto" style:column-width="5.338cm"/>
    </style:style>
    <style:style style:name="co25" style:family="table-column">
      <style:table-column-properties fo:break-before="auto" style:column-width="4.882cm"/>
    </style:style>
    <style:style style:name="co26" style:family="table-column">
      <style:table-column-properties fo:break-before="auto" style:column-width="2.828cm"/>
    </style:style>
    <style:style style:name="co27" style:family="table-column">
      <style:table-column-properties fo:break-before="auto" style:column-width="19.292cm"/>
    </style:style>
    <style:style style:name="co28" style:family="table-column">
      <style:table-column-properties fo:break-before="auto" style:column-width="14.25cm"/>
    </style:style>
    <style:style style:name="co29" style:family="table-column">
      <style:table-column-properties fo:break-before="auto" style:column-width="2.912cm"/>
    </style:style>
    <style:style style:name="co30" style:family="table-column">
      <style:table-column-properties fo:break-before="auto" style:column-width="1.96cm"/>
    </style:style>
    <style:style style:name="co31" style:family="table-column">
      <style:table-column-properties fo:break-before="auto" style:column-width="8.371cm"/>
    </style:style>
    <style:style style:name="co32" style:family="table-column">
      <style:table-column-properties fo:break-before="auto" style:column-width="2.575cm"/>
    </style:style>
    <style:style style:name="co33" style:family="table-column">
      <style:table-column-properties fo:break-before="auto" style:column-width="11.395cm"/>
    </style:style>
    <style:style style:name="co34" style:family="table-column">
      <style:table-column-properties fo:break-before="auto" style:column-width="7.923cm"/>
    </style:style>
    <style:style style:name="co35" style:family="table-column">
      <style:table-column-properties fo:break-before="auto" style:column-width="9.38cm"/>
    </style:style>
    <style:style style:name="co36" style:family="table-column">
      <style:table-column-properties fo:break-before="auto" style:column-width="5.096cm"/>
    </style:style>
    <style:style style:name="co37" style:family="table-column">
      <style:table-column-properties fo:break-before="auto" style:column-width="4.004cm"/>
    </style:style>
    <style:style style:name="co38" style:family="table-column">
      <style:table-column-properties fo:break-before="auto" style:column-width="4.032cm"/>
    </style:style>
    <style:style style:name="co39" style:family="table-column">
      <style:table-column-properties fo:break-before="auto" style:column-width="7.14cm"/>
    </style:style>
    <style:style style:name="co40" style:family="table-column">
      <style:table-column-properties fo:break-before="auto" style:column-width="7.084cm"/>
    </style:style>
    <style:style style:name="co41" style:family="table-column">
      <style:table-column-properties fo:break-before="auto" style:column-width="7.532cm"/>
    </style:style>
    <style:style style:name="co42" style:family="table-column">
      <style:table-column-properties fo:break-before="auto" style:column-width="7.84cm"/>
    </style:style>
    <style:style style:name="co43" style:family="table-column">
      <style:table-column-properties fo:break-before="auto" style:column-width="16.155cm"/>
    </style:style>
    <style:style style:name="co44" style:family="table-column">
      <style:table-column-properties fo:break-before="auto" style:column-width="4.396cm"/>
    </style:style>
    <style:style style:name="co45" style:family="table-column">
      <style:table-column-properties fo:break-before="auto" style:column-width="10.977cm"/>
    </style:style>
    <style:style style:name="co46" style:family="table-column">
      <style:table-column-properties fo:break-before="auto" style:column-width="3.956cm"/>
    </style:style>
    <style:style style:name="co47" style:family="table-column">
      <style:table-column-properties fo:break-before="auto" style:column-width="4.928cm"/>
    </style:style>
    <style:style style:name="co48" style:family="table-column">
      <style:table-column-properties fo:break-before="auto" style:column-width="3.893cm"/>
    </style:style>
    <style:style style:name="co49" style:family="table-column">
      <style:table-column-properties fo:break-before="auto" style:column-width="3.595cm"/>
    </style:style>
    <style:style style:name="co50" style:family="table-column">
      <style:table-column-properties fo:break-before="auto" style:column-width="2.45cm"/>
    </style:style>
    <style:style style:name="co51" style:family="table-column">
      <style:table-column-properties fo:break-before="auto" style:column-width="11.564cm"/>
    </style:style>
    <style:style style:name="co52" style:family="table-column">
      <style:table-column-properties fo:break-before="auto" style:column-width="4.143cm"/>
    </style:style>
    <style:style style:name="co53" style:family="table-column">
      <style:table-column-properties fo:break-before="auto" style:column-width="13.467cm"/>
    </style:style>
    <style:style style:name="co54" style:family="table-column">
      <style:table-column-properties fo:break-before="auto" style:column-width="6.133cm"/>
    </style:style>
    <style:style style:name="co55" style:family="table-column">
      <style:table-column-properties fo:break-before="auto" style:column-width="7.029cm"/>
    </style:style>
    <style:style style:name="co56" style:family="table-column">
      <style:table-column-properties fo:break-before="auto" style:column-width="5.235cm"/>
    </style:style>
    <style:style style:name="co57" style:family="table-column">
      <style:table-column-properties fo:break-before="auto" style:column-width="6.664cm"/>
    </style:style>
    <style:style style:name="co58" style:family="table-column">
      <style:table-column-properties fo:break-before="auto" style:column-width="8.708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ta1" style:family="table" style:master-page-name="PageStyle_5f_Primary_20_Studies_20__28_NeuroimagingPh">
      <style:table-properties table:display="true" style:writing-mode="lr-tb" tableooo:tab-color="#b6d7a8"/>
    </style:style>
    <style:style style:name="ta2" style:family="table" style:master-page-name="PageStyle_5f_Primary_20_Studies_20__28_Eye_20_Tracking_29_">
      <style:table-properties table:display="true" style:writing-mode="lr-tb" tableooo:tab-color="#0000ff"/>
    </style:style>
    <style:style style:name="ta3" style:family="table" style:master-page-name="PageStyle_5f_Primary_20_Studies_20__28_Behavioral_29_">
      <style:table-properties table:display="true" style:writing-mode="lr-tb" tableooo:tab-color="#783f04"/>
    </style:style>
    <style:style style:name="ta4" style:family="table" style:master-page-name="PageStyle_5f_Papers_20__28_TheoriesModels_29_">
      <style:table-properties table:display="true" style:writing-mode="lr-tb" tableooo:tab-color="#e6b8af"/>
    </style:style>
    <style:style style:name="ta5" style:family="table" style:master-page-name="PageStyle_5f_Secondary_20_Studies">
      <style:table-properties table:display="true" style:writing-mode="lr-tb" tableooo:tab-color="#9900ff"/>
    </style:style>
    <style:style style:name="ta6" style:family="table" style:master-page-name="PageStyle_5f_Arooba_20_Notes">
      <style:table-properties table:display="true" style:writing-mode="lr-tb"/>
    </style:style>
    <style:style style:name="ce18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9"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9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9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Arial" fo:font-size="10pt" fo:font-style="italic" fo:text-shadow="none" style:text-underline-style="solid" style:text-underline-width="auto" style:text-underline-color="font-color" fo:font-weight="normal" style:font-size-asian="10pt" style:font-style-asian="italic" style:font-weight-asian="normal" style:font-name-complex="Arial" style:font-size-complex="10pt" style:font-style-complex="italic" style:font-weight-complex="normal"/>
    </style:style>
    <style:style style:name="ce192" style:family="table-cell" style:parent-style-name="Default">
      <style:table-cell-properties style:rotation-align="non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Default">
      <style:table-cell-properties fo:background-color="#e6b8a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9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8" style:family="table-cell" style:parent-style-name="Default">
      <style:table-cell-properties fo:background-color="#e6b8a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table-cell-properties fo:background-color="#fff2cc"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01" style:family="table-cell" style:parent-style-name="Default">
      <style:table-cell-properties fo:background-color="#cc9900"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Default">
      <style:table-cell-properties fo:background-color="#ff33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table-cell-properties fo:background-color="#3399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Default">
      <style:table-cell-properties fo:background-color="#3399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5" style:family="table-cell" style:parent-style-name="Default">
      <style:table-cell-properties fo:background-color="#66ff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 style:family="table-cell" style:parent-style-name="Default">
      <style:table-cell-properties fo:background-color="#3399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 style:family="table-cell" style:parent-style-name="Default">
      <style:table-cell-properties fo:background-color="#66ff66"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8" style:family="table-cell" style:parent-style-name="Default">
      <style:table-cell-properties fo:background-color="#cc9900"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Default">
      <style:table-cell-properties fo:background-color="#3399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3"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14"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5"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8"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0" style:family="table-cell" style:parent-style-name="Default">
      <style:table-cell-properties fo:border-bottom="none" fo:background-color="#e6b8a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2"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hyperlink xlink:href="#Primary Studies (NeuroimagingPh.3:3" xlink:type="simple"/>
      </style:table-cell-properties>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23"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hyperlink xlink:href="#Primary Studies (NeuroimagingPh.V27" xlink:type="simple"/>
      </style:table-cell-properties>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2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25"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ff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7"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top" loext:vertical-justify="auto">
        <style:hyperlink xlink:href="#null.P9" xlink:type="simple"/>
      </style:table-cell-properties>
      <style:paragraph-properties css3t:text-justify="auto" fo:margin-left="0cm"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32"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34"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italic" fo:text-shadow="none" style:text-underline-style="solid" style:text-underline-width="auto" style:text-underline-color="font-color" fo:font-weight="normal" style:font-size-asian="10pt" style:font-style-asian="italic" style:font-weight-asian="normal" style:font-name-complex="Arial" style:font-size-complex="10pt" style:font-style-complex="italic" style:font-weight-complex="normal"/>
    </style:style>
    <style:style style:name="ce237"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3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Default">
      <style:table-cell-properties fo:border-bottom="none"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0"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1"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42" style:family="table-cell" style:parent-style-name="Default">
      <style:table-cell-properties fo:border-bottom="none" fo:background-color="#f3f3f3" style:diagonal-bl-tr="none" style:diagonal-tl-br="none" fo:border-left="0.74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3"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4"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hyperlink xlink:href="#null.3:3" xlink:type="simple"/>
      </style:table-cell-properties>
      <style:paragraph-properties css3t:text-justify="auto" fo:margin-left="0cm" style:writing-mode="page"/>
      <style:text-properties fo:color="#0000ff"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2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6" style:family="table-cell" style:parent-style-name="Default">
      <style:table-cell-properties fo:background-color="#ffff66"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fo:background-color="#ff333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8"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9" style:family="table-cell" style:parent-style-name="Default">
      <style:table-cell-properties fo:background-color="#ffff00"/>
    </style:style>
    <style:style style:name="ce250" style:family="table-cell" style:parent-style-name="Default">
      <style:table-cell-properties fo:background-color="#ff3333"/>
    </style:style>
    <style:style style:name="ce251" style:family="table-cell" style:parent-style-name="Default">
      <style:table-cell-properties fo:background-color="#ff99ff"/>
    </style:style>
    <style:style style:name="ce25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3" style:family="table-cell" style:parent-style-name="Default">
      <style:table-cell-properties fo:background-color="#ff99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4"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5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0" style:family="table-cell" style:parent-style-name="Default">
      <style:table-cell-properties fo:border-bottom="none" fo:background-color="#fff2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1"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3" style:family="table-cell" style:parent-style-name="Default">
      <style:table-cell-properties fo:border-bottom="none" fo:background-color="#fff2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7" style:family="table-cell" style:parent-style-name="Default">
      <style:table-cell-properties fo:background-color="#fff2cc"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8" style:family="table-cell" style:parent-style-name="Default">
      <style:table-cell-properties fo:background-color="#66ffff"/>
    </style:style>
    <style:style style:name="ce269" style:family="table-cell" style:parent-style-name="Default">
      <style:table-cell-properties fo:background-color="#ffff66"/>
    </style:style>
    <style:style style:name="ce270" style:family="table-cell" style:parent-style-name="Default">
      <style:table-cell-properties fo:background-color="#ccffcc"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1" style:family="table-cell" style:parent-style-name="Default">
      <style:table-cell-properties fo:background-color="#66ffff"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2" style:family="table-cell" style:parent-style-name="Default">
      <style:table-cell-properties fo:background-color="#ff33ff"/>
    </style:style>
    <style:style style:name="ce273" style:family="table-cell" style:parent-style-name="Default">
      <style:table-cell-properties fo:background-color="#ff33ff"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5"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7"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Default">
      <style:table-cell-properties style:rotation-align="non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8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1"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1111"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83" style:family="table-cell" style:parent-style-name="Default" style:data-style-name="N113">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8"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Arial" fo:font-size="10pt" fo:font-style="italic" fo:text-shadow="none" style:text-underline-style="solid" style:text-underline-width="auto" style:text-underline-color="font-color" fo:font-weight="normal" style:font-size-asian="10pt" style:font-style-asian="italic" style:font-weight-asian="normal" style:font-name-complex="Arial" style:font-size-complex="10pt" style:font-style-complex="italic" style:font-weight-complex="normal"/>
    </style:style>
    <style:style style:name="ce101" style:family="table-cell" style:parent-style-name="Default">
      <style:table-cell-properties style:rotation-align="non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fo:background-color="#e6b8a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6"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fo:background-color="#e6b8a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fo:background-color="#fff2cc"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0" style:family="table-cell" style:parent-style-name="Default">
      <style:table-cell-properties fo:background-color="#cc9900"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fo:background-color="#ff33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fo:background-color="#3399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fo:background-color="#3399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4" style:family="table-cell" style:parent-style-name="Default">
      <style:table-cell-properties fo:background-color="#66ff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fo:background-color="#3399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fo:background-color="#66ff66"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fo:background-color="#cc9900"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fo:background-color="#3399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3"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27"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8"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order-bottom="none" fo:background-color="#e6b8a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1"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hyperlink xlink:href="#Primary Studies (NeuroimagingPh.3:3" xlink:type="simple"/>
      </style:table-cell-properties>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hyperlink xlink:href="#Primary Studies (NeuroimagingPh.V27" xlink:type="simple"/>
      </style:table-cell-properties>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13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4"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ff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6"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top" loext:vertical-justify="auto">
        <style:hyperlink xlink:href="#null.P9" xlink:type="simple"/>
      </style:table-cell-properties>
      <style:paragraph-properties css3t:text-justify="auto" fo:margin-left="0cm"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1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41"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43"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italic" fo:text-shadow="none" style:text-underline-style="solid" style:text-underline-width="auto" style:text-underline-color="font-color" fo:font-weight="normal" style:font-size-asian="10pt" style:font-style-asian="italic" style:font-weight-asian="normal" style:font-name-complex="Arial" style:font-size-complex="10pt" style:font-style-complex="italic" style:font-weight-complex="normal"/>
    </style:style>
    <style:style style:name="ce146"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147"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fo:border-bottom="none"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9"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1" style:family="table-cell" style:parent-style-name="Default">
      <style:table-cell-properties fo:border-bottom="none" fo:background-color="#f3f3f3" style:diagonal-bl-tr="none" style:diagonal-tl-br="none" fo:border-left="0.74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3"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hyperlink xlink:href="#null.3:3" xlink:type="simple"/>
      </style:table-cell-properties>
      <style:paragraph-properties css3t:text-justify="auto" fo:margin-left="0cm" style:writing-mode="page"/>
      <style:text-properties fo:color="#0000ff"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5" style:family="table-cell" style:parent-style-name="Default">
      <style:table-cell-properties fo:background-color="#ffff66"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ackground-color="#ff333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fo:background-color="#ffff00"/>
    </style:style>
    <style:style style:name="ce159" style:family="table-cell" style:parent-style-name="Default">
      <style:table-cell-properties fo:background-color="#ff3333"/>
    </style:style>
    <style:style style:name="ce160" style:family="table-cell" style:parent-style-name="Default">
      <style:table-cell-properties fo:background-color="#ff99ff"/>
    </style:style>
    <style:style style:name="ce16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2" style:family="table-cell" style:parent-style-name="Default">
      <style:table-cell-properties fo:background-color="#ff99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6"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table-cell-properties fo:border-bottom="none" fo:background-color="#fff2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2" style:family="table-cell" style:parent-style-name="Default">
      <style:table-cell-properties fo:border-bottom="none" fo:background-color="#fff2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6" style:family="table-cell" style:parent-style-name="Default">
      <style:table-cell-properties fo:background-color="#fff2cc"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Default">
      <style:table-cell-properties fo:background-color="#66ffff"/>
    </style:style>
    <style:style style:name="ce178" style:family="table-cell" style:parent-style-name="Default">
      <style:table-cell-properties fo:background-color="#ffff66"/>
    </style:style>
    <style:style style:name="ce179" style:family="table-cell" style:parent-style-name="Default">
      <style:table-cell-properties fo:background-color="#ccffcc"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fo:background-color="#66ffff"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1" style:family="table-cell" style:parent-style-name="Default">
      <style:table-cell-properties fo:background-color="#ff33ff"/>
    </style:style>
    <style:style style:name="ce182" style:family="table-cell" style:parent-style-name="Default">
      <style:table-cell-properties fo:background-color="#ff33ff"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5"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6"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4" style:family="table-cell" style:parent-style-name="Default">
      <style:table-cell-properties style:rotation-align="non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8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6"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1111"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88" style:family="table-cell" style:parent-style-name="Default" style:data-style-name="N113">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975cm" fo:min-width="2.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197cm" fo:min-width="2.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753cm" fo:min-width="2.9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419cm" fo:min-width="2.9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65"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22"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23"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29"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30"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31"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32" style:family="text">
      <style:text-properties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133"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21"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25"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26"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27"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24"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34"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35"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36"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37"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38" style:family="text">
      <style:text-properties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139"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66"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67"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68" style:family="text">
      <style:text-properties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169"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70"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41" style:family="text">
      <style:text-properties fo:color="#ff0000"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81"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82"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83"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203" style:family="text">
      <style:text-properties fo:color="#ff0000"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142"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43"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44"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40" style:family="text">
      <style:text-properties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171"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72"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73"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28"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84" style:family="text">
      <style:text-properties fo:color="#ff0000"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204" style:family="text">
      <style:text-properties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205" style:family="text">
      <style:text-properties fo:color="#ff0000"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206" style:family="text">
      <style:text-properties fo:color="#ff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74" style:family="text">
      <style:text-properties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175"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76"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77"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45"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46"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47" style:family="text">
      <style:text-properties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148"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49"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50"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51" style:family="text">
      <style:text-properties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152"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78" style:family="text">
      <style:text-properties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179"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80" style:family="text">
      <style:text-properties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163" style:family="text">
      <style:text-properties fo:color="#ff0000"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64"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85" style:family="text">
      <style:text-properties fo:color="#ff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86" style:family="text">
      <style:text-properties fo:color="#ff0000"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87"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95" style:family="text">
      <style:text-properties fo:color="#ff0000"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196"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97" style:family="text">
      <style:text-properties fo:color="#ff0000"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198" style:family="text">
      <style:text-properties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153"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54"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99"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200"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01"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02"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207"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208" style:family="text">
      <style:text-properties fo:color="#ff0000"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55"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56" style:family="text">
      <style:text-properties fo:color="#000000"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57"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58" style:family="text">
      <style:text-properties fo:color="#000000"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59"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60" style:family="text">
      <style:text-properties fo:color="#000000"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61"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62" style:family="text">
      <style:text-properties fo:color="#000000"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88"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89" style:family="text">
      <style:text-properties fo:color="#ff0000"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90" style:family="text">
      <style:text-properties fo:color="#ff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91"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92" style:family="text">
      <style:text-properties fo:color="#ff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93" style:family="text">
      <style:text-properties fo:color="#ff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94"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09"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17" style:family="text">
      <style:text-properties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210"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211"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212" style:family="text">
      <style:text-properties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213"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214"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215" style:family="text">
      <style:text-properties style:text-outline="false" style:text-line-through-style="none" style:text-line-through-typ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216"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99"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00" style:family="text">
      <style:text-properties fo:font-size="10pt" style:font-style-complex="normal"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name="Arial"/>
    </style:style>
    <style:style style:name="T101" style:family="text">
      <style:text-properties fo:font-size="10pt" style:font-style-complex="normal"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name="Arial" fo:color="#000000" fo:font-weight="normal" style:font-weight-asian="normal" style:font-weight-complex="normal"/>
    </style:style>
    <style:style style:name="T102"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103" style:family="text">
      <style:text-properties style:text-underline-style="none" style:text-underline-color="font-color" style:font-style-asian="normal" style:text-line-through-type="none" fo:font-style="normal" style:text-outline="false" fo:text-shadow="none" style:text-position="0% 100%" style:font-name="Arial" style:font-style-complex="normal" fo:font-size="10pt" style:font-name-complex="Arial" style:font-size-asian="10pt" style:font-size-complex="10pt" style:font-weight-asian="bold" style:font-weight-complex="bold" fo:font-weight="bold"/>
    </style:style>
    <style:style style:name="T104" style:family="text">
      <style:text-properties style:text-underline-style="none" style:text-underline-color="font-color" style:font-style-asian="normal" style:text-line-through-type="none" fo:font-style="normal" style:text-outline="false" fo:text-shadow="none" style:text-position="0% 100%" style:font-name="Arial" style:font-style-complex="normal" fo:font-size="10pt" style:font-name-complex="Arial" style:font-size-asian="10pt" style:font-size-complex="10pt" fo:color="#000000" fo:font-weight="normal" style:font-weight-asian="normal" style:font-weight-complex="normal"/>
    </style:style>
    <style:style style:name="T105" style:family="text">
      <style:text-properties style:text-underline-style="none" style:text-underline-color="font-color" style:font-style-asian="normal" style:text-line-through-type="none" fo:font-style="normal" style:text-outline="false" fo:text-shadow="none" style:text-position="0% 100%" style:font-name="Arial" style:font-style-complex="normal" fo:font-size="10pt" style:font-name-complex="Arial" style:font-size-asian="10pt" style:font-size-complex="10pt" fo:font-weight="bold" style:font-weight-asian="bold" style:font-weight-complex="bold"/>
    </style:style>
    <style:style style:name="T106" style:family="text">
      <style:text-properties style:font-name="Arial" fo:font-size="10pt"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style-complex="italic"/>
    </style:style>
    <style:style style:name="T107" style:family="text">
      <style:text-properties style:text-position="0% 100%" style:font-name-complex="Arial" fo:font-size="10pt" fo:font-weight="bold" style:text-underline-style="none" style:text-underline-color="font-color" style:text-line-through-type="none" fo:font-style="normal" style:text-outline="false" style:font-size-asian="10pt" style:font-size-complex="10pt" style:font-weight-asian="bold" style:font-weight-complex="bold" style:font-style-asian="normal" style:font-name="Arial" style:font-style-complex="normal" fo:text-shadow="none"/>
    </style:style>
    <style:style style:name="T108" style:family="text">
      <style:text-properties style:text-position="0% 100%" style:font-name-complex="Arial" fo:font-size="10pt" style:text-underline-style="none" style:text-underline-color="font-color" style:text-line-through-type="none" fo:font-style="normal" style:text-outline="false" style:font-size-asian="10pt" style:font-size-complex="10pt" style:font-style-asian="normal" style:font-name="Arial" style:font-style-complex="normal" fo:text-shadow="none" fo:font-weight="normal" style:font-weight-asian="normal" fo:color="#000000" style:font-weight-complex="normal"/>
    </style:style>
    <style:style style:name="T109" style:family="text">
      <style:text-properties style:text-position="0% 100%" style:font-name-complex="Arial" fo:font-size="10pt" style:text-underline-style="none" style:text-underline-color="font-color" style:text-line-through-type="none" style:text-outline="false" style:font-size-asian="10pt" style:font-size-complex="10pt" style:font-name="Arial" fo:text-shadow="none" fo:font-weight="normal" style:font-weight-asian="normal" style:font-weight-complex="normal" fo:font-style="italic" style:font-style-asian="italic" style:font-style-complex="italic"/>
    </style:style>
    <style:style style:name="T110" style:family="text">
      <style:text-properties style:text-position="0% 100%" style:font-name-complex="Arial" fo:font-size="10pt" style:text-underline-style="none" style:text-underline-color="font-color" style:text-line-through-type="none" style:text-outline="false" style:font-size-asian="10pt" style:font-size-complex="10pt" style:font-name="Arial" fo:text-shadow="none" fo:font-style="italic" style:font-style-asian="italic" style:font-style-complex="italic" fo:font-weight="bold" style:font-weight-asian="bold" style:font-weight-complex="bold"/>
    </style:style>
    <style:style style:name="T111" style:family="text">
      <style:text-properties style:text-position="0% 100%" style:font-name-complex="Arial" fo:font-size="10pt" style:text-underline-style="none" style:text-underline-color="font-color" style:text-line-through-type="none" style:text-outline="false" style:font-size-asian="10pt" style:font-size-complex="10pt" style:font-name="Arial" fo:text-shadow="none" fo:font-style="italic" style:font-style-asian="italic" style:font-style-complex="italic" fo:font-weight="normal" style:font-weight-asian="normal" style:font-weight-complex="normal"/>
    </style:style>
    <style:style style:name="T112" style:family="text">
      <style:text-properties style:font-style-complex="normal" style:font-name="Arial"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fo:font-size="10pt"/>
    </style:style>
    <style:style style:name="T113" style:family="text">
      <style:text-properties style:font-style-complex="normal" style:font-name="Arial" style:text-underline-style="none" style:text-underline-color="font-color" style:text-line-through-type="none" fo:font-style="normal" style:text-outline="false" fo:text-shadow="none" style:text-position="0% 100%" style:font-name-complex="Arial" style:font-size-asian="10pt" style:font-size-complex="10pt" style:font-style-asian="normal" fo:font-size="10pt" fo:color="#000000" fo:font-weight="normal" style:font-weight-asian="normal" style:font-weight-complex="normal"/>
    </style:style>
    <style:style style:name="T114" style:family="text">
      <style:text-properties style:font-name="Arial" style:text-underline-style="none" style:text-underline-color="font-color" style:text-line-through-type="none" style:text-outline="false" fo:text-shadow="none" style:text-position="0% 100%" style:font-name-complex="Arial" style:font-size-asian="10pt" style:font-size-complex="10pt" fo:font-size="10pt" fo:font-weight="normal" style:font-weight-asian="normal" style:font-weight-complex="normal" fo:font-style="italic" style:font-style-asian="italic" style:font-style-complex="italic"/>
    </style:style>
    <style:style style:name="T115" style:family="text">
      <style:text-properties style:font-style-complex="italic" style:font-name="Arial" style:font-style-asian="italic" style:font-weight-complex="normal" style:font-weight-asian="normal" style:font-size-complex="10pt" style:font-size-asian="10pt" style:font-name-complex="Arial" style:text-position="0% 100%" fo:text-shadow="none" style:text-outline="false" fo:font-style="italic" style:text-line-through-type="none" style:text-underline-style="none" style:text-underline-color="font-color" fo:font-weight="normal" fo:font-size="10pt"/>
    </style:style>
    <style:style style:name="T116" style:family="text">
      <style:text-properties style:font-style-complex="italic" style:font-name="Arial" style:font-style-asian="italic" style:font-size-complex="10pt" style:font-size-asian="10pt" style:font-name-complex="Arial" style:text-position="0% 100%" fo:text-shadow="none" style:text-outline="false" fo:font-style="italic" style:text-line-through-type="none" style:text-underline-style="none" style:text-underline-color="font-color" fo:font-size="10pt" fo:font-weight="bold" style:font-weight-asian="bold" style:font-weight-complex="bold"/>
    </style:style>
    <style:style style:name="T117" style:family="text">
      <style:text-properties style:font-style-complex="italic" style:font-name="Arial" style:font-style-asian="italic" style:font-size-complex="10pt" style:font-size-asian="10pt" style:font-name-complex="Arial" style:text-position="0% 100%" fo:text-shadow="none" style:text-outline="false" fo:font-style="italic" style:text-line-through-type="none" style:text-underline-style="none" style:text-underline-color="font-color" fo:font-size="10pt" fo:font-weight="normal" style:font-weight-asian="normal" style:font-weight-complex="normal"/>
    </style:style>
    <style:style style:name="T118" style:family="text">
      <style:text-properties fo:font-size="10pt" fo:font-weight="bold" style:text-underline-style="none" style:text-underline-color="font-color" style:text-line-through-type="none" style:text-outline="false" fo:text-shadow="none" style:text-position="0% 100%" style:font-name-complex="Arial" style:font-size-asian="10pt" style:font-size-complex="10pt" style:font-weight-asian="bold" style:font-weight-complex="bold" style:font-name="Arial" fo:font-style="italic" style:font-style-asian="italic" style:font-style-complex="italic"/>
    </style:style>
    <style:style style:name="T119" style:family="text">
      <style:text-properties fo:color="#ff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120" style:family="text">
      <style:text-properties style:font-name="Arial" fo:color="#000000" fo:font-size="10pt" fo:font-weight="normal" style:text-underline-style="none" style:text-underline-color="font-color" style:text-line-through-type="none" fo:font-style="normal" style:text-outline="false" style:text-position="0% 100%" fo:text-shadow="none" style:font-name-complex="Arial" style:font-size-asian="10pt" style:font-size-complex="10pt" style:font-weight-asian="normal" style:font-weight-complex="normal" style:font-style-asian="normal" style:font-style-complex="normal"/>
    </style:style>
    <style:style style:name="T218" style:family="text">
      <style:text-properties style:font-name="Arial" fo:font-size="10pt" style:text-underline-style="none" style:text-underline-color="font-color" style:text-line-through-type="none" fo:font-style="normal" style:text-outline="false" style:text-position="0% 100%" fo:text-shadow="none" style:font-name-complex="Arial" style:font-size-asian="10pt" style:font-size-complex="10pt" style:font-style-asian="normal" style:font-style-complex="normal" fo:font-weight="bold" style:font-weight-asian="bold" style:font-weight-complex="bold"/>
    </style:style>
    <style:style style:name="T219" style:family="text">
      <style:text-properties style:font-name="Arial" fo:font-size="10pt" style:text-underline-style="none" style:text-underline-color="font-color" style:text-line-through-type="none" fo:font-style="normal" style:text-outline="false" style:text-position="0% 100%" fo:text-shadow="none" style:font-name-complex="Arial" style:font-size-asian="10pt" style:font-size-complex="10pt" style:font-style-asian="normal" style:font-style-complex="normal" fo:color="#000000" fo:font-weight="normal" style:font-weight-asian="normal" style:font-weight-complex="normal"/>
    </style:style>
    <style:style style:name="T220" style:family="text">
      <style:text-properties fo:font-size="10pt" style:font-style-complex="normal" style:font-style-asian="normal" style:font-weight-complex="bold" style:font-weight-asian="bold" style:font-size-complex="10pt" style:font-size-asian="10pt" style:font-name-complex="Arial" style:text-position="0% 100%" fo:text-shadow="none" style:text-outline="false" fo:font-style="normal" style:text-line-through-type="none" style:text-underline-style="none" style:text-underline-color="font-color" fo:font-weight="bold" style:font-name="Arial"/>
    </style:style>
    <style:style style:name="T221" style:family="text">
      <style:text-properties fo:font-size="10pt" style:font-size-complex="10pt" style:font-size-asian="10pt" style:font-name-complex="Arial" style:text-position="0% 100%" fo:text-shadow="none" style:text-outline="false" style:text-line-through-type="none" style:text-underline-style="none" style:text-underline-color="font-color" style:font-name="Arial" fo:font-weight="normal" fo:font-style="italic" style:font-weight-asian="normal" style:font-weight-complex="normal" style:font-style-asian="italic" style:font-style-complex="italic"/>
    </style:style>
    <style:style style:name="T222" style:family="text">
      <style:text-properties fo:font-size="10pt" style:font-style-complex="italic" style:font-style-asian="italic" style:font-weight-complex="bold" style:font-weight-asian="bold" style:font-size-complex="10pt" style:font-size-asian="10pt" style:font-name-complex="Arial" style:text-position="0% 100%" fo:text-shadow="none" style:text-outline="false" fo:font-style="italic" style:text-line-through-type="none" style:text-underline-style="none" style:text-underline-color="font-color" fo:font-weight="bold" style:font-name="Arial"/>
    </style:style>
    <style:style style:name="T223" style:family="text">
      <style:text-properties fo:font-size="10pt" style:font-style-complex="italic" style:font-style-asian="italic" style:font-size-complex="10pt" style:font-size-asian="10pt" style:font-name-complex="Arial" style:text-position="0% 100%" fo:text-shadow="none" style:text-outline="false" fo:font-style="italic" style:text-line-through-type="none" style:text-underline-style="none" style:text-underline-color="font-color" style:font-name="Arial" fo:font-weight="normal" style:font-weight-asian="normal" style:font-weight-complex="normal"/>
    </style:style>
    <style:style style:name="T224" style:family="text">
      <style:text-properties style:font-style-complex="normal" style:text-position="0% 100%" style:font-name="Arial" style:font-style-asian="normal" style:font-weight-complex="bold" style:font-weight-asian="bold" style:font-size-complex="10pt" style:font-size-asian="10pt" fo:text-shadow="none" style:text-outline="false" fo:font-style="normal" style:text-line-through-type="none" style:text-underline-style="none" style:text-underline-color="font-color" fo:font-weight="bold" fo:font-size="10pt" style:font-name-complex="Arial"/>
    </style:style>
    <style:style style:name="T225" style:family="text">
      <style:text-properties style:text-position="0% 100%" style:font-name="Arial" style:font-size-complex="10pt" style:font-size-asian="10pt" fo:text-shadow="none" style:text-outline="false" style:text-line-through-type="none" style:text-underline-style="none" style:text-underline-color="font-color" fo:font-size="10pt" style:font-name-complex="Arial" style:font-style-asian="italic" fo:font-style="italic" fo:font-weight="normal" style:font-weight-complex="normal" style:font-style-complex="italic" style:font-weight-asian="normal"/>
    </style:style>
    <style:style style:name="T226" style:family="text">
      <style:text-properties style:text-position="0% 100%" style:font-name="Arial" style:font-size-complex="10pt" style:font-size-asian="10pt" fo:text-shadow="none" style:text-outline="false" style:text-line-through-type="none" style:text-underline-style="none" style:text-underline-color="font-color" fo:font-size="10pt" style:font-name-complex="Arial" style:font-style-asian="italic" fo:font-style="italic" style:font-style-complex="italic" fo:font-weight="bold" style:font-weight-asian="bold" style:font-weight-complex="bold"/>
    </style:style>
    <style:style style:name="T227" style:family="text">
      <style:text-properties style:text-position="0% 100%" style:font-name="Arial" style:font-size-complex="10pt" style:font-size-asian="10pt" fo:text-shadow="none" style:text-outline="false" style:text-line-through-type="none" style:text-underline-style="none" style:text-underline-color="font-color" fo:font-size="10pt" style:font-name-complex="Arial" style:font-style-asian="italic" fo:font-style="italic" style:font-style-complex="italic" fo:font-weight="normal" style:font-weight-asian="normal" style:font-weight-complex="normal"/>
    </style:style>
    <style:style style:name="T228" style:family="text">
      <style:text-properties style:font-style-complex="normal" style:font-name="Arial" fo:font-size="10pt" fo:font-weight="normal" style:text-underline-style="none" style:text-underline-color="font-color" style:text-line-through-type="none" fo:font-style="normal" style:text-outline="false" style:text-position="0% 100%" fo:text-shadow="none" style:font-name-complex="Arial" style:font-size-asian="10pt" style:font-size-complex="10pt" style:font-weight-asian="normal" style:font-weight-complex="normal" style:font-style-asian="normal" fo:color="#000000"/>
    </style:style>
    <style:style style:name="T229" style:family="text">
      <style:text-properties style:font-style-complex="normal" style:font-name="Arial" fo:font-size="10pt" style:text-underline-style="none" style:text-underline-color="font-color" style:text-line-through-type="none" fo:font-style="normal" style:text-outline="false" style:text-position="0% 100%" fo:text-shadow="none" style:font-name-complex="Arial" style:font-size-asian="10pt" style:font-size-complex="10pt" style:font-style-asian="normal" fo:font-weight="bold" style:font-weight-asian="bold" style:font-weight-complex="bold"/>
    </style:style>
    <style:style style:name="T230" style:family="text">
      <style:text-properties fo:text-shadow="none" style:font-name="Arial" fo:font-size="10pt" fo:font-weight="normal" style:text-underline-style="none" style:text-underline-color="font-color" style:text-line-through-type="none" fo:font-style="normal" style:text-outline="false" style:text-position="0% 100%" fo:color="#000000" style:font-name-complex="Arial" style:font-size-asian="10pt" style:font-size-complex="10pt" style:font-weight-asian="normal" style:font-weight-complex="normal" style:font-style-asian="normal" style:font-style-complex="normal"/>
    </style:style>
    <style:style style:name="T231" style:family="text">
      <style:text-properties fo:text-shadow="none" style:font-name="Arial" fo:font-size="10pt" style:text-underline-style="none" style:text-underline-color="font-color" style:text-line-through-type="none" fo:font-style="normal" style:text-outline="false" style:text-position="0% 100%" fo:color="#000000" style:font-name-complex="Arial" style:font-size-asian="10pt" style:font-size-complex="10pt" style:font-style-asian="normal" style:font-style-complex="normal" fo:font-weight="bold" style:font-weight-asian="bold" style:font-weight-complex="bold"/>
    </style:style>
    <style:style style:name="T232" style:family="text">
      <style:text-properties fo:text-shadow="none" style:font-name="Arial" fo:font-size="10pt" style:text-underline-style="none" style:text-underline-color="font-color" style:text-line-through-type="none" fo:font-style="normal" style:text-outline="false" style:text-position="0% 100%" fo:color="#000000" style:font-name-complex="Arial" style:font-size-asian="10pt" style:font-size-complex="10pt" style:font-style-asian="normal" style:font-style-complex="normal" fo:font-weight="normal" style:font-weight-asian="normal" style:font-weight-complex="normal"/>
    </style:style>
    <style:style style:name="T233"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34" style:family="text">
      <style:text-properties style:font-style-complex="normal" fo:color="#000000" fo:text-shadow="none" style:font-style-asian="normal" style:font-weight-complex="normal" style:font-weight-asian="normal" style:font-size-complex="10pt" style:font-size-asian="10pt" style:font-name-complex="Arial" style:text-outline="false" fo:font-style="normal" style:text-line-through-type="none" style:text-underline-style="none" style:text-underline-color="font-color" fo:font-weight="normal" fo:font-size="10pt" style:font-name="Arial" style:text-position="0% 100%"/>
    </style:style>
    <style:style style:name="T235" style:family="text">
      <style:text-properties style:font-style-complex="normal" fo:color="#000000"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style:font-weight-complex="bold" fo:font-weight="bold" style:font-weight-asian="bold"/>
    </style:style>
    <style:style style:name="T236" style:family="text">
      <style:text-properties style:font-style-complex="normal" fo:color="#000000"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normal" style:font-weight-asian="normal" style:font-weight-complex="normal"/>
    </style:style>
    <style:style style:name="T237" style:family="text">
      <style:text-properties style:font-style-complex="normal" fo:color="#000000"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bold" style:font-weight-asian="bold" style:font-weight-complex="bold"/>
    </style:style>
    <style:style style:name="T238" style:family="text">
      <style:text-properties style:font-style-complex="normal" style:font-name="Arial" style:font-style-asian="normal" style:font-weight-complex="bold" style:font-weight-asian="bold" style:font-size-complex="10pt" style:font-size-asian="10pt" style:font-name-complex="Arial" style:text-position="0% 100%" fo:color="#ff0000" style:text-outline="false" fo:font-style="normal" style:text-line-through-type="none" style:text-underline-style="none" style:text-underline-color="font-color" fo:font-weight="bold" fo:font-size="10pt" fo:text-shadow="none"/>
    </style:style>
    <style:style style:name="T239" style:family="text">
      <style:text-properties style:font-style-complex="normal" style:font-name="Arial" style:font-style-asian="normal" style:font-size-complex="10pt" style:font-size-asian="10pt" style:font-name-complex="Arial" style:text-position="0% 100%" style:text-outline="false" fo:font-style="normal" style:text-line-through-type="none" style:text-underline-style="none" style:text-underline-color="font-color" fo:font-size="10pt" fo:text-shadow="none" fo:color="#000000" fo:font-weight="normal" style:font-weight-asian="normal" style:font-weight-complex="normal"/>
    </style:style>
    <style:style style:name="T240" style:family="text">
      <style:text-properties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41" style:family="text">
      <style:text-properties fo:font-weight="bold" style:font-style-asian="normal" fo:font-size="10pt" style:text-underline-style="none" style:text-underline-color="font-color" style:text-line-through-type="none" fo:font-style="normal" style:text-outline="false" fo:text-shadow="none" style:text-position="0% 100%" style:font-style-complex="normal" style:font-name="Arial" style:font-name-complex="Arial" style:font-size-asian="10pt" style:font-size-complex="10pt" style:font-weight-asian="bold" style:font-weight-complex="bold"/>
    </style:style>
    <style:style style:name="T242" style:family="text">
      <style:text-properties style:font-style-asian="normal" fo:font-size="10pt" style:text-underline-style="none" style:text-underline-color="font-color" style:text-line-through-type="none" fo:font-style="normal" style:text-outline="false" fo:text-shadow="none" style:text-position="0% 100%" style:font-style-complex="normal" style:font-name="Arial" style:font-name-complex="Arial" style:font-size-asian="10pt" style:font-size-complex="10pt" fo:color="#000000" style:font-weight-asian="normal" fo:font-weight="normal" style:font-weight-complex="normal"/>
    </style:style>
    <style:style style:name="T243" style:family="text">
      <style:text-properties fo:font-size="10pt" style:text-underline-style="none" style:text-underline-color="font-color" style:text-line-through-type="none" style:text-outline="false" fo:text-shadow="none" style:text-position="0% 100%" style:font-name="Arial" style:font-name-complex="Arial" style:font-size-asian="10pt" style:font-size-complex="10pt" fo:font-weight="bold" fo:font-style="italic" style:font-weight-asian="bold" style:font-weight-complex="bold" style:font-style-asian="italic" style:font-style-complex="italic"/>
    </style:style>
    <style:style style:name="T244" style:family="text">
      <style:text-properties fo:font-size="10pt" style:text-underline-style="none" style:text-underline-color="font-color" style:text-line-through-type="none" style:text-outline="false" fo:text-shadow="none" style:text-position="0% 100%" style:font-name="Arial" style:font-name-complex="Arial" style:font-size-asian="10pt" style:font-size-complex="10pt" fo:font-weight="bold" style:font-weight-asian="bold" style:font-weight-complex="bold" fo:font-style="normal" style:font-style-asian="normal" style:font-style-complex="normal"/>
    </style:style>
    <style:style style:name="T245" style:family="text">
      <style:text-properties fo:font-size="10pt" style:text-underline-style="none" style:text-underline-color="font-color" style:text-line-through-type="none" style:text-outline="false" fo:text-shadow="none" style:text-position="0% 100%" style:font-name="Arial" style:font-name-complex="Arial" style:font-size-asian="10pt" style:font-size-complex="10pt" fo:font-style="normal" style:font-style-asian="normal" style:font-style-complex="normal" fo:color="#000000" fo:font-weight="normal" style:font-weight-asian="normal" style:font-weight-complex="normal"/>
    </style:style>
    <style:style style:name="T246" style:family="text">
      <style:text-properties style:text-underline-style="none" style:text-underline-color="font-color" style:font-style-asian="normal" style:text-line-through-type="none" fo:font-style="normal" style:text-outline="false" fo:text-shadow="none" style:text-position="0% 100%" style:font-name="Arial" style:font-style-complex="normal" fo:font-size="10pt" style:font-name-complex="Arial" style:font-size-asian="10pt" style:font-size-complex="10pt" style:font-weight-complex="normal" style:font-weight-asian="normal" fo:color="#000000" fo:font-weight="normal"/>
    </style:style>
    <style:style style:name="T247" style:family="text">
      <style:text-properties style:font-name="Arial" style:font-style-complex="norm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fo:color="#000000"/>
    </style:style>
    <style:style style:name="T248" style:family="text">
      <style:text-properties style:font-name="Arial"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fo:font-style="italic" style:font-style-asian="italic" style:font-style-complex="italic"/>
    </style:style>
    <style:style style:name="T249" style:family="text">
      <style:text-properties style:text-position="0% 100%" style:font-name-complex="Arial" fo:font-size="10pt" fo:font-weight="bold" style:text-underline-style="none" style:text-underline-color="font-color" style:text-line-through-type="none" style:text-outline="false" style:font-size-asian="10pt" style:font-size-complex="10pt" style:font-weight-asian="bold" style:font-weight-complex="bold" style:font-name="Arial" fo:text-shadow="none" style:font-style-asian="italic" fo:font-style="italic" style:font-style-complex="italic"/>
    </style:style>
    <style:style style:name="T250" style:family="text">
      <style:text-properties style:text-position="0% 100%" style:font-name-complex="Arial" fo:font-size="10pt" fo:font-weight="bold" style:text-underline-style="none" style:text-underline-color="font-color" style:text-line-through-type="none" style:text-outline="false" style:font-size-asian="10pt" style:font-size-complex="10pt" style:font-weight-asian="bold" style:font-weight-complex="bold" style:font-name="Arial" fo:text-shadow="none" fo:font-style="normal" style:font-style-asian="normal" style:font-style-complex="normal"/>
    </style:style>
    <style:style style:name="T251" style:family="text">
      <style:text-properties style:text-position="0% 100%" style:font-name-complex="Arial" fo:font-size="10pt" style:text-underline-style="none" style:text-underline-color="font-color" style:text-line-through-type="none" style:text-outline="false" style:font-size-asian="10pt" style:font-size-complex="10pt" style:font-name="Arial" fo:text-shadow="none" fo:font-style="normal" style:font-style-asian="normal" style:font-style-complex="normal" fo:color="#000000" fo:font-weight="normal" style:font-weight-asian="normal" style:font-weight-complex="normal"/>
    </style:style>
    <style:style style:name="T252" style:family="text">
      <style:text-properties style:font-style-complex="normal" style:font-name="Arial" style:text-underline-style="none" style:text-underline-color="font-color" style:text-line-through-type="none" fo:font-style="normal" style:text-outline="false" fo:text-shadow="none" style:text-position="0% 100%" style:font-name-complex="Arial" style:font-size-asian="10pt" style:font-size-complex="10pt" style:font-style-asian="normal" fo:font-size="10pt" fo:font-weight="bold" style:font-weight-asian="bold" style:font-weight-complex="bold"/>
    </style:style>
    <style:style style:name="T253" style:family="text">
      <style:text-properties fo:font-size="10pt" style:font-style-complex="italic" fo:font-weight="bold" style:text-underline-style="none" style:text-underline-color="font-color" style:text-line-through-type="none" fo:font-style="italic" style:text-outline="false" fo:text-shadow="none" style:text-position="0% 100%" style:font-name-complex="Arial" style:font-size-asian="10pt" style:font-size-complex="10pt" style:font-weight-asian="bold" style:font-weight-complex="bold" style:font-style-asian="italic" style:font-name="Arial"/>
    </style:style>
    <style:style style:name="T254" style:family="text">
      <style:text-properties fo:font-size="10pt" style:text-underline-style="none" style:text-underline-color="font-color" style:text-line-through-type="none" style:text-outline="false" fo:text-shadow="none" style:text-position="0% 100%" style:font-name-complex="Arial" style:font-size-asian="10pt" style:font-size-complex="10pt" style:font-name="Arial" fo:color="#000000" fo:font-weight="normal" fo:font-style="normal" style:font-weight-asian="normal" style:font-weight-complex="normal" style:font-style-asian="normal" style:font-style-complex="normal"/>
    </style:style>
    <style:style style:name="T255" style:family="text">
      <style:text-properties style:font-name="Arial" fo:font-size="10pt" fo:font-weight="bold" style:text-underline-style="none" style:text-underline-color="font-color" style:text-line-through-type="none" fo:font-style="italic" style:text-outline="false" fo:text-shadow="none" style:text-position="0% 100%" style:font-name-complex="Arial" style:font-size-asian="10pt" style:font-size-complex="10pt" style:font-weight-asian="bold" style:font-weight-complex="bold" style:font-style-asian="italic" style:font-style-complex="italic"/>
    </style:style>
    <style:style style:name="T256" style:family="text">
      <style:text-properties style:text-outline="false" style:text-position="0% 100%" style:font-style-complex="normal" fo:font-size="10pt" fo:font-weight="bold" style:text-underline-style="none" style:text-underline-color="font-color" style:text-line-through-type="none" fo:font-style="normal" fo:text-shadow="none" style:font-name-complex="Arial" style:font-size-asian="10pt" style:font-size-complex="10pt" style:font-weight-asian="bold" style:font-weight-complex="bold" style:font-style-asian="normal" style:font-name="Arial"/>
    </style:style>
    <style:style style:name="T257" style:family="text">
      <style:text-properties style:text-outline="false" style:text-position="0% 100%" style:font-style-complex="normal" fo:font-size="10pt" style:text-underline-style="none" style:text-underline-color="font-color" style:text-line-through-type="none" fo:font-style="normal" fo:text-shadow="none" style:font-name-complex="Arial" style:font-size-asian="10pt" style:font-size-complex="10pt" style:font-style-asian="normal" style:font-name="Arial" fo:color="#000000" fo:font-weight="normal" style:font-weight-asian="normal" style:font-weight-complex="normal"/>
    </style:style>
    <style:style style:name="T258" style:family="text">
      <style:text-properties style:text-outline="false" style:text-position="0% 100%" style:font-style-complex="normal" fo:font-size="10pt" style:text-underline-style="none" style:text-underline-color="font-color" style:text-line-through-type="none" fo:font-style="normal" fo:text-shadow="none" style:font-name-complex="Arial" style:font-size-asian="10pt" style:font-size-complex="10pt" style:font-style-asian="normal" style:font-name="Arial" fo:font-weight="bold" style:font-weight-asian="bold" style:font-weight-complex="bold"/>
    </style:style>
    <style:style style:name="T259" style:family="text">
      <style:text-properties fo:color="#ff0000" style:font-name="Arial" fo:font-size="10pt"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style-complex="italic"/>
    </style:style>
    <style:style style:name="T260" style:family="text">
      <style:text-properties fo:text-shadow="none" style:font-style-complex="normal" fo:font-size="10pt" fo:font-weight="normal" style:text-underline-style="none" style:text-underline-color="font-color" style:text-line-through-type="none" fo:font-style="normal" style:text-outline="false" fo:color="#ff0000" style:text-position="0% 100%" style:font-name-complex="Arial" style:font-size-asian="10pt" style:font-size-complex="10pt" style:font-weight-asian="normal" style:font-weight-complex="normal" style:font-style-asian="normal" style:font-name="Arial"/>
    </style:style>
    <style:style style:name="T261" style:family="text">
      <style:text-properties fo:text-shadow="none" fo:font-size="10pt" fo:font-weight="normal" style:text-underline-style="none" style:text-underline-color="font-color" style:text-line-through-type="none" style:text-outline="false" fo:color="#ff0000" style:text-position="0% 100%" style:font-name-complex="Arial" style:font-size-asian="10pt" style:font-size-complex="10pt" style:font-weight-asian="normal" style:font-weight-complex="normal" style:font-name="Arial" fo:font-style="italic" style:font-style-asian="italic" style:font-style-complex="italic"/>
    </style:style>
    <style:style style:name="T262" style:family="text">
      <style:text-properties fo:text-shadow="none" fo:font-size="10pt" fo:font-weight="normal" style:text-underline-style="none" style:text-underline-color="font-color" style:text-line-through-type="none" style:text-outline="false" style:text-position="0% 100%" style:font-name-complex="Arial" style:font-size-asian="10pt" style:font-size-complex="10pt" style:font-weight-asian="normal" style:font-weight-complex="normal" style:font-name="Arial" fo:color="#000000" fo:font-style="normal" style:font-style-asian="normal" style:font-style-complex="normal"/>
    </style:style>
    <style:style style:name="T263" style:family="text">
      <style:text-properties fo:text-shadow="none" style:font-style-complex="normal" fo:font-size="10pt" fo:font-weight="normal" style:text-underline-style="none" style:text-underline-color="font-color" style:text-line-through-type="none" fo:font-style="normal" style:text-outline="false" fo:color="#000000" style:text-position="0% 100%" style:font-name-complex="Arial" style:font-size-asian="10pt" style:font-size-complex="10pt" style:font-weight-asian="normal" style:font-weight-complex="normal" style:font-style-asian="normal" style:font-name="Arial"/>
    </style:style>
    <style:style style:name="T264" style:family="text">
      <style:text-properties fo:text-shadow="none" style:font-style-complex="normal" fo:font-size="10pt" style:text-underline-style="none" style:text-underline-color="font-color" style:text-line-through-type="none" fo:font-style="normal" style:text-outline="false" style:text-position="0% 100%" style:font-name-complex="Arial" style:font-size-asian="10pt" style:font-size-complex="10pt" style:font-style-asian="normal" style:font-name="Arial" fo:color="#ff0000" fo:font-weight="bold" style:font-weight-asian="bold" style:font-weight-complex="bold"/>
    </style:style>
    <style:style style:name="T265" style:family="text">
      <style:text-properties fo:text-shadow="none" style:font-style-complex="normal" fo:font-size="10pt" style:text-underline-style="none" style:text-underline-color="font-color" style:text-line-through-type="none" fo:font-style="normal" style:text-outline="false" style:text-position="0% 100%" style:font-name-complex="Arial" style:font-size-asian="10pt" style:font-size-complex="10pt" style:font-style-asian="normal" style:font-name="Arial" fo:color="#ff0000" fo:font-weight="normal" style:font-weight-asian="normal" style:font-weight-complex="normal"/>
    </style:style>
    <style:style style:name="T266" style:family="text">
      <style:text-properties style:font-style-complex="normal" style:font-name="Arial" style:font-style-asian="normal" style:font-weight-complex="normal" style:font-weight-asian="normal" style:font-size-complex="10pt" style:font-size-asian="10pt" style:font-name-complex="Arial" style:text-position="0% 100%" fo:color="#000000" style:text-outline="false" fo:font-style="normal" style:text-line-through-type="none" style:text-underline-style="none" style:text-underline-color="font-color" fo:font-weight="normal" fo:font-size="10pt" fo:text-shadow="none"/>
    </style:style>
    <style:style style:name="T267" style:family="text">
      <style:text-properties style:font-style-complex="normal" style:font-name="Arial" style:font-style-asian="normal" style:font-weight-complex="normal" style:font-weight-asian="normal" style:font-size-complex="10pt" style:font-size-asian="10pt" style:font-name-complex="Arial" style:text-position="0% 100%" style:text-outline="false" fo:font-style="normal" style:text-line-through-type="none" style:text-underline-style="none" style:text-underline-color="font-color" fo:font-weight="normal" fo:font-size="10pt" fo:text-shadow="none" fo:color="#ff0000"/>
    </style:style>
    <style:style style:name="T268" style:family="text">
      <style:text-properties fo:text-shadow="none" style:font-style-complex="normal" fo:font-size="10pt" fo:font-weight="normal" style:text-underline-style="none" style:text-underline-color="font-color" style:text-line-through-type="none" fo:font-style="normal" style:text-outline="false" style:text-position="0% 100%" style:font-name-complex="Arial" style:font-size-asian="10pt" style:font-size-complex="10pt" style:font-weight-asian="normal" style:font-weight-complex="normal" style:font-style-asian="normal" style:font-name="Arial" fo:color="#ff0000"/>
    </style:style>
    <style:style style:name="T269" style:family="text">
      <style:text-properties fo:text-shadow="none" style:font-style-complex="normal" fo:font-size="10pt" fo:font-weight="normal" style:text-underline-style="none" style:text-underline-color="font-color" style:text-line-through-type="none" fo:font-style="normal" style:text-outline="false" style:text-position="0% 100%" style:font-name-complex="Arial" style:font-size-asian="10pt" style:font-size-complex="10pt" style:font-weight-asian="normal" style:font-weight-complex="normal" style:font-style-asian="normal" style:font-name="Arial" fo:color="#000000"/>
    </style:style>
    <style:style style:name="T270" style:family="text">
      <style:text-properties fo:color="#ff0000" style:font-style-complex="italic" fo:font-size="10pt" fo:font-weight="bold" style:text-underline-style="none" style:text-underline-color="font-color" style:text-line-through-type="none" fo:font-style="italic" style:text-outline="false" style:text-position="0% 100%" fo:text-shadow="none" style:font-name-complex="Arial" style:font-size-asian="10pt" style:font-size-complex="10pt" style:font-weight-asian="bold" style:font-weight-complex="bold" style:font-style-asian="italic" style:font-name="Arial"/>
    </style:style>
    <style:style style:name="T271" style:family="text">
      <style:text-properties style:font-style-complex="italic" fo:font-size="10pt" style:text-underline-style="none" style:text-underline-color="font-color" style:text-line-through-type="none" fo:font-style="italic" style:text-outline="false" style:text-position="0% 100%" fo:text-shadow="none" style:font-name-complex="Arial" style:font-size-asian="10pt" style:font-size-complex="10pt" style:font-style-asian="italic" style:font-name="Arial" fo:font-weight="normal" style:font-weight-asian="normal" style:font-weight-complex="normal"/>
    </style:style>
    <style:style style:name="T272" style:family="text">
      <style:text-properties style:font-style-complex="italic" fo:font-size="10pt" style:text-underline-style="none" style:text-underline-color="font-color" style:text-line-through-type="none" fo:font-style="italic" style:text-outline="false" style:text-position="0% 100%" fo:text-shadow="none" style:font-name-complex="Arial" style:font-size-asian="10pt" style:font-size-complex="10pt" style:font-style-asian="italic" style:font-name="Arial" fo:color="#ff0000" fo:font-weight="bold" style:font-weight-asian="bold" style:font-weight-complex="bold"/>
    </style:style>
    <style:style style:name="T273" style:family="text">
      <style:text-properties style:font-style-complex="italic" fo:font-size="10pt" style:text-underline-style="none" style:text-underline-color="font-color" style:text-line-through-type="none" fo:font-style="italic" style:text-outline="false" style:text-position="0% 100%" fo:text-shadow="none" style:font-name-complex="Arial" style:font-size-asian="10pt" style:font-size-complex="10pt" style:font-style-asian="italic" style:font-name="Arial" fo:font-weight="bold" style:font-weight-asian="bold" style:font-weight-complex="bold"/>
    </style:style>
    <style:style style:name="T274" style:family="text">
      <style:text-properties fo:font-size="10pt" style:font-style-complex="italic"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name="Arial"/>
    </style:style>
    <style:style style:name="T275" style:family="text">
      <style:text-properties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style:font-name="Arial" fo:color="#000000" fo:font-style="normal" style:font-style-asian="normal" style:font-style-complex="normal"/>
    </style:style>
    <style:style style:name="T276" style:family="text">
      <style:text-properties style:font-style-complex="normal" fo:color="#000000"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name="Arial"/>
    </style:style>
    <style:style style:name="T277" style:family="text">
      <style:text-properties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style:font-name="Arial" fo:font-style="italic" style:font-style-asian="italic" style:font-style-complex="italic"/>
    </style:style>
    <style:style style:name="T278" style:family="text">
      <style:text-properties fo:color="#ff0000" style:font-name="Arial" fo:font-size="10pt" fo:font-weight="bold" style:text-underline-style="none" style:text-underline-color="font-color" style:text-line-through-type="none" fo:font-style="italic" style:text-outline="false" fo:text-shadow="none" style:text-position="0% 100%" style:font-name-complex="Arial" style:font-size-asian="10pt" style:font-size-complex="10pt" style:font-weight-asian="bold" style:font-weight-complex="bold" style:font-style-asian="italic" style:font-style-complex="italic"/>
    </style:style>
    <style:style style:name="T279" style:family="text">
      <style:text-properties style:font-style-complex="italic" style:font-name="Arial" fo:font-weight="bold" style:text-underline-style="none" style:text-underline-color="font-color" style:text-line-through-type="none" fo:font-style="italic" style:text-outline="false" fo:text-shadow="none" style:text-position="0% 100%" style:font-name-complex="Arial" style:font-size-asian="10pt" style:font-size-complex="10pt" style:font-weight-asian="bold" style:font-weight-complex="bold" style:font-style-asian="italic" fo:font-size="10pt"/>
    </style:style>
    <style:style style:name="T280" style:family="text">
      <style:text-properties style:font-style-complex="italic" style:font-name="Arial" fo:font-weight="bold" style:text-underline-style="none" style:text-underline-color="font-color" style:text-line-through-type="none" fo:font-style="italic" style:text-outline="false" fo:text-shadow="none" style:text-position="0% 100%" style:font-name-complex="Arial" style:font-size-asian="10pt" style:font-size-complex="10pt" style:font-weight-asian="bold" style:font-weight-complex="bold" style:font-style-asian="italic" fo:font-size="10pt" fo:color="#ff0000"/>
    </style:style>
    <style:style style:name="T281" style:family="text">
      <style:text-properties fo:color="#ff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82" style:family="text">
      <style:text-properties style:font-style-complex="italic" style:font-name="Arial"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fo:font-size="10pt"/>
    </style:style>
    <style:style style:name="T283" style:family="text">
      <style:text-properties style:font-style-complex="italic" style:font-name="Arial"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fo:font-size="10pt" fo:color="#ff0000"/>
    </style:style>
    <style:style style:name="T284" style:family="text">
      <style:text-properties style:text-position="0% 100%" style:font-name-complex="Arial" fo:font-size="10pt" style:text-underline-style="none" style:text-underline-color="font-color" style:text-line-through-type="none" fo:font-style="normal" style:text-outline="false" style:font-size-asian="10pt" style:font-size-complex="10pt" style:font-style-asian="normal" style:font-name="Arial" style:font-style-complex="normal" fo:text-shadow="none" fo:font-weight="normal" fo:color="#000000" style:font-weight-asian="normal" style:font-weight-complex="normal"/>
    </style:style>
    <style:style style:name="T285" style:family="text">
      <style:text-properties style:font-size-asian="10pt" fo:text-shadow="none" style:text-outline="false" style:font-name-complex="Arial" style:font-style-complex="normal" style:font-name="Arial" style:font-style-asian="normal" style:font-weight-complex="bold" style:font-weight-asian="bold" style:font-size-complex="10pt" fo:font-style="normal" style:text-line-through-type="none" style:text-underline-style="none" style:text-underline-color="font-color" fo:font-weight="bold" fo:font-size="10pt" style:text-position="0% 100%"/>
    </style:style>
    <style:style style:name="T286" style:family="text">
      <style:text-properties style:font-size-asian="10pt" fo:text-shadow="none" style:text-outline="false" style:font-name-complex="Arial" style:font-name="Arial" style:font-size-complex="10pt" style:text-line-through-type="none" style:text-underline-style="none" style:text-underline-color="font-color" fo:font-size="10pt" style:text-position="0% 100%" fo:font-style="italic" style:font-style-complex="italic" style:font-style-asian="italic" style:font-weight-complex="normal" style:font-weight-asian="normal" fo:font-weight="normal"/>
    </style:style>
    <style:style style:name="T287" style:family="text">
      <style:text-properties style:font-size-asian="10pt" fo:text-shadow="none" style:text-outline="false" style:font-name-complex="Arial" style:font-name="Arial" style:font-size-complex="10pt" style:text-line-through-type="none" style:text-underline-style="none" style:text-underline-color="font-color" fo:font-size="10pt" style:text-position="0% 100%" fo:font-style="italic" style:font-style-complex="italic" style:font-style-asian="italic" fo:font-weight="bold" style:font-weight-asian="bold" style:font-weight-complex="bold"/>
    </style:style>
    <style:style style:name="T288" style:family="text">
      <style:text-properties style:font-size-asian="10pt" fo:text-shadow="none" style:text-outline="false" style:font-name-complex="Arial" style:font-name="Arial" style:font-size-complex="10pt" style:text-line-through-type="none" style:text-underline-style="none" style:text-underline-color="font-color" fo:font-size="10pt" style:text-position="0% 100%" fo:font-style="italic" style:font-style-complex="italic" style:font-style-asian="italic" fo:font-weight="normal" style:font-weight-asian="normal" style:font-weight-complex="normal"/>
    </style:style>
    <style:style style:name="T289" style:family="text">
      <style:text-properties style:font-style-complex="normal" style:font-name="Arial" fo:font-weight="bold" style:text-underline-style="none" style:text-underline-color="font-color" style:text-line-through-type="none" fo:font-style="normal" style:text-outline="false" fo:text-shadow="none" style:font-name-complex="Arial" style:font-size-asian="10pt" style:font-size-complex="10pt" style:font-weight-asian="bold" style:font-weight-complex="bold" style:font-style-asian="normal" fo:font-size="10pt" style:text-position="0% 100%"/>
    </style:style>
    <style:style style:name="T290" style:family="text">
      <style:text-properties style:font-name="Arial" fo:font-weight="bold" style:text-underline-style="none" style:text-underline-color="font-color" style:text-line-through-type="none" style:text-outline="false" fo:text-shadow="none" style:font-name-complex="Arial" style:font-size-asian="10pt" style:font-size-complex="10pt" style:font-weight-asian="bold" style:font-weight-complex="bold" fo:font-size="10pt" style:text-position="0% 100%" fo:font-style="italic" style:font-style-complex="italic" style:font-style-asian="italic"/>
    </style:style>
    <style:style style:name="T291" style:family="text">
      <style:text-properties style:font-name="Arial" style:text-underline-style="none" style:text-underline-color="font-color" style:text-line-through-type="none" style:text-outline="false" fo:text-shadow="none" style:font-name-complex="Arial" style:font-size-asian="10pt" style:font-size-complex="10pt" fo:font-size="10pt" style:text-position="0% 100%" fo:color="#000000" fo:font-weight="normal" fo:font-style="normal" style:font-weight-asian="normal" style:font-weight-complex="normal" style:font-style-asian="normal" style:font-style-complex="normal"/>
    </style:style>
    <style:style style:name="T292" style:family="text">
      <style:text-properties style:font-name="Arial" fo:font-size="10pt" style:text-underline-style="none" style:text-underline-color="font-color" style:text-line-through-type="none" style:text-outline="false" style:text-position="0% 100%" fo:text-shadow="none" style:font-name-complex="Arial" style:font-size-asian="10pt" style:font-size-complex="10pt" fo:font-weight="bold" fo:font-style="italic"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iteration table:maximum-difference="0.0001"/>
      </table:calculation-settings>
      <table:table table:name="Primary Studies (NeuroimagingPh"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39" table:default-cell-style-name="Default"/>
        <table:table-row table:style-name="ro1">
          <table:table-cell table:style-name="ce97" office:value-type="string" calcext:value-type="string" table:number-columns-spanned="1" table:number-rows-spanned="2">
            <text:p>Paper</text:p>
          </table:table-cell>
          <table:table-cell table:style-name="ce97" office:value-type="string" calcext:value-type="string" table:number-columns-spanned="1" table:number-rows-spanned="2">
            <text:p>Venue</text:p>
          </table:table-cell>
          <table:table-cell table:style-name="ce97" office:value-type="string" calcext:value-type="string" table:number-columns-spanned="1" table:number-rows-spanned="2">
            <text:p>Authors</text:p>
          </table:table-cell>
          <table:table-cell table:style-name="ce97" office:value-type="string" calcext:value-type="string" table:number-columns-spanned="1" table:number-rows-spanned="2">
            <text:p>Year</text:p>
          </table:table-cell>
          <table:table-cell table:style-name="ce97" office:value-type="string" calcext:value-type="string" table:number-columns-spanned="1" table:number-rows-spanned="2">
            <text:p>Summary</text:p>
          </table:table-cell>
          <table:table-cell table:style-name="ce97" office:value-type="string" calcext:value-type="string" table:number-columns-spanned="3" table:number-rows-spanned="1">
            <office:annotation draw:style-name="gr1" draw:text-style-name="P2" svg:width="33.486cm" svg:height="3.175cm" svg:x="31.159cm" svg:y="0.82cm" draw:caption-point-x="2.533cm" draw:caption-point-y="-0.81cm">
              <dc:date>2020-11-04T00:00:00</dc:date>
              <text:p text:style-name="P1"><text:span text:style-name="T1">======</text:span></text:p>
              <text:p text:style-name="P1"><text:span text:style-name="T1">ID#AAAAG8DkLgs</text:span></text:p>
              <text:p text:style-name="P1"><text:span text:style-name="T1">Marc <text:s text:c="3"/>(2020-09-15 08:49:11)</text:span></text:p>
              <text:p text:style-name="P1"><text:span text:style-name="T1">Bei kombinierten Eye-Tracking/fMRI Studien wäre der Eye-Tracking-Aufbau in Kombination mit dem fMRI sehr interessant. Ich denke die meisten Studien werden die Daten seperat voneinander erheben, aber wenn tatsächlich Eye-Tracking und fMRI kombiniert werden, wäre das wirklich sehr interessant für uns und eine eigene Spalte für den Aufbau/die Technik wert</text:span></text:p>
              <text:p text:style-name="P1"><text:span text:style-name="T1"><text:tab/></text:span><text:span text:style-name="T1">-Julia</text:span></text:p>
            </office:annotation>
            <text:p>Methods</text:p>
          </table:table-cell>
          <table:covered-table-cell table:number-columns-repeated="2"/>
          <table:table-cell table:style-name="ce122" office:value-type="string" calcext:value-type="string" table:number-columns-spanned="1" table:number-rows-spanned="2">
            <office:annotation draw:style-name="gr1" draw:text-style-name="P2" svg:width="48.719cm" svg:height="3.175cm" svg:x="43.058cm" svg:y="0.82cm" draw:caption-point-x="-0.407cm" draw:caption-point-y="-0.81cm">
              <dc:date>2020-11-04T00:00:00</dc:date>
              <text:p text:style-name="P1"><text:span text:style-name="T1">======</text:span></text:p>
              <text:p text:style-name="P1"><text:span text:style-name="T1">ID#AAAAG8DkLg0</text:span></text:p>
              <text:p text:style-name="P1"><text:span text:style-name="T1">Janet <text:s text:c="3"/>(2020-09-15 08:49:11)</text:span></text:p>
              <text:p text:style-name="P1"><text:span text:style-name="T1">Der Titel Task passt nicht ganz. Das ist eher das Konstrukt, das gemessen wird. Task wäre eigentlich: Bestimme den output oder sowas. Also die Spalte Task vlt. umbenennen in Construct, und noch eine weitere Spalte Task dazu nehmen.</text:span></text:p>
              <text:p text:style-name="P1"><text:span text:style-name="T1"><text:tab/></text:span><text:span text:style-name="T1">-Julia</text:span></text:p>
            </office:annotation>
            <text:p>Task</text:p>
          </table:table-cell>
          <table:table-cell table:style-name="ce130" office:value-type="string" calcext:value-type="string" table:number-columns-spanned="1" table:number-rows-spanned="2">
            <text:p>RQ/Results</text:p>
          </table:table-cell>
          <table:table-cell table:style-name="ce133" office:value-type="string" calcext:value-type="string" table:number-columns-spanned="3" table:number-rows-spanned="1">
            <office:annotation draw:style-name="gr2" draw:text-style-name="P2" svg:width="25.536cm" svg:height="5.397cm" svg:x="79.652cm" svg:y="0.82cm" draw:caption-point-x="11.718cm" draw:caption-point-y="-0.81cm">
              <dc:date>2020-11-04T00:00:00</dc:date>
              <text:p text:style-name="P1"><text:span text:style-name="T1">======</text:span></text:p>
              <text:p text:style-name="P1"><text:span text:style-name="T1">ID#AAAAG8DkLgk</text:span></text:p>
              <text:p text:style-name="P1"><text:span text:style-name="T1">Marc <text:s text:c="3"/>(2020-09-15 08:49:11)</text:span></text:p>
              <text:p text:style-name="P1"><text:span text:style-name="T1">Das Studiendesign sollte um eine Spalte für Längst-/Querschnittsstudien bzw. Hybride erweitert werden, in zukünftig geplanten Studien werden die Längstschnittsstudien einen größeren Platz einnehmen, so dass wir hier öfters Informationen brauchen werden.</text:span></text:p>
              <text:p text:style-name="P1"><text:span text:style-name="T1"><text:tab/></text:span><text:span text:style-name="T1">-Julia</text:span></text:p>
              <text:p text:style-name="P1"><text:span text:style-name="T1">Janet:</text:span></text:p>
              <text:p text:style-name="P1"><text:span text:style-name="T1"/></text:p>
              <text:p text:style-name="P1"><text:span text:style-name="T1">weiß ich nicht, ob das Sinn macht, weil Längsschnittstudien eher selten sind.</text:span></text:p>
              <text:p text:style-name="P1"><text:span text:style-name="T1"><text:tab/></text:span><text:span text:style-name="T1">-Julia</text:span></text:p>
            </office:annotation>
            <text:p>Experiment Design</text:p>
          </table:table-cell>
          <table:covered-table-cell table:number-columns-repeated="2"/>
          <table:table-cell table:style-name="ce133" office:value-type="string" calcext:value-type="string" table:number-columns-spanned="3" table:number-rows-spanned="1">
            <text:p>Operationalization</text:p>
          </table:table-cell>
          <table:covered-table-cell table:number-columns-repeated="2"/>
          <table:table-cell table:style-name="ce133" office:value-type="string" calcext:value-type="string" table:number-columns-spanned="4" table:number-rows-spanned="1">
            <text:p>Participants</text:p>
          </table:table-cell>
          <table:covered-table-cell table:number-columns-repeated="3"/>
          <table:table-cell table:style-name="ce130" office:value-type="string" calcext:value-type="string" table:number-columns-spanned="1" table:number-rows-spanned="2">
            <text:p>Link to </text:p>
            <text:p>additional material</text:p>
          </table:table-cell>
          <table:table-cell table:style-name="ce148" office:value-type="string" calcext:value-type="string" table:number-columns-spanned="1" table:number-rows-spanned="2">
            <text:p>Comments</text:p>
          </table:table-cell>
          <table:table-cell table:style-name="ce154" office:value-type="string" calcext:value-type="string">
            <text:p>Understanding direction</text:p>
          </table:table-cell>
          <table:table-cell table:style-name="ce154" office:value-type="string" calcext:value-type="string">
            <text:p>Questions</text:p>
          </table:table-cell>
          <table:table-cell table:style-name="ce161"/>
          <table:table-cell table:number-columns-repeated="39"/>
        </table:table-row>
        <table:table-row table:style-name="ro1">
          <table:covered-table-cell table:number-columns-repeated="5"/>
          <table:table-cell table:style-name="ce109" office:value-type="string" calcext:value-type="string">
            <text:p>Neuroimaging</text:p>
          </table:table-cell>
          <table:table-cell table:style-name="ce109" office:value-type="string" calcext:value-type="string">
            <text:p>Eye Tracking</text:p>
          </table:table-cell>
          <table:table-cell table:style-name="ce109" office:value-type="string" calcext:value-type="string">
            <text:p>Multi-modal</text:p>
          </table:table-cell>
          <table:covered-table-cell table:number-columns-repeated="2" table:style-name="ce123"/>
          <table:table-cell table:style-name="ce130" office:value-type="string" calcext:value-type="string">
            <text:p>Independent </text:p>
            <text:p>variable</text:p>
          </table:table-cell>
          <table:table-cell table:style-name="ce135" office:value-type="string" calcext:value-type="string">
            <text:p>Dependent </text:p>
            <text:p>variable</text:p>
          </table:table-cell>
          <table:table-cell table:style-name="ce135" office:value-type="string" calcext:value-type="string">
            <text:p>Between/within</text:p>
            <text:p>subjects</text:p>
          </table:table-cell>
          <table:table-cell table:style-name="ce130" office:value-type="string" calcext:value-type="string">
            <text:p>Response</text:p>
          </table:table-cell>
          <table:table-cell table:style-name="ce135" office:value-type="string" calcext:value-type="string">
            <text:p>Duration</text:p>
          </table:table-cell>
          <table:table-cell table:style-name="ce135" office:value-type="string" calcext:value-type="string">
            <office:annotation draw:style-name="gr1" draw:text-style-name="P2" svg:width="34.777cm" svg:height="3.175cm" svg:x="123.807cm" svg:y="1.376cm" draw:caption-point-x="-0.407cm" draw:caption-point-y="-0.811cm">
              <dc:date>2020-11-04T00:00:00</dc:date>
              <text:p text:style-name="P1"><text:span text:style-name="T1">======</text:span></text:p>
              <text:p text:style-name="P1"><text:span text:style-name="T1">ID#AAAAG8DkLgw</text:span></text:p>
              <text:p text:style-name="P1"><text:span text:style-name="T1">Janet <text:s text:c="3"/>(2020-09-15 08:49:11)</text:span></text:p>
              <text:p text:style-name="P1"><text:span text:style-name="T1">Task könnte man noch weiter aufteilen, nämlich zusätzlich noch, was die Kontrolltask oder baseline war. Dann könnte man Material genauso weiter aufteilen, dass pro Aufgabe und Kontrolltask eine Spalte existiert.</text:span></text:p>
              <text:p text:style-name="P1"><text:span text:style-name="T1"><text:tab/></text:span><text:span text:style-name="T1">-Julia</text:span></text:p>
            </office:annotation>
            <text:p><text:span text:style-name="T240">n=11</text:span> (male undergraduate students)</text:p>
          </table:table-cell>
          <table:table-cell table:style-name="ce130" office:value-type="string" calcext:value-type="string">
            <text:p>Description</text:p>
          </table:table-cell>
          <table:table-cell table:style-name="ce135" office:value-type="string" calcext:value-type="string">
            <text:p>Groups</text:p>
          </table:table-cell>
          <table:table-cell table:style-name="ce135" office:value-type="string" calcext:value-type="string">
            <text:p>Selection</text:p>
          </table:table-cell>
          <table:table-cell table:style-name="ce135" office:value-type="string" calcext:value-type="string">
            <office:annotation draw:style-name="gr3" draw:text-style-name="P2" svg:width="141.007cm" svg:height="5.953cm" svg:x="158.584cm" svg:y="1.376cm" draw:caption-point-x="-0.407cm" draw:caption-point-y="-0.811cm">
              <dc:date>2020-11-04T00:00:00</dc:date>
              <text:p text:style-name="P1"><text:span text:style-name="T1">======</text:span></text:p>
              <text:p text:style-name="P1"><text:span text:style-name="T1">ID#AAAAG8DkLgg</text:span></text:p>
              <text:p text:style-name="P1"><text:span text:style-name="T1"><text:s text:c="4"/></text:span><text:span text:style-name="T1">(2020-09-15 08:49:11)</text:span></text:p>
              <text:p text:style-name="P1"><text:span text:style-name="T1">Marc: Bei den Probanden wäre es super, wenn wir sofort nach Novizen, Intermediates und Experten sortieren könnten (z.B. wenn ich eine Studie nur mit Novizen plane und somit alle vorhandenen Studien auf einen Blick sehen kann)</text:span></text:p>
              <text:p text:style-name="P1"><text:span text:style-name="T1"><text:tab/></text:span><text:span text:style-name="T1">-Julia</text:span></text:p>
              <text:p text:style-name="P1"><text:span text:style-name="T1">----</text:span></text:p>
              <text:p text:style-name="P1"><text:span text:style-name="T1">Marc: </text:span></text:p>
              <text:p text:style-name="P1"><text:span text:style-name="T1"/></text:p>
              <text:p text:style-name="P1"><text:span text:style-name="T1">Bei den Probanden wäre es super, wenn wir sofort nach Novizen, Intermediates und Experten sortieren könnten (z.B. wenn ich eine Studie nur mit Novizen plane und somit alle vorhandenen Studien auf einen Blick sehen kann)</text:span></text:p>
              <text:p text:style-name="P1"><text:span text:style-name="T1"><text:tab/></text:span><text:span text:style-name="T1">-Julia</text:span></text:p>
            </office:annotation>
            <text:p>Experience</text:p>
          </table:table-cell>
          <table:covered-table-cell table:number-columns-repeated="2" table:style-name="ce123"/>
          <table:table-cell/>
          <table:table-cell table:style-name="ce154" office:value-type="string" calcext:value-type="string">
            <text:p>primary testsubject</text:p>
          </table:table-cell>
          <table:table-cell table:style-name="ce154" office:value-type="string" calcext:value-type="string">
            <text:p>control <text:s/>problem</text:p>
          </table:table-cell>
          <table:table-cell table:number-columns-repeated="39"/>
        </table:table-row>
        <table:table-row table:style-name="ro1">
          <table:table-cell table:style-name="ce98" office:value-type="string" calcext:value-type="string">
            <text:p><text:a xlink:href="https://dl.acm.org/doi/10.1145/2568225.2568252" xlink:type="simple">Understanding Understanding Source Code with Functional Magnetic Resonance Imaging</text:a></text:p>
          </table:table-cell>
          <table:table-cell table:style-name="ce103" office:value-type="string" calcext:value-type="string">
            <text:p>ICSE</text:p>
          </table:table-cell>
          <table:table-cell table:style-name="ce103" office:value-type="string" calcext:value-type="string">
            <text:p>J. Siegmund, C. Kästner, S. Apel, C. Parnin, A. Bethmann, T. Leich, G. Saake, and A. Brechmann</text:p>
          </table:table-cell>
          <table:table-cell table:style-name="ce103" office:value-type="float" office:value="2014" calcext:value-type="float">
            <text:p>2014</text:p>
          </table:table-cell>
          <table:table-cell table:style-name="ce103"/>
          <table:table-cell table:style-name="ce110" office:value-type="string" calcext:value-type="string">
            <text:p>fMRI</text:p>
          </table:table-cell>
          <table:table-cell table:style-name="ce103"/>
          <table:table-cell table:style-name="ce103" office:value-type="string" calcext:value-type="string">
            <text:p>No</text:p>
          </table:table-cell>
          <table:table-cell table:style-name="ce124" office:value-type="string" calcext:value-type="string">
            <text:p><text:span text:style-name="T100">bottom-up </text:span><text:span text:style-name="T101">comprehension (=identify program's output)</text:span></text:p>
            <text:p/>
          </table:table-cell>
          <table:table-cell table:style-name="ce124" office:value-type="string" calcext:value-type="string">
            <text:p><text:span text:style-name="T107">RQ.</text:span><text:span text:style-name="T108"> </text:span><text:span text:style-name="T109">What brain regions are activated during </text:span><text:span text:style-name="T110">bottom-up program comprehension</text:span><text:span text:style-name="T111">?</text:span></text:p>
            <text:p/>
            <text:p><text:span text:style-name="T99">Brodmann areas 6, 21, 40, 44, and 47 are activated. We found:</text:span></text:p>
            <text:p><text:span text:style-name="T99">• evidence that distinct cognitive processes were used when performing the comprehension tasks,</text:span></text:p>
            <text:p><text:span text:style-name="T99">• activation of functional areas related to working memory, attention, and language comprehension, and</text:span></text:p>
            <text:p><text:span text:style-name="T99">• a left-hemisphere lateralization</text:span></text:p>
          </table:table-cell>
          <table:table-cell table:style-name="ce124" office:value-type="string" calcext:value-type="string">
            <text:p>task (compr. vs. finding syntax errors)</text:p>
          </table:table-cell>
          <table:table-cell table:style-name="ce103" office:value-type="string" calcext:value-type="string">
            <text:p>brain activation patterns </text:p>
            <text:p>(BOLD response)</text:p>
          </table:table-cell>
          <table:table-cell table:style-name="ce103" office:value-type="string" calcext:value-type="string">
            <text:p>Within</text:p>
          </table:table-cell>
          <table:table-cell table:style-name="ce124" office:value-type="string" calcext:value-type="string">
            <text:p>two-key response box</text:p>
          </table:table-cell>
          <table:table-cell table:style-name="ce103" office:value-type="string" calcext:value-type="string">
            <text:p>30 min</text:p>
          </table:table-cell>
          <table:table-cell table:style-name="ce103" office:value-type="string" calcext:value-type="string">
            <text:p><text:span text:style-name="T103">Compr. task (60 sec): </text:span><text:span text:style-name="T104">12x </text:span><text:span text:style-name="T105">Java </text:span><text:span text:style-name="T104">code snippets (short algorithms that are taught in first-year undergrad CS courses)</text:span></text:p>
            <text:p><text:span text:style-name="T100">Control task (30 sec):</text:span><text:span text:style-name="T101"> simple syntax errors</text:span></text:p>
            <text:p/>
            <text:p><text:span text:style-name="T102">Rest Periods (30 sec) after each compr. and control task</text:span></text:p>
            <text:p/>
          </table:table-cell>
          <table:table-cell table:style-name="ce124" office:value-type="string" calcext:value-type="string">
            <text:p><text:span text:style-name="T103">n=17</text:span><text:span text:style-name="T104"> </text:span><text:span text:style-name="T105">undergrads</text:span><text:span text:style-name="T104"> (CS and math students)</text:span></text:p>
            <text:p/>
            <text:p><text:span text:style-name="T99">Gender: male 15/17</text:span></text:p>
            <text:p><text:span text:style-name="T99">Age: --</text:span></text:p>
            <text:p><text:span text:style-name="T99">Handedness: 1 left-handed (but all had same lateralization)</text:span></text:p>
            <text:p><text:span text:style-name="T99">Vision: normal or corrected-to-normal vision</text:span></text:p>
            <text:p/>
          </table:table-cell>
          <table:table-cell table:style-name="ce103" office:value-type="string" calcext:value-type="string">
            <text:p>-</text:p>
          </table:table-cell>
          <table:table-cell table:style-name="ce103" office:value-type="string" calcext:value-type="string">
            <text:p>assured a homogeneous level of programming </text:p>
            <text:p>experience with an empirically developed questionnaire</text:p>
          </table:table-cell>
          <table:table-cell table:style-name="ce103" office:value-type="string" calcext:value-type="string">
            <text:p>undergrad level of programming and Java expericence</text:p>
          </table:table-cell>
          <table:table-cell table:style-name="ce144" office:value-type="string" calcext:value-type="string">
            <text:p><text:a xlink:href="https://www.infosun.fim.uni-passau.de/spl/janet/fMRI/Tasks.pdf" xlink:type="simple">https://www.infosun.fim.uni-passau.de/spl/janet/fMRI/Tasks.pdf;     https://www.infosun.fim.uni-passau.de/spl/janet/fMRI/index.php#tasks</text:a></text:p>
          </table:table-cell>
          <table:table-cell table:style-name="ce149" office:value-type="string" calcext:value-type="string">
            <text:p>suitable snippets were chosen based on feedback from two pilot studies</text:p>
          </table:table-cell>
          <table:table-cell table:style-name="ce139" office:value-type="string" calcext:value-type="string">
            <text:p><text:span text:style-name="T240">bottom-up</text:span> comprehension</text:p>
          </table:table-cell>
          <table:table-cell table:style-name="ce155" office:value-type="string" calcext:value-type="string">
            <text:p>What is the output of the method?</text:p>
          </table:table-cell>
          <table:table-cell table:style-name="ce162" office:value-type="string" calcext:value-type="string">
            <text:p>Locate 3 syntax errors</text:p>
          </table:table-cell>
          <table:table-cell office:value-type="string" calcext:value-type="string">
            <text:p>tinyurl.com/ProgramComprehensionAndfMRI/</text:p>
          </table:table-cell>
          <table:table-cell office:value-type="string" calcext:value-type="string">
            <text:p>Offen – numerisch</text:p>
          </table:table-cell>
          <table:table-cell office:value-type="string" calcext:value-type="string">
            <text:p>syntax error</text:p>
          </table:table-cell>
          <table:table-cell table:number-columns-repeated="36"/>
        </table:table-row>
        <table:table-row table:style-name="ro1">
          <table:table-cell table:style-name="ce99" office:value-type="string" calcext:value-type="string">
            <text:p><text:a xlink:href="https://posl.ait.kyushu-u.ac.jp/~kamei/publications/Nakagawa_ICSENier2014.pdf" xlink:type="simple">Quantifying Programmers’ Mental Workload During Program Comprehension Based on Cerebral Blood Flow Measurement: A Controlled Experiment.</text:a></text:p>
          </table:table-cell>
          <table:table-cell table:style-name="ce104" office:value-type="string" calcext:value-type="string">
            <text:p>ICSE</text:p>
          </table:table-cell>
          <table:table-cell table:style-name="ce104" office:value-type="string" calcext:value-type="string">
            <text:p>T. Nakagawa, Y. Kamei, H. Uwano, A. Monden, K. Matsumoto, and D. M. German</text:p>
          </table:table-cell>
          <table:table-cell table:style-name="ce104" office:value-type="float" office:value="2014" calcext:value-type="float">
            <text:p>2014</text:p>
          </table:table-cell>
          <table:table-cell table:style-name="ce104"/>
          <table:table-cell table:style-name="ce111" office:value-type="string" calcext:value-type="string">
            <text:p>fNIRS</text:p>
          </table:table-cell>
          <table:table-cell table:style-name="ce104"/>
          <table:table-cell table:style-name="ce104" office:value-type="string" calcext:value-type="string">
            <text:p>No</text:p>
          </table:table-cell>
          <table:table-cell table:style-name="ce125" office:value-type="string" calcext:value-type="string">
            <text:p>bottom-up comprehension (=identify program's output)</text:p>
            <text:p/>
          </table:table-cell>
          <table:table-cell table:style-name="ce125" table:number-columns-repeated="2"/>
          <table:table-cell table:style-name="ce104" table:number-columns-repeated="2"/>
          <table:table-cell table:style-name="ce125"/>
          <table:table-cell table:style-name="ce104" table:number-columns-repeated="2"/>
          <table:table-cell table:style-name="ce125" office:value-type="string" calcext:value-type="string">
            <text:p><text:span text:style-name="T240">n=10</text:span> (CS graduate students)</text:p>
          </table:table-cell>
          <table:table-cell table:style-name="ce104" table:number-columns-repeated="3"/>
          <table:table-cell table:style-name="ce125" office:value-type="string" calcext:value-type="string">
            <text:p><text:s/></text:p>
          </table:table-cell>
          <table:table-cell table:style-name="ce149"/>
          <table:table-cell office:value-type="string" calcext:value-type="string">
            <text:p>bottom up</text:p>
          </table:table-cell>
          <table:table-cell table:style-name="ce156" office:value-type="string" calcext:value-type="string">
            <text:p>simulate the program’s execution process (control flow and variable assignment)</text:p>
          </table:table-cell>
          <table:table-cell table:style-name="ce139" office:value-type="string" calcext:value-type="string">
            <text:p>---</text:p>
          </table:table-cell>
          <table:table-cell/>
          <table:table-cell office:value-type="string" calcext:value-type="string">
            <text:p>summary</text:p>
          </table:table-cell>
          <table:table-cell table:number-columns-repeated="37"/>
        </table:table-row>
        <table:table-row table:style-name="ro1">
          <table:table-cell table:style-name="ce99" office:value-type="string" calcext:value-type="string">
            <text:p><text:a xlink:href="https://download.atlantis-press.com/article/14328.pdf" xlink:type="simple">Brain Activity Measurement during Program Comprehension with NIRS</text:a></text:p>
          </table:table-cell>
          <table:table-cell table:style-name="ce104" office:value-type="string" calcext:value-type="string">
            <text:p>SNPD</text:p>
          </table:table-cell>
          <table:table-cell table:style-name="ce104" office:value-type="string" calcext:value-type="string">
            <text:p>Y. Ikutani and H. Uwano</text:p>
          </table:table-cell>
          <table:table-cell table:style-name="ce104" office:value-type="float" office:value="2014" calcext:value-type="float">
            <text:p>2014</text:p>
          </table:table-cell>
          <table:table-cell table:style-name="ce104"/>
          <table:table-cell table:style-name="ce111" office:value-type="string" calcext:value-type="string">
            <text:p>fNIRS</text:p>
          </table:table-cell>
          <table:table-cell table:style-name="ce104"/>
          <table:table-cell table:style-name="ce104" office:value-type="string" calcext:value-type="string">
            <text:p>No</text:p>
          </table:table-cell>
          <table:table-cell table:style-name="ce125" office:value-type="string" calcext:value-type="string">
            <text:p>numeric tasks</text:p>
          </table:table-cell>
          <table:table-cell table:style-name="ce125" table:number-columns-repeated="2"/>
          <table:table-cell table:style-name="ce104" table:number-columns-repeated="2"/>
          <table:table-cell table:style-name="ce125"/>
          <table:table-cell table:style-name="ce104" table:number-columns-repeated="2"/>
          <table:table-cell table:style-name="ce125" office:value-type="string" calcext:value-type="string">
            <text:p><text:span text:style-name="T240">n=11</text:span> (male undergraduate students)</text:p>
          </table:table-cell>
          <table:table-cell table:style-name="ce104"/>
          <table:table-cell table:style-name="ce125"/>
          <table:table-cell table:style-name="ce142" office:value-type="string" calcext:value-type="string">
            <text:p>finished their first programming lecture before the experiment</text:p>
          </table:table-cell>
          <table:table-cell table:style-name="ce125" office:value-type="string" calcext:value-type="string">
            <text:p><text:s/></text:p>
          </table:table-cell>
          <table:table-cell table:style-name="ce149"/>
          <table:table-cell table:style-name="ce139" office:value-type="string" calcext:value-type="string">
            <text:p>(not only general code comprehension)</text:p>
          </table:table-cell>
          <table:table-cell table:style-name="ce157" office:value-type="string" calcext:value-type="string">
            <text:p>calculate the value of variables</text:p>
          </table:table-cell>
          <table:table-cell table:style-name="ce139" office:value-type="string" calcext:value-type="string">
            <text:p>a mental arithmetic question</text:p>
          </table:table-cell>
          <table:table-cell/>
          <table:table-cell office:value-type="string" calcext:value-type="string">
            <text:p>Offen – numerisch</text:p>
          </table:table-cell>
          <table:table-cell office:value-type="string" calcext:value-type="string">
            <text:p>Non-code</text:p>
          </table:table-cell>
          <table:table-cell table:number-columns-repeated="36"/>
        </table:table-row>
        <table:table-row table:style-name="ro1">
          <table:table-cell table:style-name="ce99" office:value-type="string" calcext:value-type="string">
            <text:p><text:a xlink:href="https://dl.acm.org/doi/pdf/10.1145/2829945" xlink:type="simple">Understanding Programming Expertise: An Empirical Study of Phasic Brain Wave Changes</text:a></text:p>
          </table:table-cell>
          <table:table-cell table:style-name="ce104" office:value-type="string" calcext:value-type="string">
            <text:p>Compututer-Human Interaction</text:p>
          </table:table-cell>
          <table:table-cell table:style-name="ce104" office:value-type="string" calcext:value-type="string">
            <text:p>I. Crk and T. Kluthe, A. Stefik</text:p>
          </table:table-cell>
          <table:table-cell table:style-name="ce104" office:value-type="float" office:value="2015" calcext:value-type="float">
            <text:p>2015</text:p>
          </table:table-cell>
          <table:table-cell table:style-name="ce104"/>
          <table:table-cell table:style-name="ce112" office:value-type="string" calcext:value-type="string">
            <text:p>EEG</text:p>
          </table:table-cell>
          <table:table-cell table:style-name="ce104"/>
          <table:table-cell table:style-name="ce104" office:value-type="string" calcext:value-type="string">
            <text:p>No</text:p>
          </table:table-cell>
          <table:table-cell table:style-name="ce125" office:value-type="string" calcext:value-type="string">
            <text:p>output of function</text:p>
          </table:table-cell>
          <table:table-cell table:style-name="ce125" table:number-columns-repeated="2"/>
          <table:table-cell table:style-name="ce104" table:number-columns-repeated="2"/>
          <table:table-cell table:style-name="ce125"/>
          <table:table-cell table:style-name="ce104" table:number-columns-repeated="2"/>
          <table:table-cell table:style-name="ce125" office:value-type="string" calcext:value-type="string">
            <text:p><text:span text:style-name="T240">n=34</text:span> computer science undergraduates</text:p>
          </table:table-cell>
          <table:table-cell table:style-name="ce104" table:number-columns-repeated="2"/>
          <table:table-cell table:style-name="ce104" office:value-type="string" calcext:value-type="string">
            <text:p>at least 1 programming course</text:p>
          </table:table-cell>
          <table:table-cell table:style-name="ce125"/>
          <table:table-cell table:style-name="ce149"/>
          <table:table-cell table:style-name="ce139" office:value-type="string" calcext:value-type="string">
            <text:p>bottom up</text:p>
          </table:table-cell>
          <table:table-cell table:style-name="ce157" office:value-type="string" calcext:value-type="string">
            <text:p>output of the function</text:p>
          </table:table-cell>
          <table:table-cell table:style-name="ce139" office:value-type="string" calcext:value-type="string">
            <text:p>---</text:p>
          </table:table-cell>
          <table:table-cell/>
          <table:table-cell office:value-type="string" calcext:value-type="string">
            <text:p>offen textbox</text:p>
          </table:table-cell>
          <table:table-cell table:number-columns-repeated="37"/>
        </table:table-row>
        <table:table-row table:style-name="ro1">
          <table:table-cell table:style-name="ce99" office:value-type="string" calcext:value-type="string">
            <text:p><text:a xlink:href="https://ieeexplore.ieee.org/abstract/document/7790010/" xlink:type="simple">Comparing Programming Language Comprehension between Novice and Expert Programmers Using EEG Analysis</text:a></text:p>
          </table:table-cell>
          <table:table-cell table:style-name="ce104" office:value-type="string" calcext:value-type="string">
            <text:p>BIBE</text:p>
          </table:table-cell>
          <table:table-cell table:style-name="ce104" office:value-type="string" calcext:value-type="string">
            <text:p>S. Lee, A. Matteson, D. Hooshyar, S. Kim, J. Jung, G. Nam, H. Lim</text:p>
          </table:table-cell>
          <table:table-cell table:style-name="ce104" office:value-type="float" office:value="2016" calcext:value-type="float">
            <text:p>2016</text:p>
          </table:table-cell>
          <table:table-cell table:style-name="ce104"/>
          <table:table-cell table:style-name="ce112" office:value-type="string" calcext:value-type="string">
            <text:p>EEG</text:p>
          </table:table-cell>
          <table:table-cell table:style-name="ce104"/>
          <table:table-cell table:style-name="ce104" office:value-type="string" calcext:value-type="string">
            <text:p>No</text:p>
          </table:table-cell>
          <table:table-cell table:style-name="ce125" table:number-columns-repeated="3"/>
          <table:table-cell table:style-name="ce104" table:number-columns-repeated="2"/>
          <table:table-cell table:style-name="ce125"/>
          <table:table-cell table:style-name="ce104" table:number-columns-repeated="2"/>
          <table:table-cell table:style-name="ce125" office:value-type="string" calcext:value-type="string">
            <text:p>N=18 (CS majors)</text:p>
          </table:table-cell>
          <table:table-cell table:style-name="ce104"/>
          <table:table-cell table:style-name="ce104" office:value-type="string" calcext:value-type="string">
            <text:p>novices and experts</text:p>
          </table:table-cell>
          <table:table-cell table:style-name="ce104"/>
          <table:table-cell table:style-name="ce125" office:value-type="string" calcext:value-type="string">
            <text:p><text:s/></text:p>
          </table:table-cell>
          <table:table-cell table:style-name="ce149"/>
          <table:table-cell office:value-type="string" calcext:value-type="string">
            <text:p>bottom up</text:p>
          </table:table-cell>
          <table:table-cell table:style-name="ce158" office:value-type="string" calcext:value-type="string">
            <text:p>same questions as [3]</text:p>
          </table:table-cell>
          <table:table-cell office:value-type="string" calcext:value-type="string">
            <text:p>---</text:p>
          </table:table-cell>
          <table:table-cell table:number-columns-repeated="2" office:value-type="string" calcext:value-type="string">
            <text:p>multiple choice</text:p>
          </table:table-cell>
          <table:table-cell table:number-columns-repeated="37"/>
        </table:table-row>
        <table:table-row table:style-name="ro1">
          <table:table-cell table:style-name="ce98" office:value-type="string" calcext:value-type="string">
            <text:p><text:a xlink:href="https://ieeexplore.ieee.org/abstract/document/7774510" xlink:type="simple">WAP: Understanding the Brain at Software Debugging</text:a></text:p>
          </table:table-cell>
          <table:table-cell table:style-name="ce103" office:value-type="string" calcext:value-type="string">
            <text:p>ISSRE</text:p>
          </table:table-cell>
          <table:table-cell table:style-name="ce103" office:value-type="string" calcext:value-type="string">
            <text:p>J. Duraes, H. Madeira, J. Castelhano, C. Duarte, and M. C. Branco.</text:p>
          </table:table-cell>
          <table:table-cell table:style-name="ce103" office:value-type="float" office:value="2016" calcext:value-type="float">
            <text:p>2016</text:p>
          </table:table-cell>
          <table:table-cell table:style-name="ce103"/>
          <table:table-cell table:style-name="ce110" office:value-type="string" calcext:value-type="string">
            <text:p>fMRI</text:p>
          </table:table-cell>
          <table:table-cell table:style-name="ce117" office:value-type="string" calcext:value-type="string">
            <text:p>X</text:p>
          </table:table-cell>
          <table:table-cell table:style-name="ce103" office:value-type="string" calcext:value-type="string">
            <text:p>Yes, but not analyzed (eye tracking)</text:p>
          </table:table-cell>
          <table:table-cell table:style-name="ce124" office:value-type="string" calcext:value-type="string">
            <text:p><text:span text:style-name="T102">bug suspicion and assertion</text:span></text:p>
            <text:p/>
          </table:table-cell>
          <table:table-cell table:style-name="ce124" office:value-type="string" calcext:value-type="string">
            <text:p><text:span text:style-name="T112">RQ.</text:span><text:span text:style-name="T113"> </text:span><text:span text:style-name="T114">Which brain activity patterns are associated </text:span></text:p>
            <text:p><text:span text:style-name="T115">with</text:span><text:span text:style-name="T116"> identifying and asserting a bug</text:span><text:span text:style-name="T117"> in the code?</text:span></text:p>
            <text:p/>
            <text:p><text:span text:style-name="T99">• the activity at the right anterior insula (p&lt;0.002; x=38, y=16, z=3) found to play a relevant role in the process of identifying </text:span></text:p>
            <text:p><text:span text:style-name="T99">software bugs is positively correlated to the precision of bug detection by the inspector</text:span></text:p>
            <text:p><text:span text:style-name="T99">• stronger activations were found at the moment of the bug detection (medial frontal region p&lt;0.0088)</text:span></text:p>
            <text:p><text:span text:style-name="T99">• regions related to visual perception and decision-making deactivate at the same moment (right insula and bilateral occipital areas</text:span></text:p>
          </table:table-cell>
          <table:table-cell table:style-name="ce124" office:value-type="string" calcext:value-type="string">
            <text:p>task (bugs vs. neutral code)</text:p>
            <text:p/>
            <text:p>Randomized order: yes (starting with faulty one)</text:p>
            <text:p>Prior Training: yes (to familiarize with the function of the code beforehand (but not the source code itself))</text:p>
          </table:table-cell>
          <table:table-cell table:style-name="ce103" office:value-type="string" calcext:value-type="string">
            <text:p>brain activity during bug</text:p>
            <text:p>detection and confirmation</text:p>
          </table:table-cell>
          <table:table-cell table:style-name="ce103" office:value-type="string" calcext:value-type="string">
            <text:p>Within</text:p>
          </table:table-cell>
          <table:table-cell table:style-name="ce124" office:value-type="string" calcext:value-type="string">
            <text:p>joystick for line selection + code navigation</text:p>
            <text:p>(button "clear" for deselecting if it's not a bug,</text:p>
            <text:p>button "bug" for confirmation)</text:p>
          </table:table-cell>
          <table:table-cell table:style-name="ce103" office:value-type="string" calcext:value-type="string">
            <text:p>60 min (2x30)</text:p>
          </table:table-cell>
          <table:table-cell table:style-name="ce103" office:value-type="string" calcext:value-type="string">
            <text:p><text:span text:style-name="T103">Compr. task (*): </text:span><text:span text:style-name="T104">3x </text:span><text:span text:style-name="T105">C-programs</text:span><text:span text:style-name="T104"> with 4-8 non-trivial realistic bugs (Matrix mult., Quicksort, Shellsort) </text:span></text:p>
            <text:p><text:span text:style-name="T99">50-100 (screen displayed 20 lines, could change one screen at a time)</text:span></text:p>
            <text:p><text:span text:style-name="T241">Control task (*):</text:span><text:span text:style-name="T242"> 3x neutral, </text:span><text:span text:style-name="T243">simpler</text:span><text:span text:style-name="T244"> </text:span><text:span text:style-name="T245">C-programs (String Inversion, Order Verification, Inclusion Verification)</text:span></text:p>
            <text:p><text:span text:style-name="T119">! participants were told which blocks included errors</text:span></text:p>
            <text:p/>
            <text:p><text:span text:style-name="T102">Rest Periods: Not specified</text:span></text:p>
            <text:p/>
            <text:p><text:span text:style-name="T99">"The experiment was divided into two runs." </text:span></text:p>
            <text:p><text:span text:style-name="T119">-&gt; not further specified what was included per run?</text:span></text:p>
            <text:p/>
            <text:p><text:span text:style-name="T100">(*)</text:span><text:span text:style-name="T101"> the duration of the stimuli is limited to a maximum, but could be shortened if the participant decided</text:span></text:p>
            <text:p><text:span text:style-name="T99"> that he/she has already inspected the code thoroughly</text:span></text:p>
          </table:table-cell>
          <table:table-cell table:style-name="ce124" office:value-type="string" calcext:value-type="string">
            <text:p><text:span text:style-name="T256">n=15</text:span><text:span text:style-name="T257"> </text:span><text:span text:style-name="T258">professionals </text:span><text:span text:style-name="T257">/ Excluded:</text:span><text:span text:style-name="T258"> 2 </text:span><text:span text:style-name="T257">(due to unusable data)</text:span></text:p>
            <text:p/>
            <text:p><text:span text:style-name="T99">Male: all</text:span></text:p>
            <text:p><text:span text:style-name="T99">Mean Age: 28 </text:span></text:p>
            <text:p><text:span text:style-name="T99">Right- Handed: 12 (but all participants preferred to use the joystick with the right hand)</text:span></text:p>
            <text:p><text:span text:style-name="T99">Vision: normal or corrected-to-normal </text:span></text:p>
            <text:p/>
            <text:p/>
          </table:table-cell>
          <table:table-cell table:style-name="ce103" office:value-type="string" calcext:value-type="string">
            <text:p><text:s/>-</text:p>
          </table:table-cell>
          <table:table-cell table:style-name="ce103" office:value-type="string" calcext:value-type="string">
            <text:p>-</text:p>
          </table:table-cell>
          <table:table-cell table:style-name="ce103" office:value-type="string" calcext:value-type="string">
            <text:p>"different levels of expertise and experience in real code reviews"</text:p>
            <text:p><text:span text:style-name="T119">! not further specified !</text:span></text:p>
          </table:table-cell>
          <table:table-cell table:style-name="ce124" office:value-type="string" calcext:value-type="string">
            <text:p><text:s/></text:p>
          </table:table-cell>
          <table:table-cell table:style-name="ce149" office:value-type="string" calcext:value-type="string">
            <text:p><text:span text:style-name="T100">Threats to validity:</text:span><text:span text:style-name="T101"> since the participants are told beforehand which programs </text:span></text:p>
            <text:p><text:span text:style-name="T99">contains faults and which ones don’t, AND the participant can shorted the time </text:span></text:p>
            <text:p><text:span text:style-name="T99">that he/she looks at the code (while not even having something to compute), </text:span></text:p>
            <text:p><text:span text:style-name="T99">it is not guaranteed that they are engaging with it.</text:span></text:p>
            <text:p/>
            <text:p><text:span text:style-name="T102">--&gt; unrealiable control task design</text:span></text:p>
            <text:p/>
            <text:p><text:span text:style-name="T278">! Note to self: Have to make it more obvious if there are flaws in papers exp. design, </text:span></text:p>
            <text:p><text:span text:style-name="T278">this Comments section is too far out of sight.</text:span></text:p>
          </table:table-cell>
          <table:table-cell office:value-type="string" calcext:value-type="string">
            <text:p>none</text:p>
          </table:table-cell>
          <table:table-cell office:value-type="string" calcext:value-type="string">
            <text:p>bug finding</text:p>
          </table:table-cell>
          <table:table-cell office:value-type="string" calcext:value-type="string">
            <text:p>---</text:p>
          </table:table-cell>
          <table:table-cell/>
          <table:table-cell office:value-type="string" calcext:value-type="string">
            <text:p>offen</text:p>
          </table:table-cell>
          <table:table-cell table:number-columns-repeated="37"/>
        </table:table-row>
        <table:table-row table:style-name="ro1">
          <table:table-cell table:style-name="ce99" office:value-type="string" calcext:value-type="string">
            <text:p><text:a xlink:href="http://www.personal.psu.edu/kqy1/papers/YehYGZ2017.pdf" xlink:type="simple">Detecting and Comparing Brain Activity in Short Program Comprehension Using EEG</text:a></text:p>
          </table:table-cell>
          <table:table-cell table:style-name="ce104" office:value-type="string" calcext:value-type="string">
            <text:p>Frontiers in Education</text:p>
          </table:table-cell>
          <table:table-cell table:style-name="ce104" office:value-type="string" calcext:value-type="string">
            <text:p>M. Yeh, D. Gopstein, Y. Yan, and Y. Zhuang</text:p>
          </table:table-cell>
          <table:table-cell table:style-name="ce104" office:value-type="float" office:value="2017" calcext:value-type="float">
            <text:p>2017</text:p>
          </table:table-cell>
          <table:table-cell table:style-name="ce104"/>
          <table:table-cell table:style-name="ce112" office:value-type="string" calcext:value-type="string">
            <text:p>EEG</text:p>
          </table:table-cell>
          <table:table-cell table:style-name="ce104"/>
          <table:table-cell table:style-name="ce104" office:value-type="string" calcext:value-type="string">
            <text:p>No</text:p>
          </table:table-cell>
          <table:table-cell table:style-name="ce125" table:number-columns-repeated="3"/>
          <table:table-cell table:style-name="ce104" table:number-columns-repeated="2"/>
          <table:table-cell table:style-name="ce125"/>
          <table:table-cell table:style-name="ce104" table:number-columns-repeated="2"/>
          <table:table-cell table:style-name="ce139" office:value-type="string" calcext:value-type="string">
            <text:p><text:span text:style-name="T240">n=8</text:span> undergraduate or graduate students</text:p>
          </table:table-cell>
          <table:table-cell table:style-name="ce104" table:number-columns-repeated="3"/>
          <table:table-cell table:style-name="ce125"/>
          <table:table-cell table:style-name="ce149"/>
          <table:table-cell office:value-type="string" calcext:value-type="string">
            <text:p>bottom up</text:p>
          </table:table-cell>
          <table:table-cell table:style-name="ce159" office:value-type="string" calcext:value-type="string">
            <text:p>Difference between confusing and normal code/Output of code</text:p>
          </table:table-cell>
          <table:table-cell office:value-type="string" calcext:value-type="string">
            <text:p>---</text:p>
          </table:table-cell>
          <table:table-cell/>
          <table:table-cell office:value-type="string" calcext:value-type="string">
            <text:p>offen</text:p>
          </table:table-cell>
          <table:table-cell table:number-columns-repeated="37"/>
        </table:table-row>
        <table:table-row table:style-name="ro1">
          <table:table-cell table:style-name="ce98" office:value-type="string" calcext:value-type="string">
            <text:p><text:a xlink:href="https://dl.acm.org/doi/10.1145/3106237.3106268" xlink:type="simple">Measuring Neural Efficiency of Program Comprehension</text:a></text:p>
          </table:table-cell>
          <table:table-cell table:style-name="ce103" office:value-type="string" calcext:value-type="string">
            <text:p>FSE</text:p>
          </table:table-cell>
          <table:table-cell table:style-name="ce103" office:value-type="string" calcext:value-type="string">
            <text:p>J. Siegmund, N. Peitek, C. Parnin, S. Apel, J. Hofmeister, C. Kästner, A. Begel, A. Bethmann, and A. Brechmann</text:p>
          </table:table-cell>
          <table:table-cell table:style-name="ce103" office:value-type="float" office:value="2017" calcext:value-type="float">
            <text:p>2017</text:p>
          </table:table-cell>
          <table:table-cell table:style-name="ce103"/>
          <table:table-cell table:style-name="ce110" office:value-type="string" calcext:value-type="string">
            <text:p>fMRI</text:p>
          </table:table-cell>
          <table:table-cell table:style-name="ce103"/>
          <table:table-cell table:style-name="ce103" office:value-type="string" calcext:value-type="string">
            <text:p>No</text:p>
          </table:table-cell>
          <table:table-cell table:style-name="ce124" office:value-type="string" calcext:value-type="string">
            <text:p><text:span text:style-name="T100">bottom-up</text:span><text:span text:style-name="T101"> code comprehension</text:span></text:p>
          </table:table-cell>
          <table:table-cell table:style-name="ce131" table:formula="of:=HYPERLINK(&quot;#gid=1745509426&amp;range=3:3&quot;;&quot;RQ1. Can we replicate the results of the study by Siegmund et al.? _x000a_(=confirm current understanding of bottum-up comprehension)_x000a__x000a_• The region of interest analysis of the BAs 6, 21, 40, 44, and 47, as defined in the original study, reveal&quot;&amp;&quot;ed a significantly _x000a_stronger activation for bottom-up comprehension as compared with syntax- error finding in BAs 21 (p&lt;0.01), 40 (p&lt;0.015), _x000a_and 44 (p&lt;0.01). For BAs 6 and 47, the contrast was not significant._x000a__x000a_RQ2. What is the di&quot;&amp;&quot;fference between bottom-up program comprehension _x000a_and comprehension with semantic cues in terms of activation and the brain areas involved?_x000a__x000a_• Comprehension based on semantic cues activates the same regions as bottom-up comprehension, ex&quot;&amp;&quot;cept for BA 39, _x000a_which is deactivated during semantic-cues comprehension, but activated during bottom-up comprehension. _x000a_For all areas, the activation is significantly lower for comprehension based on semantic cues than for bottom-up comprehen&quot;&amp;&quot;sion._x000a__x000a_RQ3. How do layout and beacons in source code influence program comprehension?_x000a__x000a_• Neither beacons nor program layout seem to significantly affect the program comprehension process.&quot;)" office:value-type="string" office:string-value="RQ1. Can we replicate the results of the study by Siegmund et al.? _x000a_(=confirm current understanding of bottum-up comprehension)_x000a__x000a_• The region of interest analysis of the BAs 6, 21, 40, 44, and 47, as defined in the original study, revealed a significantly _x000a_stronger activation for bottom-up comprehension as compared with syntax- error finding in BAs 21 (p&lt;0.01), 40 (p&lt;0.015), _x000a_and 44 (p&lt;0.01). For BAs 6 and 47, the contrast was not significant._x000a__x000a_RQ2. What is the difference between bottom-up program comprehension _x000a_and comprehension with semantic cues in terms of activation and the brain areas involved?_x000a__x000a_• Comprehension based on semantic cues activates the same regions as bottom-up comprehension, except for BA 39, _x000a_which is deactivated during semantic-cues comprehension, but activated during bottom-up comprehension. _x000a_For all areas, the activation is significantly lower for comprehension based on semantic cues than for bottom-up comprehension._x000a__x000a_RQ3. How do layout and beacons in source code influence program comprehension?_x000a__x000a_• Neither beacons nor program layout seem to significantly affect the program comprehension process." calcext:value-type="string">
            <text:p>RQ1. Can we replicate the results of the study by Siegmund et al.? _x000a_(=confirm current understanding of bottum-up comprehension)_x000a__x000a_• The region of interest analysis of the BAs 6, 21, 40, 44, and 47, as defined in the original study, revealed a significantly _x000a_stronger activation for bottom-up comprehension as compared with syntax- error finding in BAs 21 (p&lt;0.01), 40 (p&lt;0.015), _x000a_and 44 (p&lt;0.01). For BAs 6 and 47, the contrast was not significant._x000a__x000a_RQ2. What is the difference between bottom-up program comprehension _x000a_and comprehension with semantic cues in terms of activation and the brain areas involved?_x000a__x000a_• Comprehension based on semantic cues activates the same regions as bottom-up comprehension, except for BA 39, _x000a_which is deactivated during semantic-cues comprehension, but activated during bottom-up comprehension. _x000a_For all areas, the activation is significantly lower for comprehension based on semantic cues than for bottom-up comprehension._x000a__x000a_RQ3. How do layout and beacons in source code influence program comprehension?_x000a__x000a_• Neither beacons nor program layout seem to significantly affect the program comprehension process.</text:p>
          </table:table-cell>
          <table:table-cell table:style-name="ce124" office:value-type="string" calcext:value-type="string">
            <text:p>(1) comprehension strategy (controlled by preparing the snippets accordingly)</text:p>
            <text:p>(2) beacons and layout conditions</text:p>
            <text:p/>
            <text:p>Randomized Order: yes (trials) / no (compr. tasks)</text:p>
            <text:p>Prior Training: yes </text:p>
          </table:table-cell>
          <table:table-cell table:style-name="ce103" office:value-type="string" calcext:value-type="string">
            <text:p>BOLD response</text:p>
          </table:table-cell>
          <table:table-cell table:style-name="ce103" office:value-type="string" calcext:value-type="string">
            <text:p>Within</text:p>
          </table:table-cell>
          <table:table-cell table:style-name="ce124" office:value-type="string" calcext:value-type="string">
            <text:p><text:s/>two-button device</text:p>
          </table:table-cell>
          <table:table-cell table:style-name="ce103" office:value-type="string" calcext:value-type="string">
            <text:p>60 min (2x30)</text:p>
          </table:table-cell>
          <table:table-cell table:style-name="ce103" office:value-type="string" calcext:value-type="string">
            <text:p><text:span text:style-name="T103">Compr. task (20-30 sec): </text:span><text:span text:style-name="T104">12x </text:span><text:span text:style-name="T105">Java</text:span><text:span text:style-name="T104">-code snippets (6:6 manipulation of words/numbers);</text:span></text:p>
            <text:p><text:span text:style-name="T120">8-19 LOC, 4 versions of </text:span><text:span text:style-name="T218">semantic-cues </text:span><text:span text:style-name="T219">snippets (beacons/layout combinations)</text:span></text:p>
            <text:p><text:span text:style-name="T100">Control Task (30 sec):</text:span><text:span text:style-name="T101"> simple syntax errors</text:span></text:p>
            <text:p/>
            <text:p><text:span text:style-name="T102">Rest Periods: 30 sec</text:span></text:p>
            <text:p/>
          </table:table-cell>
          <table:table-cell table:style-name="ce124" office:value-type="string" calcext:value-type="string">
            <text:p><text:span text:style-name="T103">n=11</text:span><text:span text:style-name="T104"> </text:span><text:span text:style-name="T105">programmers (</text:span><text:span text:style-name="T104">8 CS/math students, 3 professionals from university)</text:span></text:p>
            <text:p/>
            <text:p><text:span text:style-name="T99">Male: 9/11</text:span></text:p>
            <text:p><text:span text:style-name="T99">Mean Age: 25.3 ± 3.82 years</text:span></text:p>
            <text:p><text:span text:style-name="T99">Right-Handedness: all</text:span></text:p>
            <text:p><text:span text:style-name="T99">Vision: --</text:span></text:p>
          </table:table-cell>
          <table:table-cell table:style-name="ce103" office:value-type="string" calcext:value-type="string">
            <text:p>-</text:p>
          </table:table-cell>
          <table:table-cell table:style-name="ce103" office:value-type="string" calcext:value-type="string">
            <text:p>basic knowledge in programming and algorithms</text:p>
          </table:table-cell>
          <table:table-cell table:style-name="ce103" office:value-type="string" calcext:value-type="string">
            <text:p>- average programming experience 1.699 ± 0.385 years;</text:p>
            <text:p>- most familiar with Java/C at medium level, </text:p>
            <text:p>- only one had only 16 years Python experience;</text:p>
          </table:table-cell>
          <table:table-cell table:style-name="ce124"/>
          <table:table-cell table:style-name="ce149" office:value-type="string" calcext:value-type="string">
            <text:p>- suitable snippets were chosen based on feedback (response time, determined correctness) from several pilot-studies  </text:p>
            <text:p/>
            <text:p>- we found that participants, in fact, partially comprehended code when find- ing syntax errors, reducing contrast strength.</text:p>
            <text:p>and they reflected on the comprehension tasks during the rest condition, also disturbing the brain-activation baseline.</text:p>
          </table:table-cell>
          <table:table-cell office:value-type="string" calcext:value-type="string">
            <text:p>both</text:p>
          </table:table-cell>
          <table:table-cell table:style-name="ce158" office:value-type="string" calcext:value-type="string">
            <text:p>output of the function</text:p>
          </table:table-cell>
          <table:table-cell table:style-name="ce160" office:value-type="string" calcext:value-type="string">
            <text:p>syntax errors</text:p>
          </table:table-cell>
          <table:table-cell office:value-type="string" calcext:value-type="string">
            <text:p>multiple choice whether the code did the same</text:p>
          </table:table-cell>
          <table:table-cell office:value-type="string" calcext:value-type="string">
            <text:p>ja/nein</text:p>
          </table:table-cell>
          <table:table-cell office:value-type="string" calcext:value-type="string">
            <text:p>syntax error</text:p>
          </table:table-cell>
          <table:table-cell table:number-columns-repeated="36"/>
        </table:table-row>
        <table:table-row table:style-name="ro1">
          <table:table-cell table:style-name="ce98" office:value-type="string" calcext:value-type="string">
            <text:p><text:a xlink:href="https://web.eecs.umich.edu/~weimerw/p/weimer-icse2017-preprint.pdf" xlink:type="simple">Decoding the Representation of Code in the Brain: An fMRI Study of Code Review and Expertise</text:a></text:p>
          </table:table-cell>
          <table:table-cell table:style-name="ce103" office:value-type="string" calcext:value-type="string">
            <text:p>ICSE</text:p>
          </table:table-cell>
          <table:table-cell table:style-name="ce103" office:value-type="string" calcext:value-type="string">
            <text:p>B. Floyd, T. Santander, and W. Weimer</text:p>
          </table:table-cell>
          <table:table-cell table:style-name="ce103" office:value-type="float" office:value="2017" calcext:value-type="float">
            <text:p>2017</text:p>
          </table:table-cell>
          <table:table-cell table:style-name="ce103"/>
          <table:table-cell table:style-name="ce110" office:value-type="string" calcext:value-type="string">
            <text:p>fMRI</text:p>
          </table:table-cell>
          <table:table-cell table:style-name="ce103"/>
          <table:table-cell table:style-name="ce103" office:value-type="string" calcext:value-type="string">
            <text:p>No</text:p>
          </table:table-cell>
          <table:table-cell table:style-name="ce124" office:value-type="string" calcext:value-type="string">
            <text:p>code comprehension<text:span text:style-name="T103">,</text:span><text:span text:style-name="T104"> code review and </text:span><text:span text:style-name="T105">prose</text:span><text:span text:style-name="T104"> review </text:span></text:p>
            <text:p><text:span text:style-name="T99">(pairwise, in blocks)</text:span></text:p>
          </table:table-cell>
          <table:table-cell table:style-name="ce124" office:value-type="string" calcext:value-type="string">
            <text:p><text:span text:style-name="T100">RQ1. C</text:span><text:span text:style-name="T118">an we classify which task a participant is undertaking based on patterns of brain activation?</text:span></text:p>
            <text:p><text:span text:style-name="T119">• neural representations of programming languages vs. natural languages </text:span></text:p>
            <text:p><text:span text:style-name="T119">   are distinct. </text:span></text:p>
            <text:p><text:span text:style-name="T99">• We can classify which task a participant is undertaking based solely on brain activity (balanced accuracy 79%, p &lt; 0.001)</text:span></text:p>
            <text:p/>
            <text:p><text:span text:style-name="T100">RQ2. </text:span><text:span text:style-name="T118">Can we relate tasks to brain regions?</text:span></text:p>
            <text:p><text:span text:style-name="T99">• the same set of brain regions distinguish between code and prose (near-perfect correlation, r = 0.99, p &lt; 0.001). </text:span></text:p>
            <text:p/>
            <text:p><text:span text:style-name="T100">RQ3. </text:span><text:span text:style-name="T118">Can we relate expertise to classification accuracy?</text:span></text:p>
            <text:p><text:span text:style-name="T120">• task distinctions are modulated by expertise, such that</text:span><text:span text:style-name="T218"> greater skill predicts a less differentiated neural representation</text:span><text:span text:style-name="T219"> (r = −0.44, p = 0.016) </text:span></text:p>
            <text:p><text:span text:style-name="T99">indicating that more skilled participants treat code and prose more similarly at a neural activation level.</text:span></text:p>
            <text:p/>
          </table:table-cell>
          <table:table-cell table:style-name="ce124" office:value-type="string" calcext:value-type="string">
            <text:p>(1) task (Code Review, Code Comprehension and Prose Review), considered pairwise</text:p>
            <text:p>(2) expertise (based on GPA)</text:p>
            <text:p/>
            <text:p>Randomized Order: blocks were ordered quasi-randomly across runs (4x11 min runs per participant)</text:p>
            <text:p>Prior Training: --</text:p>
          </table:table-cell>
          <table:table-cell table:style-name="ce103" office:value-type="string" calcext:value-type="string">
            <text:p>(1) BOLD response</text:p>
            <text:p>(2) task classfication accuracy</text:p>
          </table:table-cell>
          <table:table-cell table:style-name="ce103" office:value-type="string" calcext:value-type="string">
            <text:p>Within</text:p>
          </table:table-cell>
          <table:table-cell table:style-name="ce124" office:value-type="string" calcext:value-type="string">
            <text:p>two-button box held in the right hand</text:p>
          </table:table-cell>
          <table:table-cell table:style-name="ce103" office:value-type="string" calcext:value-type="string">
            <text:p>44 min (4x11)</text:p>
          </table:table-cell>
          <table:table-cell table:style-name="ce103" office:value-type="string" calcext:value-type="string">
            <text:p><text:span text:style-name="T103">Compr. task (60 sec):</text:span><text:span text:style-name="T246"> asking </text:span><text:span text:style-name="T105">software-maintenance questions</text:span><text:span text:style-name="T104"> about snippets in </text:span><text:span text:style-name="T105">various prog. languages </text:span></text:p>
            <text:p><text:span text:style-name="T247">from study </text:span><text:span text:style-name="T248">Z. P. Fry et al. A human study of patch maintainability.</text:span></text:p>
            <text:p><text:span text:style-name="T100">Review task (60 sec): </text:span><text:span text:style-name="T101">historical GitHub pull requests (considering </text:span></text:p>
            <text:p><text:span text:style-name="T99">the top 100 C repositories on GitHub as of March 2016 and obtaining the 1,000 most recent pull requests from each)</text:span></text:p>
            <text:p><text:span text:style-name="T100">Prose task (30 sec): </text:span><text:span text:style-name="T101">snippet of English writing marked up with candidate edits</text:span></text:p>
            <text:p/>
            <text:p><text:span text:style-name="T102">Rest Periods: 2-8 seconds "interstimulus intervals"</text:span></text:p>
            <text:p/>
          </table:table-cell>
          <table:table-cell table:style-name="ce127" office:value-type="string" calcext:value-type="string">
            <text:p>n=29 students (2 CS grad, 9 undergrads from College of Arts and Sciences 18 undergrads from College of Engineering)</text:p>
            <text:p/>
            <text:p>Male: 18/29</text:p>
            <text:p>Age: --</text:p>
            <text:p>Right-Handed: all </text:p>
            <text:p>Vision: normal or corrected-to-normal </text:p>
            <text:p/>
            <text:p><text:span text:style-name="T106">- native English speakers</text:span></text:p>
            <text:p><text:span text:style-name="T106">- no history of neuropsychological disorder</text:span></text:p>
            <text:p><text:span text:style-name="T259">this wasn't stated in other papers so far</text:span></text:p>
          </table:table-cell>
          <table:table-cell table:style-name="ce103" office:value-type="string" calcext:value-type="string">
            <text:p>-</text:p>
          </table:table-cell>
          <table:table-cell table:style-name="ce103" office:value-type="string" calcext:value-type="string">
            <text:p>data on self-reported computing experience + GPA was gathered;</text:p>
            <text:p>"They were also screened for basic experience in the programming language of interest." - I guess this means </text:p>
            <text:p>they were required to have a basic understanding?</text:p>
          </table:table-cell>
          <table:table-cell table:style-name="ce103" office:value-type="string" calcext:value-type="string">
            <text:p><text:s/></text:p>
          </table:table-cell>
          <table:table-cell table:style-name="ce124" office:value-type="string" calcext:value-type="string">
            <text:p><text:s/></text:p>
          </table:table-cell>
          <table:table-cell table:style-name="ce149" office:value-type="string" calcext:value-type="string">
            <text:p><text:span text:style-name="T100">After Study:</text:span><text:span text:style-name="T101"> "After completing the fMRI task, participants were given a chance to review </text:span></text:p>
            <text:p><text:span text:style-name="T99">the final run outside of the scanner and offer any verbal explanations for their responses." </text:span></text:p>
            <text:p><text:span text:style-name="T279"> </text:span><text:span text:style-name="T280">TODO:</text:span><text:span text:style-name="T279"> Make "after study session" a seperate column (yes/no) ? </text:span></text:p>
            <text:p/>
            <text:p><text:span text:style-name="T281"> "not all participants completed the same number of trials (e.g., some participants completed more prose trials than others)"</text:span></text:p>
            <text:p><text:span text:style-name="T281">--&gt; ?? "quasi-radomly" ordered task blocks - so that means there was not exactly one of each code/review/prose task per trial??</text:span></text:p>
          </table:table-cell>
          <table:table-cell office:value-type="string" calcext:value-type="string">
            <text:p>bottom up</text:p>
          </table:table-cell>
          <table:table-cell table:style-name="ce158" office:value-type="string" calcext:value-type="string">
            <text:p>comparing code with output, decide if true</text:p>
          </table:table-cell>
          <table:table-cell office:value-type="string" calcext:value-type="string">
            <text:p>pull request simulation</text:p>
          </table:table-cell>
          <table:table-cell office:value-type="string" calcext:value-type="string">
            <text:p>Review of english prose text (accept text pull requst)</text:p>
          </table:table-cell>
          <table:table-cell office:value-type="string" calcext:value-type="string">
            <text:p>ja/nein</text:p>
          </table:table-cell>
          <table:table-cell office:value-type="string" calcext:value-type="string">
            <text:p>pull request</text:p>
          </table:table-cell>
          <table:table-cell table:number-columns-repeated="36"/>
        </table:table-row>
        <table:table-row table:style-name="ro1">
          <table:table-cell table:style-name="ce99" office:value-type="string" calcext:value-type="string">
            <text:p><text:a xlink:href="https://www.researchgate.net/profile/Nikos_Laskaris/publication/323633049_Towards_an_Affordable_Brain_Computer_Interface_for_the_Assessment_of_Programmers'_Mental_Workload/links/5ab002570f7e9b4897c1d11c/Towards-an-Affordable-Brain-Computer-Interface-for-the-Assessment-of-Programmers-Mental-Workload.pdf" xlink:type="simple">Towards an Affordable Brain Computer Interface for the Assessment of Programmers’ Mental Workload</text:a></text:p>
          </table:table-cell>
          <table:table-cell table:style-name="ce104" office:value-type="string" calcext:value-type="string">
            <text:p>Human-Computer Studies</text:p>
          </table:table-cell>
          <table:table-cell table:style-name="ce104" office:value-type="string" calcext:value-type="string">
            <text:p>M. Kosti, K. Georgiadis, D. Adamos, N. Laskaris, D. Spinellis, and L. Angelis</text:p>
          </table:table-cell>
          <table:table-cell table:style-name="ce104" office:value-type="float" office:value="2018" calcext:value-type="float">
            <text:p>2018</text:p>
          </table:table-cell>
          <table:table-cell table:style-name="ce104"/>
          <table:table-cell table:style-name="ce112" office:value-type="string" calcext:value-type="string">
            <text:p>EEG</text:p>
          </table:table-cell>
          <table:table-cell table:style-name="ce104"/>
          <table:table-cell table:style-name="ce104" office:value-type="string" calcext:value-type="string">
            <text:p>No</text:p>
          </table:table-cell>
          <table:table-cell table:style-name="ce125" table:number-columns-repeated="3"/>
          <table:table-cell table:style-name="ce104" table:number-columns-repeated="2"/>
          <table:table-cell table:style-name="ce125"/>
          <table:table-cell table:style-name="ce104" table:number-columns-repeated="2"/>
          <table:table-cell table:style-name="ce125" office:value-type="string" calcext:value-type="string">
            <text:p>N=10</text:p>
          </table:table-cell>
          <table:table-cell table:style-name="ce104"/>
          <table:table-cell table:style-name="ce104" office:value-type="string" calcext:value-type="string">
            <text:p>8 males, 2 females, 25-37y.o.</text:p>
          </table:table-cell>
          <table:table-cell table:style-name="ce104" office:value-type="string" calcext:value-type="string">
            <text:p>experience in C</text:p>
          </table:table-cell>
          <table:table-cell table:style-name="ce125"/>
          <table:table-cell table:style-name="ce149"/>
          <table:table-cell office:value-type="string" calcext:value-type="string">
            <text:p>bottom up</text:p>
          </table:table-cell>
          <table:table-cell office:value-type="string" calcext:value-type="string">
            <text:p>purpose and function of each snippet</text:p>
          </table:table-cell>
          <table:table-cell table:style-name="ce160" office:value-type="string" calcext:value-type="string">
            <text:p>syntax errors</text:p>
          </table:table-cell>
          <table:table-cell office:value-type="string" calcext:value-type="string">
            <text:p>3 different time slots, rating of questions after code (1-5)</text:p>
          </table:table-cell>
          <table:table-cell office:value-type="string" calcext:value-type="string">
            <text:p>summary</text:p>
          </table:table-cell>
          <table:table-cell office:value-type="string" calcext:value-type="string">
            <text:p>syntax error</text:p>
          </table:table-cell>
          <table:table-cell table:number-columns-repeated="36"/>
        </table:table-row>
        <table:table-row table:style-name="ro1">
          <table:table-cell table:style-name="ce99" office:value-type="string" calcext:value-type="string">
            <text:p><text:a xlink:href="https://link.springer.com/content/pdf/10.1007/s10586-017-0746-2.pdf" xlink:type="simple">Mining Biometric Data to Predict Programmer Expertise and Task Difficulty</text:a></text:p>
          </table:table-cell>
          <table:table-cell table:style-name="ce104" office:value-type="string" calcext:value-type="string">
            <text:p>Cluster Computing</text:p>
          </table:table-cell>
          <table:table-cell table:style-name="ce104" office:value-type="string" calcext:value-type="string">
            <text:p>S. Lee, D. Hooshyar, H. Ji, K. Nam, and H. Lim</text:p>
          </table:table-cell>
          <table:table-cell table:style-name="ce104" office:value-type="float" office:value="2018" calcext:value-type="float">
            <text:p>2018</text:p>
          </table:table-cell>
          <table:table-cell table:style-name="ce104"/>
          <table:table-cell table:style-name="ce112" office:value-type="string" calcext:value-type="string">
            <text:p>EEG</text:p>
          </table:table-cell>
          <table:table-cell table:style-name="ce118" office:value-type="string" calcext:value-type="string">
            <text:p>X</text:p>
          </table:table-cell>
          <table:table-cell table:style-name="ce104" office:value-type="string" calcext:value-type="string">
            <text:p>Yes</text:p>
          </table:table-cell>
          <table:table-cell table:style-name="ce125" table:number-columns-repeated="3"/>
          <table:table-cell table:style-name="ce104" table:number-columns-repeated="2"/>
          <table:table-cell table:style-name="ce125"/>
          <table:table-cell table:style-name="ce104" table:number-columns-repeated="2"/>
          <table:table-cell table:style-name="ce125" office:value-type="string" calcext:value-type="string">
            <text:p>N=38</text:p>
          </table:table-cell>
          <table:table-cell table:style-name="ce104"/>
          <table:table-cell table:style-name="ce104" office:value-type="string" calcext:value-type="string">
            <text:p>novices and experts</text:p>
          </table:table-cell>
          <table:table-cell table:style-name="ce104"/>
          <table:table-cell table:style-name="ce125"/>
          <table:table-cell table:style-name="ce149"/>
          <table:table-cell office:value-type="string" calcext:value-type="string">
            <text:p>-- (bottom up?)</text:p>
          </table:table-cell>
          <table:table-cell table:style-name="ce159" office:value-type="string" calcext:value-type="string">
            <text:p>--</text:p>
          </table:table-cell>
          <table:table-cell office:value-type="string" calcext:value-type="string">
            <text:p>---</text:p>
          </table:table-cell>
          <table:table-cell office:value-type="string" calcext:value-type="string">
            <text:p>effort(low/high), frustration (low/high), performance (good/poor), physical demand (low/high), temporal demand (low/high),</text:p>
          </table:table-cell>
          <table:table-cell table:style-name="ce159" office:value-type="string" calcext:value-type="string">
            <text:p>None-specified</text:p>
          </table:table-cell>
          <table:table-cell table:number-columns-repeated="37"/>
        </table:table-row>
        <table:table-row table:style-name="ro1">
          <table:table-cell table:style-name="ce98" office:value-type="string" calcext:value-type="string">
            <text:p><text:a xlink:href="https://par.nsf.gov/servlets/purl/10085745" xlink:type="simple">A Look into Programmers’ Heads</text:a></text:p>
          </table:table-cell>
          <table:table-cell table:style-name="ce103" office:value-type="string" calcext:value-type="string">
            <text:p>TSE</text:p>
          </table:table-cell>
          <table:table-cell table:style-name="ce103" office:value-type="string" calcext:value-type="string">
            <text:p>N. Peitek, J. Siegmund, S. Apel, C. Kästner, C. Parnin, A. Bethmann, T. Leich, G. Saake, and A. Brechmann</text:p>
          </table:table-cell>
          <table:table-cell table:style-name="ce103" office:value-type="float" office:value="2018" calcext:value-type="float">
            <text:p>2018</text:p>
          </table:table-cell>
          <table:table-cell table:style-name="ce103"/>
          <table:table-cell table:style-name="ce110" office:value-type="string" calcext:value-type="string">
            <text:p>fMRI</text:p>
          </table:table-cell>
          <table:table-cell table:style-name="ce103"/>
          <table:table-cell table:style-name="ce103" office:value-type="string" calcext:value-type="string">
            <text:p>No</text:p>
          </table:table-cell>
          <table:table-cell table:style-name="ce124" office:value-type="string" calcext:value-type="string">
            <text:p><text:span text:style-name="T100">bottom-up</text:span><text:span text:style-name="T101"> code comprehension</text:span></text:p>
          </table:table-cell>
          <table:table-cell table:style-name="ce124" office:value-type="string" calcext:value-type="string">
            <text:p><text:span text:style-name="T106">[During bottom-up comprehension...]</text:span></text:p>
            <text:p/>
            <text:p><text:span text:style-name="T100">RQ1. </text:span><text:span text:style-name="T118">Which brain regions are activated?</text:span></text:p>
            <text:p/>
            <text:p><text:span text:style-name="T99">• evidence that distinct cognitive processes took place when performing the comprehension tasks,</text:span></text:p>
            <text:p><text:span text:style-name="T99"> as compared to the syntax tasks</text:span></text:p>
            <text:p><text:span text:style-name="T99">• activation of functional areas related to working memory, attention, and language comprehension</text:span></text:p>
            <text:p><text:span text:style-name="T99">(BAs 6,21,40,44,47)</text:span></text:p>
            <text:p><text:span text:style-name="T99">• a dominant activation of the left side, i.e., speech hemisphere.</text:span></text:p>
            <text:p/>
            <text:p><text:span text:style-name="T100">RQ2. </text:span><text:span text:style-name="T118">Does source-code complexity correlate with concentration levels?</text:span></text:p>
            <text:p/>
            <text:p><text:span text:style-name="T99">• high correlation values with DepDegree and Halstead indicate that data-flow complexity and </text:span></text:p>
            <text:p><text:span text:style-name="T99">vocabulary size modulate concentration levels of participants.</text:span></text:p>
            <text:p><text:span text:style-name="T99">• a reduced cognitive effort with increased programming language familiarity</text:span></text:p>
            <text:p/>
            <text:p><text:span text:style-name="T100">RQ3. </text:span><text:span text:style-name="T118">Does programming experience correlate with brain activation strength?</text:span></text:p>
            <text:p><text:span text:style-name="T99">• no correlation between programming experience and cognitive effort.</text:span></text:p>
          </table:table-cell>
          <table:table-cell table:style-name="ce124" office:value-type="string" calcext:value-type="string">
            <text:p>(1) task (compr. vs. syntax errors) </text:p>
            <text:p>(2) task complexity</text:p>
            <text:p>(3) experience</text:p>
            <text:p/>
            <text:p>Randomized Order: no (see Comments)</text:p>
            <text:p>Prior Training: no</text:p>
            <text:p><text:span text:style-name="T119">Warm-Up: yes</text:span></text:p>
            <text:p/>
            <text:p><text:span text:style-name="T119">!? difference between "Prior Training" and "Warm-up" </text:span></text:p>
            <text:p/>
            <text:p><text:span text:style-name="T119">Some papers have training with snippets to e.g. enhance top-down compr., others have a warm-up snippet(s) that is not analyzed, almost all of them have some kind of explanatory verbal instructions before the scanner sessions</text:span></text:p>
          </table:table-cell>
          <table:table-cell table:style-name="ce103" office:value-type="string" calcext:value-type="string">
            <text:p>(1) BOLD response</text:p>
            <text:p>(2) activation of default mode network (concentration level)</text:p>
            <text:p>(3) brain activation strength</text:p>
          </table:table-cell>
          <table:table-cell table:style-name="ce103" office:value-type="string" calcext:value-type="string">
            <text:p>Within</text:p>
          </table:table-cell>
          <table:table-cell table:style-name="ce124" office:value-type="string" calcext:value-type="string">
            <text:p>two-key response box (used with right index finger)</text:p>
          </table:table-cell>
          <table:table-cell table:style-name="ce103" office:value-type="string" calcext:value-type="string">
            <text:p>30 min</text:p>
          </table:table-cell>
          <table:table-cell table:style-name="ce103" office:value-type="string" calcext:value-type="string">
            <text:p><text:span text:style-name="T103">Compr. task (60 sec):</text:span><text:span text:style-name="T104"> 12x </text:span><text:span text:style-name="T105">Java </text:span><text:span text:style-name="T104">code snippets</text:span></text:p>
            <text:p><text:span text:style-name="T99">max. 18 LOC, short algorithms inside a single main function without recursion and with light usage of standard API function</text:span></text:p>
            <text:p><text:span text:style-name="T107">Control task (30 sec): </text:span><text:span text:style-name="T249">same</text:span><text:span text:style-name="T250"> </text:span><text:span text:style-name="T251">snippets with 3x syntax error (such as quotation marks or parentheses)</text:span></text:p>
            <text:p/>
            <text:p><text:span text:style-name="T112">Rest Periods:</text:span><text:span text:style-name="T113"> </text:span><text:span text:style-name="T252">30 sec</text:span></text:p>
            <text:p/>
          </table:table-cell>
          <table:table-cell table:style-name="ce124" office:value-type="string" calcext:value-type="string">
            <text:p><text:span text:style-name="T100">n=17 math and CS students</text:span><text:span text:style-name="T101"> </text:span></text:p>
            <text:p/>
            <text:p><text:span text:style-name="T99">Male: 15/17</text:span></text:p>
            <text:p><text:span text:style-name="T99">Age: --</text:span></text:p>
            <text:p><text:span text:style-name="T99">Handedness: 1 left-handed, but same laterilization like the others</text:span></text:p>
            <text:p><text:span text:style-name="T99">Vision: normal or corrected-to-normal </text:span></text:p>
            <text:p/>
          </table:table-cell>
          <table:table-cell table:number-columns-repeated="2" table:style-name="ce103" office:value-type="string" calcext:value-type="string">
            <text:p>-</text:p>
          </table:table-cell>
          <table:table-cell table:style-name="ce103" office:value-type="string" calcext:value-type="string">
            <text:p>undergraduate level of programming/Java experience </text:p>
            <text:p>(self-assessment via questionnaire)</text:p>
          </table:table-cell>
          <table:table-cell table:style-name="ce124"/>
          <table:table-cell table:style-name="ce149" office:value-type="string" calcext:value-type="string">
            <text:p>"To find suitable comprehension and syntax tasks, we conducted pilot studies in a computer lab (see Figure 1a). </text:p>
            <text:p>We let a total of 50 participants solve 23 comprehension tasks and search for more than 50 syntax errors."</text:p>
            <text:p/>
            <text:p>"A <text:span text:style-name="T100">randomized order</text:span><text:span text:style-name="T101">, which is usually used to minimize learning effects, may have shown the same snippet as comprehension and locate syntax error directly after each other and as such not been effective for this study."</text:span></text:p>
            <text:p/>
            <text:p><text:span text:style-name="T99">- naming variables according to their purpose provides an optimal balance to ensure bottom-up compr.</text:span></text:p>
            <text:p><text:span text:style-name="T119">--&gt; TODO: we need columns for the operationalization of the experiment variables ...</text:span></text:p>
            <text:p/>
            <text:p><text:span text:style-name="T99">"To operationalize concentration, we evaluate changes in blood flow of the default mode network" </text:span></text:p>
            <text:p><text:span text:style-name="T99">-&gt; the stronger the deactivation, the higher the concentration level.</text:span></text:p>
            <text:p/>
            <text:p><text:span text:style-name="T100">After study: </text:span><text:span text:style-name="T101">"To ensure that comprehension took place, we showed the source code again </text:span></text:p>
            <text:p><text:span text:style-name="T99">directly after the scanner sessions, and participants entered their answer."</text:span></text:p>
          </table:table-cell>
          <table:table-cell office:value-type="string" calcext:value-type="string">
            <text:p>bottom up</text:p>
          </table:table-cell>
          <table:table-cell table:style-name="ce158" office:value-type="string" calcext:value-type="string">
            <text:p>output of the function</text:p>
          </table:table-cell>
          <table:table-cell table:style-name="ce160" office:value-type="string" calcext:value-type="string">
            <text:p>syntax errors</text:p>
          </table:table-cell>
          <table:table-cell/>
          <table:table-cell office:value-type="string" calcext:value-type="string">
            <text:p>offen </text:p>
          </table:table-cell>
          <table:table-cell office:value-type="string" calcext:value-type="string">
            <text:p>syntax error</text:p>
          </table:table-cell>
          <table:table-cell table:number-columns-repeated="36"/>
        </table:table-row>
        <table:table-row table:style-name="ro1">
          <table:table-cell table:style-name="ce98" office:value-type="string" calcext:value-type="string">
            <text:p><text:a xlink:href="https://dl.acm.org/doi/10.1145/3239235.3240495" xlink:type="simple">Simultaneous Measurement of Program Comprehension with fMRI and Eye Tracking: A Case Study. In Proc. Int. Symp. Empirical Software Engineering and Measurement (ESEM)https://dl.acm.org/doi/10.1145/3239235.3240495</text:a></text:p>
          </table:table-cell>
          <table:table-cell table:style-name="ce103" office:value-type="string" calcext:value-type="string">
            <text:p>ESEM</text:p>
          </table:table-cell>
          <table:table-cell table:style-name="ce103" office:value-type="string" calcext:value-type="string">
            <text:p>N. Peitek, J. Siegmund, C. Parnin, S. Apel, J. Hofmeister, and A. Brechmann</text:p>
          </table:table-cell>
          <table:table-cell table:style-name="ce103" office:value-type="float" office:value="2018" calcext:value-type="float">
            <text:p>2018</text:p>
          </table:table-cell>
          <table:table-cell table:style-name="ce103"/>
          <table:table-cell table:style-name="ce110" office:value-type="string" calcext:value-type="string">
            <text:p>fMRI</text:p>
          </table:table-cell>
          <table:table-cell table:style-name="ce117" office:value-type="string" calcext:value-type="string">
            <text:p>X</text:p>
          </table:table-cell>
          <table:table-cell table:style-name="ce103" office:value-type="string" calcext:value-type="string">
            <text:p>Yes</text:p>
          </table:table-cell>
          <table:table-cell table:style-name="ce124" office:value-type="string" calcext:value-type="string">
            <text:p><text:span text:style-name="T103">bottom-up</text:span><text:span text:style-name="T104"> and </text:span><text:span text:style-name="T105">top-down</text:span><text:span text:style-name="T104"> code comprehension</text:span></text:p>
            <text:p/>
            <text:p/>
            <text:p/>
          </table:table-cell>
          <table:table-cell table:style-name="ce124" office:value-type="string" calcext:value-type="string">
            <text:p><text:span text:style-name="T112">RQ1.</text:span><text:span text:style-name="T113"> </text:span><text:span text:style-name="T114">Can we simultaneously observe program comprehension with fMRI and eye tracking?</text:span></text:p>
            <text:p/>
            <text:p><text:span text:style-name="T99">• feasible to simultaneously measure program comprehension with fMRI and eye tracking. </text:span></text:p>
            <text:p><text:span text:style-name="T99">However, the high failure rate of eye tracking due to the fMRI environment requires further setup </text:span></text:p>
            <text:p><text:span text:style-name="T99">improvements and has to be considered when designing future experiments.</text:span></text:p>
            <text:p/>
            <text:p><text:span text:style-name="T220">RQ2.</text:span><text:span text:style-name="T221"> Is eye tracking sufficiently precise for fMRI studies of program comprehension?</text:span></text:p>
            <text:p/>
            <text:p><text:span text:style-name="T99">• Without correction, an estimated vertical spatial error of 30 – 50 pixels is too high with the</text:span></text:p>
            <text:p><text:span text:style-name="T99">used line height of 40 pixels to confidently detect fixations at the level of individual identifiers. </text:span></text:p>
            <text:p><text:span text:style-name="T99">An increase to 80 pixel line height would allow us to do so.</text:span></text:p>
            <text:p/>
            <text:p><text:span text:style-name="T112">RQ3.</text:span><text:span text:style-name="T113"> </text:span><text:span text:style-name="T114">Is there a drift throughout the experiment?</text:span></text:p>
            <text:p><text:span text:style-name="T99">• negligibly small in comparison to the problematic general spatial error</text:span></text:p>
            <text:p/>
            <text:p><text:span text:style-name="T119">! 10/20 eye tracker was not able to consistently capture eye movements</text:span></text:p>
          </table:table-cell>
          <table:table-cell table:style-name="ce124" office:value-type="string" calcext:value-type="string">
            <text:p>(1) comprehension mode (BU/TD)</text:p>
            <text:p>(2) presence of beacons (yes/no)</text:p>
            <text:p>(3) prior training (yes/no)</text:p>
            <text:p/>
            <text:p>Randomized Order: no</text:p>
            <text:p>Prior Training: s. (3)</text:p>
            <text:p/>
          </table:table-cell>
          <table:table-cell table:style-name="ce103" office:value-type="string" calcext:value-type="string">
            <text:p>(1) BOLD response</text:p>
            <text:p>(2) eye movements and fixations</text:p>
          </table:table-cell>
          <table:table-cell table:style-name="ce103" office:value-type="string" calcext:value-type="string">
            <text:p>Within</text:p>
          </table:table-cell>
          <table:table-cell table:style-name="ce124" office:value-type="string" calcext:value-type="string">
            <text:p>--</text:p>
          </table:table-cell>
          <table:table-cell table:style-name="ce103" office:value-type="string" calcext:value-type="string">
            <text:p>28 min</text:p>
          </table:table-cell>
          <table:table-cell table:style-name="ce137" table:formula="of:=HYPERLINK(&quot;#gid=null&amp;range=P9&quot;;&quot;snippets from Siegmund et al. (2017)_x000a__x000a_Compr. tasks (30 sec): snippets from Siegmund et al. (2017)_x000a__x000a_Distractor task (15 sec): similar to d2 distractor task_x000a_Control task (30 sec): syntax errors_x000a__x000a_Rest Periods: 30 sec&quot;)" office:value-type="string" office:string-value="snippets from Siegmund et al. (2017)_x000a__x000a_Compr. tasks (30 sec): snippets from Siegmund et al. (2017)_x000a__x000a_Distractor task (15 sec): similar to d2 distractor task_x000a_Control task (30 sec): syntax errors_x000a__x000a_Rest Periods: 30 sec" calcext:value-type="string">
            <text:p>snippets from Siegmund et al. (2017)_x000a__x000a_Compr. tasks (30 sec): snippets from Siegmund et al. (2017)_x000a__x000a_Distractor task (15 sec): similar to d2 distractor task_x000a_Control task (30 sec): syntax errors_x000a__x000a_Rest Periods: 30 sec</text:p>
          </table:table-cell>
          <table:table-cell table:style-name="ce127" office:value-type="string" calcext:value-type="string">
            <text:p>n=22 students  / Excluded: 2 (calibration not possible)</text:p>
            <text:p>- 13 grads, 9 undergrad</text:p>
            <text:p/>
            <text:p>Male: 20/22</text:p>
            <text:p>Age: 26.70 ± 6.16</text:p>
            <text:p>Handedness: <text:span text:style-name="T106">"We invited left-handed participants for a second fMRI session to determine their language-dominant hemisphere"</text:span></text:p>
            <text:p><text:span text:style-name="T99">Vision: --</text:span></text:p>
            <text:p/>
            <text:p/>
          </table:table-cell>
          <table:table-cell table:style-name="ce103" office:value-type="string" calcext:value-type="string">
            <text:p>-</text:p>
          </table:table-cell>
          <table:table-cell table:style-name="ce103" office:value-type="string" calcext:value-type="string">
            <text:p>experience in object-oriented programming</text:p>
          </table:table-cell>
          <table:table-cell table:style-name="ce103" office:value-type="string" calcext:value-type="string">
            <text:p>Years of experience: 6.14 ± 4.57 </text:p>
            <text:p>Experience score: 2.73 ± 0.75</text:p>
            <text:p>Java experience: 1.93 ± 0.33</text:p>
          </table:table-cell>
          <table:table-cell table:style-name="ce124"/>
          <table:table-cell table:style-name="ce149" office:value-type="string" calcext:value-type="string">
            <text:p>threats to validity: Input of function implies function “function(hamburg, burg)”→implies substring, Großer frageumfang macht einzelne Aussagen weniger glaubwürdig (top-down, bottom up, obfuscated, normal identifiers, switched other english words)</text:p>
          </table:table-cell>
          <table:table-cell office:value-type="string" calcext:value-type="string">
            <text:p>both</text:p>
          </table:table-cell>
          <table:table-cell table:style-name="ce158" office:value-type="string" calcext:value-type="string">
            <text:p>Ergebnis bei festen eingaben</text:p>
          </table:table-cell>
          <table:table-cell table:style-name="ce160" office:value-type="string" calcext:value-type="string">
            <text:p>syntax errors</text:p>
          </table:table-cell>
          <table:table-cell office:value-type="string" calcext:value-type="string">
            <text:p>Simultaneous fMRI and Eye Tracking, scrambled var names, normal var namesand changed to different english names for vars.</text:p>
          </table:table-cell>
          <table:table-cell office:value-type="string" calcext:value-type="string">
            <text:p>offen</text:p>
          </table:table-cell>
          <table:table-cell office:value-type="string" calcext:value-type="string">
            <text:p>syntax error</text:p>
          </table:table-cell>
          <table:table-cell table:number-columns-repeated="36"/>
        </table:table-row>
        <table:table-row table:style-name="ro1">
          <table:table-cell table:style-name="ce99" office:value-type="string" calcext:value-type="string">
            <text:p><text:a xlink:href="https://dl.acm.org/doi/pdf/10.1145/3196321.3196347" xlink:type="simple">The Effect of Poor Source Code Lexicon and Readability on Developers’ Cognitive Load</text:a></text:p>
          </table:table-cell>
          <table:table-cell table:style-name="ce104" office:value-type="string" calcext:value-type="string">
            <text:p>ICPC</text:p>
          </table:table-cell>
          <table:table-cell table:style-name="ce104" office:value-type="string" calcext:value-type="string">
            <text:p>S. Fakhoury, Y. Ma, V. Arnaoudova, and O. Adesope</text:p>
          </table:table-cell>
          <table:table-cell table:style-name="ce104" office:value-type="float" office:value="2018" calcext:value-type="float">
            <text:p>2018</text:p>
          </table:table-cell>
          <table:table-cell table:style-name="ce104"/>
          <table:table-cell table:style-name="ce111" office:value-type="string" calcext:value-type="string">
            <text:p>fNIRS</text:p>
          </table:table-cell>
          <table:table-cell table:style-name="ce119" office:value-type="string" calcext:value-type="string">
            <text:p>X</text:p>
          </table:table-cell>
          <table:table-cell table:style-name="ce104" office:value-type="string" calcext:value-type="string">
            <text:p>Yes</text:p>
          </table:table-cell>
          <table:table-cell table:style-name="ce125" table:number-columns-repeated="3"/>
          <table:table-cell table:style-name="ce104" table:number-columns-repeated="2"/>
          <table:table-cell table:style-name="ce125"/>
          <table:table-cell table:style-name="ce104" table:number-columns-repeated="2"/>
          <table:table-cell table:style-name="ce125" office:value-type="string" calcext:value-type="string">
            <text:p>N=17, 4 groups, 5,3,3,4 people</text:p>
          </table:table-cell>
          <table:table-cell table:style-name="ce104"/>
          <table:table-cell table:style-name="ce104" office:value-type="string" calcext:value-type="string">
            <text:p>Between 1-15 years of programming experience</text:p>
          </table:table-cell>
          <table:table-cell table:style-name="ce104"/>
          <table:table-cell table:style-name="ce125"/>
          <table:table-cell table:style-name="ce149" office:value-type="string" calcext:value-type="string">
            <text:p>threats to validity: groups of people, non-same size, huge difference between programming experience</text:p>
          </table:table-cell>
          <table:table-cell office:value-type="string" calcext:value-type="string">
            <text:p>top down with antipatterns</text:p>
          </table:table-cell>
          <table:table-cell table:style-name="ce159" office:value-type="string" calcext:value-type="string">
            <text:p>no specifics, difference between antipatterns and normal</text:p>
          </table:table-cell>
          <table:table-cell table:style-name="ce160" office:value-type="string" calcext:value-type="string">
            <text:p>bug finding/syntax errors</text:p>
          </table:table-cell>
          <table:table-cell office:value-type="string" calcext:value-type="string">
            <text:p>I hate it, errors in text “anitpattern”, website not clearly marked</text:p>
          </table:table-cell>
          <table:table-cell table:style-name="ce159" office:value-type="string" calcext:value-type="string">
            <text:p>None-specified</text:p>
          </table:table-cell>
          <table:table-cell office:value-type="string" calcext:value-type="string">
            <text:p>syntax error</text:p>
          </table:table-cell>
          <table:table-cell table:number-columns-repeated="36"/>
        </table:table-row>
        <table:table-row table:style-name="ro1">
          <table:table-cell table:style-name="ce99" office:value-type="string" calcext:value-type="string">
            <text:p><text:a xlink:href="https://dl.acm.org/doi/pdf/10.1109/EMIP.2019.00012?download=true" xlink:type="simple">Synchronized Analysis of Eye Movement and EEG During Program Comprehension</text:a></text:p>
          </table:table-cell>
          <table:table-cell table:style-name="ce104" office:value-type="string" calcext:value-type="string">
            <text:p>EMIP</text:p>
          </table:table-cell>
          <table:table-cell table:style-name="ce104" office:value-type="string" calcext:value-type="string">
            <text:p>T. Ishida, and H. Uwano</text:p>
          </table:table-cell>
          <table:table-cell table:style-name="ce104" office:value-type="float" office:value="2019" calcext:value-type="float">
            <text:p>2019</text:p>
          </table:table-cell>
          <table:table-cell table:style-name="ce104"/>
          <table:table-cell table:style-name="ce112" office:value-type="string" calcext:value-type="string">
            <text:p>EEG</text:p>
          </table:table-cell>
          <table:table-cell table:style-name="ce118" office:value-type="string" calcext:value-type="string">
            <text:p>X</text:p>
          </table:table-cell>
          <table:table-cell table:style-name="ce104" office:value-type="string" calcext:value-type="string">
            <text:p>yes</text:p>
          </table:table-cell>
          <table:table-cell table:style-name="ce125" table:number-columns-repeated="3"/>
          <table:table-cell table:style-name="ce104" table:number-columns-repeated="2"/>
          <table:table-cell table:style-name="ce125"/>
          <table:table-cell table:style-name="ce104" table:number-columns-repeated="2"/>
          <table:table-cell table:style-name="ce125" office:value-type="string" calcext:value-type="string">
            <text:p>N=5 undergrad students</text:p>
          </table:table-cell>
          <table:table-cell table:style-name="ce104" table:number-columns-repeated="3"/>
          <table:table-cell table:style-name="ce125"/>
          <table:table-cell table:style-name="ce149"/>
          <table:table-cell office:value-type="string" calcext:value-type="string">
            <text:p>bottom up</text:p>
          </table:table-cell>
          <table:table-cell office:value-type="string" calcext:value-type="string">
            <text:p>value of var at specific time</text:p>
          </table:table-cell>
          <table:table-cell office:value-type="string" calcext:value-type="string">
            <text:p>---</text:p>
          </table:table-cell>
          <table:table-cell/>
          <table:table-cell office:value-type="string" calcext:value-type="string">
            <text:p>line</text:p>
          </table:table-cell>
          <table:table-cell table:number-columns-repeated="37"/>
        </table:table-row>
        <table:table-row table:style-name="ro1">
          <table:table-cell table:style-name="ce99" office:value-type="string" calcext:value-type="string">
            <text:p><text:a xlink:href="https://ieeexplore.ieee.org/abstract/document/8856283" xlink:type="simple">Software code complexity assessment using EEG features</text:a></text:p>
          </table:table-cell>
          <table:table-cell table:style-name="ce104" office:value-type="string" calcext:value-type="string">
            <text:p>EMBC</text:p>
          </table:table-cell>
          <table:table-cell table:style-name="ce104" office:value-type="string" calcext:value-type="string">
            <text:p>J. Medeiros, R. Couceiro, J. Castelhano, M. Castelo Branco, G. Duarte, C. Duarte, J. Durães, H. Madeira, P. Carvalho, C. Teixeira</text:p>
          </table:table-cell>
          <table:table-cell table:style-name="ce104" office:value-type="float" office:value="2019" calcext:value-type="float">
            <text:p>2019</text:p>
          </table:table-cell>
          <table:table-cell table:style-name="ce104"/>
          <table:table-cell table:style-name="ce112" office:value-type="string" calcext:value-type="string">
            <text:p>EEG</text:p>
          </table:table-cell>
          <table:table-cell table:style-name="ce104"/>
          <table:table-cell table:style-name="ce104" office:value-type="string" calcext:value-type="string">
            <text:p>No</text:p>
          </table:table-cell>
          <table:table-cell table:style-name="ce125" table:number-columns-repeated="3"/>
          <table:table-cell table:style-name="ce104" table:number-columns-repeated="2"/>
          <table:table-cell table:style-name="ce125"/>
          <table:table-cell table:style-name="ce104" table:number-columns-repeated="2"/>
          <table:table-cell table:style-name="ce125" office:value-type="string" calcext:value-type="string">
            <text:p>N=30 </text:p>
          </table:table-cell>
          <table:table-cell table:style-name="ce104" table:number-columns-repeated="3"/>
          <table:table-cell table:style-name="ce125" office:value-type="string" calcext:value-type="string">
            <text:p><text:s/></text:p>
          </table:table-cell>
          <table:table-cell table:style-name="ce149"/>
          <table:table-cell office:value-type="string" calcext:value-type="string">
            <text:p>--</text:p>
          </table:table-cell>
          <table:table-cell table:style-name="ce159" office:value-type="string" calcext:value-type="string">
            <text:p>no specifics</text:p>
          </table:table-cell>
          <table:table-cell office:value-type="string" calcext:value-type="string">
            <text:p>baseline reading natural text</text:p>
          </table:table-cell>
          <table:table-cell office:value-type="string" calcext:value-type="string">
            <text:p>3 different code snippets</text:p>
          </table:table-cell>
          <table:table-cell table:style-name="ce159" office:value-type="string" calcext:value-type="string">
            <text:p>None-specified</text:p>
          </table:table-cell>
          <table:table-cell office:value-type="string" calcext:value-type="string">
            <text:p>natural text</text:p>
          </table:table-cell>
          <table:table-cell table:number-columns-repeated="36"/>
        </table:table-row>
        <table:table-row table:style-name="ro1">
          <table:table-cell table:style-name="ce100" office:value-type="string" calcext:value-type="string">
            <text:p><text:a xlink:href="https://arxiv.org/pdf/1903.03426.pdf" xlink:type="simple">A Replication Study on Code Comprehension and Expertise using Lightweight Biometric Sensors</text:a></text:p>
          </table:table-cell>
          <table:table-cell table:style-name="ce105" office:value-type="string" calcext:value-type="string">
            <text:p>ICPC (Replication Track)</text:p>
          </table:table-cell>
          <table:table-cell table:style-name="ce105" office:value-type="string" calcext:value-type="string">
            <text:p>D. Fucci, D. Girardi, N. Novielli, L. Quaranta, F. Lanubile</text:p>
          </table:table-cell>
          <table:table-cell table:style-name="ce105" office:value-type="float" office:value="2019" calcext:value-type="float">
            <text:p>2019</text:p>
          </table:table-cell>
          <table:table-cell table:style-name="ce105" office:value-type="string" calcext:value-type="string">
            <text:p>Replication of Floyd/Weimers ICSE'17 fMRI study of code comprehension and prose comprehension with lightweight sensors (EEG, EDA, heart sensor).</text:p>
          </table:table-cell>
          <table:table-cell table:style-name="ce113" office:value-type="string" calcext:value-type="string">
            <text:p>EEG, EDA, Heart sensor</text:p>
          </table:table-cell>
          <table:table-cell table:style-name="ce105"/>
          <table:table-cell table:style-name="ce105" office:value-type="string" calcext:value-type="string">
            <text:p>yes</text:p>
          </table:table-cell>
          <table:table-cell table:style-name="ce126" office:value-type="string" calcext:value-type="string">
            <text:p>code comprehension and <text:span text:style-name="T100">prose </text:span><text:span text:style-name="T101">comprehension</text:span></text:p>
          </table:table-cell>
          <table:table-cell table:style-name="ce126" office:value-type="string" calcext:value-type="string">
            <text:p><text:span text:style-name="T100">RQ1.</text:span><text:span text:style-name="T101"> Can we classify which task a participant </text:span></text:p>
            <text:p><text:span text:style-name="T99">is undertaking based on signals collected </text:span></text:p>
            <text:p><text:span text:style-name="T99">from lightweight biometric sensors?</text:span></text:p>
            <text:p><text:span text:style-name="T100">RQ2. </text:span><text:span text:style-name="T101">Can we relate expertise to classification accuracy?</text:span></text:p>
            <text:p/>
            <text:p><text:span text:style-name="T102">Results:</text:span></text:p>
            <text:p><text:span text:style-name="T99">Biometric sensors can be used to distinguish </text:span></text:p>
            <text:p><text:span text:style-name="T99">between code and prose comprehension with </text:span></text:p>
            <text:p><text:span text:style-name="T99">machine learning classifiers. Heart signals are </text:span></text:p>
            <text:p><text:span text:style-name="T99">the best input.</text:span></text:p>
            <text:p/>
            <text:p><text:span text:style-name="T99">There is a small, but non-significant correlation </text:span></text:p>
            <text:p><text:span text:style-name="T99">between expertise and the obtained physiological data.</text:span></text:p>
          </table:table-cell>
          <table:table-cell table:style-name="ce126" office:value-type="string" calcext:value-type="string">
            <text:p>1) task (code vs. text comprehension)</text:p>
            <text:p>2) expertise (based on number of credits</text:p>
            <text:p> of classes taken at university)</text:p>
          </table:table-cell>
          <table:table-cell table:style-name="ce105" office:value-type="string" calcext:value-type="string">
            <text:p>Physiological response </text:p>
            <text:p>(EEG, EDA, heart)</text:p>
          </table:table-cell>
          <table:table-cell table:style-name="ce105" office:value-type="string" calcext:value-type="string">
            <text:p>Within</text:p>
          </table:table-cell>
          <table:table-cell table:style-name="ce126" office:value-type="string" calcext:value-type="string">
            <text:p><text:s/></text:p>
          </table:table-cell>
          <table:table-cell table:style-name="ce105"/>
          <table:table-cell table:style-name="ce105" office:value-type="string" calcext:value-type="string">
            <text:p>18 snippets from the original study</text:p>
          </table:table-cell>
          <table:table-cell table:style-name="ce126" office:value-type="string" calcext:value-type="string">
            <text:p><text:span text:style-name="T103">n=28</text:span><text:span text:style-name="T104"> </text:span><text:span text:style-name="T105">undergrads</text:span><text:span text:style-name="T104"> (originally 32, but 4 were excluded to technical and competency problems)</text:span></text:p>
            <text:p><text:span text:style-name="T99">lacking performance, 2 for technical issues)</text:span></text:p>
          </table:table-cell>
          <table:table-cell table:style-name="ce105" office:value-type="string" calcext:value-type="string">
            <text:p><text:s/></text:p>
          </table:table-cell>
          <table:table-cell table:style-name="ce105" table:number-columns-repeated="2"/>
          <table:table-cell table:style-name="ce145" office:value-type="string" calcext:value-type="string">
            <text:p><text:a xlink:href="https://bit.ly/2SjBP3P" xlink:type="simple">https://bit.ly/2SjBP3P</text:a></text:p>
          </table:table-cell>
          <table:table-cell table:style-name="ce150" office:value-type="string" calcext:value-type="string">
            <text:p>A pre-pilot found that Floyd's code review task was overwhelming.</text:p>
          </table:table-cell>
          <table:table-cell office:value-type="string" calcext:value-type="string">
            <text:p>bottom up</text:p>
          </table:table-cell>
          <table:table-cell table:style-name="ce158" office:value-type="string" calcext:value-type="string">
            <text:p>Code comprehension, true/false assessment of statement</text:p>
          </table:table-cell>
          <table:table-cell office:value-type="string" calcext:value-type="string">
            <text:p>natural language comprehension, also true/false assessment</text:p>
          </table:table-cell>
          <table:table-cell office:value-type="string" calcext:value-type="string">
            <text:p>code snippets not in lab package</text:p>
          </table:table-cell>
          <table:table-cell office:value-type="string" calcext:value-type="string">
            <text:p>ja/nein</text:p>
          </table:table-cell>
          <table:table-cell office:value-type="string" calcext:value-type="string">
            <text:p>natural text</text:p>
          </table:table-cell>
          <table:table-cell table:number-columns-repeated="36"/>
        </table:table-row>
        <table:table-row table:style-name="ro1">
          <table:table-cell table:style-name="ce98" office:value-type="string" calcext:value-type="string">
            <text:p><text:a xlink:href="https://link.springer.com/content/pdf/10.1007/s11682-018-9885-1.pdf" xlink:type="simple">The role of the insula in intuitive expert bug detection in computer code: an fMRI study</text:a></text:p>
          </table:table-cell>
          <table:table-cell table:style-name="ce103" office:value-type="string" calcext:value-type="string">
            <text:p>Brain Imaging and Behavior</text:p>
          </table:table-cell>
          <table:table-cell table:style-name="ce103" office:value-type="string" calcext:value-type="string">
            <text:p>J. Castelhano, I. Duarte, C. Ferreira, J. Duraes, Henrique Madeira &amp; Miguel Castelo-Branco</text:p>
          </table:table-cell>
          <table:table-cell table:style-name="ce103" office:value-type="float" office:value="2019" calcext:value-type="float">
            <text:p>2019</text:p>
          </table:table-cell>
          <table:table-cell table:style-name="ce103"/>
          <table:table-cell table:style-name="ce110" office:value-type="string" calcext:value-type="string">
            <text:p>fMRI</text:p>
          </table:table-cell>
          <table:table-cell table:style-name="ce120" office:value-type="string" calcext:value-type="string">
            <text:p>X</text:p>
          </table:table-cell>
          <table:table-cell table:style-name="ce103" office:value-type="string" calcext:value-type="string">
            <text:p>Yes, seperately analyzed</text:p>
          </table:table-cell>
          <table:table-cell table:style-name="ce124" office:value-type="string" calcext:value-type="string">
            <text:p><text:span text:style-name="T102">bug suspicion+detection</text:span></text:p>
            <text:p/>
          </table:table-cell>
          <table:table-cell table:style-name="ce124" office:value-type="string" calcext:value-type="string">
            <text:p><text:span text:style-name="T222">RQ</text:span><text:span text:style-name="T223">. Is activity in these brain regions within the salience network </text:span></text:p>
            <text:p><text:span text:style-name="T106">predictive of bug detection accuracy during source code debugging?</text:span></text:p>
            <text:p/>
            <text:p><text:span text:style-name="T99">We discovered a distinct role for the insula in bug monitoring and detection and a novel connectivity pattern;</text:span></text:p>
            <text:p><text:span text:style-name="T99">• insula activity levels were critically related to the quality of error detection, involving intuition;</text:span></text:p>
            <text:p><text:span text:style-name="T99">• activity in this salience network (SN) region evoked by bug suspicion was predictive of bug detection precision;</text:span></text:p>
            <text:p><text:span text:style-name="T99">• Connectivity analysis provided evidence for top-down circuit "reutilization" stemming from anterior cingulate cortex (BA32), a core region in the SN</text:span></text:p>
          </table:table-cell>
          <table:table-cell table:style-name="ce124" office:value-type="string" calcext:value-type="string">
            <text:p>task (bugs vs. neutral code)</text:p>
            <text:p/>
            <text:p/>
            <text:p>Randomized Order: yes</text:p>
            <text:p>Prior Training: no</text:p>
          </table:table-cell>
          <table:table-cell table:style-name="ce103" office:value-type="string" calcext:value-type="string">
            <text:p>BOLD response</text:p>
            <text:p/>
          </table:table-cell>
          <table:table-cell table:style-name="ce103" office:value-type="string" calcext:value-type="string">
            <text:p>Within</text:p>
          </table:table-cell>
          <table:table-cell table:style-name="ce124" office:value-type="string" calcext:value-type="string">
            <text:p>joystick for line navigation and button choice selection</text:p>
          </table:table-cell>
          <table:table-cell table:style-name="ce103"/>
          <table:table-cell table:style-name="ce103" office:value-type="string" calcext:value-type="string">
            <text:p><text:span text:style-name="T100">Compr. task (10-15 mim): C-code</text:span><text:span text:style-name="T101"> programs (QuickSort (&lt; 15 min), ShellSort (&lt; 15 min), MatrixMultiplication (&lt; 10 min))</text:span></text:p>
            <text:p><text:span text:style-name="T99">LOC 20-60 with 4-7 bugs</text:span></text:p>
            <text:p><text:span text:style-name="T119">! participants were told which blocks included errors</text:span></text:p>
            <text:p/>
            <text:p><text:span text:style-name="T100">Control task (4 min):</text:span><text:span text:style-name="T101"> 3x neutral code without bugs</text:span></text:p>
            <text:p/>
            <text:p><text:span text:style-name="T100">Rest Periods:</text:span><text:span text:style-name="T101"> 30 sec ("baseline blocks") </text:span></text:p>
            <text:p/>
            <text:p><text:span text:style-name="T99">+ divided into two runs</text:span></text:p>
            <text:p><text:span text:style-name="T119">-&gt; not further specified what was included per run?</text:span></text:p>
            <text:p/>
            <text:p/>
          </table:table-cell>
          <table:table-cell table:style-name="ce124" office:value-type="string" calcext:value-type="string">
            <text:p><text:span text:style-name="T100">n=20 professionals</text:span><text:span text:style-name="T101"> / Excluded: 1</text:span></text:p>
            <text:p/>
            <text:p><text:span text:style-name="T99">Male: 18/19</text:span></text:p>
            <text:p><text:span text:style-name="T99">Age: 28</text:span></text:p>
            <text:p><text:span text:style-name="T99">Right-Handed: 18/19 (but all participants preferred to use the joystick with the right hand)</text:span></text:p>
            <text:p><text:span text:style-name="T99">Vision: normal or corrected-to-normal</text:span></text:p>
            <text:p/>
            <text:p/>
          </table:table-cell>
          <table:table-cell table:style-name="ce103" office:value-type="string" calcext:value-type="string">
            <text:p><text:s/>-</text:p>
          </table:table-cell>
          <table:table-cell table:style-name="ce103" office:value-type="string" calcext:value-type="string">
            <text:p>master and/or PhD degrees;</text:p>
            <text:p>strong experience as formal code inspectors</text:p>
          </table:table-cell>
          <table:table-cell table:style-name="ce103" office:value-type="string" calcext:value-type="string">
            <text:p>more than 3 years of experience with C language programming</text:p>
          </table:table-cell>
          <table:table-cell table:style-name="ce124"/>
          <table:table-cell table:style-name="ce149"/>
          <table:table-cell office:value-type="string" calcext:value-type="string">
            <text:p>??</text:p>
          </table:table-cell>
          <table:table-cell table:style-name="ce160" office:value-type="string" calcext:value-type="string">
            <text:p>bug suspicion/assessment</text:p>
          </table:table-cell>
          <table:table-cell office:value-type="string" calcext:value-type="string">
            <text:p>clean code</text:p>
          </table:table-cell>
          <table:table-cell office:value-type="string" calcext:value-type="string">
            <text:p>bug finding</text:p>
          </table:table-cell>
          <table:table-cell office:value-type="string" calcext:value-type="string">
            <text:p>line</text:p>
          </table:table-cell>
          <table:table-cell table:number-columns-repeated="37"/>
        </table:table-row>
        <table:table-row table:style-name="ro1">
          <table:table-cell table:style-name="ce98" office:value-type="string" calcext:value-type="string">
            <text:p><text:a xlink:href="https://dl.acm.org/doi/pdf/10.1109/ICSE.2019.00053?download=true" xlink:type="simple">Distilling Neural Representations of Data Structure Manipulation using fMRI and fNIRS</text:a></text:p>
          </table:table-cell>
          <table:table-cell table:style-name="ce103" office:value-type="string" calcext:value-type="string">
            <text:p>ICSE</text:p>
          </table:table-cell>
          <table:table-cell table:style-name="ce103" office:value-type="string" calcext:value-type="string">
            <text:p>Y. Huang, X. Liu, R. Krueger, T. Santander, X. Hu, K. Leach, T. Santander, and W. Weimer</text:p>
          </table:table-cell>
          <table:table-cell table:style-name="ce103" office:value-type="float" office:value="2019" calcext:value-type="float">
            <text:p>2019</text:p>
          </table:table-cell>
          <table:table-cell table:style-name="ce103"/>
          <table:table-cell table:style-name="ce114" office:value-type="string" calcext:value-type="string">
            <text:p>fMRI/fNIRS</text:p>
            <text:p/>
          </table:table-cell>
          <table:table-cell table:style-name="ce103"/>
          <table:table-cell table:style-name="ce121" office:value-type="string" calcext:value-type="string">
            <text:p><text:span text:style-name="T99">No</text:span></text:p>
            <text:p/>
            <text:p/>
          </table:table-cell>
          <table:table-cell table:style-name="ce127" office:value-type="string" calcext:value-type="string">
            <text:p>manipulating data structures mentally</text:p>
          </table:table-cell>
          <table:table-cell table:style-name="ce124" office:value-type="string" calcext:value-type="string">
            <text:p><text:span text:style-name="T107">RQ1.</text:span><text:span text:style-name="T108"> </text:span><text:span text:style-name="T109">Do data structure manipulations involve </text:span><text:span text:style-name="T110">spatial ability</text:span><text:span text:style-name="T111">? </text:span></text:p>
            <text:p><text:span text:style-name="T120">• </text:span><text:span text:style-name="T218">related but distinct </text:span><text:span text:style-name="T219">neural tasks (data structure and spatial operations use the same focal regions of the brain but to different degrees)</text:span></text:p>
            <text:p/>
            <text:p><text:span text:style-name="T107">RQ2.</text:span><text:span text:style-name="T108"> </text:span><text:span text:style-name="T109">What is the </text:span><text:span text:style-name="T110">role of task difficulty</text:span><text:span text:style-name="T111">?</text:span></text:p>
            <text:p><text:span text:style-name="T99">• higher problem difficulty induces higher cognitive load than do problems </text:span></text:p>
            <text:p><text:span text:style-name="T99">of pure spatial reasoning</text:span></text:p>
            <text:p/>
            <text:p><text:span text:style-name="T224">RQ3.</text:span><text:span text:style-name="T225"> Do</text:span><text:span text:style-name="T226"> fMRI and fNIRS </text:span><text:span text:style-name="T227">agree for software engineering? </text:span></text:p>
            <text:p><text:span text:style-name="T99">• fNIRS is less expensive and more permissive, there are some computing-relevant brain regions </text:span></text:p>
            <text:p><text:span text:style-name="T99">that only fMRI can reach</text:span></text:p>
            <text:p/>
            <text:p><text:span text:style-name="T224">RQ4.</text:span><text:span text:style-name="T225"> How do</text:span><text:span text:style-name="T226"> self-reporting and neuroimaging</text:span><text:span text:style-name="T227"> compare?</text:span></text:p>
            <text:p><text:span text:style-name="T99">•  While medical imaging data found a nuanced relationship between mental rotation and data structure tasks, [...] </text:span></text:p>
            <text:p><text:span text:style-name="T99">subjective self- report only rarely mentioned any connections.</text:span></text:p>
            <text:p/>
          </table:table-cell>
          <table:table-cell table:style-name="ce124" office:value-type="string" calcext:value-type="string">
            <text:p>(1) task (mental rotation vs. code)</text:p>
            <text:p>(2) task difficulty</text:p>
            <text:p>(3) method</text:p>
            <text:p/>
            <text:p/>
            <text:p>Randomized Order: yes</text:p>
            <text:p>Prior Training: yes (training video before scanner session)</text:p>
          </table:table-cell>
          <table:table-cell table:style-name="ce103" office:value-type="string" calcext:value-type="string">
            <text:p>(1) BOLD response</text:p>
            <text:p>(2 ?) subjective's experience of the task</text:p>
          </table:table-cell>
          <table:table-cell table:style-name="ce103" office:value-type="string" calcext:value-type="string">
            <text:p>Within (fMRI) / Within (fNIRS)</text:p>
          </table:table-cell>
          <table:table-cell table:style-name="ce124" office:value-type="string" calcext:value-type="string">
            <text:p>A/B response required</text:p>
          </table:table-cell>
          <table:table-cell table:style-name="ce103" office:value-type="string" calcext:value-type="string">
            <text:p>60 min (3x20min)</text:p>
          </table:table-cell>
          <table:table-cell table:style-name="ce103" office:value-type="string" calcext:value-type="string">
            <text:p><text:span text:style-name="T102">Stimuli (30 sec)</text:span></text:p>
            <text:p><text:span text:style-name="T99">3x task blocks of 10 stimuli per category (30 stimuli in total):</text:span></text:p>
            <text:p/>
            <text:p><text:span text:style-name="T99">(1) sequences (lists and arrays)</text:span></text:p>
            <text:p><text:span text:style-name="T99">(2) trees</text:span></text:p>
            <text:p><text:span text:style-name="T99">(3) mental rotation</text:span></text:p>
            <text:p/>
            <text:p><text:span text:style-name="T99">task difficulty defined as:</text:span></text:p>
            <text:p><text:span text:style-name="T99">(1+2) total number fo elements in sequence/tree</text:span></text:p>
            <text:p><text:span text:style-name="T99">(3) rotational angle</text:span></text:p>
            <text:p/>
            <text:p><text:span text:style-name="T103">Rest Periods: </text:span><text:span text:style-name="T104">5 min between each task block and</text:span><text:span text:style-name="T105"> </text:span><text:span text:style-name="T104">2-10 sec for baseline picture after EACH stimuli</text:span></text:p>
            <text:p/>
          </table:table-cell>
          <table:table-cell table:style-name="ce127" office:value-type="string" calcext:value-type="string">
            <text:p>n=76  students / Excluded: 6</text:p>
            <text:p/>
            <text:p>fMRI: 30 (23 undergrad, 7 grad)</text:p>
            <text:p>Male: 16/30</text:p>
            <text:p/>
            <text:p>fNIRS: 40 (31 undergrad, 9 grad)</text:p>
            <text:p>Male: 30/40</text:p>
          </table:table-cell>
          <table:table-cell table:style-name="ce103"/>
          <table:table-cell table:style-name="ce103" office:value-type="string" calcext:value-type="string">
            <text:p>computing background</text:p>
          </table:table-cell>
          <table:table-cell table:style-name="ce103" office:value-type="string" calcext:value-type="string">
            <text:p>--</text:p>
          </table:table-cell>
          <table:table-cell table:style-name="ce124" office:value-type="string" calcext:value-type="string">
            <text:p>link to project's website from paper doesn't work</text:p>
          </table:table-cell>
          <table:table-cell table:style-name="ce149" office:value-type="string" calcext:value-type="string">
            <text:p><text:span text:style-name="T100">After study:</text:span><text:span text:style-name="T101"> After the scanning, participants completed a post survey to provide verbal explanations of their choices and actions.</text:span></text:p>
          </table:table-cell>
          <table:table-cell office:value-type="string" calcext:value-type="string">
            <text:p>none</text:p>
          </table:table-cell>
          <table:table-cell office:value-type="string" calcext:value-type="string">
            <text:p>mentally manipulating data structure</text:p>
          </table:table-cell>
          <table:table-cell office:value-type="string" calcext:value-type="string">
            <text:p>---</text:p>
          </table:table-cell>
          <table:table-cell/>
          <table:table-cell office:value-type="string" calcext:value-type="string">
            <text:p>Non-code</text:p>
          </table:table-cell>
          <table:table-cell table:number-columns-repeated="37"/>
        </table:table-row>
        <table:table-row table:style-name="ro1">
          <table:table-cell table:style-name="ce99" office:value-type="string" calcext:value-type="string">
            <text:p><text:a xlink:href="https://sarahfakhoury.com/2019-EMSE-Impact-Lexical-Structural-Inconsistencies-Cognitive-Load-Bug-Localization.pdf" xlink:type="simple">Measuring the Impact of Lexical and Structural Inconsistencies on Developers’ Cognitive Load during Bug Localization</text:a></text:p>
          </table:table-cell>
          <table:table-cell table:style-name="ce104" office:value-type="string" calcext:value-type="string">
            <text:p>EMSE</text:p>
          </table:table-cell>
          <table:table-cell table:style-name="ce104" office:value-type="string" calcext:value-type="string">
            <text:p>S. Fakhoury, Y. Ma, V. Arnaoudova, and O. Adesope</text:p>
          </table:table-cell>
          <table:table-cell table:style-name="ce104" office:value-type="float" office:value="2019" calcext:value-type="float">
            <text:p>2019</text:p>
          </table:table-cell>
          <table:table-cell table:style-name="ce104"/>
          <table:table-cell table:style-name="ce111" office:value-type="string" calcext:value-type="string">
            <text:p>fNIRS</text:p>
          </table:table-cell>
          <table:table-cell table:style-name="ce119" office:value-type="string" calcext:value-type="string">
            <text:p>X</text:p>
          </table:table-cell>
          <table:table-cell table:style-name="ce104" office:value-type="string" calcext:value-type="string">
            <text:p>Yes</text:p>
          </table:table-cell>
          <table:table-cell table:style-name="ce125" table:number-columns-repeated="3"/>
          <table:table-cell table:style-name="ce104" table:number-columns-repeated="2"/>
          <table:table-cell table:style-name="ce125"/>
          <table:table-cell table:style-name="ce104" table:number-columns-repeated="2"/>
          <table:table-cell table:style-name="ce125" office:value-type="string" calcext:value-type="string">
            <text:p>N=25</text:p>
          </table:table-cell>
          <table:table-cell table:style-name="ce104" table:number-columns-repeated="3"/>
          <table:table-cell table:style-name="ce125" office:value-type="string" calcext:value-type="string">
            <text:p><text:s/></text:p>
          </table:table-cell>
          <table:table-cell table:style-name="ce149" office:value-type="string" calcext:value-type="string">
            <text:p>threats to validity: bugs at around the same locality to reduce chance of it being found earlier → when this pattern is recognized, even earlier bug finding?</text:p>
          </table:table-cell>
          <table:table-cell office:value-type="string" calcext:value-type="string">
            <text:p>top down</text:p>
          </table:table-cell>
          <table:table-cell table:style-name="ce160" office:value-type="string" calcext:value-type="string">
            <text:p>Semantic bug localization</text:p>
          </table:table-cell>
          <table:table-cell office:value-type="string" calcext:value-type="string">
            <text:p>comprehension of natural language OR code snippet</text:p>
          </table:table-cell>
          <table:table-cell/>
          <table:table-cell office:value-type="string" calcext:value-type="string">
            <text:p>offen</text:p>
          </table:table-cell>
          <table:table-cell office:value-type="string" calcext:value-type="string">
            <text:p>semantic bug</text:p>
          </table:table-cell>
          <table:table-cell table:number-columns-repeated="36"/>
        </table:table-row>
        <table:table-row table:style-name="ro1">
          <table:table-cell table:style-name="ce99" office:value-type="string" calcext:value-type="string">
            <text:p><text:a xlink:href="https://ieeexplore.ieee.org/abstract/document/8805691" xlink:type="simple">Biofeedback Augmented Software Engineering: Monitoring of Programmers' Mental Effort</text:a></text:p>
          </table:table-cell>
          <table:table-cell table:style-name="ce104" office:value-type="string" calcext:value-type="string">
            <text:p>ICSE (NIER Track)</text:p>
          </table:table-cell>
          <table:table-cell table:style-name="ce104" office:value-type="string" calcext:value-type="string">
            <text:p>R. Couceiro, Gonçalo Duarte, João Durães, João Castelhano, Catarina Duarte, César Teixeira, Miguel Castelo Branco, Paulo Carvalho, Henrique Madeira</text:p>
          </table:table-cell>
          <table:table-cell table:style-name="ce104" office:value-type="float" office:value="2019" calcext:value-type="float">
            <text:p>2019</text:p>
          </table:table-cell>
          <table:table-cell table:style-name="ce104"/>
          <table:table-cell table:style-name="ce104" office:value-type="string" calcext:value-type="string">
            <text:p>Heart-rate variability (HRV)</text:p>
          </table:table-cell>
          <table:table-cell table:style-name="ce104"/>
          <table:table-cell table:style-name="ce104" office:value-type="string" calcext:value-type="string">
            <text:p>No</text:p>
          </table:table-cell>
          <table:table-cell table:style-name="ce125" table:number-columns-repeated="3"/>
          <table:table-cell table:style-name="ce104" table:number-columns-repeated="2"/>
          <table:table-cell table:style-name="ce125"/>
          <table:table-cell table:style-name="ce104" table:number-columns-repeated="2"/>
          <table:table-cell table:style-name="ce125" office:value-type="string" calcext:value-type="string">
            <text:p>N=26</text:p>
          </table:table-cell>
          <table:table-cell table:style-name="ce104" table:number-columns-repeated="3"/>
          <table:table-cell table:style-name="ce125" office:value-type="string" calcext:value-type="string">
            <text:p><text:s/></text:p>
          </table:table-cell>
          <table:table-cell table:style-name="ce149"/>
          <table:table-cell office:value-type="string" calcext:value-type="string">
            <text:p>---</text:p>
          </table:table-cell>
          <table:table-cell table:style-name="ce159" office:value-type="string" calcext:value-type="string">
            <text:p>none specified</text:p>
          </table:table-cell>
          <table:table-cell office:value-type="string" calcext:value-type="string">
            <text:p>---</text:p>
          </table:table-cell>
          <table:table-cell office:value-type="string" calcext:value-type="string">
            <text:p>Only 3 different java snippets, no statement about task</text:p>
          </table:table-cell>
          <table:table-cell table:style-name="ce159" office:value-type="string" calcext:value-type="string">
            <text:p>None-specified</text:p>
          </table:table-cell>
          <table:table-cell table:number-columns-repeated="37"/>
        </table:table-row>
        <table:table-row table:style-name="ro1">
          <table:table-cell table:style-name="ce99" office:value-type="string" calcext:value-type="string">
            <text:p><text:a xlink:href="https://ieeexplore.ieee.org/abstract/document/8987556" xlink:type="simple">Spotting Problematic Code Lines using Nonintrusive Programmers' Biofeedback</text:a></text:p>
          </table:table-cell>
          <table:table-cell table:style-name="ce104" office:value-type="string" calcext:value-type="string">
            <text:p>ISSRE</text:p>
          </table:table-cell>
          <table:table-cell table:style-name="ce104" office:value-type="string" calcext:value-type="string">
            <text:p>R. Couceiro, Raul Barbosa, Joáo Duráes, Gonçalo Duarte, Joáo Castelhano, Catarina Duarte, Cesar Teixeira, Nuno Laranjeiro, Júlio Medeiros, Paulo Carvalho, Miguel Castelo Branco, Henrique Madeira</text:p>
          </table:table-cell>
          <table:table-cell table:style-name="ce104" office:value-type="float" office:value="2019" calcext:value-type="float">
            <text:p>2019</text:p>
          </table:table-cell>
          <table:table-cell table:style-name="ce104"/>
          <table:table-cell table:style-name="ce104" office:value-type="string" calcext:value-type="string">
            <text:p>HRV, Pupil dilation</text:p>
          </table:table-cell>
          <table:table-cell table:style-name="ce119" office:value-type="string" calcext:value-type="string">
            <text:p>X</text:p>
          </table:table-cell>
          <table:table-cell table:style-name="ce104" office:value-type="string" calcext:value-type="string">
            <text:p>Yes</text:p>
          </table:table-cell>
          <table:table-cell table:style-name="ce125" table:number-columns-repeated="3"/>
          <table:table-cell table:style-name="ce104" table:number-columns-repeated="2"/>
          <table:table-cell table:style-name="ce125"/>
          <table:table-cell table:style-name="ce104" table:number-columns-repeated="2"/>
          <table:table-cell table:style-name="ce125" office:value-type="string" calcext:value-type="string">
            <text:p>N=30 </text:p>
          </table:table-cell>
          <table:table-cell table:style-name="ce104" table:number-columns-repeated="3"/>
          <table:table-cell table:style-name="ce125" office:value-type="string" calcext:value-type="string">
            <text:p><text:s/></text:p>
          </table:table-cell>
          <table:table-cell table:style-name="ce149" office:value-type="string" calcext:value-type="string">
            <text:p>threats to validity: 3 questions, no baseline to compare to except completely different tasks (natural language and gray screen)</text:p>
          </table:table-cell>
          <table:table-cell office:value-type="string" calcext:value-type="string">
            <text:p>no code shown</text:p>
          </table:table-cell>
          <table:table-cell table:style-name="ce159" office:value-type="string" calcext:value-type="string">
            <text:p>No specifics, Questions about program goal and structure</text:p>
          </table:table-cell>
          <table:table-cell office:value-type="string" calcext:value-type="string">
            <text:p>baseline natural text reading or gray screen</text:p>
          </table:table-cell>
          <table:table-cell/>
          <table:table-cell table:style-name="ce159" office:value-type="string" calcext:value-type="string">
            <text:p>None-specified</text:p>
          </table:table-cell>
          <table:table-cell table:number-columns-repeated="37"/>
        </table:table-row>
        <table:table-row table:style-name="ro1">
          <table:table-cell table:style-name="ce101" office:value-type="string" calcext:value-type="string">
            <text:p><text:a xlink:href="https://www.nature.com/articles/s41598-020-70360-z.pdf" xlink:type="simple">Programming experience associated with neural efficiency during figural reasoning</text:a></text:p>
          </table:table-cell>
          <table:table-cell table:style-name="ce106" office:value-type="string" calcext:value-type="string">
            <text:p><text:s/></text:p>
          </table:table-cell>
          <table:table-cell/>
          <table:table-cell table:style-name="ce106" office:value-type="float" office:value="2020" calcext:value-type="float">
            <text:p>2020</text:p>
          </table:table-cell>
          <table:table-cell/>
          <table:table-cell table:style-name="ce115" office:value-type="string" calcext:value-type="string">
            <text:p>EEG</text:p>
          </table:table-cell>
          <table:table-cell table:style-name="ce104"/>
          <table:table-cell/>
          <table:table-cell table:style-name="ce128" table:number-columns-repeated="3"/>
          <table:table-cell table:number-columns-repeated="2"/>
          <table:table-cell table:style-name="ce128"/>
          <table:table-cell table:number-columns-repeated="2"/>
          <table:table-cell table:style-name="ce128" office:value-type="string" calcext:value-type="string">
            <text:p>N=41, N=20 programmers, n=21 no experience</text:p>
          </table:table-cell>
          <table:table-cell table:number-columns-repeated="3"/>
          <table:table-cell table:style-name="ce128"/>
          <table:table-cell table:style-name="ce151"/>
          <table:table-cell office:value-type="string" calcext:value-type="string">
            <text:p>no code questions</text:p>
          </table:table-cell>
          <table:table-cell office:value-type="string" calcext:value-type="string">
            <text:p>intelligence test</text:p>
          </table:table-cell>
          <table:table-cell office:value-type="string" calcext:value-type="string">
            <text:p>---</text:p>
          </table:table-cell>
          <table:table-cell/>
          <table:table-cell office:value-type="string" calcext:value-type="string">
            <text:p>Non-code</text:p>
          </table:table-cell>
          <table:table-cell table:number-columns-repeated="37"/>
        </table:table-row>
        <table:table-row table:style-name="ro1">
          <table:table-cell table:style-name="ce98" office:value-type="string" calcext:value-type="string">
            <text:p><text:a xlink:href="https://web.eecs.umich.edu/~weimerw/p/weimer-icse2020.pdf" xlink:type="simple">Neurological Divide: An fMRI Study of Prose and Code Writing</text:a></text:p>
          </table:table-cell>
          <table:table-cell table:style-name="ce103" office:value-type="string" calcext:value-type="string">
            <text:p>ICSE</text:p>
          </table:table-cell>
          <table:table-cell table:style-name="ce103" office:value-type="string" calcext:value-type="string">
            <text:p>R. Krueger, Y. Huang, X. Liu, T. Santander, W. Weimer, K. Leach</text:p>
          </table:table-cell>
          <table:table-cell table:style-name="ce103" office:value-type="float" office:value="2020" calcext:value-type="float">
            <text:p>2020</text:p>
          </table:table-cell>
          <table:table-cell table:style-name="ce103"/>
          <table:table-cell table:style-name="ce110" office:value-type="string" calcext:value-type="string">
            <text:p>fMRI</text:p>
          </table:table-cell>
          <table:table-cell table:style-name="ce103"/>
          <table:table-cell table:style-name="ce103" office:value-type="string" calcext:value-type="string">
            <text:p>No</text:p>
          </table:table-cell>
          <table:table-cell table:style-name="ce124" office:value-type="string" calcext:value-type="string">
            <text:p>code and prose<text:span text:style-name="T102"> writing</text:span></text:p>
            <text:p/>
            <text:p><text:span text:style-name="T106">Fill-in-the- blank (FITB):</text:span></text:p>
            <text:p><text:span text:style-name="T99">type a short word or expression that participants thought</text:span></text:p>
            <text:p><text:span text:style-name="T99">best completed a short sentence or snippet</text:span></text:p>
            <text:p/>
            <text:p><text:span text:style-name="T106">Long response (LR):</text:span></text:p>
            <text:p><text:span text:style-name="T99">write a complete response to a high-level task or question</text:span></text:p>
          </table:table-cell>
          <table:table-cell table:style-name="ce124" office:value-type="string" calcext:value-type="string">
            <text:p><text:span text:style-name="T100">RQ1. </text:span><text:span text:style-name="T118">Do self reports claim code writing is like prose writing? </text:span></text:p>
            <text:p><text:span text:style-name="T99">•  subjective reports do not align with measurements of the neural correlates of code and prose writing</text:span></text:p>
            <text:p/>
            <text:p><text:span text:style-name="T100">RQ2.</text:span><text:span text:style-name="T118"> Does the brain treat code writing like prose writing? </text:span></text:p>
            <text:p><text:span text:style-name="T99">• significant (2.4 ≤ t ≤ 6.2) and widely-distributed difference in neural activity between code writing and prose writing in general. The brain does not treat code writing and prose writing as similar tasks.</text:span></text:p>
            <text:p/>
            <text:p><text:span text:style-name="T100">RQ3. </text:span><text:span text:style-name="T118">What low-level features explain code and prose writing? </text:span></text:p>
            <text:p><text:span text:style-name="T99">• At a low level, writing code requires significantly (−5.1 ≤ t ≤ −4.2 and 2.3 ≤ t ≤ 7.0) more activity in parts of the brain associ- ated with careful top-down control, planning, and categorization than does writing prose.</text:span></text:p>
            <text:p/>
            <text:p><text:span text:style-name="T100">RQ4.</text:span><text:span text:style-name="T118"> What high-level features explain code and prose writing?</text:span></text:p>
            <text:p><text:span text:style-name="T99">• While prose writing involves activation in canonical areas associated with language, code writing involves a very </text:span></text:p>
            <text:p><text:span text:style-name="T99">different set of right-lateralized regions associated with attention, memory, planning and spatial ability.</text:span></text:p>
            <text:p/>
            <text:p><text:span text:style-name="T99">Our primary finding is that code writing and prose writing feature significantly different patterns of neural activity, </text:span></text:p>
            <text:p><text:span text:style-name="T99">particularly in parts of the brain associated with attention control, working memory, and spatial cognition. </text:span></text:p>
            <text:p/>
          </table:table-cell>
          <table:table-cell table:style-name="ce124" office:value-type="string" calcext:value-type="string">
            <text:p>(1) task (code vs. prose)</text:p>
            <text:p>(2) size (fill-in-the-blank vs. long response)</text:p>
            <text:p/>
            <text:p/>
            <text:p>Randomized Order: yes (both category and task order)</text:p>
            <text:p>Prior Training: yes (training video before scanner session)</text:p>
          </table:table-cell>
          <table:table-cell table:style-name="ce103" office:value-type="string" calcext:value-type="string">
            <text:p>(1) BOLD response</text:p>
            <text:p>(2 ?) subjective's experience of the task</text:p>
          </table:table-cell>
          <table:table-cell table:style-name="ce103" office:value-type="string" calcext:value-type="string">
            <text:p>Within</text:p>
          </table:table-cell>
          <table:table-cell table:style-name="ce124" office:value-type="string" calcext:value-type="string">
            <text:p>keyboard that moves all metal</text:p>
            <text:p>and control logic to a separate room</text:p>
          </table:table-cell>
          <table:table-cell table:style-name="ce103"/>
          <table:table-cell table:style-name="ce103" office:value-type="string" calcext:value-type="string">
            <text:p>4x task blocks (20 min), each consisting of either 17xFITB or 9xLR:</text:p>
            <text:p/>
            <text:p><text:span text:style-name="T253">FITB (30 sec):</text:span><text:span text:style-name="T254"> </text:span></text:p>
            <text:p><text:span text:style-name="T99">(Code) prompt-answer pairs* with blank in response</text:span></text:p>
            <text:p><text:span text:style-name="T99">(Prose) Scholastic Assessment Test (SAT) prompts</text:span></text:p>
            <text:p/>
            <text:p><text:span text:style-name="T255">LR (60 sec): </text:span></text:p>
            <text:p><text:span text:style-name="T99">(Code) a set of 9 prompts that pilot study suggested as answerable within 60 seconds</text:span></text:p>
            <text:p><text:span text:style-name="T99">(Prose) generated by matching search words with a set of English as a Second Language (ESL) long response prompts</text:span></text:p>
            <text:p/>
            <text:p><text:span text:style-name="T99">*Code task:</text:span></text:p>
            <text:p><text:span text:style-name="T99">adapting tasks from Turing’s Craft (see Link to additional Material)</text:span></text:p>
            <text:p><text:span text:style-name="T238">! not specified </text:span><text:span text:style-name="T239">whether they focussed on a specific language. Python, Java, C++, C, and C# possible</text:span></text:p>
            <text:p/>
          </table:table-cell>
          <table:table-cell table:style-name="ce127" office:value-type="string" calcext:value-type="string">
            <text:p>n=30 students / Excluded: 6</text:p>
            <text:p>- 27 undergrad / 3 grad</text:p>
            <text:p/>
            <text:p>Male: 16/24 (Female 10 (Excl. 2), but <text:span text:style-name="T260">1 </text:span><text:span text:style-name="T261">Fluid</text:span><text:span text:style-name="T262">)</text:span></text:p>
            <text:p><text:span text:style-name="T99">Age:</text:span></text:p>
            <text:p><text:span text:style-name="T99">Right-Handed: all</text:span></text:p>
            <text:p><text:span text:style-name="T99">Vision: normal or corrected-to-normal</text:span></text:p>
            <text:p/>
            <text:p><text:span text:style-name="T106">- native English speakers</text:span></text:p>
          </table:table-cell>
          <table:table-cell table:style-name="ce103" office:value-type="string" calcext:value-type="string">
            <text:p>-</text:p>
          </table:table-cell>
          <table:table-cell table:style-name="ce103" office:value-type="string" calcext:value-type="string">
            <text:p><text:span text:style-name="T255">Data colllected:</text:span></text:p>
            <text:p><text:span text:style-name="T106">- basic demographic data (sex, gender, age, cumulative GPA, and years of experience) </text:span></text:p>
            <text:p><text:span text:style-name="T106">- socioeconomic status (SES) data</text:span></text:p>
            <text:p><text:span text:style-name="T106">- Positive and Negative Affect Scale (PANAS, emotional health), </text:span></text:p>
            <text:p><text:span text:style-name="T106">- Autism Spectrum Disorder (ASD), and </text:span></text:p>
            <text:p><text:span text:style-name="T106">- Need for Cognition (NFC, inclination for effortful cognition)</text:span></text:p>
            <text:p><text:span text:style-name="T106">- short programming quiz to assess basic C/C++ programming skills</text:span></text:p>
            <text:p><text:span text:style-name="T119">-&gt; results not listed or linked to in paper</text:span></text:p>
            <text:p/>
            <text:p><text:span text:style-name="T270">!! </text:span><text:span text:style-name="T271">Although we conducted a</text:span><text:span text:style-name="T272"> </text:span><text:span text:style-name="T273">correlation analysis between these demographic and psychological measures and </text:span></text:p>
            <text:p><text:span text:style-name="T222">brain activities</text:span><text:span text:style-name="T223">, none survived a strict false discovery rate correction (q &lt; 0.05). </text:span></text:p>
            <text:p><text:span text:style-name="T255">We claim no significant demographic or attitudinal correlation with code or prose writing in our study.</text:span></text:p>
            <text:p><text:span text:style-name="T119">-&gt; not done or mentioned in other papers so far</text:span></text:p>
          </table:table-cell>
          <table:table-cell table:style-name="ce103" office:value-type="string" calcext:value-type="string">
            <text:p>average of 5.2 semesters of programming experience</text:p>
          </table:table-cell>
          <table:table-cell table:style-name="ce144" office:value-type="string" calcext:value-type="string">
            <text:p><text:a xlink:href="https://www.turingscraft.com/" xlink:type="simple"> https://www.turingscraft.com 

CodeLab has 800+ short exercises, each focused on a particular 
programming idea or language construct [Python, Java, C++, C, and C#] . 
The student types in code and the system immediately judges its correctness, 
offering hints when the submission is incorrect.</text:a></text:p>
          </table:table-cell>
          <table:table-cell table:style-name="ce149" office:value-type="string" calcext:value-type="string">
            <text:p>threats to validity: subjects need to type a pretty big amount inside an fmri scanner, so a still position cannot be assumed totally</text:p>
          </table:table-cell>
          <table:table-cell office:value-type="string" calcext:value-type="string">
            <text:p>code writing/completition (top-down?)</text:p>
          </table:table-cell>
          <table:table-cell office:value-type="string" calcext:value-type="string">
            <text:p>complete the snippet (prose or code)</text:p>
          </table:table-cell>
          <table:table-cell office:value-type="string" calcext:value-type="string">
            <text:p>4 different cases: fill in the blanks and long response for both prose and code</text:p>
          </table:table-cell>
          <table:table-cell/>
          <table:table-cell office:value-type="string" calcext:value-type="string">
            <text:p>fill in the blank</text:p>
          </table:table-cell>
          <table:table-cell office:value-type="string" calcext:value-type="string">
            <text:p>and offen</text:p>
          </table:table-cell>
          <table:table-cell table:number-columns-repeated="36"/>
        </table:table-row>
        <table:table-row table:style-name="ro1">
          <table:table-cell table:style-name="ce98" office:value-type="string" calcext:value-type="string">
            <text:p><text:a xlink:href="https://www.biorxiv.org/content/biorxiv/early/2020/01/29/2020.01.28.923953.full.pdf" xlink:type="simple">Expert programmers have fine-tuned cortical representations of source code</text:a></text:p>
          </table:table-cell>
          <table:table-cell table:style-name="ce103" office:value-type="string" calcext:value-type="string">
            <text:p>bioRxiv</text:p>
          </table:table-cell>
          <table:table-cell table:style-name="ce103" office:value-type="string" calcext:value-type="string">
            <text:p>Y. Ikutani, T. Kubo, S. Nishida, H. Hata, Kenichi Matsumoto, Kazushi Ikeda, Shinji Nishimoto</text:p>
          </table:table-cell>
          <table:table-cell table:style-name="ce108" office:value-type="float" office:value="2020" calcext:value-type="float">
            <text:p>2020</text:p>
          </table:table-cell>
          <table:table-cell table:style-name="ce103" office:value-type="string" calcext:value-type="string">
            <text:p>No</text:p>
          </table:table-cell>
          <table:table-cell table:style-name="ce110" office:value-type="string" calcext:value-type="string">
            <text:p>fMRI</text:p>
          </table:table-cell>
          <table:table-cell table:style-name="ce103"/>
          <table:table-cell table:style-name="ce103" office:value-type="string" calcext:value-type="string">
            <text:p>No</text:p>
          </table:table-cell>
          <table:table-cell table:style-name="ce127" office:value-type="string" calcext:value-type="string">
            <text:p>categorize code snippets into functional categories</text:p>
          </table:table-cell>
          <table:table-cell table:style-name="ce124" office:value-type="string" calcext:value-type="string">
            <text:p><text:span text:style-name="T220">RH: </text:span><text:span text:style-name="T221">Higher programming expertise relates to specific multi-voxel pattern representations, </text:span></text:p>
            <text:p><text:span text:style-name="T106">potentially influenced by their domain-specific knowledge and training experiences</text:span></text:p>
            <text:p/>
            <text:p><text:span text:style-name="T102">Results:</text:span></text:p>
            <text:p/>
            <text:p><text:span text:style-name="T120">•  </text:span><text:span text:style-name="T218">positive correlation</text:span><text:span text:style-name="T219"> between AtCoder rate ("expertise") and behavioral performance </text:span></text:p>
            <text:p/>
            <text:p><text:span text:style-name="T120">•  identified </text:span><text:span text:style-name="T218">seven brain regions,</text:span><text:span text:style-name="T219"> widely distributed in the frontal, parietal, and temporal </text:span></text:p>
            <text:p><text:span text:style-name="T99">cortices, that have a tight relationship with programming expertise</text:span></text:p>
            <text:p><text:span text:style-name="T106">-&gt; "a subset of brain regions specified in this study was similar to those specified by prior </text:span></text:p>
            <text:p><text:span text:style-name="T106">fMRI studies on programmer" (Siegmund et al. 2014, 2017, Peitek et al. 2018)</text:span></text:p>
            <text:p/>
            <text:p><text:span text:style-name="T99">•  In these brain regions, functional categories of source code could be decoded from </text:span></text:p>
            <text:p><text:span text:style-name="T228">brain activity and the </text:span><text:span text:style-name="T229">decoding accuracies were significantly correlated with individual </text:span></text:p>
            <text:p><text:span text:style-name="T100">behavioral performances</text:span><text:span text:style-name="T101"> on source-code categorization. </text:span></text:p>
            <text:p/>
            <text:p><text:span text:style-name="T99">•  Our results suggest that programming expertise is built up on fine-tuned cortical </text:span></text:p>
            <text:p><text:span text:style-name="T99">representations specialized for the domain of programming.</text:span></text:p>
          </table:table-cell>
          <table:table-cell table:style-name="ce124" office:value-type="string" calcext:value-type="string">
            <text:p>(1) programming expertise</text:p>
            <text:p>(2) laboratory task to capture expert's domain-specific knowledge</text:p>
            <text:p/>
            <text:p/>
            <text:p>Randomized Order: yes (snippets and answer button options)</text:p>
            <text:p>Prior Training: yes (brief explanation about each category </text:p>
            <text:p>+ <text:span text:style-name="T100">training experiment outside scanner 10 days a</text:span><text:span text:style-name="T101">head )</text:span></text:p>
          </table:table-cell>
          <table:table-cell table:style-name="ce103" office:value-type="string" calcext:value-type="string">
            <text:p>(1) multi-voxel activity pattern</text:p>
            <text:p>(2) correctness of answers</text:p>
          </table:table-cell>
          <table:table-cell table:style-name="ce103" office:value-type="string" calcext:value-type="string">
            <text:p>Within</text:p>
          </table:table-cell>
          <table:table-cell table:style-name="ce124" office:value-type="string" calcext:value-type="string">
            <text:p>button device placed under right hand</text:p>
          </table:table-cell>
          <table:table-cell table:style-name="ce103" office:value-type="string" calcext:value-type="string">
            <text:p>ca. 60 min</text:p>
          </table:table-cell>
          <table:table-cell table:style-name="ce138" office:value-type="string" calcext:value-type="string">
            <text:p><text:a xlink:href="http://judge.u-aizu.ac.jp/onlinejudge/" xlink:type="simple">Categorization Task (10 sec + 4 sec decision making): 

72x Java code snippets collected from an open codeset provided by AIZU ONLINE JUDGE

LOC: max. 30
CPL: max. 120 (characters per line: not mentioned in other studies so far, but maybe also not that important?

- 11 fundamental algorithms categorized into 4 functional categories
- function name neutralized
- no syntax highlighting

A SVM classifier (decoder) was then trained and tested to predict functional categories of code snippets 
from brain activity measured by fMRI while programmers categorized the code snippets

+ divided into 6 seperate runs (9 min 52 sec each):

36 trials of the categorization task per run, 
each snippet was presented 3x, but each snippet only appeared once per run

Rest Periods (2 sec): fixation cross

Subcategorization Task:
within 10 days after the fMRI experiment for assessment of individual ability to subcategorize 
-&gt; 2 seperate runs, same codeset, outside scanner
</text:a></text:p>
          </table:table-cell>
          <table:table-cell table:style-name="ce127" office:value-type="string" calcext:value-type="string">
            <text:p>n=30 </text:p>
            <text:p>- 10 experts/ 10 middle/ 10 novice</text:p>
            <text:p/>
            <text:p>Male: </text:p>
            <text:p>Age: 20-24</text:p>
            <text:p>Right-Handed: all, laterality quotient [LQ] = 83.6 ± 24.0, ranged between +5.9 and +100</text:p>
            <text:p>Vision: normal or corrected-to-normal</text:p>
            <text:p/>
            <text:p><text:span text:style-name="T259">- LQ not mentionied by other papers that explicitly</text:span></text:p>
            <text:p/>
          </table:table-cell>
          <table:table-cell table:style-name="ce103"/>
          <table:table-cell table:style-name="ce141" office:value-type="string" calcext:value-type="string">
            <text:p>3 recruiting criteria:</text:p>
            <text:p/>
            <text:p>At Coder ratings:</text:p>
            <text:p>(= competitive programming contests)</text:p>
            <text:p/>
            <text:p>(1) <text:span text:style-name="T274">Experts:</text:span><text:span text:style-name="T275"> top 20%</text:span></text:p>
            <text:p><text:span text:style-name="T276">(2) </text:span><text:span text:style-name="T277">Middle: </text:span><text:span text:style-name="T275">top 21-50%</text:span></text:p>
            <text:p/>
            <text:p><text:span text:style-name="T276">3) </text:span><text:span text:style-name="T277">Novice:</text:span><text:span text:style-name="T275"> &lt; 4 years of programming experience</text:span></text:p>
          </table:table-cell>
          <table:table-cell table:style-name="ce103" office:value-type="string" calcext:value-type="string">
            <text:p>&gt;= 0.5 years Java experience</text:p>
          </table:table-cell>
          <table:table-cell table:style-name="ce146" office:value-type="string" calcext:value-type="string">
            <text:p><text:a xlink:href="http://judge.u-aizu.ac.jp/onlinejudge/" xlink:type="simple">Snippets:
http://judge.u-aizu.ac.jp/onlinejudge/

Paper Repo:
https://github.com/Yoshiharu-Ikutani/DecodingCodeFromTheBrain </text:a></text:p>
          </table:table-cell>
          <table:table-cell table:style-name="ce152" office:value-type="string" calcext:value-type="string">
            <text:p>Threats to vaildity:</text:p>
            <text:p/>
            <text:p><text:span text:style-name="T106">"The results obtained via the present study were limited to a specific type of programming expertise" </text:span></text:p>
            <text:p/>
            <text:p><text:span text:style-name="T106"> "it is also a fact that we cannot investigate the neural bases of </text:span></text:p>
            <text:p><text:span text:style-name="T282">programming expertise </text:span><text:span text:style-name="T283">without a clear definition of expertise</text:span><text:span text:style-name="T282"> indicator </text:span></text:p>
            <text:p><text:span text:style-name="T106">and laboratory task that well fit the general constraints of fMRI experiments."</text:span></text:p>
          </table:table-cell>
          <table:table-cell office:value-type="string" calcext:value-type="string">
            <text:p>bottom up</text:p>
          </table:table-cell>
          <table:table-cell office:value-type="string" calcext:value-type="string">
            <text:p>sorting in 4 categories (math, search, sort, string)</text:p>
          </table:table-cell>
          <table:table-cell office:value-type="string" calcext:value-type="string">
            <text:p>---</text:p>
          </table:table-cell>
          <table:table-cell office:value-type="string" calcext:value-type="string">
            <text:p>with sub category</text:p>
          </table:table-cell>
          <table:table-cell office:value-type="string" calcext:value-type="string">
            <text:p>other</text:p>
          </table:table-cell>
          <table:table-cell table:number-columns-repeated="37"/>
        </table:table-row>
        <table:table-row table:style-name="ro1">
          <table:table-cell table:style-name="ce98" office:value-type="string" calcext:value-type="string">
            <text:p><text:a xlink:href="https://www.biorxiv.org/content/10.1101/2020.04.16.045732v1.full.pdf" xlink:type="simple">Comprehension of computer code relies primarily on domain-general executive resources</text:a></text:p>
          </table:table-cell>
          <table:table-cell table:style-name="ce103" office:value-type="string" calcext:value-type="string">
            <text:p>bioRxiv</text:p>
          </table:table-cell>
          <table:table-cell table:style-name="ce103" office:value-type="string" calcext:value-type="string">
            <text:p>A. Ivanova, S. Srikant, Y. Sueoka, Hope H. Kean, R. Dhamala, Una-May O’Reilly, M. U. Bers, E. Fedorenko</text:p>
          </table:table-cell>
          <table:table-cell table:style-name="ce108" office:value-type="float" office:value="2020" calcext:value-type="float">
            <text:p>2020</text:p>
          </table:table-cell>
          <table:table-cell table:style-name="ce103"/>
          <table:table-cell table:style-name="ce110" office:value-type="string" calcext:value-type="string">
            <text:p>fMRI</text:p>
          </table:table-cell>
          <table:table-cell table:style-name="ce103" table:number-columns-repeated="2"/>
          <table:table-cell table:style-name="ce127" office:value-type="string" calcext:value-type="string">
            <text:p>Goal: </text:p>
            <text:p/>
            <text:p>evaluate the role of the MD system and the language system </text:p>
            <text:p>in code comprehension</text:p>
          </table:table-cell>
          <table:table-cell table:style-name="ce132" table:formula="of:=HYPERLINK(&quot;#gid=1745509426&amp;range=V27&quot;;&quot;RH: If a brain system is involved in code comprehension, we expect its response to generalize _x000a_across programming languages and problem types, similar to how distinct natural languages _x000a_in bilinguals and multilinguals draw on the same language&quot;&amp;&quot; regions_x000a__x000a_RQ 1: What is the role of the MD system / language system in code comprehension?_x000a__x000a_• We found strong bilateral responses to code problems within the MD system in both Experiments_x000a_(--&gt; responses not driven by problem &quot;&amp;&quot;type or by mental operations related to the processing of a particular code structure)_x000a__x000a_• The responses to code problems within the language system were weaker than responses to sentence problems in both experiments_x000a__x000a_• Overall, we &quot;&amp;&quot;found that the language system responded to code problems written in Python but not in ScratchJr_x000a__x000a_--&gt; Conclusion: the language system does not support code comprehension in proficient programmers_x000a__x000a__x000a_RQ 2: Is there a hemispheri&quot;&amp;&quot;c bias in MD responses to code?_x000a_• Neither Python nor ScratchJr problems showed a left-hemisphere bias for code comprehension_x000a__x000a__x000a_RQ 3: Are responses to Python code within the language system driven by the presence of English words?_x&quot;&amp;&quot;000a__x000a_• no effect of identifier language, knowledge of Japanese or interaction between them _x000a_--&gt; indicating that the language system’s response to Python code was not driven _x000a_by the presence of semantically transparent identifiers _x000a&quot;&amp;&quot;__x000a_RQ 4: Are responses to Python code primarily driven by code comprehension or rather by the underlying problem content?_x000a__x000a_• neural activity evoked by Python code comprehension was bilaterally distributed _x000a_but activity evoked by the&quot;&amp;&quot; underlying problem content was left-lateralized_x000a__x000a_--&gt; Conclusion: language system’s response to code is largely (although not completely) driven by problem content_x000a__x000a_(RQ 5: Does engagement of MD and/or language system in code compre&quot;&amp;&quot;hension vary with level of programming expertise?)_x000a__x000a_• No correlations were significant (but relatively low number of participants)&quot;)" office:value-type="string" office:string-value="RH: If a brain system is involved in code comprehension, we expect its response to generalize _x000a_across programming languages and problem types, similar to how distinct natural languages _x000a_in bilinguals and multilinguals draw on the same language regions_x000a__x000a_RQ 1: What is the role of the MD system / language system in code comprehension?_x000a__x000a_• We found strong bilateral responses to code problems within the MD system in both Experiments_x000a_(--&gt; responses not driven by problem type or by mental operations related to the processing of a particular code structure)_x000a__x000a_• The responses to code problems within the language system were weaker than responses to sentence problems in both experiments_x000a__x000a_• Overall, we found that the language system responded to code problems written in Python but not in ScratchJr_x000a__x000a_--&gt; Conclusion: the language system does not support code comprehension in proficient programmers_x000a__x000a__x000a_RQ 2: Is there a hemispheric bias in MD responses to code?_x000a_• Neither Python nor ScratchJr problems showed a left-hemisphere bias for code comprehension_x000a__x000a__x000a_RQ 3: Are responses to Python code within the language system driven by the presence of English words?_x000a__x000a_• no effect of identifier language, knowledge of Japanese or interaction between them _x000a_--&gt; indicating that the language system’s response to Python code was not driven _x000a_by the presence of semantically transparent identifiers _x000a__x000a_RQ 4: Are responses to Python code primarily driven by code comprehension or rather by the underlying problem content?_x000a__x000a_• neural activity evoked by Python code comprehension was bilaterally distributed _x000a_but activity evoked by the underlying problem content was left-lateralized_x000a__x000a_--&gt; Conclusion: language system’s response to code is largely (although not completely) driven by problem content_x000a__x000a_(RQ 5: Does engagement of MD and/or language system in code comprehension vary with level of programming expertise?)_x000a__x000a_• No correlations were significant (but relatively low number of participants)" calcext:value-type="string">
            <text:p>RH: If a brain system is involved in code comprehension, we expect its response to generalize _x000a_across programming languages and problem types, similar to how distinct natural languages _x000a_in bilinguals and multilinguals draw on the same language regions_x000a__x000a_RQ 1: What is the role of the MD system / language system in code comprehension?_x000a__x000a_• We found strong bilateral responses to code problems within the MD system in both Experiments_x000a_(--&gt; responses not driven by problem type or by mental operations related to the processing of a particular code structure)_x000a__x000a_• The responses to code problems within the language system were weaker than responses to sentence problems in both experiments_x000a__x000a_• Overall, we found that the language system responded to code problems written in Python but not in ScratchJr_x000a__x000a_--&gt; Conclusion: the language system does not support code comprehension in proficient programmers_x000a__x000a__x000a_RQ 2: Is there a hemispheric bias in MD responses to code?_x000a_• Neither Python nor ScratchJr problems showed a left-hemisphere bias for code comprehension_x000a__x000a__x000a_RQ 3: Are responses to Python code within the language system driven by the presence of English words?_x000a__x000a_• no effect of identifier language, knowledge of Japanese or interaction between them _x000a_--&gt; indicating that the language system’s response to Python code was not driven _x000a_by the presence of semantically transparent identifiers _x000a__x000a_RQ 4: Are responses to Python code primarily driven by code comprehension or rather by the underlying problem content?_x000a__x000a_• neural activity evoked by Python code comprehension was bilaterally distributed _x000a_but activity evoked by the underlying problem content was left-lateralized_x000a__x000a_--&gt; Conclusion: language system’s response to code is largely (although not completely) driven by problem content_x000a__x000a_(RQ 5: Does engagement of MD and/or language system in code comprehension vary with level of programming expertise?)_x000a__x000a_• No correlations were significant (but relatively low number of participants)</text:p>
          </table:table-cell>
          <table:table-cell table:style-name="ce134" office:value-type="string" calcext:value-type="string">
            <text:p>Three design features that were lacking in earlier neuroimaging studies of programming </text:p>
            <text:p>allow us to evaluate the relative contributions of these two candidate systems</text:p>
            <text:p/>
            <text:p><text:span text:style-name="T230">(1) </text:span><text:span text:style-name="T231">code vs. content-matched sentence</text:span><text:span text:style-name="T232"> problems (= the sentence matched what was presented in the code)</text:span></text:p>
            <text:p/>
            <text:p><text:span text:style-name="T233">--&gt; for Python stimuli: </text:span></text:p>
            <text:p/>
            <text:p><text:span text:style-name="T234">(1.1) </text:span><text:span text:style-name="T235">problem type</text:span><text:span text:style-name="T236"> (math vs. string) and </text:span><text:span text:style-name="T237">problem structure</text:span><text:span text:style-name="T236"> (sequential statements, for loops, if-statements)</text:span></text:p>
            <text:p/>
            <text:p><text:span text:style-name="T230">(1.2) </text:span><text:span text:style-name="T231">(meaningful) identifier names </text:span><text:span text:style-name="T232">(English vs. Japanese)</text:span></text:p>
            <text:p/>
            <text:p><text:span text:style-name="T230">(2) </text:span><text:span text:style-name="T231">independent ‘localizer’ tasks</text:span><text:span text:style-name="T232"> to identify our networks of interest: </text:span></text:p>
            <text:p><text:span text:style-name="T99">- a working memory task to localize the MD system </text:span></text:p>
            <text:p><text:span text:style-name="T99">- a passive reading task to localize the language system</text:span></text:p>
            <text:p/>
            <text:p><text:span text:style-name="T230">(3) </text:span><text:span text:style-name="T231">two different programming languages</text:span><text:span text:style-name="T232"> (Python vs. ScratchJr)</text:span></text:p>
            <text:p/>
            <text:p><text:span text:style-name="T99">Randomized Order:</text:span></text:p>
            <text:p><text:span text:style-name="T99">Prior Training:</text:span></text:p>
          </table:table-cell>
          <table:table-cell table:style-name="ce103" office:value-type="string" calcext:value-type="string">
            <text:p>neural responses</text:p>
            <text:p/>
            <text:p/>
            <text:p/>
            <text:p/>
          </table:table-cell>
          <table:table-cell table:style-name="ce121" office:value-type="string" calcext:value-type="string">
            <text:p><text:span text:style-name="T238">Between</text:span><text:span text:style-name="T239"> </text:span></text:p>
          </table:table-cell>
          <table:table-cell table:style-name="ce124"/>
          <table:table-cell table:style-name="ce103"/>
          <table:table-cell table:style-name="ce103" office:value-type="string" calcext:value-type="string">
            <text:p>(2) localizer task: hard vs. easy spatial working memory task</text:p>
          </table:table-cell>
          <table:table-cell table:style-name="ce140" office:value-type="string" calcext:value-type="string">
            <text:p>Experiment 1:</text:p>
            <text:p/>
            <text:p><text:span text:style-name="T102">n=25 / Excluded 1 (due to left-handedness incl. right-lateralized language system)</text:span></text:p>
            <text:p/>
            <text:p><text:span text:style-name="T263">Male: 10</text:span><text:span text:style-name="T264"> </text:span><text:span text:style-name="T265">(-&gt; more female than male!)</text:span></text:p>
            <text:p><text:span text:style-name="T99">Age: 23 (+/- 3y)</text:span></text:p>
            <text:p><text:span text:style-name="T266">Right-Handed: 23 (+ </text:span><text:span text:style-name="T267">1 ambidextrous)</text:span></text:p>
            <text:p/>
            <text:p><text:span text:style-name="T99">Experiment 2:</text:span></text:p>
            <text:p/>
            <text:p><text:span text:style-name="T102">n = 21 /Excluded 2 (due to motion in scanner)</text:span></text:p>
            <text:p/>
            <text:p><text:span text:style-name="T266">Male: 8 </text:span><text:span text:style-name="T267">(-&gt; also more female than male!)</text:span></text:p>
            <text:p><text:span text:style-name="T99">Age: 22.5 (+/- 2.8y)</text:span></text:p>
            <text:p><text:span text:style-name="T263">Right-Handed: 20 (+ </text:span><text:span text:style-name="T268">1 ambidextrous</text:span><text:span text:style-name="T269">)</text:span></text:p>
            <text:p/>
            <text:p/>
            <text:p><text:span text:style-name="T99">All:</text:span></text:p>
            <text:p/>
            <text:p><text:span text:style-name="T99">Vision: normal or corrected-to-normal</text:span></text:p>
            <text:p><text:span text:style-name="T102">- native English speakers</text:span></text:p>
            <text:p/>
            <text:p/>
          </table:table-cell>
          <table:table-cell table:style-name="ce103" office:value-type="string" calcext:value-type="string">
            <text:p>(1) Python</text:p>
            <text:p>(2) ScratchJr</text:p>
          </table:table-cell>
          <table:table-cell table:style-name="ce103" office:value-type="string" calcext:value-type="string">
            <text:p>for (1.2) identifier names English vs. Japanes:</text:p>
            <text:p>participants were divided by knowledge of Japanese</text:p>
          </table:table-cell>
          <table:table-cell table:style-name="ce143" office:value-type="string" calcext:value-type="string">
            <text:p><text:a xlink:href="https://github.com/ALFA-group/neural-program-comprehension/tree/master/Python_proficiency_test" xlink:type="simple">- average number of years spent programming = 6.3 (SD 3.8)
- (Exp. 1) all underwent 1-hour long Python proficiency test prior
- all: working knowledge of ScratchJr


Out of the 25 participants of Exp.1:
- 20: some knowledge of Java
- 18: C/C++
- 4:  functional languages
- 20: numerical languages (Matlab, R)


Out of the 21 participants of Exp.2:
- 8: Python
- 6: Java
- 9: C/C++
- 1: functional languages
- 14: numerical languages (Matlab, R)</text:a></text:p>
          </table:table-cell>
          <table:table-cell table:style-name="ce124"/>
          <table:table-cell table:style-name="ce153" table:formula="of:=HYPERLINK(&quot;#gid=null&amp;range=3:3&quot;;&quot;From the paper / Discussion:_x000a__x000a_• no effect of identifier language, knowledge of Japanese or interaction between them _x000a_--&gt; indicating that the language system’s response to Python code was not driven _x000a_by the presence of semantically &quot;&amp;&quot;transparent identifiers_x000a__x000a_(!) This result is somewhat surprising given the language system’s strong sensitivity to word meanings (?)_x000a__x000a_One possible explanation is that participants do not deeply engage with the words’ meanings_x000a_&quot;&amp;&quot; in these problems because these meanings are irrelevant to finding the correct solution._x000a__x000a_Discussion:_x000a__x000a_Our findings suggest that earlier reports of left-lateralized code-evoked activity (Siegmund et al., 2014) _x000a_may reflect p&quot;&amp;&quot;rocessing program content rather than code comprehension per se. _x000a__x000a_The fact that the MD system responds to code problems over and above content-matched sentence problems _x000a_underscores the role of domain-general executive processes in code&quot;&amp;&quot; comprehension._x000a__x000a_The process of code comprehension includes retrieving code-related knowledge from memory and applying it _x000a_to the problems at hand. This application of task-relevant knowledge plausibly requires attention, working memory,&quot;&amp;&quot;_x000a_inhibitory control, planning, and general flexible reasoning—cognitive processes long linked to the MD system._x000a__x000a_Furthermore, given that no regions outside of the MD system showed code-specific responses, it must be the case _x000a_that &quot;&amp;&quot;code-specific knowledge representations are also stored within this system (see Hasson et al. 2015, for a general _x000a_discussion of the lack of distinction between storage and computing resources in the brain)_x000a__x000a_--&gt; But what is there much to&quot;&amp;&quot; store? You only have to store some syntax-specific stuff for each programming-language&quot;)" office:value-type="string" office:string-value="From the paper / Discussion:_x000a__x000a_• no effect of identifier language, knowledge of Japanese or interaction between them _x000a_--&gt; indicating that the language system’s response to Python code was not driven _x000a_by the presence of semantically transparent identifiers_x000a__x000a_(!) This result is somewhat surprising given the language system’s strong sensitivity to word meanings (?)_x000a__x000a_One possible explanation is that participants do not deeply engage with the words’ meanings_x000a_ in these problems because these meanings are irrelevant to finding the correct solution._x000a__x000a_Discussion:_x000a__x000a_Our findings suggest that earlier reports of left-lateralized code-evoked activity (Siegmund et al., 2014) _x000a_may reflect processing program content rather than code comprehension per se. _x000a__x000a_The fact that the MD system responds to code problems over and above content-matched sentence problems _x000a_underscores the role of domain-general executive processes in code comprehension._x000a__x000a_The process of code comprehension includes retrieving code-related knowledge from memory and applying it _x000a_to the problems at hand. This application of task-relevant knowledge plausibly requires attention, working memory,_x000a_inhibitory control, planning, and general flexible reasoning—cognitive processes long linked to the MD system._x000a__x000a_Furthermore, given that no regions outside of the MD system showed code-specific responses, it must be the case _x000a_that code-specific knowledge representations are also stored within this system (see Hasson et al. 2015, for a general _x000a_discussion of the lack of distinction between storage and computing resources in the brain)_x000a__x000a_--&gt; But what is there much to store? You only have to store some syntax-specific stuff for each programming-language" calcext:value-type="string">
            <text:p>From the paper / Discussion:_x000a__x000a_• no effect of identifier language, knowledge of Japanese or interaction between them _x000a_--&gt; indicating that the language system’s response to Python code was not driven _x000a_by the presence of semantically transparent identifiers_x000a__x000a_(!) This result is somewhat surprising given the language system’s strong sensitivity to word meanings (?)_x000a__x000a_One possible explanation is that participants do not deeply engage with the words’ meanings_x000a_ in these problems because these meanings are irrelevant to finding the correct solution._x000a__x000a_Discussion:_x000a__x000a_Our findings suggest that earlier reports of left-lateralized code-evoked activity (Siegmund et al., 2014) _x000a_may reflect processing program content rather than code comprehension per se. _x000a__x000a_The fact that the MD system responds to code problems over and above content-matched sentence problems _x000a_underscores the role of domain-general executive processes in code comprehension._x000a__x000a_The process of code comprehension includes retrieving code-related knowledge from memory and applying it _x000a_to the problems at hand. This application of task-relevant knowledge plausibly requires attention, working memory,_x000a_inhibitory control, planning, and general flexible reasoning—cognitive processes long linked to the MD system._x000a__x000a_Furthermore, given that no regions outside of the MD system showed code-specific responses, it must be the case _x000a_that code-specific knowledge representations are also stored within this system (see Hasson et al. 2015, for a general _x000a_discussion of the lack of distinction between storage and computing resources in the brain)_x000a__x000a_--&gt; But what is there much to store? You only have to store some syntax-specific stuff for each programming-language</text:p>
          </table:table-cell>
          <table:table-cell office:value-type="string" calcext:value-type="string">
            <text:p>bottom up</text:p>
          </table:table-cell>
          <table:table-cell table:style-name="ce158" office:value-type="string" calcext:value-type="string">
            <text:p>predict output from small snippet</text:p>
          </table:table-cell>
          <table:table-cell office:value-type="string" calcext:value-type="string">
            <text:p>same problem in prose, memory task, language problem</text:p>
          </table:table-cell>
          <table:table-cell/>
          <table:table-cell office:value-type="string" calcext:value-type="string">
            <text:p>numerisch</text:p>
          </table:table-cell>
          <table:table-cell table:number-columns-repeated="37"/>
        </table:table-row>
        <table:table-row table:style-name="ro1">
          <table:table-cell table:style-name="ce102" office:value-type="string" calcext:value-type="string">
            <text:p><text:a xlink:href="https://www.biorxiv.org/content/biorxiv/early/2020/06/01/2020.05.24.096180.full.pdf" xlink:type="simple">Computer code comprehension shares neural resources with formal logical inference in the fronto- parietal network</text:a></text:p>
          </table:table-cell>
          <table:table-cell table:style-name="ce107" office:value-type="string" calcext:value-type="string">
            <text:p>bioRxiv</text:p>
          </table:table-cell>
          <table:table-cell table:style-name="ce107" office:value-type="string" calcext:value-type="string">
            <text:p>Liu, Y., Kim, J., Wilson, C., Bedny, M.</text:p>
          </table:table-cell>
          <table:table-cell table:style-name="ce107" office:value-type="float" office:value="2020" calcext:value-type="float">
            <text:p>2020</text:p>
          </table:table-cell>
          <table:table-cell table:style-name="ce107"/>
          <table:table-cell table:style-name="ce110" office:value-type="string" calcext:value-type="string">
            <text:p>fMRI</text:p>
          </table:table-cell>
          <table:table-cell table:style-name="ce107" table:number-columns-repeated="2"/>
          <table:table-cell table:style-name="ce129" table:number-columns-repeated="3"/>
          <table:table-cell table:style-name="ce107" table:number-columns-repeated="2"/>
          <table:table-cell table:style-name="ce129"/>
          <table:table-cell table:style-name="ce107" table:number-columns-repeated="2"/>
          <table:table-cell table:style-name="ce129" office:value-type="string" calcext:value-type="string">
            <text:p>N=15</text:p>
          </table:table-cell>
          <table:table-cell table:style-name="ce107" table:number-columns-repeated="3"/>
          <table:table-cell table:style-name="ce129" table:number-columns-repeated="2"/>
          <table:table-cell office:value-type="string" calcext:value-type="string">
            <text:p>bottom up</text:p>
          </table:table-cell>
          <table:table-cell table:style-name="ce158" office:value-type="string" calcext:value-type="string">
            <text:p>predict output from a given input </text:p>
          </table:table-cell>
          <table:table-cell office:value-type="string" calcext:value-type="string">
            <text:p>Remembering fake code, no comprehension here</text:p>
          </table:table-cell>
          <table:table-cell office:value-type="string" calcext:value-type="string">
            <text:p>yes/no question</text:p>
          </table:table-cell>
          <table:table-cell office:value-type="string" calcext:value-type="string">
            <text:p>ja/nein</text:p>
          </table:table-cell>
          <table:table-cell table:number-columns-repeated="37"/>
        </table:table-row>
        <table:table-row table:style-name="ro1">
          <table:table-cell table:style-name="ce99" office:value-type="string" calcext:value-type="string">
            <text:p><text:a xlink:href="https://ieeexplore.ieee.org/iel7/9138328/9140455/09140717.pdf" xlink:type="simple">EEG monitoring during software development</text:a></text:p>
          </table:table-cell>
          <table:table-cell table:style-name="ce104" office:value-type="string" calcext:value-type="string">
            <text:p>Electrotechnical Conference (MELECON), Mediterranean</text:p>
          </table:table-cell>
          <table:table-cell table:style-name="ce104" office:value-type="string" calcext:value-type="string">
            <text:p>Alessandra Calcagno, Stefania Coelli, Ricardo Couceiro, João Durães, Caterina Amendola, Ileana Pirovano, Rebecca Re, Anna Maria Bianchi</text:p>
          </table:table-cell>
          <table:table-cell table:style-name="ce104" office:value-type="float" office:value="2020" calcext:value-type="float">
            <text:p>2020</text:p>
          </table:table-cell>
          <table:table-cell table:style-name="ce104" office:value-type="string" calcext:value-type="string">
            <text:p>Multimethod study to observe EEG activation during programming tasks</text:p>
          </table:table-cell>
          <table:table-cell table:style-name="ce116" office:value-type="string" calcext:value-type="string">
            <text:p>fNIRS, EEG, EDA, ECG, Respiratory signal, </text:p>
          </table:table-cell>
          <table:table-cell table:style-name="ce104" office:value-type="string" calcext:value-type="string">
            <text:p>X</text:p>
          </table:table-cell>
          <table:table-cell table:style-name="ce104" office:value-type="string" calcext:value-type="string">
            <text:p>Yes</text:p>
          </table:table-cell>
          <table:table-cell table:style-name="ce125" office:value-type="string" calcext:value-type="string">
            <text:p>Programming task (not specified)</text:p>
          </table:table-cell>
          <table:table-cell table:style-name="ce125" office:value-type="string" calcext:value-type="string">
            <text:p>Signal increase in Delta, Theta, Alpha, and Beta bands</text:p>
          </table:table-cell>
          <table:table-cell table:style-name="ce125" office:value-type="string" calcext:value-type="string">
            <text:p>(1) task, but more as control, not as variation of independent variable</text:p>
          </table:table-cell>
          <table:table-cell table:style-name="ce104" office:value-type="string" calcext:value-type="string">
            <text:p>EEG signal</text:p>
          </table:table-cell>
          <table:table-cell table:style-name="ce104" office:value-type="string" calcext:value-type="string">
            <text:p>Within</text:p>
          </table:table-cell>
          <table:table-cell table:style-name="ce125" office:value-type="string" calcext:value-type="string">
            <text:p>Likely the keyboard</text:p>
          </table:table-cell>
          <table:table-cell table:style-name="ce104" office:value-type="string" calcext:value-type="string">
            <text:p>28 minutes</text:p>
          </table:table-cell>
          <table:table-cell table:style-name="ce104" office:value-type="string" calcext:value-type="string">
            <text:p>neutral text reading, reading code snippet, programming task</text:p>
          </table:table-cell>
          <table:table-cell table:style-name="ce128" office:value-type="string" calcext:value-type="string">
            <text:p>10 experts, 6 males, mean age: 28</text:p>
          </table:table-cell>
          <table:table-cell table:style-name="ce104"/>
          <table:table-cell table:style-name="ce104" office:value-type="string" calcext:value-type="string">
            <text:p>at least 4 (of 10) correct answers of functionality of C snippet (MC questions)</text:p>
          </table:table-cell>
          <table:table-cell table:style-name="ce104" office:value-type="string" calcext:value-type="string">
            <text:p>not specified</text:p>
          </table:table-cell>
          <table:table-cell table:style-name="ce125" office:value-type="string" calcext:value-type="string">
            <text:p>Not given</text:p>
          </table:table-cell>
          <table:table-cell table:style-name="ce149" office:value-type="string" calcext:value-type="string">
            <text:p>Not discussed</text:p>
          </table:table-cell>
          <table:table-cell office:value-type="string" calcext:value-type="string">
            <text:p>code writing</text:p>
          </table:table-cell>
          <table:table-cell office:value-type="string" calcext:value-type="string">
            <text:p>creating code</text:p>
          </table:table-cell>
          <table:table-cell office:value-type="string" calcext:value-type="string">
            <text:p>---</text:p>
          </table:table-cell>
          <table:table-cell/>
          <table:table-cell office:value-type="string" calcext:value-type="string">
            <text:p>other</text:p>
          </table:table-cell>
          <table:table-cell table:number-columns-repeated="37"/>
        </table:table-row>
        <table:table-row table:style-name="ro1" table:number-rows-repeated="2">
          <table:table-cell table:number-columns-repeated="6"/>
          <table:table-cell table:style-name="ce104"/>
          <table:table-cell/>
          <table:table-cell table:style-name="ce128" table:number-columns-repeated="3"/>
          <table:table-cell/>
          <table:table-cell table:style-name="ce136"/>
          <table:table-cell table:style-name="ce128"/>
          <table:table-cell/>
          <table:table-cell table:style-name="ce136"/>
          <table:table-cell table:style-name="ce128"/>
          <table:table-cell table:number-columns-repeated="2"/>
          <table:table-cell table:style-name="ce136"/>
          <table:table-cell table:style-name="ce147"/>
          <table:table-cell table:style-name="ce151"/>
          <table:table-cell table:number-columns-repeated="42"/>
        </table:table-row>
        <table:table-row table:style-name="ro1">
          <table:table-cell table:number-columns-repeated="6"/>
          <table:table-cell table:style-name="ce104"/>
          <table:table-cell/>
          <table:table-cell table:style-name="ce128" table:number-columns-repeated="3"/>
          <table:table-cell/>
          <table:table-cell table:style-name="ce136"/>
          <table:table-cell table:style-name="ce128"/>
          <table:table-cell/>
          <table:table-cell table:style-name="ce136"/>
          <table:table-cell table:style-name="ce128"/>
          <table:table-cell table:number-columns-repeated="2"/>
          <table:table-cell table:style-name="ce136"/>
          <table:table-cell table:style-name="ce147"/>
          <table:table-cell table:style-name="ce151"/>
          <table:table-cell/>
          <table:table-cell table:style-name="ce158" office:value-type="string" calcext:value-type="string">
            <text:p>output of the function</text:p>
          </table:table-cell>
          <table:table-cell table:number-columns-repeated="40"/>
        </table:table-row>
        <table:table-row table:style-name="ro1" table:number-rows-repeated="197">
          <table:table-cell table:number-columns-repeated="6"/>
          <table:table-cell table:style-name="ce104"/>
          <table:table-cell/>
          <table:table-cell table:style-name="ce128" table:number-columns-repeated="3"/>
          <table:table-cell/>
          <table:table-cell table:style-name="ce136"/>
          <table:table-cell table:style-name="ce128"/>
          <table:table-cell/>
          <table:table-cell table:style-name="ce136"/>
          <table:table-cell table:style-name="ce128"/>
          <table:table-cell table:number-columns-repeated="2"/>
          <table:table-cell table:style-name="ce136"/>
          <table:table-cell table:style-name="ce147"/>
          <table:table-cell table:style-name="ce151"/>
          <table:table-cell table:number-columns-repeated="42"/>
        </table:table-row>
        <table:table-row table:style-name="ro1" table:number-rows-repeated="770">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table table:name="Primary Studies (Eye Tracking)" table:style-name="ta2">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30" table:default-cell-style-name="Default"/>
        <table:table-column table:style-name="co42" table:default-cell-style-name="Default"/>
        <table:table-column table:style-name="co26" table:default-cell-style-name="Default"/>
        <table:table-column table:style-name="co43" table:default-cell-style-name="Default"/>
        <table:table-column table:style-name="co44" table:default-cell-style-name="Default"/>
        <table:table-column table:style-name="co45" table:default-cell-style-name="Default"/>
        <table:table-column table:style-name="co26"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26" table:number-columns-repeated="36" table:default-cell-style-name="Default"/>
        <table:table-row table:style-name="ro1">
          <table:table-cell table:style-name="ce163" office:value-type="string" calcext:value-type="string" table:number-columns-spanned="1" table:number-rows-spanned="2">
            <text:p>Paper</text:p>
          </table:table-cell>
          <table:table-cell table:style-name="ce163" office:value-type="string" calcext:value-type="string" table:number-columns-spanned="1" table:number-rows-spanned="2">
            <text:p>Venue</text:p>
          </table:table-cell>
          <table:table-cell table:style-name="ce163" office:value-type="string" calcext:value-type="string" table:number-columns-spanned="1" table:number-rows-spanned="2">
            <text:p>Authors</text:p>
          </table:table-cell>
          <table:table-cell table:style-name="ce163" office:value-type="string" calcext:value-type="string" table:number-columns-spanned="1" table:number-rows-spanned="2">
            <text:p>Year</text:p>
          </table:table-cell>
          <table:table-cell table:style-name="ce164" office:value-type="string" calcext:value-type="string" table:number-columns-spanned="1" table:number-rows-spanned="2">
            <text:p>Summary</text:p>
          </table:table-cell>
          <table:table-cell table:style-name="ce165" office:value-type="string" calcext:value-type="string" table:number-columns-spanned="2" table:number-rows-spanned="1">
            <text:p>Methods</text:p>
          </table:table-cell>
          <table:covered-table-cell table:style-name="ce166"/>
          <table:table-cell table:style-name="ce170" office:value-type="string" calcext:value-type="string" table:number-columns-spanned="4" table:number-rows-spanned="1">
            <text:p>Experiment Design</text:p>
          </table:table-cell>
          <table:covered-table-cell table:number-columns-repeated="2"/>
          <table:covered-table-cell table:style-name="ce166"/>
          <table:table-cell table:style-name="ce170" office:value-type="string" calcext:value-type="string" table:number-columns-spanned="4" table:number-rows-spanned="1">
            <text:p>Participants</text:p>
          </table:table-cell>
          <table:covered-table-cell table:number-columns-repeated="2"/>
          <table:covered-table-cell table:style-name="ce166"/>
          <table:table-cell table:style-name="ce170" office:value-type="string" calcext:value-type="string" table:number-columns-spanned="3" table:number-rows-spanned="1">
            <text:p>Operationalization</text:p>
          </table:table-cell>
          <table:covered-table-cell/>
          <table:covered-table-cell table:style-name="ce166"/>
          <table:table-cell table:style-name="ce163" office:value-type="string" calcext:value-type="string" table:number-columns-spanned="1" table:number-rows-spanned="2">
            <text:p>Analysis</text:p>
          </table:table-cell>
          <table:table-cell table:style-name="ce167" office:value-type="string" calcext:value-type="string" table:number-columns-spanned="1" table:number-rows-spanned="2">
            <text:p>Results</text:p>
          </table:table-cell>
          <table:table-cell table:style-name="ce167"/>
          <table:table-cell table:style-name="ce171" table:number-columns-repeated="2"/>
          <table:table-cell table:style-name="ce174" table:number-columns-repeated="11"/>
          <table:table-cell table:number-columns-repeated="30"/>
        </table:table-row>
        <table:table-row table:style-name="ro1">
          <table:covered-table-cell table:number-columns-repeated="4"/>
          <table:covered-table-cell table:style-name="ce123"/>
          <table:table-cell table:style-name="ce164" office:value-type="string" calcext:value-type="string">
            <text:p>Method</text:p>
          </table:table-cell>
          <table:table-cell table:style-name="ce167" office:value-type="string" calcext:value-type="string">
            <text:p>Multi-modal</text:p>
          </table:table-cell>
          <table:table-cell table:style-name="ce171" office:value-type="string" calcext:value-type="string">
            <text:p>RQ/RH</text:p>
          </table:table-cell>
          <table:table-cell table:style-name="ce171" office:value-type="string" calcext:value-type="string">
            <text:p>Independent </text:p>
            <text:p>variable</text:p>
          </table:table-cell>
          <table:table-cell table:style-name="ce171" office:value-type="string" calcext:value-type="string">
            <text:p>Dependent </text:p>
            <text:p>variable</text:p>
          </table:table-cell>
          <table:table-cell table:style-name="ce167" office:value-type="string" calcext:value-type="string">
            <text:p>Between/within</text:p>
            <text:p>subjects</text:p>
          </table:table-cell>
          <table:table-cell table:style-name="ce171" office:value-type="string" calcext:value-type="string">
            <text:p>Description</text:p>
          </table:table-cell>
          <table:table-cell table:style-name="ce171" office:value-type="string" calcext:value-type="string">
            <text:p>Groups</text:p>
          </table:table-cell>
          <table:table-cell table:style-name="ce171" office:value-type="string" calcext:value-type="string">
            <text:p>Selection</text:p>
          </table:table-cell>
          <table:table-cell table:style-name="ce167" office:value-type="string" calcext:value-type="string">
            <text:p>Experience</text:p>
          </table:table-cell>
          <table:table-cell table:style-name="ce171" office:value-type="string" calcext:value-type="string">
            <text:p>Tasks</text:p>
          </table:table-cell>
          <table:table-cell table:style-name="ce171" office:value-type="string" calcext:value-type="string">
            <text:p>Response</text:p>
          </table:table-cell>
          <table:table-cell table:style-name="ce167" office:value-type="string" calcext:value-type="string">
            <text:p>Material</text:p>
          </table:table-cell>
          <table:covered-table-cell/>
          <table:covered-table-cell table:style-name="ce166"/>
          <table:table-cell table:style-name="ce167" office:value-type="string" calcext:value-type="string">
            <text:p>Link to </text:p>
            <text:p>additional material</text:p>
          </table:table-cell>
          <table:table-cell table:number-columns-repeated="2" table:style-name="ce171" office:value-type="string" calcext:value-type="string">
            <text:p>Comment</text:p>
          </table:table-cell>
          <table:table-cell table:style-name="ce175" office:value-type="string" calcext:value-type="string">
            <text:p>understanding direction</text:p>
          </table:table-cell>
          <table:table-cell table:style-name="ce175" office:value-type="string" calcext:value-type="string">
            <text:p>primary task</text:p>
          </table:table-cell>
          <table:table-cell table:style-name="ce175" office:value-type="string" calcext:value-type="string">
            <text:p>control task</text:p>
          </table:table-cell>
          <table:table-cell table:style-name="ce175" office:value-type="string" calcext:value-type="string">
            <text:p>kind of question</text:p>
          </table:table-cell>
          <table:table-cell table:style-name="ce175" office:value-type="string" calcext:value-type="string">
            <text:p>additional info</text:p>
          </table:table-cell>
          <table:table-cell table:style-name="ce174" office:value-type="string" calcext:value-type="string">
            <text:p>kind of task</text:p>
          </table:table-cell>
          <table:table-cell table:style-name="ce174" office:value-type="string" calcext:value-type="string">
            <text:p>syntax error?</text:p>
          </table:table-cell>
          <table:table-cell table:style-name="ce174" table:number-columns-repeated="4"/>
          <table:table-cell table:number-columns-repeated="30"/>
        </table:table-row>
        <table:table-row table:style-name="ro1">
          <table:table-cell table:style-name="ce104" office:value-type="string" calcext:value-type="string">
            <text:p>How do we read algorithms? a case study</text:p>
          </table:table-cell>
          <table:table-cell table:style-name="ce104" office:value-type="string" calcext:value-type="string">
            <text:p>Computer</text:p>
          </table:table-cell>
          <table:table-cell table:style-name="ce104" office:value-type="string" calcext:value-type="string">
            <text:p>Crosby ME, Stelovsky J</text:p>
          </table:table-cell>
          <table:table-cell table:style-name="ce104" office:value-type="float" office:value="1990" calcext:value-type="float">
            <text:p>1990</text:p>
          </table:table-cell>
          <table:table-cell table:style-name="ce125" table:number-columns-repeated="2"/>
          <table:table-cell table:style-name="ce168"/>
          <table:table-cell table:style-name="ce104" table:number-columns-repeated="3"/>
          <table:table-cell table:style-name="ce168"/>
          <table:table-cell table:style-name="ce104" office:value-type="string" calcext:value-type="string">
            <text:p>N=19</text:p>
          </table:table-cell>
          <table:table-cell table:style-name="ce104" office:value-type="string" calcext:value-type="string">
            <text:p>N=10 novices, N=9 experts</text:p>
          </table:table-cell>
          <table:table-cell table:style-name="ce104"/>
          <table:table-cell table:style-name="ce168"/>
          <table:table-cell table:style-name="ce104" table:number-columns-repeated="2"/>
          <table:table-cell table:style-name="ce168"/>
          <table:table-cell table:style-name="ce104"/>
          <table:table-cell table:style-name="ce168" table:number-columns-repeated="2"/>
          <table:table-cell table:style-name="ce104" office:value-type="string" calcext:value-type="string">
            <text:p>Threats to validity: meaning of code was revealed before with visualizations, code had small identifying names for variables and functions, included comments</text:p>
          </table:table-cell>
          <table:table-cell table:style-name="ce104"/>
          <table:table-cell office:value-type="string" calcext:value-type="string">
            <text:p>top down</text:p>
          </table:table-cell>
          <table:table-cell table:style-name="ce159" office:value-type="string" calcext:value-type="string">
            <text:p>none specified</text:p>
          </table:table-cell>
          <table:table-cell office:value-type="string" calcext:value-type="string">
            <text:p>bug correction</text:p>
          </table:table-cell>
          <table:table-cell/>
          <table:table-cell office:value-type="string" calcext:value-type="string">
            <text:p>different people have different techniques to understand code, standard code shown</text:p>
          </table:table-cell>
          <table:table-cell table:style-name="ce159" office:value-type="string" calcext:value-type="string">
            <text:p>none specified</text:p>
          </table:table-cell>
          <table:table-cell office:value-type="string" calcext:value-type="string">
            <text:p>syntax error</text:p>
          </table:table-cell>
          <table:table-cell table:number-columns-repeated="34"/>
        </table:table-row>
        <table:table-row table:style-name="ro1">
          <table:table-cell table:style-name="ce104" office:value-type="string" calcext:value-type="string">
            <text:p>The roles beacons play in comprehension for novice and expert programmers</text:p>
          </table:table-cell>
          <table:table-cell table:style-name="ce104" office:value-type="string" calcext:value-type="string">
            <text:p>PPIG</text:p>
          </table:table-cell>
          <table:table-cell table:style-name="ce104" office:value-type="string" calcext:value-type="string">
            <text:p>Crosby ME, Scholtz J, Wiedenbeck S</text:p>
          </table:table-cell>
          <table:table-cell table:style-name="ce104" office:value-type="float" office:value="2002" calcext:value-type="float">
            <text:p>2002</text:p>
          </table:table-cell>
          <table:table-cell table:style-name="ce125" table:number-columns-repeated="2"/>
          <table:table-cell table:style-name="ce168"/>
          <table:table-cell table:style-name="ce104" table:number-columns-repeated="3"/>
          <table:table-cell table:style-name="ce168"/>
          <table:table-cell table:style-name="ce104" office:value-type="string" calcext:value-type="string">
            <text:p>N=19 (Experiment 3)</text:p>
          </table:table-cell>
          <table:table-cell table:style-name="ce104" table:number-columns-repeated="2"/>
          <table:table-cell table:style-name="ce168"/>
          <table:table-cell table:style-name="ce104" table:number-columns-repeated="2"/>
          <table:table-cell table:style-name="ce168"/>
          <table:table-cell table:style-name="ce104"/>
          <table:table-cell table:style-name="ce168" table:number-columns-repeated="2"/>
          <table:table-cell table:style-name="ce104" table:number-columns-repeated="2"/>
          <table:table-cell office:value-type="string" calcext:value-type="string">
            <text:p>top down</text:p>
          </table:table-cell>
          <table:table-cell office:value-type="string" calcext:value-type="string">
            <text:p>filling in the blanks</text:p>
          </table:table-cell>
          <table:table-cell office:value-type="string" calcext:value-type="string">
            <text:p>---</text:p>
          </table:table-cell>
          <table:table-cell office:value-type="string" calcext:value-type="string">
            <text:p>see the algorithm before and then fill in the blanks</text:p>
          </table:table-cell>
          <table:table-cell/>
          <table:table-cell office:value-type="string" calcext:value-type="string">
            <text:p>fitb</text:p>
          </table:table-cell>
          <table:table-cell table:number-columns-repeated="35"/>
        </table:table-row>
        <table:table-row table:style-name="ro1">
          <table:table-cell table:style-name="ce104" office:value-type="string" calcext:value-type="string">
            <text:p>Code Scanning Patterns in Program Comprehension</text:p>
          </table:table-cell>
          <table:table-cell table:style-name="ce104" office:value-type="string" calcext:value-type="string">
            <text:p>Hawaii international conference on system sciences</text:p>
          </table:table-cell>
          <table:table-cell table:style-name="ce104" office:value-type="string" calcext:value-type="string">
            <text:p>Christoph Aschwanden, Martha Crosby</text:p>
          </table:table-cell>
          <table:table-cell table:style-name="ce104" office:value-type="float" office:value="2006" calcext:value-type="float">
            <text:p>2006</text:p>
          </table:table-cell>
          <table:table-cell table:style-name="ce125"/>
          <table:table-cell table:style-name="ce125" office:value-type="string" calcext:value-type="string">
            <text:p>Eye tracking</text:p>
          </table:table-cell>
          <table:table-cell table:style-name="ce168" office:value-type="string" calcext:value-type="string">
            <text:p>no</text:p>
          </table:table-cell>
          <table:table-cell table:style-name="ce104" table:number-columns-repeated="3"/>
          <table:table-cell table:style-name="ce168"/>
          <table:table-cell table:style-name="ce104" table:number-columns-repeated="3"/>
          <table:table-cell table:style-name="ce168"/>
          <table:table-cell table:style-name="ce104" table:number-columns-repeated="2"/>
          <table:table-cell table:style-name="ce168"/>
          <table:table-cell table:style-name="ce104"/>
          <table:table-cell table:style-name="ce168" table:number-columns-repeated="2"/>
          <table:table-cell table:style-name="ce104"/>
          <table:table-cell table:style-name="ce104" office:value-type="string" calcext:value-type="string">
            <text:p>---</text:p>
          </table:table-cell>
          <table:table-cell table:number-columns-repeated="5" office:value-type="string" calcext:value-type="string">
            <text:p>---</text:p>
          </table:table-cell>
          <table:table-cell office:value-type="string" calcext:value-type="string">
            <text:p>paper not available</text:p>
          </table:table-cell>
          <table:table-cell office:value-type="string" calcext:value-type="string">
            <text:p>---</text:p>
          </table:table-cell>
          <table:table-cell table:number-columns-repeated="34"/>
        </table:table-row>
        <table:table-row table:style-name="ro1">
          <table:table-cell table:style-name="ce104" office:value-type="string" calcext:value-type="string">
            <text:p>Analyzing Individual Performance of Source Code Review Using Reviewers' Eye Movement</text:p>
          </table:table-cell>
          <table:table-cell table:style-name="ce104" office:value-type="string" calcext:value-type="string">
            <text:p>ETRA</text:p>
          </table:table-cell>
          <table:table-cell table:style-name="ce104" office:value-type="string" calcext:value-type="string">
            <text:p>Uwano, Hidetake and Nakamura, Masahide and Monden, Akito and Matsumoto, Ken-ichi</text:p>
          </table:table-cell>
          <table:table-cell table:style-name="ce104" office:value-type="float" office:value="2006" calcext:value-type="float">
            <text:p>2006</text:p>
          </table:table-cell>
          <table:table-cell table:style-name="ce125"/>
          <table:table-cell table:style-name="ce125" office:value-type="string" calcext:value-type="string">
            <text:p>Eye tracking</text:p>
          </table:table-cell>
          <table:table-cell table:style-name="ce168"/>
          <table:table-cell table:style-name="ce104" table:number-columns-repeated="3"/>
          <table:table-cell table:style-name="ce168"/>
          <table:table-cell table:style-name="ce104" office:value-type="string" calcext:value-type="string">
            <text:p>N=5</text:p>
          </table:table-cell>
          <table:table-cell table:style-name="ce104" table:number-columns-repeated="2"/>
          <table:table-cell table:style-name="ce168"/>
          <table:table-cell table:style-name="ce104" table:number-columns-repeated="2"/>
          <table:table-cell table:style-name="ce168"/>
          <table:table-cell table:style-name="ce104"/>
          <table:table-cell table:style-name="ce168" table:number-columns-repeated="2"/>
          <table:table-cell table:style-name="ce104" office:value-type="string" calcext:value-type="string">
            <text:p>line wise eye tracking, no focus on words</text:p>
          </table:table-cell>
          <table:table-cell table:style-name="ce104"/>
          <table:table-cell office:value-type="string" calcext:value-type="string">
            <text:p>top down</text:p>
          </table:table-cell>
          <table:table-cell office:value-type="string" calcext:value-type="string">
            <text:p>logical bug finding</text:p>
          </table:table-cell>
          <table:table-cell office:value-type="string" calcext:value-type="string">
            <text:p>---</text:p>
          </table:table-cell>
          <table:table-cell office:value-type="string" calcext:value-type="string">
            <text:p>verbal</text:p>
          </table:table-cell>
          <table:table-cell/>
          <table:table-cell office:value-type="string" calcext:value-type="string">
            <text:p>offen</text:p>
          </table:table-cell>
          <table:table-cell office:value-type="string" calcext:value-type="string">
            <text:p>semantic bug</text:p>
          </table:table-cell>
          <table:table-cell table:number-columns-repeated="34"/>
        </table:table-row>
        <table:table-row table:style-name="ro1">
          <table:table-cell table:style-name="ce99" office:value-type="string" calcext:value-type="string">
            <text:p><text:a xlink:href="http://www.cs.kent.edu/~jmaletic/Prog-Comp/Papers/bednarik06.pdf" xlink:type="simple">An eye-tracking methodology for characterizing program comprehension processes</text:a></text:p>
          </table:table-cell>
          <table:table-cell table:style-name="ce104" office:value-type="string" calcext:value-type="string">
            <text:p>ETRA</text:p>
          </table:table-cell>
          <table:table-cell table:style-name="ce104" office:value-type="string" calcext:value-type="string">
            <text:p>Roman Bednarik, Markku Tukiainen</text:p>
          </table:table-cell>
          <table:table-cell table:style-name="ce104" office:value-type="float" office:value="2006" calcext:value-type="float">
            <text:p>2006</text:p>
          </table:table-cell>
          <table:table-cell table:style-name="ce125"/>
          <table:table-cell table:style-name="ce125" office:value-type="string" calcext:value-type="string">
            <text:p>Eye tracking</text:p>
          </table:table-cell>
          <table:table-cell table:style-name="ce168"/>
          <table:table-cell table:style-name="ce104" table:number-columns-repeated="3"/>
          <table:table-cell table:style-name="ce168"/>
          <table:table-cell table:style-name="ce104" office:value-type="string" calcext:value-type="string">
            <text:p>N=16</text:p>
          </table:table-cell>
          <table:table-cell table:style-name="ce104"/>
          <table:table-cell table:style-name="ce104" office:value-type="string" calcext:value-type="string">
            <text:p>13m, 3f, low level experience</text:p>
          </table:table-cell>
          <table:table-cell table:style-name="ce168" office:value-type="string" calcext:value-type="string">
            <text:p>novices</text:p>
          </table:table-cell>
          <table:table-cell table:style-name="ce104" table:number-columns-repeated="2"/>
          <table:table-cell table:style-name="ce168"/>
          <table:table-cell table:style-name="ce104"/>
          <table:table-cell table:style-name="ce168" table:number-columns-repeated="2"/>
          <table:table-cell table:style-name="ce104" table:number-columns-repeated="2"/>
          <table:table-cell office:value-type="string" calcext:value-type="string">
            <text:p>bottom up with visualization</text:p>
          </table:table-cell>
          <table:table-cell table:style-name="ce159" office:value-type="string" calcext:value-type="string">
            <text:p>none?</text:p>
          </table:table-cell>
          <table:table-cell office:value-type="string" calcext:value-type="string">
            <text:p>---</text:p>
          </table:table-cell>
          <table:table-cell table:number-columns-repeated="2"/>
          <table:table-cell table:style-name="ce159" office:value-type="string" calcext:value-type="string">
            <text:p>none specified</text:p>
          </table:table-cell>
          <table:table-cell office:value-type="string" calcext:value-type="string">
            <text:p>---</text:p>
          </table:table-cell>
          <table:table-cell table:number-columns-repeated="34"/>
        </table:table-row>
        <table:table-row table:style-name="ro1">
          <table:table-cell table:style-name="ce104" office:value-type="string" calcext:value-type="string">
            <text:p>Impact of the visitor pattern on program comprehension and maintenance</text:p>
          </table:table-cell>
          <table:table-cell table:style-name="ce104" office:value-type="string" calcext:value-type="string">
            <text:p>ESEM</text:p>
          </table:table-cell>
          <table:table-cell table:style-name="ce104" office:value-type="string" calcext:value-type="string">
            <text:p>Sebastien Jeanmart, Yann-Gael Gueheneuc, Houari Sahraoui, Naji Habra</text:p>
          </table:table-cell>
          <table:table-cell table:style-name="ce104" office:value-type="float" office:value="2009" calcext:value-type="float">
            <text:p>2009</text:p>
          </table:table-cell>
          <table:table-cell table:style-name="ce125" table:number-columns-repeated="2"/>
          <table:table-cell table:style-name="ce168"/>
          <table:table-cell table:style-name="ce104" table:number-columns-repeated="3"/>
          <table:table-cell table:style-name="ce168"/>
          <table:table-cell table:style-name="ce104" office:value-type="string" calcext:value-type="string">
            <text:p>N=24</text:p>
          </table:table-cell>
          <table:table-cell table:style-name="ce104" office:value-type="string" calcext:value-type="string">
            <text:p>3 randomly balanced goups</text:p>
          </table:table-cell>
          <table:table-cell table:style-name="ce104" office:value-type="string" calcext:value-type="string">
            <text:p>7 post graduates, 17 graduate students</text:p>
          </table:table-cell>
          <table:table-cell table:style-name="ce168"/>
          <table:table-cell table:style-name="ce104" table:number-columns-repeated="2"/>
          <table:table-cell table:style-name="ce168"/>
          <table:table-cell table:style-name="ce104"/>
          <table:table-cell table:style-name="ce168"/>
          <table:table-cell table:style-name="ce168" office:value-type="string" calcext:value-type="string">
            <text:p>http://www.ptidej.net/downloads/experiments/esem09/</text:p>
          </table:table-cell>
          <table:table-cell table:style-name="ce104" office:value-type="string" calcext:value-type="string">
            <text:p>error while extracting files</text:p>
          </table:table-cell>
          <table:table-cell table:style-name="ce104"/>
          <table:table-cell office:value-type="string" calcext:value-type="string">
            <text:p>no code, but code diagrams</text:p>
          </table:table-cell>
          <table:table-cell table:style-name="ce159" office:value-type="string" calcext:value-type="string">
            <text:p>understanding questions</text:p>
          </table:table-cell>
          <table:table-cell office:value-type="string" calcext:value-type="string">
            <text:p>---</text:p>
          </table:table-cell>
          <table:table-cell table:number-columns-repeated="2"/>
          <table:table-cell table:style-name="ce159" office:value-type="string" calcext:value-type="string">
            <text:p>none specified</text:p>
          </table:table-cell>
          <table:table-cell office:value-type="string" calcext:value-type="string">
            <text:p>---</text:p>
          </table:table-cell>
          <table:table-cell table:number-columns-repeated="34"/>
        </table:table-row>
        <table:table-row table:style-name="ro1">
          <table:table-cell table:style-name="ce98" office:value-type="string" calcext:value-type="string">
            <text:p><text:a xlink:href="https://www.researchgate.net/profile/Bonita_Sharif/publication/224159770_An_Eye_Tracking_Study_on_camelCase_and_under_score_Identifier_Styles" xlink:type="simple">An Eye Tracking Study on camelCase and under_score Identifier Styles</text:a></text:p>
          </table:table-cell>
          <table:table-cell table:style-name="ce103" office:value-type="string" calcext:value-type="string">
            <text:p>ICPC</text:p>
          </table:table-cell>
          <table:table-cell table:style-name="ce103" office:value-type="string" calcext:value-type="string">
            <text:p>Sharif, B., &amp; Maletic, J. I.</text:p>
          </table:table-cell>
          <table:table-cell table:style-name="ce103" office:value-type="float" office:value="2010" calcext:value-type="float">
            <text:p>2010</text:p>
          </table:table-cell>
          <table:table-cell table:style-name="ce124" office:value-type="string" calcext:value-type="string">
            <text:p>An experiment to investigate whether</text:p>
            <text:p><text:span text:style-name="T100">identifier naming style</text:span><text:span text:style-name="T101"> (camelCase vs</text:span></text:p>
            <text:p><text:span text:style-name="T99"> under_score) affects program comprehension.</text:span></text:p>
            <text:p/>
            <text:p><text:span text:style-name="T99">Based on a previous study with conventional </text:span></text:p>
            <text:p><text:span text:style-name="T99">measures -&gt; study is essentially a replication.</text:span></text:p>
          </table:table-cell>
          <table:table-cell table:style-name="ce124" office:value-type="string" calcext:value-type="string">
            <text:p>Eye tracking</text:p>
          </table:table-cell>
          <table:table-cell table:style-name="ce169" office:value-type="string" calcext:value-type="string">
            <text:p>no</text:p>
          </table:table-cell>
          <table:table-cell table:style-name="ce103" office:value-type="string" calcext:value-type="string">
            <text:p><text:span text:style-name="T224">RQ1: </text:span><text:span text:style-name="T225">Does identifier style affect the </text:span><text:span text:style-name="T226">accuracy and time</text:span><text:span text:style-name="T227"> needed </text:span></text:p>
            <text:p><text:span text:style-name="T106">to read and detect correct identifiers?</text:span></text:p>
            <text:p/>
            <text:p><text:span text:style-name="T107">RQ2:</text:span><text:span text:style-name="T284"> </text:span><text:span text:style-name="T109">Is the visual effort needed to </text:span><text:span text:style-name="T110">read and detect correct identifiers </text:span></text:p>
            <text:p><text:span text:style-name="T106">the same for camel-case and underscore styles?</text:span></text:p>
            <text:p/>
            <text:p><text:span text:style-name="T102">Null Hypotheses:</text:span></text:p>
            <text:p/>
            <text:p><text:span text:style-name="T100">RH1:</text:span><text:span text:style-name="T101"> There is no significant difference in Correctness between the camel-case and underscore identifier style (Style)</text:span></text:p>
            <text:p><text:span text:style-name="T100">RH2: </text:span><text:span text:style-name="T101">There is no significant difference in Find Time between the camel-case and underscore identifier style (Style)</text:span></text:p>
            <text:p><text:span text:style-name="T100">RH3: </text:span><text:span text:style-name="T101">The effect of Style on Correctness is independent of Experience</text:span></text:p>
            <text:p><text:span text:style-name="T100">RH4: </text:span><text:span text:style-name="T101">The effect of Style on Find Time is independent of Experience </text:span></text:p>
            <text:p><text:span text:style-name="T100">RH5: </text:span><text:span text:style-name="T101">There is no significant difference in Visual Effort between the camel-case and underscore identifier style (Style)</text:span></text:p>
            <text:p><text:span text:style-name="T100">RH6: </text:span><text:span text:style-name="T101">The effect of Style on Visual Effort is independent of Experience</text:span></text:p>
            <text:p/>
          </table:table-cell>
          <table:table-cell table:style-name="ce103" office:value-type="string" calcext:value-type="string">
            <text:p>(1) Identifier style (camelCase vs under_score)</text:p>
            <text:p/>
            <text:p>(2) Explicitly listed <text:span text:style-name="T102">"secondary factors": </text:span></text:p>
            <text:p/>
            <text:p><text:span text:style-name="T99">- Reading Time</text:span></text:p>
            <text:p><text:span text:style-name="T102">- Experience</text:span></text:p>
            <text:p><text:span text:style-name="T99">- Phrase Length</text:span></text:p>
            <text:p><text:span text:style-name="T99">- Phrase Origin</text:span></text:p>
            <text:p><text:span text:style-name="T102">- Style Preference</text:span></text:p>
            <text:p><text:span text:style-name="T99">- Visual Effort on Reading Phrase</text:span></text:p>
          </table:table-cell>
          <table:table-cell table:style-name="ce103" office:value-type="string" calcext:value-type="string">
            <text:p>(1) Response correctness and response time</text:p>
            <text:p/>
            <text:p>(2) "Visual effort": </text:p>
            <text:p>-&gt; fixation count, rate, duration on various AOI1) s</text:p>
          </table:table-cell>
          <table:table-cell table:style-name="ce169" office:value-type="string" calcext:value-type="string">
            <text:p><text:span text:style-name="T100">Within</text:span><text:span text:style-name="T101">-subjects </text:span></text:p>
            <text:p/>
            <text:p><text:span text:style-name="T99">due to small sample size, </text:span></text:p>
            <text:p><text:span text:style-name="T99">every participant saw each </text:span></text:p>
            <text:p><text:span text:style-name="T99">style multiple times</text:span></text:p>
          </table:table-cell>
          <table:table-cell table:style-name="ce103" office:value-type="string" calcext:value-type="string">
            <office:annotation draw:style-name="gr4" draw:text-style-name="P2" svg:width="25.788cm" svg:height="2.619cm" svg:x="89.376cm" svg:y="5.265cm" draw:caption-point-x="-0.407cm" draw:caption-point-y="-0.81cm">
              <dc:date>2020-11-04T00:00:00</dc:date>
              <text:p text:style-name="P1"><text:span text:style-name="T1">======</text:span></text:p>
              <text:p text:style-name="P1"><text:span text:style-name="T1">ID#AAAAG8DkLgo</text:span></text:p>
              <text:p text:style-name="P1"><text:span text:style-name="T1"><text:s text:c="4"/></text:span><text:span text:style-name="T1">(2020-09-15 08:49:11)</text:span></text:p>
              <text:p text:style-name="P1"><text:span text:style-name="T1">I do not know why the n=15 does not match the listed students (7+8+2=17?)</text:span></text:p>
            </office:annotation>
            <text:p><text:span text:style-name="T100">n=15</text:span><text:span text:style-name="T101"> </text:span></text:p>
            <text:p/>
            <text:p><text:span text:style-name="T99">(7 undergrad, 8 grad students, 2 faculty)</text:span></text:p>
            <text:p/>
          </table:table-cell>
          <table:table-cell table:style-name="ce103" table:number-columns-repeated="2"/>
          <table:table-cell table:style-name="ce169"/>
          <table:table-cell table:style-name="ce103" office:value-type="string" calcext:value-type="string">
            <text:p>- read identifier. </text:p>
            <text:p/>
            <text:p>Then, on the next screen:</text:p>
            <text:p>- select the matching one from four options</text:p>
          </table:table-cell>
          <table:table-cell table:style-name="ce103"/>
          <table:table-cell table:style-name="ce169" office:value-type="string" calcext:value-type="string">
            <text:p>8 "Phrases" from original Binkley study.</text:p>
          </table:table-cell>
          <table:table-cell table:style-name="ce103"/>
          <table:table-cell table:style-name="ce169" office:value-type="string" calcext:value-type="string">
            <text:p/>
            <text:p><text:span text:style-name="T102">Response correctness: </text:span></text:p>
            <text:p><text:span text:style-name="T99">- only one error occurred in the entire experiment </text:span></text:p>
            <text:p><text:span text:style-name="T99">-&gt; no stat. sign. difference</text:span></text:p>
            <text:p/>
            <text:p><text:span text:style-name="T102">Response time: </text:span></text:p>
            <text:p><text:span text:style-name="T99">- comprehending camelCase is 20% slower than under_score. </text:span></text:p>
            <text:p/>
            <text:p><text:span text:style-name="T102">Programmer experience:</text:span></text:p>
            <text:p><text:span text:style-name="T228">-&gt; does not change the result much, but </text:span><text:span text:style-name="T292">indicates experts are </text:span></text:p>
            <text:p><text:span text:style-name="T253">less affected by the identifier style</text:span><text:span text:style-name="T254">.</text:span></text:p>
            <text:p/>
            <text:p><text:span text:style-name="T102">Visual effort: </text:span></text:p>
            <text:p><text:span text:style-name="T99">-&gt; largely no significant difference.</text:span></text:p>
            <text:p/>
          </table:table-cell>
          <table:table-cell table:style-name="ce169" office:value-type="string" calcext:value-type="string">
            <text:p>Not provided</text:p>
          </table:table-cell>
          <table:table-cell table:style-name="ce103" table:number-columns-repeated="2"/>
          <table:table-cell table:style-name="ce176" office:value-type="string" calcext:value-type="string">
            <text:p>no code </text:p>
          </table:table-cell>
          <table:table-cell table:style-name="ce176" office:value-type="string" calcext:value-type="string">
            <text:p>find correct statement</text:p>
          </table:table-cell>
          <table:table-cell table:style-name="ce176" office:value-type="string" calcext:value-type="string">
            <text:p>---</text:p>
          </table:table-cell>
          <table:table-cell table:style-name="ce176" office:value-type="string" calcext:value-type="string">
            <text:p>find correct word from 4 different ones</text:p>
          </table:table-cell>
          <table:table-cell table:style-name="ce176" office:value-type="string" calcext:value-type="string">
            <text:p>no huge difference, under_score was a tad faster</text:p>
          </table:table-cell>
          <table:table-cell table:style-name="ce176" office:value-type="string" calcext:value-type="string">
            <text:p>Non-code</text:p>
          </table:table-cell>
          <table:table-cell table:style-name="ce176" table:number-columns-repeated="5"/>
          <table:table-cell table:number-columns-repeated="30"/>
        </table:table-row>
        <table:table-row table:style-name="ro1">
          <table:table-cell table:style-name="ce104" office:value-type="string" calcext:value-type="string">
            <text:p>Analysis of code reading to gain more insight in program comprehension </text:p>
          </table:table-cell>
          <table:table-cell table:style-name="ce104" office:value-type="string" calcext:value-type="string">
            <text:p>Koli Calling International Conference on Computing Education Research </text:p>
          </table:table-cell>
          <table:table-cell table:style-name="ce104" office:value-type="string" calcext:value-type="string">
            <text:p>Busjahn T, Schulte C, Busjahn A </text:p>
          </table:table-cell>
          <table:table-cell table:style-name="ce104" office:value-type="float" office:value="2011" calcext:value-type="float">
            <text:p>2011</text:p>
          </table:table-cell>
          <table:table-cell table:style-name="ce125" table:number-columns-repeated="2"/>
          <table:table-cell table:style-name="ce168"/>
          <table:table-cell table:style-name="ce104" table:number-columns-repeated="3"/>
          <table:table-cell table:style-name="ce168"/>
          <table:table-cell table:style-name="ce104" office:value-type="string" calcext:value-type="string">
            <text:p>N=15 </text:p>
          </table:table-cell>
          <table:table-cell table:style-name="ce104" table:number-columns-repeated="2"/>
          <table:table-cell table:style-name="ce168"/>
          <table:table-cell table:style-name="ce104" table:number-columns-repeated="2"/>
          <table:table-cell table:style-name="ce168"/>
          <table:table-cell table:style-name="ce104"/>
          <table:table-cell table:style-name="ce168" table:number-columns-repeated="2"/>
          <table:table-cell table:style-name="ce104" table:number-columns-repeated="2"/>
          <table:table-cell office:value-type="string" calcext:value-type="string">
            <text:p>bottom up </text:p>
          </table:table-cell>
          <table:table-cell table:style-name="ce159" office:value-type="string" calcext:value-type="string">
            <text:p>“comprehension questions”</text:p>
          </table:table-cell>
          <table:table-cell office:value-type="string" calcext:value-type="string">
            <text:p>natural text</text:p>
          </table:table-cell>
          <table:table-cell office:value-type="string" calcext:value-type="string">
            <text:p>not provided</text:p>
          </table:table-cell>
          <table:table-cell/>
          <table:table-cell table:style-name="ce159" office:value-type="string" calcext:value-type="string">
            <text:p>none specified</text:p>
          </table:table-cell>
          <table:table-cell table:number-columns-repeated="35"/>
        </table:table-row>
        <table:table-row table:style-name="ro1">
          <table:table-cell table:style-name="ce104" office:value-type="string" calcext:value-type="string">
            <text:p>An Eye-Tracking Study on the Role of Scan Time in Finding Source Code Defects</text:p>
          </table:table-cell>
          <table:table-cell table:style-name="ce104" office:value-type="string" calcext:value-type="string">
            <text:p>ETRA</text:p>
          </table:table-cell>
          <table:table-cell table:style-name="ce104" office:value-type="string" calcext:value-type="string">
            <text:p>Sharif, Bonita and Falcone, Michael and Maletic, Jonathan</text:p>
          </table:table-cell>
          <table:table-cell table:style-name="ce104" office:value-type="float" office:value="2012" calcext:value-type="float">
            <text:p>2012</text:p>
          </table:table-cell>
          <table:table-cell table:style-name="ce125"/>
          <table:table-cell table:style-name="ce125" office:value-type="string" calcext:value-type="string">
            <text:p>Eye tracking</text:p>
          </table:table-cell>
          <table:table-cell table:style-name="ce168"/>
          <table:table-cell table:style-name="ce104" table:number-columns-repeated="3"/>
          <table:table-cell table:style-name="ce168"/>
          <table:table-cell table:style-name="ce104" office:value-type="string" calcext:value-type="string">
            <text:p>N=15 </text:p>
          </table:table-cell>
          <table:table-cell table:style-name="ce104" table:number-columns-repeated="2"/>
          <table:table-cell table:style-name="ce168"/>
          <table:table-cell table:style-name="ce104" table:number-columns-repeated="2"/>
          <table:table-cell table:style-name="ce168"/>
          <table:table-cell table:style-name="ce104"/>
          <table:table-cell table:style-name="ce168" table:number-columns-repeated="2"/>
          <table:table-cell table:style-name="ce104" table:number-columns-repeated="2"/>
          <table:table-cell office:value-type="string" calcext:value-type="string">
            <text:p>top down</text:p>
          </table:table-cell>
          <table:table-cell office:value-type="string" calcext:value-type="string">
            <text:p>logical bug finding</text:p>
          </table:table-cell>
          <table:table-cell office:value-type="string" calcext:value-type="string">
            <text:p>---</text:p>
          </table:table-cell>
          <table:table-cell office:value-type="string" calcext:value-type="string">
            <text:p>verbal</text:p>
          </table:table-cell>
          <table:table-cell/>
          <table:table-cell office:value-type="string" calcext:value-type="string">
            <text:p>offen</text:p>
          </table:table-cell>
          <table:table-cell office:value-type="string" calcext:value-type="string">
            <text:p>logical bug</text:p>
          </table:table-cell>
          <table:table-cell table:number-columns-repeated="34"/>
        </table:table-row>
        <table:table-row table:style-name="ro1">
          <table:table-cell table:style-name="ce104" office:value-type="string" calcext:value-type="string">
            <text:p>Expertise-dependent visual attention strategies develop over time during debugging with multiple code representations</text:p>
          </table:table-cell>
          <table:table-cell table:style-name="ce104" office:value-type="string" calcext:value-type="string">
            <text:p>Human-Computer Studies</text:p>
          </table:table-cell>
          <table:table-cell table:style-name="ce104" office:value-type="string" calcext:value-type="string">
            <text:p>Roman Bednarik</text:p>
          </table:table-cell>
          <table:table-cell table:style-name="ce104" office:value-type="float" office:value="2012" calcext:value-type="float">
            <text:p>2012</text:p>
          </table:table-cell>
          <table:table-cell table:style-name="ce125"/>
          <table:table-cell table:style-name="ce125" office:value-type="string" calcext:value-type="string">
            <text:p>Eye tracking</text:p>
          </table:table-cell>
          <table:table-cell table:style-name="ce168"/>
          <table:table-cell table:style-name="ce104" table:number-columns-repeated="3"/>
          <table:table-cell table:style-name="ce168"/>
          <table:table-cell table:style-name="ce104" office:value-type="string" calcext:value-type="string">
            <text:p>N=14, 4 excluded for better data</text:p>
          </table:table-cell>
          <table:table-cell table:style-name="ce104"/>
          <table:table-cell/>
          <table:table-cell table:style-name="ce104" office:value-type="string" calcext:value-type="string">
            <text:p>6 novice, 8 experts</text:p>
          </table:table-cell>
          <table:table-cell table:style-name="ce104" table:number-columns-repeated="2"/>
          <table:table-cell table:style-name="ce168"/>
          <table:table-cell table:style-name="ce104"/>
          <table:table-cell table:style-name="ce168" table:number-columns-repeated="2"/>
          <table:table-cell table:style-name="ce104" office:value-type="string" calcext:value-type="string">
            <text:p>longer code snippets with multiple classes, so a widened focus</text:p>
          </table:table-cell>
          <table:table-cell table:style-name="ce104"/>
          <table:table-cell office:value-type="string" calcext:value-type="string">
            <text:p>top down</text:p>
          </table:table-cell>
          <table:table-cell office:value-type="string" calcext:value-type="string">
            <text:p>logical bug finding</text:p>
          </table:table-cell>
          <table:table-cell office:value-type="string" calcext:value-type="string">
            <text:p>---</text:p>
          </table:table-cell>
          <table:table-cell office:value-type="string" calcext:value-type="string">
            <text:p>verbal</text:p>
          </table:table-cell>
          <table:table-cell office:value-type="string" calcext:value-type="string">
            <text:p>multiple bugs per code (long code)</text:p>
          </table:table-cell>
          <table:table-cell office:value-type="string" calcext:value-type="string">
            <text:p>offen</text:p>
          </table:table-cell>
          <table:table-cell office:value-type="string" calcext:value-type="string">
            <text:p>logical bug</text:p>
          </table:table-cell>
          <table:table-cell table:number-columns-repeated="34"/>
        </table:table-row>
        <table:table-row table:style-name="ro1">
          <table:table-cell table:style-name="ce104" office:value-type="string" calcext:value-type="string">
            <text:p>Women and men - different but equal: On the impact of identifier style on source code reading </text:p>
          </table:table-cell>
          <table:table-cell table:style-name="ce104" office:value-type="string" calcext:value-type="string">
            <text:p>ICPC</text:p>
          </table:table-cell>
          <table:table-cell table:style-name="ce104" office:value-type="string" calcext:value-type="string">
            <text:p>Zohreh Sharafi, Zéphyrin Soh, Yann-Gaël Guéhéneuc, Giuliano Antoniol</text:p>
          </table:table-cell>
          <table:table-cell table:style-name="ce104" office:value-type="float" office:value="2012" calcext:value-type="float">
            <text:p>2012</text:p>
          </table:table-cell>
          <table:table-cell table:style-name="ce125"/>
          <table:table-cell table:style-name="ce125" office:value-type="string" calcext:value-type="string">
            <text:p>Eye Tracking</text:p>
          </table:table-cell>
          <table:table-cell table:style-name="ce168"/>
          <table:table-cell table:style-name="ce104" office:value-type="string" calcext:value-type="string">
            <text:p>RH (Null hypothesis)</text:p>
          </table:table-cell>
          <table:table-cell table:style-name="ce104" table:number-columns-repeated="2"/>
          <table:table-cell table:style-name="ce168"/>
          <table:table-cell table:style-name="ce104" office:value-type="string" calcext:value-type="string">
            <text:p>N=25, 9f, 16m</text:p>
          </table:table-cell>
          <table:table-cell table:style-name="ce104" table:number-columns-repeated="2"/>
          <table:table-cell table:style-name="ce168"/>
          <table:table-cell table:style-name="ce104" table:number-columns-repeated="2"/>
          <table:table-cell table:style-name="ce168"/>
          <table:table-cell table:style-name="ce104"/>
          <table:table-cell table:style-name="ce168" table:number-columns-repeated="2"/>
          <table:table-cell table:style-name="ce104" office:value-type="string" calcext:value-type="string">
            <text:p>no understanding needed </text:p>
          </table:table-cell>
          <table:table-cell table:style-name="ce104"/>
          <table:table-cell office:value-type="string" calcext:value-type="string">
            <text:p>top down /pattern-matching</text:p>
          </table:table-cell>
          <table:table-cell office:value-type="string" calcext:value-type="string">
            <text:p>find specific vars in code</text:p>
          </table:table-cell>
          <table:table-cell office:value-type="string" calcext:value-type="string">
            <text:p>---</text:p>
          </table:table-cell>
          <table:table-cell office:value-type="string" calcext:value-type="string">
            <text:p>multiple choice</text:p>
          </table:table-cell>
          <table:table-cell/>
          <table:table-cell table:style-name="ce181" office:value-type="string" calcext:value-type="string">
            <text:p>multiple choice</text:p>
          </table:table-cell>
          <table:table-cell table:number-columns-repeated="35"/>
        </table:table-row>
        <table:table-row table:style-name="ro1">
          <table:table-cell table:style-name="ce103" office:value-type="string" calcext:value-type="string">
            <text:p>The impact of identifier style on effort and comprehension</text:p>
          </table:table-cell>
          <table:table-cell table:style-name="ce103" office:value-type="string" calcext:value-type="string">
            <text:p>EMSE</text:p>
          </table:table-cell>
          <table:table-cell table:style-name="ce103" office:value-type="string" calcext:value-type="string">
            <text:p>Dave Binkley, Marcia Davis, Dawn Lawrie, Jonathan I. Maletic, Christopher Morrell, Bonita Sharif</text:p>
            <text:p/>
          </table:table-cell>
          <table:table-cell table:style-name="ce103" office:value-type="float" office:value="2013" calcext:value-type="float">
            <text:p>2013</text:p>
          </table:table-cell>
          <table:table-cell table:style-name="ce124" office:value-type="string" calcext:value-type="string">
            <text:p>Family of experiments to investigates the effect of </text:p>
            <text:p><text:span text:style-name="T100">identifier naming styles</text:span><text:span text:style-name="T101"> (i.e., camelCase, under_score) </text:span></text:p>
            <text:p><text:span text:style-name="T99">on program comprehension. </text:span></text:p>
            <text:p/>
            <text:p><text:span text:style-name="T99">Comparison to natural language reading and effects </text:span></text:p>
            <text:p><text:span text:style-name="T120">of </text:span><text:span text:style-name="T218">programmer expertise</text:span><text:span text:style-name="T219"> are drawn.</text:span></text:p>
          </table:table-cell>
          <table:table-cell table:style-name="ce124" office:value-type="string" calcext:value-type="string">
            <text:p>Eye tracking</text:p>
          </table:table-cell>
          <table:table-cell table:style-name="ce169" office:value-type="string" calcext:value-type="string">
            <text:p>no</text:p>
          </table:table-cell>
          <table:table-cell table:style-name="ce103"/>
          <table:table-cell table:style-name="ce103" office:value-type="string" calcext:value-type="string">
            <text:p>(1) Identifier style (camelCase vs under_score)</text:p>
            <text:p/>
          </table:table-cell>
          <table:table-cell table:style-name="ce103"/>
          <table:table-cell table:style-name="ce169"/>
          <table:table-cell table:style-name="ce103" table:number-columns-repeated="3"/>
          <table:table-cell table:style-name="ce169"/>
          <table:table-cell table:style-name="ce103" table:number-columns-repeated="2"/>
          <table:table-cell table:style-name="ce169"/>
          <table:table-cell table:style-name="ce103"/>
          <table:table-cell table:style-name="ce169" table:number-columns-repeated="2"/>
          <table:table-cell table:style-name="ce103" office:value-type="string" calcext:value-type="string">
            <text:p>multiple experiments</text:p>
          </table:table-cell>
          <table:table-cell table:style-name="ce103"/>
          <table:table-cell table:style-name="ce176" office:value-type="string" calcext:value-type="string">
            <text:p>---</text:p>
          </table:table-cell>
          <table:table-cell table:style-name="ce176" office:value-type="string" calcext:value-type="string">
            <text:p>remember var_names</text:p>
          </table:table-cell>
          <table:table-cell table:style-name="ce176" office:value-type="string" calcext:value-type="string">
            <text:p>---</text:p>
          </table:table-cell>
          <table:table-cell table:style-name="ce176" office:value-type="string" calcext:value-type="string">
            <text:p>multiple choice</text:p>
          </table:table-cell>
          <table:table-cell table:style-name="ce176"/>
          <table:table-cell table:style-name="ce182" office:value-type="string" calcext:value-type="string">
            <text:p>multiple choice</text:p>
          </table:table-cell>
          <table:table-cell table:style-name="ce176" office:value-type="string" calcext:value-type="string">
            <text:p>no code understanding</text:p>
          </table:table-cell>
          <table:table-cell table:style-name="ce176" table:number-columns-repeated="4"/>
          <table:table-cell table:number-columns-repeated="30"/>
        </table:table-row>
        <table:table-row table:style-name="ro1">
          <table:table-cell table:style-name="ce104" office:value-type="string" calcext:value-type="string">
            <text:p>Using Psycho-Physiological Measures to Assess Task Difficulty in Software Development</text:p>
            <text:p/>
          </table:table-cell>
          <table:table-cell table:style-name="ce104" office:value-type="string" calcext:value-type="string">
            <text:p>ICSE</text:p>
          </table:table-cell>
          <table:table-cell table:style-name="ce104" office:value-type="string" calcext:value-type="string">
            <text:p>Thomas Fritz, Andrew Begel, Sebastian C. Müller, Serap Yigit-Elliott, Manuela Züger</text:p>
            <text:p/>
          </table:table-cell>
          <table:table-cell table:style-name="ce104" office:value-type="float" office:value="2014" calcext:value-type="float">
            <text:p>2014</text:p>
          </table:table-cell>
          <table:table-cell table:style-name="ce125"/>
          <table:table-cell table:style-name="ce125" office:value-type="string" calcext:value-type="string">
            <text:p>EEG, EDA, Eye tracking</text:p>
          </table:table-cell>
          <table:table-cell table:style-name="ce168" office:value-type="string" calcext:value-type="string">
            <text:p>yes</text:p>
          </table:table-cell>
          <table:table-cell table:style-name="ce104" table:number-columns-repeated="3"/>
          <table:table-cell table:style-name="ce168"/>
          <table:table-cell table:style-name="ce104" office:value-type="string" calcext:value-type="string">
            <text:p>N=15 </text:p>
          </table:table-cell>
          <table:table-cell table:style-name="ce104" table:number-columns-repeated="2"/>
          <table:table-cell table:style-name="ce168" office:value-type="string" calcext:value-type="string">
            <text:p>professional</text:p>
          </table:table-cell>
          <table:table-cell table:style-name="ce104" table:number-columns-repeated="2"/>
          <table:table-cell table:style-name="ce168"/>
          <table:table-cell table:style-name="ce104"/>
          <table:table-cell table:style-name="ce168" table:number-columns-repeated="2"/>
          <table:table-cell table:style-name="ce104" table:number-columns-repeated="2"/>
          <table:table-cell office:value-type="string" calcext:value-type="string">
            <text:p>bottom up </text:p>
          </table:table-cell>
          <table:table-cell office:value-type="string" calcext:value-type="string">
            <text:p>“draw squares on screen and tell if they overlap”, “different shapes drawn in order, questions for that”</text:p>
          </table:table-cell>
          <table:table-cell office:value-type="string" calcext:value-type="string">
            <text:p>different questions, but no control task</text:p>
          </table:table-cell>
          <table:table-cell office:value-type="string" calcext:value-type="string">
            <text:p>multiple choice(Bool_overlap_squares, multipleChoice_last3shapes, multipleChoice_orderShapes)</text:p>
          </table:table-cell>
          <table:table-cell/>
          <table:table-cell office:value-type="string" calcext:value-type="string">
            <text:p>ja/nein und multiple choice</text:p>
          </table:table-cell>
          <table:table-cell office:value-type="string" calcext:value-type="string">
            <text:p>---</text:p>
          </table:table-cell>
          <table:table-cell office:value-type="string" calcext:value-type="string">
            <text:p>mehrere fragen</text:p>
          </table:table-cell>
          <table:table-cell table:number-columns-repeated="33"/>
        </table:table-row>
        <table:table-row table:style-name="ro1">
          <table:table-cell table:style-name="ce104" office:value-type="string" calcext:value-type="string">
            <text:p>An Eye-Tracking Study Assessing the Comprehension of C++ and Python Source Code</text:p>
          </table:table-cell>
          <table:table-cell table:style-name="ce104" office:value-type="string" calcext:value-type="string">
            <text:p>ETRA</text:p>
          </table:table-cell>
          <table:table-cell table:style-name="ce104" office:value-type="string" calcext:value-type="string">
            <text:p>Rachel Turner, Michael Falcone, Bonita Sharif, Alina Lazar</text:p>
          </table:table-cell>
          <table:table-cell table:style-name="ce104" office:value-type="float" office:value="2014" calcext:value-type="float">
            <text:p>2014</text:p>
          </table:table-cell>
          <table:table-cell table:style-name="ce125"/>
          <table:table-cell table:style-name="ce125" office:value-type="string" calcext:value-type="string">
            <text:p>Eye tracking</text:p>
          </table:table-cell>
          <table:table-cell table:style-name="ce168"/>
          <table:table-cell table:style-name="ce104" table:number-columns-repeated="3"/>
          <table:table-cell table:style-name="ce168"/>
          <table:table-cell table:style-name="ce104" office:value-type="string" calcext:value-type="string">
            <text:p>N=38</text:p>
          </table:table-cell>
          <table:table-cell table:style-name="ce104" table:number-columns-repeated="2"/>
          <table:table-cell table:style-name="ce168" office:value-type="string" calcext:value-type="string">
            <text:p>novices</text:p>
          </table:table-cell>
          <table:table-cell table:style-name="ce104" table:number-columns-repeated="2"/>
          <table:table-cell table:style-name="ce168"/>
          <table:table-cell table:style-name="ce104"/>
          <table:table-cell table:style-name="ce168" table:number-columns-repeated="2"/>
          <table:table-cell table:style-name="ce104" table:number-columns-repeated="2"/>
          <table:table-cell office:value-type="string" calcext:value-type="string">
            <text:p>top down</text:p>
          </table:table-cell>
          <table:table-cell table:style-name="ce177" office:value-type="string" calcext:value-type="string">
            <text:p>describe the purpose of the problem</text:p>
          </table:table-cell>
          <table:table-cell office:value-type="string" calcext:value-type="string">
            <text:p>bug finding</text:p>
          </table:table-cell>
          <table:table-cell office:value-type="string" calcext:value-type="string">
            <text:p>verbal </text:p>
          </table:table-cell>
          <table:table-cell office:value-type="string" calcext:value-type="string">
            <text:p>scored from 1 to 5</text:p>
          </table:table-cell>
          <table:table-cell office:value-type="string" calcext:value-type="string">
            <text:p>summary</text:p>
          </table:table-cell>
          <table:table-cell office:value-type="string" calcext:value-type="string">
            <text:p>logical bug</text:p>
          </table:table-cell>
          <table:table-cell table:number-columns-repeated="34"/>
        </table:table-row>
        <table:table-row table:style-name="ro1">
          <table:table-cell table:style-name="ce104" office:value-type="string" calcext:value-type="string">
            <text:p>Eye Tracking in Computing Education</text:p>
          </table:table-cell>
          <table:table-cell table:style-name="ce104" office:value-type="string" calcext:value-type="string">
            <text:p>ICER</text:p>
          </table:table-cell>
          <table:table-cell table:style-name="ce104" office:value-type="string" calcext:value-type="string">
            <text:p>Busjahn, Teresa and Schulte, Carsten and Sharif, Bonita and Begel, Andrew and Hansen, Michael and Bednarik, Roman and Orlov, Paul and Ihantola, Petri and Shchekotova, Galina and Antropova, Maria</text:p>
          </table:table-cell>
          <table:table-cell table:style-name="ce104" office:value-type="float" office:value="2014" calcext:value-type="float">
            <text:p>2014</text:p>
          </table:table-cell>
          <table:table-cell table:style-name="ce125"/>
          <table:table-cell table:style-name="ce125" office:value-type="string" calcext:value-type="string">
            <text:p>Eye tracking</text:p>
          </table:table-cell>
          <table:table-cell table:style-name="ce168"/>
          <table:table-cell table:style-name="ce104" table:number-columns-repeated="3"/>
          <table:table-cell table:style-name="ce168"/>
          <table:table-cell table:style-name="ce104" office:value-type="string" calcext:value-type="string">
            <text:p>N=2</text:p>
          </table:table-cell>
          <table:table-cell table:style-name="ce104" table:number-columns-repeated="2"/>
          <table:table-cell table:style-name="ce168" office:value-type="string" calcext:value-type="string">
            <text:p>professional</text:p>
          </table:table-cell>
          <table:table-cell table:style-name="ce104" table:number-columns-repeated="2"/>
          <table:table-cell table:style-name="ce168" office:value-type="string" calcext:value-type="string">
            <text:p>Error 404</text:p>
          </table:table-cell>
          <table:table-cell table:style-name="ce104"/>
          <table:table-cell table:style-name="ce168"/>
          <table:table-cell table:style-name="ce168" office:value-type="string" calcext:value-type="string">
            <text:p>Error 404 - <text:a xlink:href="https://www.mi.fu-berlin.de/en/inf/groups/ag-ddi/Gaze_Workshop/koli_ws_material" xlink:type="simple">https://www.mi.fu-berlin.de/en/inf/groups/ag-ddi/Gaze_Workshop/koli_ws_material</text:a></text:p>
          </table:table-cell>
          <table:table-cell table:style-name="ce104" office:value-type="string" calcext:value-type="string">
            <text:p>Threats to validity: only 2 subjects, both had different tasks</text:p>
          </table:table-cell>
          <table:table-cell table:style-name="ce104"/>
          <table:table-cell office:value-type="string" calcext:value-type="string">
            <text:p>top down</text:p>
          </table:table-cell>
          <table:table-cell table:style-name="ce178" office:value-type="string" calcext:value-type="string">
            <text:p>return value</text:p>
          </table:table-cell>
          <table:table-cell office:value-type="string" calcext:value-type="string">
            <text:p>multiple choice about the algo</text:p>
          </table:table-cell>
          <table:table-cell table:number-columns-repeated="2"/>
          <table:table-cell table:style-name="ce181" office:value-type="string" calcext:value-type="string">
            <text:p>multiple choice</text:p>
          </table:table-cell>
          <table:table-cell table:number-columns-repeated="35"/>
        </table:table-row>
        <table:table-row table:style-name="ro1">
          <table:table-cell table:style-name="ce98" office:value-type="string" calcext:value-type="string">
            <text:p><text:a xlink:href="https://dl.acm.org/citation.cfm?id=2820320" xlink:type="simple">Eye Movements in Code Reading: Relaxing the Linear Order</text:a></text:p>
          </table:table-cell>
          <table:table-cell table:style-name="ce103" office:value-type="string" calcext:value-type="string">
            <text:p>ICPC</text:p>
          </table:table-cell>
          <table:table-cell table:style-name="ce103" office:value-type="string" calcext:value-type="string">
            <text:p>Busjahn, T., Bednarik, R., Begel, A., Crosby, M., Paterson, J. H., Schulte, C., ... &amp; Tamm, S.</text:p>
          </table:table-cell>
          <table:table-cell table:style-name="ce103" office:value-type="float" office:value="2015" calcext:value-type="float">
            <text:p>2015</text:p>
          </table:table-cell>
          <table:table-cell table:style-name="ce124" office:value-type="string" calcext:value-type="string">
            <text:p>A study to develop and test several <text:span text:style-name="T102">"linearity" </text:span></text:p>
            <text:p><text:span text:style-name="T100">metrics</text:span><text:span text:style-name="T101"> of reading natural text and source code.</text:span></text:p>
          </table:table-cell>
          <table:table-cell table:style-name="ce124" office:value-type="string" calcext:value-type="string">
            <text:p>Eye tracking</text:p>
          </table:table-cell>
          <table:table-cell table:style-name="ce169" office:value-type="string" calcext:value-type="string">
            <text:p>no</text:p>
          </table:table-cell>
          <table:table-cell table:style-name="ce103" office:value-type="string" calcext:value-type="string">
            <text:p><text:span text:style-name="T107">RQ1:</text:span><text:span text:style-name="T108"> </text:span><text:span text:style-name="T109">Do the </text:span><text:span text:style-name="T110">linear trends observed in natural language </text:span><text:span text:style-name="T111">reading </text:span></text:p>
            <text:p><text:span text:style-name="T106">hold for novices reading source code?</text:span></text:p>
            <text:p/>
            <text:p><text:span text:style-name="T285">RQ2: </text:span><text:span text:style-name="T286">With respect to </text:span><text:span text:style-name="T287">reading linearity,</text:span><text:span text:style-name="T288"> how do</text:span><text:span text:style-name="T287"> novices </text:span><text:span text:style-name="T288">reading </text:span></text:p>
            <text:p><text:span text:style-name="T106">source code differ from experts?</text:span></text:p>
          </table:table-cell>
          <table:table-cell table:style-name="ce103" office:value-type="string" calcext:value-type="string">
            <text:p>(1) Programmer expertise</text:p>
            <text:p/>
            <text:p>(2) Program code or natural text </text:p>
          </table:table-cell>
          <table:table-cell table:style-name="ce103" office:value-type="string" calcext:value-type="string">
            <text:p>(1) 9 complex variables (Table 1 and extensive description on page 4 in paper)</text:p>
            <text:p/>
            <text:p>(2) 7 "local" (e.g., regression rate, saccade length, ..) </text:p>
            <text:p/>
            <text:p>(3) 2 "global" (story order, execution order) measures</text:p>
            <text:p/>
            <text:p/>
          </table:table-cell>
          <table:table-cell table:style-name="ce169" office:value-type="string" calcext:value-type="string">
            <text:p><text:span text:style-name="T100">Between</text:span><text:span text:style-name="T101"> subjects </text:span></text:p>
            <text:p><text:span text:style-name="T99">(novice vs. expert)</text:span></text:p>
            <text:p/>
            <text:p><text:span text:style-name="T99">Longitudinal study over an online </text:span></text:p>
            <text:p><text:span text:style-name="T99">course at university</text:span></text:p>
            <text:p/>
            <text:p/>
          </table:table-cell>
          <table:table-cell table:style-name="ce141" office:value-type="string" calcext:value-type="string">
            <text:p>n= 20</text:p>
            <text:p/>
            <text:p/>
          </table:table-cell>
          <table:table-cell table:style-name="ce103" office:value-type="string" calcext:value-type="string">
            <text:p>(1) <text:span text:style-name="T100">Novices:</text:span><text:span text:style-name="T101"> 14 students at university</text:span></text:p>
            <text:p><text:span text:style-name="T120">(2) </text:span><text:span text:style-name="T218">Experts: </text:span><text:span text:style-name="T219">6 professional programmers</text:span></text:p>
          </table:table-cell>
          <table:table-cell table:style-name="ce103" office:value-type="string" calcext:value-type="string">
            <text:p><text:s/></text:p>
          </table:table-cell>
          <table:table-cell table:style-name="ce169"/>
          <table:table-cell table:style-name="ce103" office:value-type="string" calcext:value-type="string">
            <text:p>Various:</text:p>
            <text:p>- Write summary</text:p>
            <text:p>- Determine output</text:p>
            <text:p>- Answer mult. choice on algorithm's idea</text:p>
          </table:table-cell>
          <table:table-cell table:style-name="ce103"/>
          <table:table-cell table:style-name="ce169" office:value-type="string" calcext:value-type="string">
            <text:p><text:span text:style-name="T253">Novices</text:span><text:span text:style-name="T254">: </text:span></text:p>
            <text:p/>
            <text:p><text:span text:style-name="T112">6 modules</text:span><text:span text:style-name="T113"> with </text:span><text:span text:style-name="T252">3 snippets each</text:span></text:p>
            <text:p><text:span text:style-name="T99">-&gt;two of them were pseudocode, the rest Java.</text:span></text:p>
            <text:p/>
            <text:p><text:span text:style-name="T253">Experts:</text:span><text:span text:style-name="T254"> </text:span></text:p>
            <text:p><text:span text:style-name="T100">6 programs </text:span><text:span text:style-name="T101">(two overlap with novices)</text:span></text:p>
          </table:table-cell>
          <table:table-cell table:style-name="ce103"/>
          <table:table-cell table:style-name="ce169" office:value-type="string" calcext:value-type="string">
            <text:p/>
            <text:p><text:span text:style-name="T102">Code is generally read less linearly than natural text.</text:span></text:p>
            <text:p/>
            <text:p><text:span text:style-name="T102">Experts tend to read code less linearly than novices.</text:span></text:p>
          </table:table-cell>
          <table:table-cell table:style-name="ce169" office:value-type="string" calcext:value-type="string">
            <text:p>Not provided</text:p>
          </table:table-cell>
          <table:table-cell table:style-name="ce103" table:number-columns-repeated="2"/>
          <table:table-cell table:style-name="ce176" office:value-type="string" calcext:value-type="string">
            <text:p>top down</text:p>
          </table:table-cell>
          <table:table-cell table:style-name="ce179" office:value-type="string" calcext:value-type="string">
            <text:p>3 tasks: summary of code, value after code exec, multiple choice about algo</text:p>
          </table:table-cell>
          <table:table-cell table:style-name="ce176" office:value-type="string" calcext:value-type="string">
            <text:p>---</text:p>
          </table:table-cell>
          <table:table-cell table:style-name="ce176" office:value-type="string" calcext:value-type="string">
            <text:p>different ones</text:p>
          </table:table-cell>
          <table:table-cell table:style-name="ce176"/>
          <table:table-cell table:style-name="ce182" office:value-type="string" calcext:value-type="string">
            <text:p>multiple choice+offen</text:p>
          </table:table-cell>
          <table:table-cell table:style-name="ce176"/>
          <table:table-cell table:style-name="ce176" office:value-type="string" calcext:value-type="string">
            <text:p>mehrere fragen</text:p>
          </table:table-cell>
          <table:table-cell table:style-name="ce176" table:number-columns-repeated="3"/>
          <table:table-cell table:number-columns-repeated="30"/>
        </table:table-row>
        <table:table-row table:style-name="ro1">
          <table:table-cell table:style-name="ce104" office:value-type="string" calcext:value-type="string">
            <text:p>An Eye-Tracking Study of Java Programmers and Application to Source Code Summarization</text:p>
          </table:table-cell>
          <table:table-cell table:style-name="ce104" office:value-type="string" calcext:value-type="string">
            <text:p>TSE</text:p>
          </table:table-cell>
          <table:table-cell table:style-name="ce104" office:value-type="string" calcext:value-type="string">
            <text:p>Paige Rodeghero, Cheng Liu, Paul W. McBurney, Collin McMillan</text:p>
          </table:table-cell>
          <table:table-cell table:style-name="ce104" office:value-type="float" office:value="2015" calcext:value-type="float">
            <text:p>2015</text:p>
          </table:table-cell>
          <table:table-cell table:style-name="ce125"/>
          <table:table-cell table:style-name="ce125" office:value-type="string" calcext:value-type="string">
            <text:p>Eye tracking</text:p>
          </table:table-cell>
          <table:table-cell table:style-name="ce168" office:value-type="string" calcext:value-type="string">
            <text:p>no</text:p>
          </table:table-cell>
          <table:table-cell table:style-name="ce104" table:number-columns-repeated="3"/>
          <table:table-cell table:style-name="ce168"/>
          <table:table-cell table:style-name="ce104" office:value-type="string" calcext:value-type="string">
            <text:p>N=10 </text:p>
          </table:table-cell>
          <table:table-cell table:style-name="ce104" table:number-columns-repeated="2"/>
          <table:table-cell table:style-name="ce168"/>
          <table:table-cell table:style-name="ce104" table:number-columns-repeated="2"/>
          <table:table-cell table:style-name="ce168"/>
          <table:table-cell table:style-name="ce104"/>
          <table:table-cell table:style-name="ce168"/>
          <table:table-cell table:style-name="ce168" office:value-type="string" calcext:value-type="string">
            <text:p>http://www3.nd.edu/~prodeghe/projects/eyesum/</text:p>
          </table:table-cell>
          <table:table-cell table:style-name="ce104" office:value-type="string" calcext:value-type="string">
            <text:p>website not available</text:p>
          </table:table-cell>
          <table:table-cell table:style-name="ce104"/>
          <table:table-cell office:value-type="string" calcext:value-type="string">
            <text:p>top down</text:p>
          </table:table-cell>
          <table:table-cell table:style-name="ce177" office:value-type="string" calcext:value-type="string">
            <text:p>summary</text:p>
          </table:table-cell>
          <table:table-cell office:value-type="string" calcext:value-type="string">
            <text:p>---</text:p>
          </table:table-cell>
          <table:table-cell office:value-type="string" calcext:value-type="string">
            <text:p>text box</text:p>
          </table:table-cell>
          <table:table-cell/>
          <table:table-cell office:value-type="string" calcext:value-type="string">
            <text:p>summary</text:p>
          </table:table-cell>
          <table:table-cell table:number-columns-repeated="35"/>
        </table:table-row>
        <table:table-row table:style-name="ro1">
          <table:table-cell table:style-name="ce104" office:value-type="string" calcext:value-type="string">
            <text:p>An Empirical Study on the Patterns of Eye Movement During Summarization Tasks</text:p>
          </table:table-cell>
          <table:table-cell table:style-name="ce104" office:value-type="string" calcext:value-type="string">
            <text:p>ESEM</text:p>
          </table:table-cell>
          <table:table-cell table:style-name="ce104" office:value-type="string" calcext:value-type="string">
            <text:p>Rodeghero, Paige and McMillan, Collin</text:p>
          </table:table-cell>
          <table:table-cell table:style-name="ce104" office:value-type="float" office:value="2015" calcext:value-type="float">
            <text:p>2015</text:p>
          </table:table-cell>
          <table:table-cell table:style-name="ce125"/>
          <table:table-cell table:style-name="ce125" office:value-type="string" calcext:value-type="string">
            <text:p>Eye tracking</text:p>
          </table:table-cell>
          <table:table-cell table:style-name="ce168"/>
          <table:table-cell table:style-name="ce104" table:number-columns-repeated="3"/>
          <table:table-cell table:style-name="ce168"/>
          <table:table-cell table:style-name="ce104" office:value-type="string" calcext:value-type="string">
            <text:p>N=5</text:p>
          </table:table-cell>
          <table:table-cell table:style-name="ce104" table:number-columns-repeated="2"/>
          <table:table-cell table:style-name="ce168"/>
          <table:table-cell table:style-name="ce104" table:number-columns-repeated="2"/>
          <table:table-cell table:style-name="ce168"/>
          <table:table-cell table:style-name="ce104"/>
          <table:table-cell table:style-name="ce168" table:number-columns-repeated="2"/>
          <table:table-cell table:style-name="ce104" table:number-columns-repeated="2"/>
          <table:table-cell office:value-type="string" calcext:value-type="string">
            <text:p>top down</text:p>
          </table:table-cell>
          <table:table-cell table:style-name="ce177" office:value-type="string" calcext:value-type="string">
            <text:p>summary</text:p>
          </table:table-cell>
          <table:table-cell office:value-type="string" calcext:value-type="string">
            <text:p>---</text:p>
          </table:table-cell>
          <table:table-cell office:value-type="string" calcext:value-type="string">
            <text:p>verbal</text:p>
          </table:table-cell>
          <table:table-cell office:value-type="string" calcext:value-type="string">
            <text:p>code on paper</text:p>
          </table:table-cell>
          <table:table-cell office:value-type="string" calcext:value-type="string">
            <text:p>summary</text:p>
          </table:table-cell>
          <table:table-cell table:number-columns-repeated="35"/>
        </table:table-row>
        <table:table-row table:style-name="ro1">
          <table:table-cell table:style-name="ce98" office:value-type="string" calcext:value-type="string">
            <text:p><text:a xlink:href="https://www.researchgate.net/publication/284113088_Tracking_Students'_Cognitive_Processes_During_Program_Debugging-An_Eye-Movement_Approach" xlink:type="simple">Tracking Students’ Cognitive Processes During Program Debugging—An Eye-Movement Approach</text:a></text:p>
          </table:table-cell>
          <table:table-cell table:style-name="ce103" office:value-type="string" calcext:value-type="string">
            <text:p>IEEE Transactions on Education</text:p>
          </table:table-cell>
          <table:table-cell table:style-name="ce103" office:value-type="string" calcext:value-type="string">
            <text:p>Lin, Y. T., Wu, C. C., Hou, T. Y., Lin, Y. C., Yang, F. Y., &amp; Chang, C. H.</text:p>
          </table:table-cell>
          <table:table-cell table:style-name="ce103" office:value-type="float" office:value="2016" calcext:value-type="float">
            <text:p>2016</text:p>
          </table:table-cell>
          <table:table-cell table:style-name="ce124" office:value-type="string" calcext:value-type="string">
            <text:p>An experiment to compare <text:span text:style-name="T102">high and low performance</text:span></text:p>
            <text:p><text:span text:style-name="T99">students' stratetegy on two source code snippets </text:span></text:p>
            <text:p><text:span text:style-name="T99">(iterative and recursive)</text:span></text:p>
          </table:table-cell>
          <table:table-cell table:style-name="ce124" office:value-type="string" calcext:value-type="string">
            <text:p>Eye tracking</text:p>
          </table:table-cell>
          <table:table-cell table:style-name="ce169" office:value-type="string" calcext:value-type="string">
            <text:p>no</text:p>
          </table:table-cell>
          <table:table-cell table:style-name="ce103" office:value-type="string" calcext:value-type="string">
            <text:p>Students pay more attention to beacons than other</text:p>
            <text:p>code for debugging</text:p>
            <text:p/>
            <text:p>Low-performance students debug the program in</text:p>
            <text:p>an aimless and linear manner</text:p>
            <text:p/>
            <text:p>High-performance students debug the program in</text:p>
            <text:p>a logical and nonlinear manner.</text:p>
          </table:table-cell>
          <table:table-cell table:style-name="ce103" office:value-type="string" calcext:value-type="string">
            <text:p>(1) Performance of students (high/low), based on performance in experiment</text:p>
          </table:table-cell>
          <table:table-cell table:style-name="ce103" office:value-type="string" calcext:value-type="string">
            <text:p>(1) Attention to beacons</text:p>
            <text:p/>
            <text:p>(2) Gaze behavior</text:p>
          </table:table-cell>
          <table:table-cell table:style-name="ce169"/>
          <table:table-cell table:style-name="ce103" office:value-type="string" calcext:value-type="string">
            <text:p><text:span text:style-name="T102">n=38</text:span></text:p>
            <text:p><text:span text:style-name="T99">Undergrad CS students</text:span></text:p>
            <text:p/>
            <text:p><text:span text:style-name="T99">Male: 22 / Female: 16</text:span></text:p>
            <text:p/>
          </table:table-cell>
          <table:table-cell table:style-name="ce103" table:number-columns-repeated="2"/>
          <table:table-cell table:style-name="ce169"/>
          <table:table-cell table:style-name="ce103" office:value-type="string" calcext:value-type="string">
            <text:p>- Locate all bugs</text:p>
            <text:p>- describe solution to bug in post interviews</text:p>
          </table:table-cell>
          <table:table-cell table:style-name="ce103"/>
          <table:table-cell table:style-name="ce169" office:value-type="string" calcext:value-type="string">
            <text:p><text:span text:style-name="T102">2 source code snippets:</text:span></text:p>
            <text:p/>
            <text:p><text:span text:style-name="T99">- one iterative</text:span></text:p>
            <text:p><text:span text:style-name="T99">- one recursive (Fig. 1 in the paper)</text:span></text:p>
          </table:table-cell>
          <table:table-cell table:style-name="ce103"/>
          <table:table-cell table:style-name="ce169" office:value-type="string" calcext:value-type="string">
            <text:p/>
            <text:p>More attention to beacons indepentent of high/low performance</text:p>
            <text:p/>
            <text:p>Low-performance students are aimless, high-performance students logical and nonlinear</text:p>
          </table:table-cell>
          <table:table-cell table:style-name="ce169" office:value-type="string" calcext:value-type="string">
            <text:p>Not provided</text:p>
          </table:table-cell>
          <table:table-cell table:style-name="ce103" office:value-type="string" calcext:value-type="string">
            <text:p>Representation of gaze behavior as graphs</text:p>
          </table:table-cell>
          <table:table-cell table:style-name="ce103" office:value-type="string" calcext:value-type="string">
            <text:p>Hypotheses labeled as null hypotheses, but stated as alternative hypotheses</text:p>
          </table:table-cell>
          <table:table-cell table:style-name="ce176" office:value-type="string" calcext:value-type="string">
            <text:p>top down</text:p>
          </table:table-cell>
          <table:table-cell table:style-name="ce176" office:value-type="string" calcext:value-type="string">
            <text:p>bug finding and correction</text:p>
          </table:table-cell>
          <table:table-cell table:style-name="ce180" office:value-type="string" calcext:value-type="string">
            <text:p>describe program logic</text:p>
          </table:table-cell>
          <table:table-cell table:style-name="ce176" office:value-type="string" calcext:value-type="string">
            <text:p>verbal</text:p>
          </table:table-cell>
          <table:table-cell table:style-name="ce176" office:value-type="string" calcext:value-type="string">
            <text:p>notes possible</text:p>
          </table:table-cell>
          <table:table-cell table:style-name="ce176" office:value-type="string" calcext:value-type="string">
            <text:p>offen</text:p>
          </table:table-cell>
          <table:table-cell table:style-name="ce176" office:value-type="string" calcext:value-type="string">
            <text:p>semantic and syntax errors</text:p>
          </table:table-cell>
          <table:table-cell table:style-name="ce176" table:number-columns-repeated="4"/>
          <table:table-cell table:number-columns-repeated="30"/>
        </table:table-row>
        <table:table-row table:style-name="ro1">
          <table:table-cell table:style-name="ce104" office:value-type="string" calcext:value-type="string">
            <text:p>Developing visual expertise in software engineering: An eye tracking study</text:p>
          </table:table-cell>
          <table:table-cell table:style-name="ce104" office:value-type="string" calcext:value-type="string">
            <text:p>Educon</text:p>
          </table:table-cell>
          <table:table-cell table:style-name="ce104" office:value-type="string" calcext:value-type="string">
            <text:p>Markus Nivala, Florian Hauser, Jürgen Mottok, Hans Gruber</text:p>
            <text:p/>
          </table:table-cell>
          <table:table-cell table:style-name="ce104" office:value-type="float" office:value="2016" calcext:value-type="float">
            <text:p>2016</text:p>
          </table:table-cell>
          <table:table-cell table:style-name="ce125"/>
          <table:table-cell table:style-name="ce125" office:value-type="string" calcext:value-type="string">
            <text:p>Eye tracking, Keyboard input</text:p>
          </table:table-cell>
          <table:table-cell table:style-name="ce168" office:value-type="string" calcext:value-type="string">
            <text:p>no</text:p>
          </table:table-cell>
          <table:table-cell table:style-name="ce104" table:number-columns-repeated="3"/>
          <table:table-cell table:style-name="ce168"/>
          <table:table-cell table:style-name="ce104" office:value-type="string" calcext:value-type="string">
            <text:p>N=24</text:p>
          </table:table-cell>
          <table:table-cell table:style-name="ce104" table:number-columns-repeated="2"/>
          <table:table-cell table:style-name="ce168"/>
          <table:table-cell table:style-name="ce104" table:number-columns-repeated="2"/>
          <table:table-cell table:style-name="ce168"/>
          <table:table-cell table:style-name="ce104"/>
          <table:table-cell table:style-name="ce168" table:number-columns-repeated="2"/>
          <table:table-cell table:style-name="ce104" table:number-columns-repeated="2"/>
          <table:table-cell office:value-type="string" calcext:value-type="string">
            <text:p>top down</text:p>
          </table:table-cell>
          <table:table-cell office:value-type="string" calcext:value-type="string">
            <text:p>bug finding</text:p>
          </table:table-cell>
          <table:table-cell table:style-name="ce178" office:value-type="string" calcext:value-type="string">
            <text:p>output of program</text:p>
          </table:table-cell>
          <table:table-cell office:value-type="string" calcext:value-type="string">
            <text:p>text box</text:p>
          </table:table-cell>
          <table:table-cell/>
          <table:table-cell office:value-type="string" calcext:value-type="string">
            <text:p>offen</text:p>
          </table:table-cell>
          <table:table-cell office:value-type="string" calcext:value-type="string">
            <text:p>semantic and syntax errors</text:p>
          </table:table-cell>
          <table:table-cell table:number-columns-repeated="34"/>
        </table:table-row>
        <table:table-row table:style-name="ro1">
          <table:table-cell table:style-name="ce104" office:value-type="string" calcext:value-type="string">
            <text:p>The Influence of Syntax Highlighting on Scanning and Reading Behaviour for Source Code</text:p>
          </table:table-cell>
          <table:table-cell table:style-name="ce104" office:value-type="string" calcext:value-type="string">
            <text:p>South African Institute of Computer Scientists and Information Technologists (SAICSIT)</text:p>
          </table:table-cell>
          <table:table-cell table:style-name="ce104" office:value-type="string" calcext:value-type="string">
            <text:p>Beelders, Tanya and du Plessis, Jean-Pierre</text:p>
          </table:table-cell>
          <table:table-cell table:style-name="ce104" office:value-type="float" office:value="2016" calcext:value-type="float">
            <text:p>2016</text:p>
          </table:table-cell>
          <table:table-cell table:style-name="ce125"/>
          <table:table-cell table:style-name="ce125" office:value-type="string" calcext:value-type="string">
            <text:p>Eye tracking</text:p>
          </table:table-cell>
          <table:table-cell table:style-name="ce168"/>
          <table:table-cell table:style-name="ce104" table:number-columns-repeated="3"/>
          <table:table-cell table:style-name="ce168"/>
          <table:table-cell table:style-name="ce104" office:value-type="string" calcext:value-type="string">
            <text:p>N=34</text:p>
          </table:table-cell>
          <table:table-cell table:style-name="ce104" table:number-columns-repeated="2"/>
          <table:table-cell table:style-name="ce168"/>
          <table:table-cell table:style-name="ce104" table:number-columns-repeated="2"/>
          <table:table-cell table:style-name="ce168"/>
          <table:table-cell table:style-name="ce104"/>
          <table:table-cell table:style-name="ce168" table:number-columns-repeated="2"/>
          <table:table-cell table:style-name="ce104" table:number-columns-repeated="2"/>
          <table:table-cell office:value-type="string" calcext:value-type="string">
            <text:p>top down</text:p>
          </table:table-cell>
          <table:table-cell table:style-name="ce178" office:value-type="string" calcext:value-type="string">
            <text:p>output of function</text:p>
          </table:table-cell>
          <table:table-cell office:value-type="string" calcext:value-type="string">
            <text:p>none</text:p>
          </table:table-cell>
          <table:table-cell office:value-type="string" calcext:value-type="string">
            <text:p>not provided</text:p>
          </table:table-cell>
          <table:table-cell/>
          <table:table-cell table:style-name="ce159" office:value-type="string" calcext:value-type="string">
            <text:p>none specified</text:p>
          </table:table-cell>
          <table:table-cell table:number-columns-repeated="35"/>
        </table:table-row>
        <table:table-row table:style-name="ro1">
          <table:table-cell table:style-name="ce98" office:value-type="string" calcext:value-type="string">
            <text:p><text:a xlink:href="https://link.springer.com/content/pdf/10.1007%2Fs10664-016-9477-x.pdf" xlink:type="simple">How programmers read regular code: a controlled experiment using eye tracking</text:a></text:p>
          </table:table-cell>
          <table:table-cell table:style-name="ce103" office:value-type="string" calcext:value-type="string">
            <text:p>Empirical Software Engineering</text:p>
          </table:table-cell>
          <table:table-cell table:style-name="ce103" office:value-type="string" calcext:value-type="string">
            <text:p>Jbara, A., &amp; Feitelson, D. G.</text:p>
          </table:table-cell>
          <table:table-cell table:style-name="ce103" office:value-type="float" office:value="2017" calcext:value-type="float">
            <text:p>2017</text:p>
          </table:table-cell>
          <table:table-cell table:style-name="ce124" office:value-type="string" calcext:value-type="string">
            <text:p>An experiment to evaluate the <text:span text:style-name="T102">effect of regularity </text:span></text:p>
            <text:p><text:span text:style-name="T100">on code readability</text:span><text:span text:style-name="T101">. Regularity is a structural property, </text:span></text:p>
            <text:p><text:span text:style-name="T99">describing how structural elements repeat (e.g., 3 nested </text:span></text:p>
            <text:p><text:span text:style-name="T99">loops in a row are more regular than 2 nested loops</text:span></text:p>
            <text:p><text:span text:style-name="T99"> and an if statement)</text:span></text:p>
          </table:table-cell>
          <table:table-cell table:style-name="ce124" office:value-type="string" calcext:value-type="string">
            <text:p>Eye tracking</text:p>
          </table:table-cell>
          <table:table-cell table:style-name="ce169" office:value-type="string" calcext:value-type="string">
            <text:p>no</text:p>
          </table:table-cell>
          <table:table-cell table:style-name="ce103" office:value-type="string" calcext:value-type="string">
            <text:p/>
            <text:p><text:span text:style-name="T224">RQ1: </text:span><text:span text:style-name="T225">Do developers follow any </text:span><text:span text:style-name="T226">pattern</text:span><text:span text:style-name="T227"> when they are required to comprehend </text:span></text:p>
            <text:p><text:span text:style-name="T106">regular code? In particular, are their efforts equally divided among regular segments?</text:span></text:p>
            <text:p/>
            <text:p><text:span text:style-name="T100">RQ2: </text:span><text:span text:style-name="T101">Assuming there is a pattern that governs the investment of effort, </text:span></text:p>
            <text:p><text:span text:style-name="T289">w</text:span><text:span text:style-name="T290">hich model might fit and describe it</text:span><text:span text:style-name="T291">?</text:span></text:p>
            <text:p/>
            <text:p><text:span text:style-name="T112">RQ3:</text:span><text:span text:style-name="T113"> </text:span><text:span text:style-name="T114">Does the distribution of effort tell the whole story? </text:span></text:p>
            <text:p><text:span text:style-name="T99">In other words, is code read linearly and only the time spent on </text:span></text:p>
            <text:p><text:span text:style-name="T99">repetitions perhaps changes, or is the reading pattern more complicated?</text:span></text:p>
            <text:p/>
            <text:p><text:span text:style-name="T107">RQ4:</text:span><text:span text:style-name="T108"> </text:span><text:span text:style-name="T109">In terms of </text:span><text:span text:style-name="T110">correctness and completion time,</text:span><text:span text:style-name="T111"> </text:span></text:p>
            <text:p><text:span text:style-name="T274">are the results consistent with those of our previous work </text:span><text:span text:style-name="T275">(Jbara and Feitelson 2014a)</text:span></text:p>
            <text:p/>
          </table:table-cell>
          <table:table-cell table:style-name="ce103" office:value-type="string" calcext:value-type="string">
            <text:p>(1) Code regularity (regular vs.\ non-regular)</text:p>
            <text:p/>
            <text:p>(2) Maybe task as well (median computation vs.\ diamond drawing)</text:p>
          </table:table-cell>
          <table:table-cell table:style-name="ce103" office:value-type="string" calcext:value-type="string">
            <text:p>(1) Correctness</text:p>
            <text:p/>
            <text:p>(2) completion time</text:p>
            <text:p/>
            <text:p>(3) visual effort (based on fixation count, fixation time, and fixation location)</text:p>
            <text:p/>
            <text:p>(4) Difficulty on a scale from 1 to 5 (not explicitly listed)</text:p>
          </table:table-cell>
          <table:table-cell table:style-name="ce169" office:value-type="string" calcext:value-type="string">
            <text:p><text:span text:style-name="T100">Between </text:span><text:span text:style-name="T101">subjects </text:span></text:p>
            <text:p/>
            <text:p><text:span text:style-name="T99">(4 groups, 1 participant saw </text:span></text:p>
            <text:p><text:span text:style-name="T99">1 code snippet in one version)</text:span></text:p>
          </table:table-cell>
          <table:table-cell table:style-name="ce103" office:value-type="string" calcext:value-type="string">
            <text:p><text:span text:style-name="T102">n=20</text:span></text:p>
            <text:p/>
            <text:p><text:span text:style-name="T99">18 students (3rd year), </text:span></text:p>
            <text:p><text:span text:style-name="T99">2 faculty members </text:span></text:p>
          </table:table-cell>
          <table:table-cell table:style-name="ce103" table:number-columns-repeated="2"/>
          <table:table-cell table:style-name="ce169"/>
          <table:table-cell table:style-name="ce103" office:value-type="string" calcext:value-type="string">
            <text:p>Comprehension question: </text:p>
            <text:p>"What does the program do"</text:p>
          </table:table-cell>
          <table:table-cell table:style-name="ce103"/>
          <table:table-cell table:style-name="ce169" office:value-type="string" calcext:value-type="string">
            <text:p><text:span text:style-name="T102">2 snippets:</text:span></text:p>
            <text:p/>
            <text:p><text:span text:style-name="T99">- computing median</text:span></text:p>
            <text:p><text:span text:style-name="T99">- drawing a diamond</text:span></text:p>
          </table:table-cell>
          <table:table-cell table:style-name="ce103"/>
          <table:table-cell table:style-name="ce169" office:value-type="string" calcext:value-type="string">
            <text:p/>
            <text:p>Difference in correctness in favor of regular (for diamond task, not for median task, but for both tasks aggregated)</text:p>
            <text:p/>
            <text:p>Visual effort, such that for regular code, there is more initial attention, which decreases when patterns repeat (can be modeled by an exponential distribution)</text:p>
          </table:table-cell>
          <table:table-cell table:style-name="ce169"/>
          <table:table-cell table:style-name="ce103" office:value-type="string" calcext:value-type="string">
            <text:p>Extended version of ICPC 2015 paper (same title)</text:p>
          </table:table-cell>
          <table:table-cell table:style-name="ce103" office:value-type="string" calcext:value-type="string">
            <text:p>Difficulty was not explicitly listed as dependent variable, but treated as one</text:p>
            <text:p>In the section describing the variables, only dependent variables are described, but not the independent,</text:p>
          </table:table-cell>
          <table:table-cell table:style-name="ce176" office:value-type="string" calcext:value-type="string">
            <text:p>bottom up </text:p>
          </table:table-cell>
          <table:table-cell table:style-name="ce180" office:value-type="string" calcext:value-type="string">
            <text:p>what is the purpose of the function</text:p>
          </table:table-cell>
          <table:table-cell table:style-name="ce176" office:value-type="string" calcext:value-type="string">
            <text:p>2 different programs, same task</text:p>
          </table:table-cell>
          <table:table-cell table:style-name="ce176"/>
          <table:table-cell table:style-name="ce176" office:value-type="string" calcext:value-type="string">
            <text:p>Post-experiment interview: how did you approach the program</text:p>
          </table:table-cell>
          <table:table-cell table:style-name="ce176" office:value-type="string" calcext:value-type="string">
            <text:p>offen</text:p>
          </table:table-cell>
          <table:table-cell table:style-name="ce176" table:number-columns-repeated="5"/>
          <table:table-cell table:number-columns-repeated="30"/>
        </table:table-row>
        <table:table-row table:style-name="ro1">
          <table:table-cell table:style-name="ce98" office:value-type="string" calcext:value-type="string">
            <text:p><text:a xlink:href="https://link.springer.com/chapter/10.1007/978-3-319-58628-1_17" xlink:type="simple">Investigating Eye Movements in Natural Language and C++ Source Code - A Replication Experiment

</text:a></text:p>
          </table:table-cell>
          <table:table-cell table:style-name="ce103" office:value-type="string" calcext:value-type="string">
            <text:p>International Conference on Augmented Cognition</text:p>
          </table:table-cell>
          <table:table-cell table:style-name="ce103" office:value-type="string" calcext:value-type="string">
            <text:p>Patrick Peachock, Nicholas Iovino, Bonita Sharif</text:p>
          </table:table-cell>
          <table:table-cell table:style-name="ce103" office:value-type="float" office:value="2017" calcext:value-type="float">
            <text:p>2017</text:p>
          </table:table-cell>
          <table:table-cell table:style-name="ce124" office:value-type="string" calcext:value-type="string">
            <text:p><text:span text:style-name="T100">Replication</text:span><text:span text:style-name="T101"> of Busjahn's 2015 </text:span></text:p>
            <text:p><text:span text:style-name="T102">linearity study with C++</text:span></text:p>
          </table:table-cell>
          <table:table-cell table:style-name="ce124" office:value-type="string" calcext:value-type="string">
            <text:p>Eye tracking</text:p>
          </table:table-cell>
          <table:table-cell table:style-name="ce169" office:value-type="string" calcext:value-type="string">
            <text:p>no</text:p>
          </table:table-cell>
          <table:table-cell table:style-name="ce103" office:value-type="string" calcext:value-type="string">
            <text:p/>
            <text:p><text:span text:style-name="T107">RQ1:</text:span><text:span text:style-name="T108"> </text:span><text:span text:style-name="T109">Is there an inherent difference in the way </text:span><text:span text:style-name="T110">novice and non-novic</text:span><text:span text:style-name="T111">e </text:span></text:p>
            <text:p><text:span text:style-name="T115">programmers</text:span><text:span text:style-name="T116"> read natural language text compared to source code</text:span><text:span text:style-name="T117">?</text:span></text:p>
            <text:p/>
            <text:p><text:span text:style-name="T112">RQ2:</text:span><text:span text:style-name="T113"> </text:span><text:span text:style-name="T114">Does expertise play a role in the reading behavior of programmers,</text:span></text:p>
            <text:p><text:span text:style-name="T106">in particular, with respect to linear reading?</text:span></text:p>
            <text:p/>
          </table:table-cell>
          <table:table-cell table:style-name="ce103" office:value-type="string" calcext:value-type="string">
            <text:p>(1) Stimulus (code vs. natural text)</text:p>
          </table:table-cell>
          <table:table-cell table:style-name="ce103" office:value-type="string" calcext:value-type="string">
            <text:p>(1) Subset of linearity metrics from Busjahn study</text:p>
            <text:p/>
            <text:p>(2) Not mentioned, but used: Behavioral data (response time, correctness)</text:p>
          </table:table-cell>
          <table:table-cell table:style-name="ce169" office:value-type="string" calcext:value-type="string">
            <text:p><text:span text:style-name="T100">Between</text:span><text:span text:style-name="T101"> subjects </text:span></text:p>
            <text:p/>
            <text:p><text:span text:style-name="T99">(novice vs. non-novice)</text:span></text:p>
          </table:table-cell>
          <table:table-cell table:style-name="ce103" office:value-type="string" calcext:value-type="string">
            <text:p><text:span text:style-name="T100">n=33 </text:span><text:span text:style-name="T101">students</text:span></text:p>
          </table:table-cell>
          <table:table-cell table:style-name="ce103" office:value-type="string" calcext:value-type="string">
            <text:p>(1) <text:span text:style-name="T102">novice</text:span></text:p>
            <text:p><text:span text:style-name="T228">(2) </text:span><text:span text:style-name="T229">non-novice</text:span></text:p>
          </table:table-cell>
          <table:table-cell table:style-name="ce103" office:value-type="string" calcext:value-type="string">
            <text:p>(1) no or little programming experience</text:p>
            <text:p/>
            <text:p>(2) exposed to programming, </text:p>
            <text:p>usually students from higher-level classes</text:p>
          </table:table-cell>
          <table:table-cell table:style-name="ce169" office:value-type="string" calcext:value-type="string">
            <text:p><text:s/></text:p>
          </table:table-cell>
          <table:table-cell table:style-name="ce103" office:value-type="string" calcext:value-type="string">
            <text:p>- Short questions on natural text</text:p>
            <text:p>- Summary, multiple choice and fact/output of code</text:p>
          </table:table-cell>
          <table:table-cell table:style-name="ce103"/>
          <table:table-cell table:style-name="ce169" office:value-type="string" calcext:value-type="string">
            <text:p><text:span text:style-name="T102">7 C++ programs</text:span></text:p>
            <text:p><text:span text:style-name="T102">3 natural text</text:span></text:p>
          </table:table-cell>
          <table:table-cell table:style-name="ce103"/>
          <table:table-cell table:style-name="ce169" office:value-type="string" calcext:value-type="string">
            <text:p/>
            <text:p>Code is read less linearly than natural text (result of Busjahn study replicated)</text:p>
            <text:p/>
            <text:p><text:span text:style-name="T100">No significant difference between novice/non-novice</text:span><text:span text:style-name="T101"> </text:span></text:p>
            <text:p><text:span text:style-name="T99">(result of Busjahn study not replicated, possibly due to the non-novice group still being fairly inexperienced)</text:span></text:p>
          </table:table-cell>
          <table:table-cell table:style-name="ce169" office:value-type="string" calcext:value-type="string">
            <text:p>http://sereslweb.csis.ysu.edu/HCII2017 (appears to be dead)</text:p>
          </table:table-cell>
          <table:table-cell table:style-name="ce103" table:number-columns-repeated="2"/>
          <table:table-cell table:style-name="ce176" office:value-type="string" calcext:value-type="string">
            <text:p>no code provided</text:p>
          </table:table-cell>
          <table:table-cell table:style-name="ce180" office:value-type="string" calcext:value-type="string">
            <text:p>summary</text:p>
          </table:table-cell>
          <table:table-cell table:style-name="ce176" office:value-type="string" calcext:value-type="string">
            <text:p>fill a blank</text:p>
          </table:table-cell>
          <table:table-cell table:style-name="ce176" office:value-type="string" calcext:value-type="string">
            <text:p>or multiple choice</text:p>
          </table:table-cell>
          <table:table-cell table:style-name="ce176"/>
          <table:table-cell table:style-name="ce182" office:value-type="string" calcext:value-type="string">
            <text:p>summary+fitb+multiple choice</text:p>
          </table:table-cell>
          <table:table-cell table:style-name="ce176" table:number-columns-repeated="5"/>
          <table:table-cell table:number-columns-repeated="30"/>
        </table:table-row>
        <table:table-row table:style-name="ro1">
          <table:table-cell table:style-name="ce99" office:value-type="string" calcext:value-type="string">
            <text:p><text:a xlink:href="https://journals.sagepub.com/doi/pdf/10.1177/0301006616675629" xlink:type="simple">The Role of Extrafoveal Vision in Source Code Comprehension</text:a></text:p>
          </table:table-cell>
          <table:table-cell table:style-name="ce104" office:value-type="string" calcext:value-type="string">
            <text:p>Perception</text:p>
          </table:table-cell>
          <table:table-cell table:style-name="ce104" office:value-type="string" calcext:value-type="string">
            <text:p>Pavel Orlov, Roman Bednarik</text:p>
          </table:table-cell>
          <table:table-cell table:style-name="ce104" office:value-type="float" office:value="2017" calcext:value-type="float">
            <text:p>2017</text:p>
          </table:table-cell>
          <table:table-cell table:style-name="ce125"/>
          <table:table-cell table:style-name="ce125" office:value-type="string" calcext:value-type="string">
            <text:p>Eye tracking</text:p>
          </table:table-cell>
          <table:table-cell table:style-name="ce168" office:value-type="string" calcext:value-type="string">
            <text:p>no</text:p>
          </table:table-cell>
          <table:table-cell table:style-name="ce104" table:number-columns-repeated="3"/>
          <table:table-cell table:style-name="ce168"/>
          <table:table-cell table:style-name="ce104" office:value-type="string" calcext:value-type="string">
            <text:p>N=24</text:p>
          </table:table-cell>
          <table:table-cell table:style-name="ce104" table:number-columns-repeated="2"/>
          <table:table-cell table:style-name="ce168" office:value-type="string" calcext:value-type="string">
            <text:p>12 novices, 12 experts</text:p>
          </table:table-cell>
          <table:table-cell table:style-name="ce104" table:number-columns-repeated="2"/>
          <table:table-cell table:style-name="ce168"/>
          <table:table-cell table:style-name="ce104"/>
          <table:table-cell table:style-name="ce168" table:number-columns-repeated="2"/>
          <table:table-cell table:style-name="ce104" table:number-columns-repeated="2"/>
          <table:table-cell office:value-type="string" calcext:value-type="string">
            <text:p>top down</text:p>
          </table:table-cell>
          <table:table-cell table:style-name="ce178" office:value-type="string" calcext:value-type="string">
            <text:p>output of function</text:p>
          </table:table-cell>
          <table:table-cell office:value-type="string" calcext:value-type="string">
            <text:p>---</text:p>
          </table:table-cell>
          <table:table-cell/>
          <table:table-cell office:value-type="string" calcext:value-type="string">
            <text:p>restricted view and normal view</text:p>
          </table:table-cell>
          <table:table-cell office:value-type="string" calcext:value-type="string">
            <text:p>offen</text:p>
          </table:table-cell>
          <table:table-cell table:number-columns-repeated="35"/>
        </table:table-row>
        <table:table-row table:style-name="ro1">
          <table:table-cell table:style-name="ce98" office:value-type="string" calcext:value-type="string">
            <text:p><text:a xlink:href="https://people.engr.ncsu.edu/ermurph3/papers/icse17.pdf" xlink:type="simple">Do Developers Read Compiler Error Messages?</text:a></text:p>
          </table:table-cell>
          <table:table-cell table:style-name="ce103" office:value-type="string" calcext:value-type="string">
            <text:p>ICSE</text:p>
          </table:table-cell>
          <table:table-cell table:style-name="ce103" office:value-type="string" calcext:value-type="string">
            <text:p>Titus Barik, Justin Smith, Kevin Lubick, Elisabeth Holmes, Jing Feng, Emerson Murphy-Hill, Chris Parnin</text:p>
          </table:table-cell>
          <table:table-cell table:style-name="ce103" office:value-type="float" office:value="2017" calcext:value-type="float">
            <text:p>2017</text:p>
          </table:table-cell>
          <table:table-cell table:style-name="ce124" office:value-type="string" calcext:value-type="string">
            <text:p>Experiment to investigate how much time developers </text:p>
            <text:p>spend on <text:span text:style-name="T102">reading compiler error messages.</text:span></text:p>
          </table:table-cell>
          <table:table-cell table:style-name="ce124" office:value-type="string" calcext:value-type="string">
            <text:p>Eye tracking</text:p>
          </table:table-cell>
          <table:table-cell table:style-name="ce169" office:value-type="string" calcext:value-type="string">
            <text:p>no</text:p>
          </table:table-cell>
          <table:table-cell table:style-name="ce103" office:value-type="string" calcext:value-type="string">
            <text:p/>
            <text:p><text:span text:style-name="T224">RQ1: </text:span><text:span text:style-name="T225">How </text:span><text:span text:style-name="T226">effective and efficient are developers at resolving error messages </text:span><text:span text:style-name="T227">for different categories of errors?</text:span></text:p>
            <text:p/>
            <text:p><text:span text:style-name="T107">RQ2:</text:span><text:span text:style-name="T108"> </text:span><text:span text:style-name="T109">Do developers</text:span><text:span text:style-name="T110"> read error messages</text:span><text:span text:style-name="T111">?</text:span></text:p>
            <text:p/>
            <text:p><text:span text:style-name="T107">RQ3:</text:span><text:span text:style-name="T108"> </text:span><text:span text:style-name="T109">Are </text:span><text:span text:style-name="T110">compiler errors difficult to resolve </text:span><text:span text:style-name="T111">because of the error message?</text:span></text:p>
            <text:p/>
          </table:table-cell>
          <table:table-cell table:style-name="ce103" office:value-type="string" calcext:value-type="string">
            <text:p>(1) Compiler error</text:p>
          </table:table-cell>
          <table:table-cell table:style-name="ce103" office:value-type="string" calcext:value-type="string">
            <text:p>1) Correctness</text:p>
            <text:p/>
            <text:p>2) Response time effort</text:p>
            <text:p/>
            <text:p>3) Eye gaze, in particular fixation times</text:p>
          </table:table-cell>
          <table:table-cell table:style-name="ce169"/>
          <table:table-cell table:style-name="ce103" office:value-type="string" calcext:value-type="string">
            <text:p><text:span text:style-name="T100">n=56</text:span><text:span text:style-name="T101"> </text:span></text:p>
            <text:p/>
            <text:p><text:span text:style-name="T99">undergrad/grad students</text:span></text:p>
          </table:table-cell>
          <table:table-cell table:style-name="ce103" table:number-columns-repeated="2"/>
          <table:table-cell table:style-name="ce169"/>
          <table:table-cell table:style-name="ce103" office:value-type="string" calcext:value-type="string">
            <text:p>Fix defect</text:p>
          </table:table-cell>
          <table:table-cell table:style-name="ce103"/>
          <table:table-cell table:style-name="ce169" office:value-type="string" calcext:value-type="string">
            <text:p><text:span text:style-name="T102">10 Java snippets </text:span></text:p>
            <text:p><text:span text:style-name="T99">(with aritficially introduced errors)</text:span></text:p>
          </table:table-cell>
          <table:table-cell table:style-name="ce103"/>
          <table:table-cell table:style-name="ce169" office:value-type="string" calcext:value-type="string">
            <text:p/>
            <text:p><text:span text:style-name="T102">Developers are reading the error message.</text:span></text:p>
          </table:table-cell>
          <table:table-cell table:style-name="ce172" office:value-type="string" calcext:value-type="string">
            <text:p><text:a xlink:href="http://static.barik.net/barik/gazerbeams/" xlink:type="simple">http://static.barik.net/barik/gazerbeams/</text:a></text:p>
          </table:table-cell>
          <table:table-cell table:style-name="ce103" office:value-type="string" calcext:value-type="string">
            <text:p>Part of our fMRI ML reanalysis paper</text:p>
          </table:table-cell>
          <table:table-cell table:style-name="ce103"/>
          <table:table-cell table:style-name="ce176" office:value-type="string" calcext:value-type="string">
            <text:p>top down</text:p>
          </table:table-cell>
          <table:table-cell table:style-name="ce176" office:value-type="string" calcext:value-type="string">
            <text:p>bug finding and correction</text:p>
          </table:table-cell>
          <table:table-cell table:style-name="ce176" office:value-type="string" calcext:value-type="string">
            <text:p>---</text:p>
          </table:table-cell>
          <table:table-cell table:style-name="ce176" office:value-type="string" calcext:value-type="string">
            <text:p>verbal</text:p>
          </table:table-cell>
          <table:table-cell table:style-name="ce176"/>
          <table:table-cell table:style-name="ce176" office:value-type="string" calcext:value-type="string">
            <text:p>offen</text:p>
          </table:table-cell>
          <table:table-cell table:style-name="ce176" office:value-type="string" calcext:value-type="string">
            <text:p>semantic and syntax errors</text:p>
          </table:table-cell>
          <table:table-cell table:style-name="ce176" table:number-columns-repeated="4"/>
          <table:table-cell table:number-columns-repeated="30"/>
        </table:table-row>
        <table:table-row table:style-name="ro1">
          <table:table-cell table:style-name="ce98" office:value-type="string" calcext:value-type="string">
            <text:p><text:a xlink:href="https://link.springer.com/article/10.1007/s10664-018-9649-y" xlink:type="simple">Eye tracking analysis of computer program comprehension in programmers with dyslexia</text:a></text:p>
          </table:table-cell>
          <table:table-cell table:style-name="ce103" office:value-type="string" calcext:value-type="string">
            <text:p>Empirical Software Engineering</text:p>
          </table:table-cell>
          <table:table-cell table:style-name="ce103" office:value-type="string" calcext:value-type="string">
            <text:p>Ian McChesney, Raymond Bond</text:p>
          </table:table-cell>
          <table:table-cell table:style-name="ce103" office:value-type="float" office:value="2018" calcext:value-type="float">
            <text:p>2018</text:p>
          </table:table-cell>
          <table:table-cell table:style-name="ce124" office:value-type="string" calcext:value-type="string">
            <text:p>Experiment to investigate<text:span text:style-name="T100"> the impact of dyslexia </text:span><text:span text:style-name="T101">on </text:span></text:p>
            <text:p><text:span text:style-name="T99">the reading and comprehension of computer program code.</text:span></text:p>
          </table:table-cell>
          <table:table-cell table:style-name="ce124" office:value-type="string" calcext:value-type="string">
            <text:p>Eye tracking</text:p>
          </table:table-cell>
          <table:table-cell table:style-name="ce169" office:value-type="string" calcext:value-type="string">
            <text:p>no</text:p>
          </table:table-cell>
          <table:table-cell table:style-name="ce103" office:value-type="string" calcext:value-type="string">
            <text:p>7 hypotheses investigating the reading behavior differences between </text:p>
            <text:p>programmers<text:span text:style-name="T102"> with/without dyslexia </text:span></text:p>
            <text:p/>
            <text:p><text:span text:style-name="T99">Plus a detailled exploratory analysis</text:span></text:p>
          </table:table-cell>
          <table:table-cell table:style-name="ce103" office:value-type="string" calcext:value-type="string">
            <text:p>(1) Presence of dyslexia</text:p>
            <text:p/>
            <text:p>(2) Not explicitly described, but effectively treated as one: Snippet</text:p>
            <text:p/>
          </table:table-cell>
          <table:table-cell table:style-name="ce103" office:value-type="string" calcext:value-type="string">
            <text:p>1) Behavioral: response time, response correctness</text:p>
            <text:p/>
            <text:p>2) Various eye-gaze metrics (Table 3 in paper). Mainly fixation count and duration on AOIs.</text:p>
          </table:table-cell>
          <table:table-cell table:style-name="ce169" office:value-type="string" calcext:value-type="string">
            <text:p><text:span text:style-name="T100">Between</text:span><text:span text:style-name="T101"> subjects </text:span></text:p>
            <text:p/>
            <text:p><text:span text:style-name="T99">(dyslexia group vs. non-dyslexia group)</text:span></text:p>
          </table:table-cell>
          <table:table-cell table:style-name="ce103" office:value-type="string" calcext:value-type="string">
            <text:p><text:span text:style-name="T102">n=30 (2 excluded) </text:span></text:p>
            <text:p/>
            <text:p><text:span text:style-name="T99">undergrad students</text:span></text:p>
            <text:p/>
          </table:table-cell>
          <table:table-cell table:style-name="ce103" office:value-type="string" calcext:value-type="string">
            <text:p>(1) <text:span text:style-name="T100">Dyslexic:</text:span><text:span text:style-name="T101"> 14x</text:span></text:p>
            <text:p><text:span text:style-name="T120">(2) </text:span><text:span text:style-name="T218">Non-dyslexic:</text:span><text:span text:style-name="T219"> 14x</text:span></text:p>
          </table:table-cell>
          <table:table-cell table:style-name="ce103" office:value-type="string" calcext:value-type="string">
            <text:p>Participants with dyslexia classified </text:p>
            <text:p>on different levels of dyslexia.</text:p>
            <text:p/>
          </table:table-cell>
          <table:table-cell table:style-name="ce169" office:value-type="string" calcext:value-type="string">
            <text:p>Largely self-rated as medium experience</text:p>
            <text:p/>
          </table:table-cell>
          <table:table-cell table:style-name="ce103" office:value-type="string" calcext:value-type="string">
            <text:p>Comprehend a snippet. </text:p>
            <text:p/>
            <text:p><text:span text:style-name="T106">Afterwards:</text:span></text:p>
            <text:p><text:span text:style-name="T99">verbally summarize its function and rate your confidence.</text:span></text:p>
          </table:table-cell>
          <table:table-cell table:style-name="ce103"/>
          <table:table-cell table:style-name="ce169" office:value-type="string" calcext:value-type="string">
            <text:p><text:span text:style-name="T100">3 simple programs </text:span><text:span text:style-name="T101">(Fig 3-5 in paper)</text:span></text:p>
            <text:p/>
            <text:p><text:span text:style-name="T99">- 8-11 LOC</text:span></text:p>
          </table:table-cell>
          <table:table-cell table:style-name="ce103"/>
          <table:table-cell table:style-name="ce169" office:value-type="string" calcext:value-type="string">
            <text:p/>
            <text:p><text:span text:style-name="T100">Behavioral: </text:span><text:span text:style-name="T101">no significant difference (except for one instruction screen)</text:span></text:p>
            <text:p/>
            <text:p><text:span text:style-name="T112">Eye tracking: </text:span><text:span text:style-name="T113">there were</text:span><text:span text:style-name="T252"> no significant differences between the non/dyslexia groups. </text:span></text:p>
            <text:p/>
            <text:p><text:span text:style-name="T99">Reading programs seems to differ from reading text, where similar effects were found. </text:span></text:p>
            <text:p><text:span text:style-name="T99">Exploratory analysis showed that dyslexic programmers appear to find "crowded" areas of a program difficult.</text:span></text:p>
            <text:p/>
          </table:table-cell>
          <table:table-cell table:style-name="ce172" office:value-type="string" calcext:value-type="string">
            <text:p><text:a xlink:href="https://figshare.com/articles/Experiment_description_for_Eye_tracking_analysis_of_computer_program_comprehension_in_programmers_with_dyslexia_/6267125" xlink:type="simple">https://figshare.com/articles/Experiment_description_for_Eye_tracking_analysis_of_computer_program_comprehension_in_programmers_with_dyslexia_/6267125</text:a></text:p>
          </table:table-cell>
          <table:table-cell table:style-name="ce103" office:value-type="string" calcext:value-type="string">
            <text:p>NP: I'm not convinced the used eye-tracker is precise enough for some of the analyses on a character level.</text:p>
            <text:p>NP: It seems to me that the authors conducted hundreds of statistical tests, but there is no correction for multiple testing. That may have been appropriate?</text:p>
          </table:table-cell>
          <table:table-cell table:style-name="ce103"/>
          <table:table-cell table:style-name="ce176" office:value-type="string" calcext:value-type="string">
            <text:p>top down</text:p>
          </table:table-cell>
          <table:table-cell table:style-name="ce180" office:value-type="string" calcext:value-type="string">
            <text:p>summary</text:p>
          </table:table-cell>
          <table:table-cell table:style-name="ce176" office:value-type="string" calcext:value-type="string">
            <text:p>---</text:p>
          </table:table-cell>
          <table:table-cell table:style-name="ce176" office:value-type="string" calcext:value-type="string">
            <text:p>verbal</text:p>
          </table:table-cell>
          <table:table-cell table:style-name="ce176"/>
          <table:table-cell table:style-name="ce176" office:value-type="string" calcext:value-type="string">
            <text:p>offen</text:p>
          </table:table-cell>
          <table:table-cell table:style-name="ce176" table:number-columns-repeated="5"/>
          <table:table-cell table:number-columns-repeated="30"/>
        </table:table-row>
        <table:table-row table:style-name="ro1">
          <table:table-cell table:style-name="ce99" office:value-type="string" calcext:value-type="string">
            <text:p><text:a xlink:href="https://hal.inria.fr/hal-02084109/document" xlink:type="simple">Visually Analyzing Eye Movements on Natural Language Texts and Source Code Snippets</text:a></text:p>
          </table:table-cell>
          <table:table-cell table:style-name="ce104" office:value-type="string" calcext:value-type="string">
            <text:p>ETRA</text:p>
          </table:table-cell>
          <table:table-cell table:style-name="ce104" office:value-type="string" calcext:value-type="string">
            <text:p>Tanja Blascheck and Bonita Sharif</text:p>
          </table:table-cell>
          <table:table-cell table:style-name="ce104" office:value-type="float" office:value="2019" calcext:value-type="float">
            <text:p>2019</text:p>
          </table:table-cell>
          <table:table-cell table:style-name="ce125"/>
          <table:table-cell table:style-name="ce125" office:value-type="string" calcext:value-type="string">
            <text:p>Eye tracking</text:p>
          </table:table-cell>
          <table:table-cell table:style-name="ce168" office:value-type="string" calcext:value-type="string">
            <text:p>no</text:p>
          </table:table-cell>
          <table:table-cell table:style-name="ce104" table:number-columns-repeated="3"/>
          <table:table-cell table:style-name="ce168"/>
          <table:table-cell table:style-name="ce104" office:value-type="string" calcext:value-type="string">
            <text:p>N=26</text:p>
          </table:table-cell>
          <table:table-cell table:style-name="ce104" table:number-columns-repeated="2"/>
          <table:table-cell table:style-name="ce168" office:value-type="string" calcext:value-type="string">
            <text:p>16 novices, 10 non-novices(at lest 5 programming courses)</text:p>
          </table:table-cell>
          <table:table-cell table:style-name="ce104" table:number-columns-repeated="2"/>
          <table:table-cell table:style-name="ce168"/>
          <table:table-cell table:style-name="ce104"/>
          <table:table-cell table:style-name="ce168" table:number-columns-repeated="2"/>
          <table:table-cell table:style-name="ce104" table:number-columns-repeated="2"/>
          <table:table-cell office:value-type="string" calcext:value-type="string">
            <text:p>top down</text:p>
          </table:table-cell>
          <table:table-cell table:style-name="ce178" office:value-type="string" calcext:value-type="string">
            <text:p>output of function</text:p>
          </table:table-cell>
          <table:table-cell office:value-type="string" calcext:value-type="string">
            <text:p>---</text:p>
          </table:table-cell>
          <table:table-cell office:value-type="string" calcext:value-type="string">
            <text:p>multiple choice</text:p>
          </table:table-cell>
          <table:table-cell/>
          <table:table-cell table:style-name="ce181" office:value-type="string" calcext:value-type="string">
            <text:p>multiple choice</text:p>
          </table:table-cell>
          <table:table-cell table:number-columns-repeated="35"/>
        </table:table-row>
        <table:table-row table:style-name="ro1">
          <table:table-cell table:style-name="ce104" office:value-type="string" calcext:value-type="string">
            <text:p>Developer Reading Behavior While Summarizing Java Methods: Size and Context Matters</text:p>
          </table:table-cell>
          <table:table-cell table:style-name="ce104" office:value-type="string" calcext:value-type="string">
            <text:p>ICSE</text:p>
          </table:table-cell>
          <table:table-cell table:style-name="ce104" office:value-type="string" calcext:value-type="string">
            <text:p>Abid, Nahla and Sharif, Bonita and Dragan, Natalia and Alrasheed, Hend and Maletic, Jonathan</text:p>
          </table:table-cell>
          <table:table-cell table:style-name="ce104" office:value-type="float" office:value="2019" calcext:value-type="float">
            <text:p>2019</text:p>
          </table:table-cell>
          <table:table-cell table:style-name="ce125"/>
          <table:table-cell table:style-name="ce125" office:value-type="string" calcext:value-type="string">
            <text:p>Eye tracking</text:p>
          </table:table-cell>
          <table:table-cell table:style-name="ce168"/>
          <table:table-cell table:style-name="ce104" table:number-columns-repeated="3"/>
          <table:table-cell table:style-name="ce168"/>
          <table:table-cell table:style-name="ce104" office:value-type="string" calcext:value-type="string">
            <text:p>N=18</text:p>
          </table:table-cell>
          <table:table-cell table:style-name="ce104" table:number-columns-repeated="2"/>
          <table:table-cell table:style-name="ce168" office:value-type="string" calcext:value-type="string">
            <text:p>13 novice, 5 experts</text:p>
          </table:table-cell>
          <table:table-cell table:style-name="ce104" table:number-columns-repeated="2"/>
          <table:table-cell table:style-name="ce168"/>
          <table:table-cell table:style-name="ce104"/>
          <table:table-cell table:style-name="ce168" table:number-columns-repeated="2"/>
          <table:table-cell table:style-name="ce104" table:number-columns-repeated="2"/>
          <table:table-cell office:value-type="string" calcext:value-type="string">
            <text:p>top down</text:p>
          </table:table-cell>
          <table:table-cell table:style-name="ce177" office:value-type="string" calcext:value-type="string">
            <text:p>summary</text:p>
          </table:table-cell>
          <table:table-cell office:value-type="string" calcext:value-type="string">
            <text:p>---</text:p>
          </table:table-cell>
          <table:table-cell office:value-type="string" calcext:value-type="string">
            <text:p>written</text:p>
          </table:table-cell>
          <table:table-cell/>
          <table:table-cell table:style-name="ce181" office:value-type="string" calcext:value-type="string">
            <text:p>summary</text:p>
          </table:table-cell>
          <table:table-cell table:number-columns-repeated="35"/>
        </table:table-row>
        <table:table-row table:style-name="ro1">
          <table:table-cell table:style-name="ce104" office:value-type="string" calcext:value-type="string">
            <text:p>Visually Analyzing Students' Gaze on C++ Code Snippets</text:p>
          </table:table-cell>
          <table:table-cell table:style-name="ce104" office:value-type="string" calcext:value-type="string">
            <text:p>EMIP</text:p>
          </table:table-cell>
          <table:table-cell table:style-name="ce104" office:value-type="string" calcext:value-type="string">
            <text:p>Peterson, Cole and Saddler, Jonathan and Blascheck, Tanja and Sharif, Bonita</text:p>
          </table:table-cell>
          <table:table-cell table:style-name="ce104" office:value-type="float" office:value="2019" calcext:value-type="float">
            <text:p>2019</text:p>
          </table:table-cell>
          <table:table-cell table:style-name="ce125"/>
          <table:table-cell table:style-name="ce125" office:value-type="string" calcext:value-type="string">
            <text:p>Eye tracking</text:p>
          </table:table-cell>
          <table:table-cell table:style-name="ce168" office:value-type="string" calcext:value-type="string">
            <text:p>no</text:p>
          </table:table-cell>
          <table:table-cell table:style-name="ce104" table:number-columns-repeated="3"/>
          <table:table-cell table:style-name="ce168"/>
          <table:table-cell table:style-name="ce104" office:value-type="string" calcext:value-type="string">
            <text:p>N=17</text:p>
          </table:table-cell>
          <table:table-cell table:style-name="ce104" table:number-columns-repeated="2"/>
          <table:table-cell table:style-name="ce168" office:value-type="string" calcext:value-type="string">
            <text:p>12 novices, 5 non-novices</text:p>
          </table:table-cell>
          <table:table-cell table:style-name="ce104" table:number-columns-repeated="2"/>
          <table:table-cell table:style-name="ce168"/>
          <table:table-cell table:style-name="ce104"/>
          <table:table-cell table:style-name="ce168" table:number-columns-repeated="2"/>
          <table:table-cell table:style-name="ce104" table:number-columns-repeated="2"/>
          <table:table-cell office:value-type="string" calcext:value-type="string">
            <text:p>both, mostly top-down</text:p>
          </table:table-cell>
          <table:table-cell table:style-name="ce177" office:value-type="string" calcext:value-type="string">
            <text:p>short answer</text:p>
          </table:table-cell>
          <table:table-cell table:style-name="ce178" office:value-type="string" calcext:value-type="string">
            <text:p>output of program</text:p>
          </table:table-cell>
          <table:table-cell office:value-type="string" calcext:value-type="string">
            <text:p>or multiple choice</text:p>
          </table:table-cell>
          <table:table-cell/>
          <table:table-cell table:style-name="ce181" office:value-type="string" calcext:value-type="string">
            <text:p>offen/multiple</text:p>
          </table:table-cell>
          <table:table-cell table:number-columns-repeated="35"/>
        </table:table-row>
        <table:table-row table:style-name="ro1">
          <table:table-cell table:style-name="ce99" office:value-type="string" calcext:value-type="string">
            <text:p><text:a xlink:href="https://www.infosun.fim.uni-passau.de/publications/docs/Bauer19.pdf" xlink:type="simple">Indentation: Simply a Matter of Style or Support for Program Comprehension?</text:a></text:p>
          </table:table-cell>
          <table:table-cell table:style-name="ce104" office:value-type="string" calcext:value-type="string">
            <text:p>ICPC</text:p>
          </table:table-cell>
          <table:table-cell table:style-name="ce104" office:value-type="string" calcext:value-type="string">
            <text:p>Jennifer Bauer, Janet Siegmund, Norman Peitek, Johannes Hofmeister, Sven Apel</text:p>
          </table:table-cell>
          <table:table-cell table:style-name="ce104" office:value-type="float" office:value="2019" calcext:value-type="float">
            <text:p>2019</text:p>
          </table:table-cell>
          <table:table-cell table:style-name="ce125"/>
          <table:table-cell table:style-name="ce125" office:value-type="string" calcext:value-type="string">
            <text:p>Eye tracking</text:p>
          </table:table-cell>
          <table:table-cell table:style-name="ce168" office:value-type="string" calcext:value-type="string">
            <text:p>no</text:p>
          </table:table-cell>
          <table:table-cell table:style-name="ce104" table:number-columns-repeated="3"/>
          <table:table-cell table:style-name="ce168"/>
          <table:table-cell table:style-name="ce104" office:value-type="string" calcext:value-type="string">
            <text:p>N=22</text:p>
          </table:table-cell>
          <table:table-cell table:style-name="ce104" table:number-columns-repeated="2"/>
          <table:table-cell table:style-name="ce168"/>
          <table:table-cell table:style-name="ce104" table:number-columns-repeated="2"/>
          <table:table-cell table:style-name="ce168"/>
          <table:table-cell table:style-name="ce104"/>
          <table:table-cell table:style-name="ce168" table:number-columns-repeated="2"/>
          <table:table-cell table:style-name="ce104" table:number-columns-repeated="2"/>
          <table:table-cell office:value-type="string" calcext:value-type="string">
            <text:p>bottom up </text:p>
          </table:table-cell>
          <table:table-cell table:style-name="ce178" office:value-type="string" calcext:value-type="string">
            <text:p>output of function</text:p>
          </table:table-cell>
          <table:table-cell office:value-type="string" calcext:value-type="string">
            <text:p>---</text:p>
          </table:table-cell>
          <table:table-cell office:value-type="string" calcext:value-type="string">
            <text:p>written</text:p>
          </table:table-cell>
          <table:table-cell/>
          <table:table-cell office:value-type="string" calcext:value-type="string">
            <text:p>offen</text:p>
          </table:table-cell>
          <table:table-cell table:number-columns-repeated="35"/>
        </table:table-row>
        <table:table-row table:style-name="ro1">
          <table:table-cell table:style-name="ce99" office:value-type="string" calcext:value-type="string">
            <text:p><text:a xlink:href="https://www.se.cs.uni-saarland.de/publications/docs/PSA20.pdf" xlink:type="simple">What Drives the Reading Order of Programmers? An Eye Tracking Study</text:a></text:p>
          </table:table-cell>
          <table:table-cell table:style-name="ce104" office:value-type="string" calcext:value-type="string">
            <text:p>ICPC</text:p>
          </table:table-cell>
          <table:table-cell table:style-name="ce104" office:value-type="string" calcext:value-type="string">
            <text:p>Norman Peitek, Janet Siegmund, Sven Apel</text:p>
          </table:table-cell>
          <table:table-cell table:style-name="ce104" office:value-type="float" office:value="2020" calcext:value-type="float">
            <text:p>2020</text:p>
          </table:table-cell>
          <table:table-cell table:style-name="ce125" office:value-type="string" calcext:value-type="string">
            <text:p>A replication study of Busjahn 2017 that investigated </text:p>
            <text:p>how source code, programmer experience, and comprehension </text:p>
            <text:p>strategy affects <text:span text:style-name="T102">programmers' reading order. </text:span></text:p>
            <text:p/>
            <text:p><text:span text:style-name="T99">-&gt; Seems that source code is the main driver.</text:span></text:p>
          </table:table-cell>
          <table:table-cell table:style-name="ce125" office:value-type="string" calcext:value-type="string">
            <text:p>Eye tracking</text:p>
          </table:table-cell>
          <table:table-cell table:style-name="ce168" office:value-type="string" calcext:value-type="string">
            <text:p>no</text:p>
          </table:table-cell>
          <table:table-cell table:style-name="ce104" table:number-columns-repeated="3"/>
          <table:table-cell table:style-name="ce168"/>
          <table:table-cell table:style-name="ce104" office:value-type="string" calcext:value-type="string">
            <text:p>N=31</text:p>
          </table:table-cell>
          <table:table-cell table:style-name="ce104" table:number-columns-repeated="2"/>
          <table:table-cell table:style-name="ce168" office:value-type="string" calcext:value-type="string">
            <text:p>12 novices, 19 intermediates</text:p>
          </table:table-cell>
          <table:table-cell table:style-name="ce104" office:value-type="string" calcext:value-type="string">
            <text:p>Determine output</text:p>
          </table:table-cell>
          <table:table-cell table:style-name="ce104"/>
          <table:table-cell table:style-name="ce168" office:value-type="string" calcext:value-type="string">
            <text:p><text:span text:style-name="T102">10 Java snippets:</text:span></text:p>
            <text:p/>
            <text:p><text:span text:style-name="T99">- 8 from Busjahn (2015)</text:span></text:p>
            <text:p><text:span text:style-name="T99">- 2 new snippets</text:span></text:p>
          </table:table-cell>
          <table:table-cell table:style-name="ce104"/>
          <table:table-cell table:style-name="ce168"/>
          <table:table-cell table:style-name="ce173" office:value-type="string" calcext:value-type="string">
            <text:p><text:a xlink:href="https://github.com/brains-on-code/eyetracking-linearity-replication/" xlink:type="simple">https://github.com/brains-on-code/eyetracking-linearity-replication/</text:a></text:p>
          </table:table-cell>
          <table:table-cell table:style-name="ce104" table:number-columns-repeated="2"/>
          <table:table-cell office:value-type="string" calcext:value-type="string">
            <text:p>both, half half</text:p>
          </table:table-cell>
          <table:table-cell table:style-name="ce178" office:value-type="string" calcext:value-type="string">
            <text:p>output of function</text:p>
          </table:table-cell>
          <table:table-cell office:value-type="string" calcext:value-type="string">
            <text:p>same programs, but with scrambled and non scrambled names</text:p>
          </table:table-cell>
          <table:table-cell office:value-type="string" calcext:value-type="string">
            <text:p>written</text:p>
          </table:table-cell>
          <table:table-cell/>
          <table:table-cell office:value-type="string" calcext:value-type="string">
            <text:p>offen</text:p>
          </table:table-cell>
          <table:table-cell table:number-columns-repeated="35"/>
        </table:table-row>
        <table:table-row table:style-name="ro1">
          <table:table-cell table:style-name="ce99" office:value-type="string" calcext:value-type="string">
            <text:p><text:a xlink:href="https://dl.acm.org/doi/abs/10.1145/3383219.3383228" xlink:type="simple">Observations on the Linear Order of Program Code Reading Patterns in Programmers with Dyslexia</text:a></text:p>
          </table:table-cell>
          <table:table-cell table:style-name="ce104" office:value-type="string" calcext:value-type="string">
            <text:p>EASE</text:p>
          </table:table-cell>
          <table:table-cell table:style-name="ce104" office:value-type="string" calcext:value-type="string">
            <text:p>Ian McChesney, Raymond Bond</text:p>
          </table:table-cell>
          <table:table-cell table:style-name="ce104" office:value-type="float" office:value="2020" calcext:value-type="float">
            <text:p>2020</text:p>
          </table:table-cell>
          <table:table-cell table:style-name="ce125"/>
          <table:table-cell table:style-name="ce125" office:value-type="string" calcext:value-type="string">
            <text:p>Eye tracking</text:p>
          </table:table-cell>
          <table:table-cell table:style-name="ce168" office:value-type="string" calcext:value-type="string">
            <text:p>no</text:p>
          </table:table-cell>
          <table:table-cell table:style-name="ce104" table:number-columns-repeated="3"/>
          <table:table-cell table:style-name="ce168"/>
          <table:table-cell table:style-name="ce104" office:value-type="string" calcext:value-type="string">
            <text:p>N=28</text:p>
          </table:table-cell>
          <table:table-cell table:style-name="ce104" office:value-type="string" calcext:value-type="string">
            <text:p>14 dyslexic, 14 non-dyslexic</text:p>
          </table:table-cell>
          <table:table-cell table:style-name="ce104"/>
          <table:table-cell table:style-name="ce168"/>
          <table:table-cell table:style-name="ce104" table:number-columns-repeated="2"/>
          <table:table-cell table:style-name="ce168"/>
          <table:table-cell table:style-name="ce104"/>
          <table:table-cell table:style-name="ce168" table:number-columns-repeated="2"/>
          <table:table-cell table:style-name="ce104" table:number-columns-repeated="2"/>
          <table:table-cell office:value-type="string" calcext:value-type="string">
            <text:p>top down</text:p>
          </table:table-cell>
          <table:table-cell table:style-name="ce177" office:value-type="string" calcext:value-type="string">
            <text:p>summary of purpose</text:p>
          </table:table-cell>
          <table:table-cell office:value-type="string" calcext:value-type="string">
            <text:p>---</text:p>
          </table:table-cell>
          <table:table-cell office:value-type="string" calcext:value-type="string">
            <text:p>verbal</text:p>
          </table:table-cell>
          <table:table-cell/>
          <table:table-cell office:value-type="string" calcext:value-type="string">
            <text:p>summary</text:p>
          </table:table-cell>
          <table:table-cell table:number-columns-repeated="35"/>
        </table:table-row>
        <table:table-row table:style-name="ro1" table:number-rows-repeated="200">
          <table:table-cell table:number-columns-repeated="4"/>
          <table:table-cell table:style-name="ce125"/>
          <table:table-cell table:style-name="ce128"/>
          <table:table-cell table:style-name="ce136"/>
          <table:table-cell table:number-columns-repeated="3"/>
          <table:table-cell table:style-name="ce136"/>
          <table:table-cell table:number-columns-repeated="3"/>
          <table:table-cell table:style-name="ce136"/>
          <table:table-cell table:number-columns-repeated="2"/>
          <table:table-cell table:style-name="ce136"/>
          <table:table-cell/>
          <table:table-cell table:style-name="ce136" table:number-columns-repeated="2"/>
          <table:table-cell table:number-columns-repeated="43"/>
        </table:table-row>
        <table:table-row table:style-name="ro1" table:number-rows-repeated="766">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table table:name="Primary Studies (Behavioral)" table:style-name="ta3">
        <table:table-column table:style-name="co51" table:default-cell-style-name="Default"/>
        <table:table-column table:style-name="co2" table:default-cell-style-name="Default"/>
        <table:table-column table:style-name="co52" table:default-cell-style-name="Default"/>
        <table:table-column table:style-name="co4" table:default-cell-style-name="Default"/>
        <table:table-column table:style-name="co36" table:default-cell-style-name="Default"/>
        <table:table-column table:style-name="co18" table:number-columns-repeated="30" table:default-cell-style-name="Default"/>
        <table:table-column table:style-name="co26" table:number-columns-repeated="29" table:default-cell-style-name="Default"/>
        <table:table-row table:style-name="ro1">
          <table:table-cell table:style-name="ce97" office:value-type="string" calcext:value-type="string" table:number-columns-spanned="1" table:number-rows-spanned="2">
            <text:p>Paper</text:p>
          </table:table-cell>
          <table:table-cell table:style-name="ce97" office:value-type="string" calcext:value-type="string" table:number-columns-spanned="1" table:number-rows-spanned="2">
            <text:p>Venue</text:p>
          </table:table-cell>
          <table:table-cell table:style-name="ce97" office:value-type="string" calcext:value-type="string" table:number-columns-spanned="1" table:number-rows-spanned="2">
            <text:p>Authors</text:p>
          </table:table-cell>
          <table:table-cell table:style-name="ce97" office:value-type="string" calcext:value-type="string" table:number-columns-spanned="1" table:number-rows-spanned="2">
            <text:p>Year</text:p>
          </table:table-cell>
          <table:table-cell table:style-name="ce97" office:value-type="string" calcext:value-type="string" table:number-columns-spanned="1" table:number-rows-spanned="2">
            <text:p>Summary</text:p>
          </table:table-cell>
          <table:table-cell table:style-name="ce183" office:value-type="string" calcext:value-type="string" table:number-columns-spanned="2" table:number-rows-spanned="1">
            <text:p>Methods</text:p>
          </table:table-cell>
          <table:covered-table-cell table:style-name="ce166"/>
          <table:table-cell table:style-name="ce185" office:value-type="string" calcext:value-type="string" table:number-columns-spanned="4" table:number-rows-spanned="1">
            <text:p>Experiment Design</text:p>
          </table:table-cell>
          <table:covered-table-cell table:number-columns-repeated="3"/>
          <table:table-cell table:style-name="ce185" office:value-type="string" calcext:value-type="string" table:number-columns-spanned="4" table:number-rows-spanned="1">
            <text:p>Participants</text:p>
          </table:table-cell>
          <table:covered-table-cell table:number-columns-repeated="3"/>
          <table:table-cell table:style-name="ce185" office:value-type="string" calcext:value-type="string" table:number-columns-spanned="3" table:number-rows-spanned="1">
            <text:p>Operationalization</text:p>
          </table:table-cell>
          <table:covered-table-cell table:number-columns-repeated="2"/>
          <table:table-cell table:style-name="ce97" office:value-type="string" calcext:value-type="string" table:number-columns-spanned="1" table:number-rows-spanned="2">
            <text:p>Analysis</text:p>
          </table:table-cell>
          <table:table-cell table:style-name="ce97" office:value-type="string" calcext:value-type="string" table:number-columns-spanned="1" table:number-rows-spanned="2">
            <text:p>Results</text:p>
          </table:table-cell>
          <table:table-cell table:style-name="ce135" table:number-columns-repeated="4"/>
          <table:table-cell table:style-name="ce187" table:number-columns-repeated="11"/>
          <table:table-cell table:number-columns-repeated="29"/>
        </table:table-row>
        <table:table-row table:style-name="ro1">
          <table:covered-table-cell table:number-columns-repeated="5"/>
          <table:table-cell table:style-name="ce130" office:value-type="string" calcext:value-type="string">
            <text:p>Method</text:p>
          </table:table-cell>
          <table:table-cell table:style-name="ce184" office:value-type="string" calcext:value-type="string">
            <text:p>Multi-modal</text:p>
          </table:table-cell>
          <table:table-cell table:style-name="ce135" office:value-type="string" calcext:value-type="string">
            <text:p>RQ/RH</text:p>
          </table:table-cell>
          <table:table-cell table:style-name="ce135" office:value-type="string" calcext:value-type="string">
            <text:p>Independent </text:p>
            <text:p>variable</text:p>
          </table:table-cell>
          <table:table-cell table:style-name="ce135" office:value-type="string" calcext:value-type="string">
            <text:p>Dependent </text:p>
            <text:p>variable</text:p>
          </table:table-cell>
          <table:table-cell table:style-name="ce135" office:value-type="string" calcext:value-type="string">
            <text:p>Between/within</text:p>
            <text:p>subjects</text:p>
          </table:table-cell>
          <table:table-cell table:style-name="ce135" office:value-type="string" calcext:value-type="string">
            <text:p>Description</text:p>
          </table:table-cell>
          <table:table-cell table:style-name="ce135" office:value-type="string" calcext:value-type="string">
            <text:p>Groups</text:p>
          </table:table-cell>
          <table:table-cell table:style-name="ce135" office:value-type="string" calcext:value-type="string">
            <text:p>Selection</text:p>
          </table:table-cell>
          <table:table-cell table:style-name="ce184" office:value-type="string" calcext:value-type="string">
            <text:p>Experience</text:p>
          </table:table-cell>
          <table:table-cell table:style-name="ce135" office:value-type="string" calcext:value-type="string">
            <text:p>Task</text:p>
          </table:table-cell>
          <table:table-cell table:style-name="ce135" office:value-type="string" calcext:value-type="string">
            <text:p>Response</text:p>
          </table:table-cell>
          <table:table-cell table:style-name="ce184" office:value-type="string" calcext:value-type="string">
            <text:p>Material</text:p>
          </table:table-cell>
          <table:covered-table-cell table:number-columns-repeated="2"/>
          <table:table-cell table:style-name="ce135" office:value-type="string" calcext:value-type="string">
            <text:p>Link to Paper</text:p>
          </table:table-cell>
          <table:table-cell table:style-name="ce135" office:value-type="string" calcext:value-type="string">
            <text:p>Link to </text:p>
            <text:p>additional material</text:p>
          </table:table-cell>
          <table:table-cell table:number-columns-repeated="2" table:style-name="ce135" office:value-type="string" calcext:value-type="string">
            <text:p>Comments</text:p>
          </table:table-cell>
          <table:table-cell table:style-name="ce187" table:number-columns-repeated="11"/>
          <table:table-cell table:number-columns-repeated="29"/>
        </table:table-row>
        <table:table-row table:style-name="ro1">
          <table:table-cell table:style-name="ce106" office:value-type="string" calcext:value-type="string">
            <text:p>Comprehending Test Code: An Empirical Study</text:p>
          </table:table-cell>
          <table:table-cell table:style-name="ce106" office:value-type="string" calcext:value-type="string">
            <text:p>ICSME</text:p>
          </table:table-cell>
          <table:table-cell table:style-name="ce106" office:value-type="string" calcext:value-type="string">
            <text:p>Chak Shun Yu, Christoph Treude, Maurício Aniche</text:p>
          </table:table-cell>
          <table:table-cell table:style-name="ce106" office:value-type="float" office:value="2019" calcext:value-type="float">
            <text:p>2019</text:p>
          </table:table-cell>
          <table:table-cell/>
          <table:table-cell table:style-name="ce128"/>
          <table:table-cell table:style-name="ce136"/>
          <table:table-cell table:number-columns-repeated="3"/>
          <table:table-cell table:style-name="ce136"/>
          <table:table-cell table:number-columns-repeated="3"/>
          <table:table-cell table:style-name="ce136"/>
          <table:table-cell table:number-columns-repeated="2"/>
          <table:table-cell table:style-name="ce136"/>
          <table:table-cell table:number-columns-repeated="46"/>
        </table:table-row>
        <table:table-row table:style-name="ro1">
          <table:table-cell table:style-name="ce106" office:value-type="string" calcext:value-type="string">
            <text:p>Shorter Identifier Names Take Longer to Comprehend</text:p>
          </table:table-cell>
          <table:table-cell table:style-name="ce106" office:value-type="string" calcext:value-type="string">
            <text:p>SANER</text:p>
          </table:table-cell>
          <table:table-cell table:style-name="ce106" office:value-type="string" calcext:value-type="string">
            <text:p>Johannes Hofmeister, Janet Siegmund, Daniel V. Holt</text:p>
          </table:table-cell>
          <table:table-cell table:style-name="ce106" office:value-type="float" office:value="2017" calcext:value-type="float">
            <text:p>2017</text:p>
          </table:table-cell>
          <table:table-cell/>
          <table:table-cell table:style-name="ce128" office:value-type="string" calcext:value-type="string">
            <text:p>Restricted focus viewer</text:p>
          </table:table-cell>
          <table:table-cell table:style-name="ce136"/>
          <table:table-cell table:number-columns-repeated="3"/>
          <table:table-cell table:style-name="ce136"/>
          <table:table-cell table:number-columns-repeated="3"/>
          <table:table-cell table:style-name="ce136"/>
          <table:table-cell table:number-columns-repeated="2"/>
          <table:table-cell table:style-name="ce136"/>
          <table:table-cell table:number-columns-repeated="2"/>
          <table:table-cell table:style-name="ce186" office:value-type="string" calcext:value-type="string">
            <text:p><text:a xlink:href="http://www.infosun.fim.uni-passau.de/publications/docs/HoSeHo17.pdf" xlink:type="simple">http://www.infosun.fim.uni-passau.de/publications/docs/HoSeHo17.pdf</text:a></text:p>
          </table:table-cell>
          <table:table-cell table:number-columns-repeated="43"/>
        </table:table-row>
        <table:table-row table:style-name="ro1" table:number-rows-repeated="14">
          <table:table-cell table:number-columns-repeated="5"/>
          <table:table-cell table:style-name="ce128"/>
          <table:table-cell table:style-name="ce136"/>
          <table:table-cell table:number-columns-repeated="3"/>
          <table:table-cell table:style-name="ce136"/>
          <table:table-cell table:number-columns-repeated="3"/>
          <table:table-cell table:style-name="ce136"/>
          <table:table-cell table:number-columns-repeated="2"/>
          <table:table-cell table:style-name="ce136"/>
          <table:table-cell table:number-columns-repeated="46"/>
        </table:table-row>
        <table:table-row table:style-name="ro1">
          <table:table-cell table:style-name="ce106" table:number-columns-repeated="4"/>
          <table:table-cell/>
          <table:table-cell table:style-name="ce128"/>
          <table:table-cell table:style-name="ce136"/>
          <table:table-cell table:number-columns-repeated="3"/>
          <table:table-cell table:style-name="ce136"/>
          <table:table-cell table:number-columns-repeated="3"/>
          <table:table-cell table:style-name="ce136"/>
          <table:table-cell table:number-columns-repeated="2"/>
          <table:table-cell table:style-name="ce136"/>
          <table:table-cell table:number-columns-repeated="46"/>
        </table:table-row>
        <table:table-row table:style-name="ro1" table:number-rows-repeated="201">
          <table:table-cell table:number-columns-repeated="5"/>
          <table:table-cell table:style-name="ce128"/>
          <table:table-cell table:style-name="ce136"/>
          <table:table-cell table:number-columns-repeated="3"/>
          <table:table-cell table:style-name="ce136"/>
          <table:table-cell table:number-columns-repeated="3"/>
          <table:table-cell table:style-name="ce136"/>
          <table:table-cell table:number-columns-repeated="2"/>
          <table:table-cell table:style-name="ce136"/>
          <table:table-cell table:number-columns-repeated="46"/>
        </table:table-row>
        <table:table-row table:style-name="ro1" table:number-rows-repeated="780">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table table:name="Papers (TheoriesModels)" table:style-name="ta4">
        <table:table-column table:style-name="co51" table:default-cell-style-name="Default"/>
        <table:table-column table:style-name="co2" table:default-cell-style-name="Default"/>
        <table:table-column table:style-name="co52" table:default-cell-style-name="Default"/>
        <table:table-column table:style-name="co4" table:default-cell-style-name="Default"/>
        <table:table-column table:style-name="co36" table:default-cell-style-name="Default"/>
        <table:table-column table:style-name="co18" table:number-columns-repeated="30" table:default-cell-style-name="Default"/>
        <table:table-column table:style-name="co26" table:number-columns-repeated="29" table:default-cell-style-name="Default"/>
        <table:table-row table:style-name="ro1">
          <table:table-cell table:style-name="ce97" office:value-type="string" calcext:value-type="string" table:number-columns-spanned="1" table:number-rows-spanned="2">
            <text:p>Paper</text:p>
          </table:table-cell>
          <table:table-cell table:style-name="ce97" office:value-type="string" calcext:value-type="string" table:number-columns-spanned="1" table:number-rows-spanned="2">
            <text:p>Venue</text:p>
          </table:table-cell>
          <table:table-cell table:style-name="ce97" office:value-type="string" calcext:value-type="string" table:number-columns-spanned="1" table:number-rows-spanned="2">
            <text:p>Authors</text:p>
          </table:table-cell>
          <table:table-cell table:style-name="ce97" office:value-type="string" calcext:value-type="string" table:number-columns-spanned="1" table:number-rows-spanned="2">
            <text:p>Year</text:p>
          </table:table-cell>
          <table:table-cell table:style-name="ce97" office:value-type="string" calcext:value-type="string" table:number-columns-spanned="1" table:number-rows-spanned="2">
            <text:p>Summary</text:p>
          </table:table-cell>
          <table:table-cell table:style-name="ce183" office:value-type="string" calcext:value-type="string" table:number-columns-spanned="2" table:number-rows-spanned="1">
            <text:p>Methods</text:p>
          </table:table-cell>
          <table:covered-table-cell table:style-name="ce166"/>
          <table:table-cell table:style-name="ce185" office:value-type="string" calcext:value-type="string" table:number-columns-spanned="4" table:number-rows-spanned="1">
            <text:p>Experiment Design</text:p>
          </table:table-cell>
          <table:covered-table-cell table:number-columns-repeated="3"/>
          <table:table-cell table:style-name="ce185" office:value-type="string" calcext:value-type="string" table:number-columns-spanned="4" table:number-rows-spanned="1">
            <text:p>Participants</text:p>
          </table:table-cell>
          <table:covered-table-cell table:number-columns-repeated="3"/>
          <table:table-cell table:style-name="ce185" office:value-type="string" calcext:value-type="string" table:number-columns-spanned="3" table:number-rows-spanned="1">
            <text:p>Operationalization</text:p>
          </table:table-cell>
          <table:covered-table-cell table:number-columns-repeated="2"/>
          <table:table-cell table:style-name="ce97" office:value-type="string" calcext:value-type="string" table:number-columns-spanned="1" table:number-rows-spanned="2">
            <text:p>Analysis</text:p>
          </table:table-cell>
          <table:table-cell table:style-name="ce97" office:value-type="string" calcext:value-type="string" table:number-columns-spanned="1" table:number-rows-spanned="2">
            <text:p>Results</text:p>
          </table:table-cell>
          <table:table-cell table:style-name="ce135" table:number-columns-repeated="4"/>
          <table:table-cell table:style-name="ce187" table:number-columns-repeated="11"/>
          <table:table-cell table:number-columns-repeated="29"/>
        </table:table-row>
        <table:table-row table:style-name="ro1">
          <table:covered-table-cell table:number-columns-repeated="5"/>
          <table:table-cell table:style-name="ce130" office:value-type="string" calcext:value-type="string">
            <text:p>Method</text:p>
          </table:table-cell>
          <table:table-cell table:style-name="ce184" office:value-type="string" calcext:value-type="string">
            <text:p>Multi-modal</text:p>
          </table:table-cell>
          <table:table-cell table:style-name="ce135" office:value-type="string" calcext:value-type="string">
            <text:p>RQ/RH</text:p>
          </table:table-cell>
          <table:table-cell table:style-name="ce135" office:value-type="string" calcext:value-type="string">
            <text:p>Independent </text:p>
            <text:p>variable</text:p>
          </table:table-cell>
          <table:table-cell table:style-name="ce135" office:value-type="string" calcext:value-type="string">
            <text:p>Dependent </text:p>
            <text:p>variable</text:p>
          </table:table-cell>
          <table:table-cell table:style-name="ce135" office:value-type="string" calcext:value-type="string">
            <text:p>Between/within</text:p>
            <text:p>subjects</text:p>
          </table:table-cell>
          <table:table-cell table:style-name="ce135" office:value-type="string" calcext:value-type="string">
            <text:p>Description</text:p>
          </table:table-cell>
          <table:table-cell table:style-name="ce135" office:value-type="string" calcext:value-type="string">
            <text:p>Groups</text:p>
          </table:table-cell>
          <table:table-cell table:style-name="ce135" office:value-type="string" calcext:value-type="string">
            <text:p>Selection</text:p>
          </table:table-cell>
          <table:table-cell table:style-name="ce184" office:value-type="string" calcext:value-type="string">
            <text:p>Experience</text:p>
          </table:table-cell>
          <table:table-cell table:style-name="ce135" office:value-type="string" calcext:value-type="string">
            <text:p>Task</text:p>
          </table:table-cell>
          <table:table-cell table:style-name="ce135" office:value-type="string" calcext:value-type="string">
            <text:p>Response</text:p>
          </table:table-cell>
          <table:table-cell table:style-name="ce184" office:value-type="string" calcext:value-type="string">
            <text:p>Material</text:p>
          </table:table-cell>
          <table:covered-table-cell table:number-columns-repeated="2"/>
          <table:table-cell table:style-name="ce135" office:value-type="string" calcext:value-type="string">
            <text:p>Link to Paper</text:p>
          </table:table-cell>
          <table:table-cell table:style-name="ce135" office:value-type="string" calcext:value-type="string">
            <text:p>Link to </text:p>
            <text:p>additional material</text:p>
          </table:table-cell>
          <table:table-cell table:number-columns-repeated="2" table:style-name="ce135" office:value-type="string" calcext:value-type="string">
            <text:p>Comments</text:p>
          </table:table-cell>
          <table:table-cell table:style-name="ce187" table:number-columns-repeated="11"/>
          <table:table-cell table:number-columns-repeated="29"/>
        </table:table-row>
        <table:table-row table:style-name="ro1">
          <table:table-cell table:style-name="ce106" office:value-type="string" calcext:value-type="string">
            <text:p>Towards a Theory of the Comprehension of Computer Programs</text:p>
          </table:table-cell>
          <table:table-cell table:style-name="ce106" office:value-type="string" calcext:value-type="string">
            <text:p>Man-Machine Studies</text:p>
          </table:table-cell>
          <table:table-cell table:style-name="ce106" office:value-type="string" calcext:value-type="string">
            <text:p>Brooks, Ruven</text:p>
          </table:table-cell>
          <table:table-cell table:style-name="ce106" office:value-type="float" office:value="1983" calcext:value-type="float">
            <text:p>1983</text:p>
          </table:table-cell>
          <table:table-cell/>
          <table:table-cell table:style-name="ce128"/>
          <table:table-cell table:style-name="ce136"/>
          <table:table-cell table:number-columns-repeated="3"/>
          <table:table-cell table:style-name="ce136"/>
          <table:table-cell table:number-columns-repeated="3"/>
          <table:table-cell table:style-name="ce136"/>
          <table:table-cell table:number-columns-repeated="2"/>
          <table:table-cell table:style-name="ce136"/>
          <table:table-cell table:number-columns-repeated="46"/>
        </table:table-row>
        <table:table-row table:style-name="ro1">
          <table:table-cell table:style-name="ce106" office:value-type="string" calcext:value-type="string">
            <text:p>Using a Behavioral Theory of Program Comprehension in Software Engineering</text:p>
          </table:table-cell>
          <table:table-cell table:style-name="ce106" office:value-type="string" calcext:value-type="string">
            <text:p>ICSE</text:p>
          </table:table-cell>
          <table:table-cell table:style-name="ce106" office:value-type="string" calcext:value-type="string">
            <text:p>Brooks, Ruven</text:p>
          </table:table-cell>
          <table:table-cell table:style-name="ce106" office:value-type="float" office:value="1978" calcext:value-type="float">
            <text:p>1978</text:p>
          </table:table-cell>
          <table:table-cell/>
          <table:table-cell table:style-name="ce128"/>
          <table:table-cell table:style-name="ce136"/>
          <table:table-cell table:number-columns-repeated="3"/>
          <table:table-cell table:style-name="ce136"/>
          <table:table-cell table:number-columns-repeated="3"/>
          <table:table-cell table:style-name="ce136"/>
          <table:table-cell table:number-columns-repeated="2"/>
          <table:table-cell table:style-name="ce136"/>
          <table:table-cell table:number-columns-repeated="46"/>
        </table:table-row>
        <table:table-row table:style-name="ro1">
          <table:table-cell table:style-name="ce106" office:value-type="string" calcext:value-type="string">
            <text:p>Studying Programmer Behavior Experimentally: The Problems of Proper Methodology</text:p>
          </table:table-cell>
          <table:table-cell table:style-name="ce106" office:value-type="string" calcext:value-type="string">
            <text:p>CACM</text:p>
          </table:table-cell>
          <table:table-cell table:style-name="ce106" office:value-type="string" calcext:value-type="string">
            <text:p>Brooks, Ruven</text:p>
          </table:table-cell>
          <table:table-cell table:style-name="ce106" office:value-type="float" office:value="1980" calcext:value-type="float">
            <text:p>1980</text:p>
          </table:table-cell>
          <table:table-cell/>
          <table:table-cell table:style-name="ce128"/>
          <table:table-cell table:style-name="ce136"/>
          <table:table-cell table:number-columns-repeated="3"/>
          <table:table-cell table:style-name="ce136"/>
          <table:table-cell table:number-columns-repeated="3"/>
          <table:table-cell table:style-name="ce136"/>
          <table:table-cell table:number-columns-repeated="2"/>
          <table:table-cell table:style-name="ce136"/>
          <table:table-cell table:number-columns-repeated="46"/>
        </table:table-row>
        <table:table-row table:style-name="ro1">
          <table:table-cell table:style-name="ce106" office:value-type="string" calcext:value-type="string">
            <text:p>Empirical Studies of Programming Knowledge</text:p>
          </table:table-cell>
          <table:table-cell table:style-name="ce106" office:value-type="string" calcext:value-type="string">
            <text:p>TSE</text:p>
          </table:table-cell>
          <table:table-cell table:style-name="ce106" office:value-type="string" calcext:value-type="string">
            <text:p>Soloway, Elliot and Ehrlich, Kate</text:p>
          </table:table-cell>
          <table:table-cell table:style-name="ce106" office:value-type="float" office:value="1984" calcext:value-type="float">
            <text:p>1984</text:p>
          </table:table-cell>
          <table:table-cell/>
          <table:table-cell table:style-name="ce128"/>
          <table:table-cell table:style-name="ce136"/>
          <table:table-cell table:number-columns-repeated="3"/>
          <table:table-cell table:style-name="ce136"/>
          <table:table-cell table:number-columns-repeated="3"/>
          <table:table-cell table:style-name="ce136"/>
          <table:table-cell table:number-columns-repeated="2"/>
          <table:table-cell table:style-name="ce136"/>
          <table:table-cell table:number-columns-repeated="46"/>
        </table:table-row>
        <table:table-row table:style-name="ro1">
          <table:table-cell table:style-name="ce106" office:value-type="string" calcext:value-type="string">
            <text:p>Syntactic/Semantic Interactions in Programmer Behavior: A Model and Experimental Results</text:p>
          </table:table-cell>
          <table:table-cell table:style-name="ce106" office:value-type="string" calcext:value-type="string">
            <text:p>Parallel Programming</text:p>
          </table:table-cell>
          <table:table-cell table:style-name="ce106" office:value-type="string" calcext:value-type="string">
            <text:p>Shneiderman, Ben and Mayer, Richard</text:p>
          </table:table-cell>
          <table:table-cell table:style-name="ce106" office:value-type="float" office:value="1979" calcext:value-type="float">
            <text:p>1979</text:p>
          </table:table-cell>
          <table:table-cell/>
          <table:table-cell table:style-name="ce128"/>
          <table:table-cell table:style-name="ce136"/>
          <table:table-cell table:number-columns-repeated="3"/>
          <table:table-cell table:style-name="ce136"/>
          <table:table-cell table:number-columns-repeated="3"/>
          <table:table-cell table:style-name="ce136"/>
          <table:table-cell table:number-columns-repeated="2"/>
          <table:table-cell table:style-name="ce136"/>
          <table:table-cell table:number-columns-repeated="46"/>
        </table:table-row>
        <table:table-row table:style-name="ro1">
          <table:table-cell table:style-name="ce106" office:value-type="string" calcext:value-type="string">
            <text:p>Cognitive processes in program comprehension</text:p>
          </table:table-cell>
          <table:table-cell table:style-name="ce106" office:value-type="string" calcext:value-type="string">
            <text:p>Systems and software</text:p>
          </table:table-cell>
          <table:table-cell table:style-name="ce106" office:value-type="string" calcext:value-type="string">
            <text:p>Letovsky, Stanley</text:p>
          </table:table-cell>
          <table:table-cell table:style-name="ce106" office:value-type="float" office:value="1987" calcext:value-type="float">
            <text:p>1987</text:p>
          </table:table-cell>
          <table:table-cell/>
          <table:table-cell table:style-name="ce128"/>
          <table:table-cell table:style-name="ce136"/>
          <table:table-cell table:number-columns-repeated="3"/>
          <table:table-cell table:style-name="ce136"/>
          <table:table-cell table:number-columns-repeated="3"/>
          <table:table-cell table:style-name="ce136"/>
          <table:table-cell table:number-columns-repeated="2"/>
          <table:table-cell table:style-name="ce136"/>
          <table:table-cell table:number-columns-repeated="46"/>
        </table:table-row>
        <table:table-row table:style-name="ro1">
          <table:table-cell table:style-name="ce106" office:value-type="string" calcext:value-type="string">
            <text:p>Processes in computer program comprehension</text:p>
          </table:table-cell>
          <table:table-cell table:style-name="ce284" office:value-type="string" calcext:value-type="string">
            <text:p>Empirical studies of programmers</text:p>
          </table:table-cell>
          <table:table-cell table:style-name="ce106" office:value-type="string" calcext:value-type="string">
            <text:p>Weidenbeck, Susan</text:p>
          </table:table-cell>
          <table:table-cell table:style-name="ce106" office:value-type="float" office:value="1986" calcext:value-type="float">
            <text:p>1986</text:p>
          </table:table-cell>
          <table:table-cell/>
          <table:table-cell table:style-name="ce128"/>
          <table:table-cell table:style-name="ce136"/>
          <table:table-cell table:number-columns-repeated="3"/>
          <table:table-cell table:style-name="ce136"/>
          <table:table-cell table:number-columns-repeated="3"/>
          <table:table-cell table:style-name="ce136"/>
          <table:table-cell table:number-columns-repeated="2"/>
          <table:table-cell table:style-name="ce136"/>
          <table:table-cell table:number-columns-repeated="46"/>
        </table:table-row>
        <table:table-row table:style-name="ro1" table:number-rows-repeated="9">
          <table:table-cell table:number-columns-repeated="5"/>
          <table:table-cell table:style-name="ce128"/>
          <table:table-cell table:style-name="ce136"/>
          <table:table-cell table:number-columns-repeated="3"/>
          <table:table-cell table:style-name="ce136"/>
          <table:table-cell table:number-columns-repeated="3"/>
          <table:table-cell table:style-name="ce136"/>
          <table:table-cell table:number-columns-repeated="2"/>
          <table:table-cell table:style-name="ce136"/>
          <table:table-cell table:number-columns-repeated="46"/>
        </table:table-row>
        <table:table-row table:style-name="ro1">
          <table:table-cell table:style-name="ce106" table:number-columns-repeated="4"/>
          <table:table-cell/>
          <table:table-cell table:style-name="ce128"/>
          <table:table-cell table:style-name="ce136"/>
          <table:table-cell table:number-columns-repeated="3"/>
          <table:table-cell table:style-name="ce136"/>
          <table:table-cell table:number-columns-repeated="3"/>
          <table:table-cell table:style-name="ce136"/>
          <table:table-cell table:number-columns-repeated="2"/>
          <table:table-cell table:style-name="ce136"/>
          <table:table-cell table:number-columns-repeated="46"/>
        </table:table-row>
        <table:table-row table:style-name="ro1" table:number-rows-repeated="201">
          <table:table-cell table:number-columns-repeated="5"/>
          <table:table-cell table:style-name="ce128"/>
          <table:table-cell table:style-name="ce136"/>
          <table:table-cell table:number-columns-repeated="3"/>
          <table:table-cell table:style-name="ce136"/>
          <table:table-cell table:number-columns-repeated="3"/>
          <table:table-cell table:style-name="ce136"/>
          <table:table-cell table:number-columns-repeated="2"/>
          <table:table-cell table:style-name="ce136"/>
          <table:table-cell table:number-columns-repeated="46"/>
        </table:table-row>
        <table:table-row table:style-name="ro1" table:number-rows-repeated="780">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table table:name="Secondary Studies" table:style-name="ta5">
        <table:table-column table:style-name="co53" table:default-cell-style-name="Default"/>
        <table:table-column table:style-name="co54" table:default-cell-style-name="Default"/>
        <table:table-column table:style-name="co55" table:default-cell-style-name="Default"/>
        <table:table-column table:style-name="co26" table:default-cell-style-name="Default"/>
        <table:table-column table:style-name="co56" table:default-cell-style-name="Default"/>
        <table:table-column table:style-name="co26" table:number-columns-repeated="2" table:default-cell-style-name="Default"/>
        <table:table-column table:style-name="co57" table:default-cell-style-name="Default"/>
        <table:table-column table:style-name="co26" table:default-cell-style-name="Default"/>
        <table:table-column table:style-name="co58" table:default-cell-style-name="Default"/>
        <table:table-column table:style-name="co26" table:number-columns-repeated="54" table:default-cell-style-name="Default"/>
        <table:table-row table:style-name="ro1">
          <table:table-cell table:style-name="ce285" office:value-type="string" calcext:value-type="string">
            <text:p>Paper</text:p>
          </table:table-cell>
          <table:table-cell table:style-name="ce285" office:value-type="string" calcext:value-type="string">
            <text:p>Venue</text:p>
          </table:table-cell>
          <table:table-cell table:style-name="ce285" office:value-type="string" calcext:value-type="string">
            <text:p>Authors</text:p>
          </table:table-cell>
          <table:table-cell table:style-name="ce285" office:value-type="string" calcext:value-type="string">
            <text:p>Year</text:p>
          </table:table-cell>
          <table:table-cell table:style-name="ce285" office:value-type="string" calcext:value-type="string">
            <text:p>Kind</text:p>
          </table:table-cell>
          <table:table-cell table:style-name="ce285" office:value-type="string" calcext:value-type="string">
            <text:p>#InitialPapers (before filtering)</text:p>
          </table:table-cell>
          <table:table-cell table:style-name="ce285" office:value-type="string" calcext:value-type="string">
            <text:p>#FinalPapers (after filtering)</text:p>
          </table:table-cell>
          <table:table-cell table:style-name="ce285" office:value-type="string" calcext:value-type="string">
            <text:p>Search String</text:p>
          </table:table-cell>
          <table:table-cell table:style-name="ce285" office:value-type="string" calcext:value-type="string">
            <text:p>Topic/content</text:p>
          </table:table-cell>
          <table:table-cell table:style-name="ce285" office:value-type="string" calcext:value-type="string">
            <text:p>Notes</text:p>
          </table:table-cell>
          <table:table-cell table:style-name="ce285" office:value-type="string" calcext:value-type="string">
            <text:p>Link to Paper</text:p>
          </table:table-cell>
          <table:table-cell table:number-columns-repeated="53"/>
        </table:table-row>
        <table:table-row table:style-name="ro1">
          <table:table-cell table:style-name="ce106" office:value-type="string" calcext:value-type="string">
            <text:p>Measuring the Cognitive Load of Software Developers: A Systematic Mapping Study</text:p>
          </table:table-cell>
          <table:table-cell table:style-name="ce106" office:value-type="string" calcext:value-type="string">
            <text:p>ICPC</text:p>
          </table:table-cell>
          <table:table-cell table:style-name="ce106" office:value-type="string" calcext:value-type="string">
            <text:p>Lucian Goncales, Kleinner Farias, Bruno da Silva, Jonathan Fessler</text:p>
          </table:table-cell>
          <table:table-cell table:style-name="ce106" office:value-type="float" office:value="2019" calcext:value-type="float">
            <text:p>2019</text:p>
          </table:table-cell>
          <table:table-cell table:style-name="ce106" office:value-type="string" calcext:value-type="string">
            <text:p>Systematic Mapping Study</text:p>
          </table:table-cell>
          <table:table-cell table:style-name="ce106" office:value-type="float" office:value="2612" calcext:value-type="float">
            <text:p>2612</text:p>
          </table:table-cell>
          <table:table-cell table:style-name="ce106" office:value-type="float" office:value="33" calcext:value-type="float">
            <text:p>33</text:p>
          </table:table-cell>
          <table:table-cell table:style-name="ce106" office:value-type="string" calcext:value-type="string">
            <text:p>(“brain computer interfaces” OR sensors OR devices) AND</text:p>
            <text:p>(“psychophysiological indicators” OR “brain</text:p>
            <text:p>synchronization” OR “cognitive load” OR emotions OR</text:p>
            <text:p>biometrics) AND (“software engineering” OR “software</text:p>
            <text:p>development” OR “software testing” OR “software</text:p>
            <text:p>maintenance” OR “computer programming” OR diagram</text:p>
            <text:p>OR code)</text:p>
          </table:table-cell>
          <table:table-cell table:style-name="ce106" office:value-type="string" calcext:value-type="string">
            <text:p>Cognitive load</text:p>
          </table:table-cell>
          <table:table-cell table:style-name="ce106" office:value-type="string" calcext:value-type="string">
            <text:p>9 RQs, rather superficial results based on numbers</text:p>
          </table:table-cell>
          <table:table-cell table:style-name="ce186" office:value-type="string" calcext:value-type="string">
            <text:p><text:a xlink:href="https://www.researchgate.net/publication/331844417_Measuring_the_Cognitive_Load_of_Software_Developers_A_Systematic_Mapping_Study" xlink:type="simple">https://www.researchgate.net/publication/331844417_Measuring_the_Cognitive_Load_of_Software_Developers_A_Systematic_Mapping_Study</text:a></text:p>
          </table:table-cell>
          <table:table-cell table:number-columns-repeated="53"/>
        </table:table-row>
        <table:table-row table:style-name="ro1">
          <table:table-cell table:style-name="ce106" office:value-type="string" calcext:value-type="string">
            <text:p>A Survey on the Usage of Eye-Tracking in Computer Programming</text:p>
          </table:table-cell>
          <table:table-cell table:style-name="ce106" office:value-type="string" calcext:value-type="string">
            <text:p>ACM Computing Surveys</text:p>
          </table:table-cell>
          <table:table-cell table:style-name="ce106" office:value-type="string" calcext:value-type="string">
            <text:p>Unaizah Obaidellah, Mohammed Al Haek, Peter C-H Cheng</text:p>
          </table:table-cell>
          <table:table-cell table:style-name="ce106" office:value-type="float" office:value="2018" calcext:value-type="float">
            <text:p>2018</text:p>
          </table:table-cell>
          <table:table-cell table:style-name="ce106" office:value-type="string" calcext:value-type="string">
            <text:p>Survey</text:p>
          </table:table-cell>
          <table:table-cell table:style-name="ce106" office:value-type="float" office:value="487" calcext:value-type="float">
            <text:p>487</text:p>
          </table:table-cell>
          <table:table-cell table:style-name="ce106" office:value-type="float" office:value="63" calcext:value-type="float">
            <text:p>63</text:p>
          </table:table-cell>
          <table:table-cell table:style-name="ce106" office:value-type="string" calcext:value-type="string">
            <text:p>Depends on database, see Table 1 in paper</text:p>
          </table:table-cell>
          <table:table-cell table:style-name="ce106" office:value-type="string" calcext:value-type="string">
            <text:p>Eye tracking</text:p>
          </table:table-cell>
          <table:table-cell table:style-name="ce106" office:value-type="string" calcext:value-type="string">
            <text:p>6 RQs</text:p>
          </table:table-cell>
          <table:table-cell table:style-name="ce186" office:value-type="string" calcext:value-type="string">
            <text:p><text:a xlink:href="https://dl.acm.org/citation.cfm?id=3145904" xlink:type="simple">https://dl.acm.org/citation.cfm?id=3145904</text:a></text:p>
          </table:table-cell>
          <table:table-cell table:number-columns-repeated="53"/>
        </table:table-row>
        <table:table-row table:style-name="ro1">
          <table:table-cell table:style-name="ce106" office:value-type="string" calcext:value-type="string">
            <text:p>A Systematic Literature Review on the Usage of Eye-tracking in Software Engineering</text:p>
          </table:table-cell>
          <table:table-cell table:style-name="ce106" office:value-type="string" calcext:value-type="string">
            <text:p>Information and Software Technology</text:p>
          </table:table-cell>
          <table:table-cell table:style-name="ce106" office:value-type="string" calcext:value-type="string">
            <text:p>Zohreh Sharafia, Zephyrin Soha, Yann-Gael Gueheneuca</text:p>
          </table:table-cell>
          <table:table-cell table:style-name="ce106" office:value-type="float" office:value="2015" calcext:value-type="float">
            <text:p>2015</text:p>
          </table:table-cell>
          <table:table-cell table:style-name="ce106" office:value-type="string" calcext:value-type="string">
            <text:p>Systematic Literature Review</text:p>
          </table:table-cell>
          <table:table-cell table:style-name="ce106" office:value-type="float" office:value="649" calcext:value-type="float">
            <text:p>649</text:p>
          </table:table-cell>
          <table:table-cell table:style-name="ce106" office:value-type="float" office:value="36" calcext:value-type="float">
            <text:p>36</text:p>
          </table:table-cell>
          <table:table-cell table:style-name="ce106" office:value-type="string" calcext:value-type="string">
            <text:p>Figure 4 in paper</text:p>
            <text:p/>
            <text:p>Eye tracking: “eye track*”, “eye-track*”, “RFV”, and “Restricted Focus Viewer”</text:p>
            <text:p>Stimuli: “source code”, “program*”, “UML”, “model*”, and “representation*”</text:p>
            <text:p>Task: “comprehen*”, “understand*”, “debug*”, “explorat*”, “navigat*”, “read*”, “scan*”, and “analy*”</text:p>
          </table:table-cell>
          <table:table-cell table:style-name="ce106" office:value-type="string" calcext:value-type="string">
            <text:p>Eye tracking</text:p>
          </table:table-cell>
          <table:table-cell table:style-name="ce106" office:value-type="string" calcext:value-type="string">
            <text:p>6 RQs</text:p>
          </table:table-cell>
          <table:table-cell table:style-name="ce186" office:value-type="string" calcext:value-type="string">
            <text:p><text:a xlink:href="https://www.researchgate.net/profile/Yann-Gael_Gueheneuc/publication/279447714_A_Systematic_Literature_Review_on_the_Usage_of_Eye-tracking_in_Software_Engineering/links/5b06d20d4585157f870a504b/A-Systematic-Literature-Review-on-the-Usage-of-Eye-tracking-in-Software-Engineering.pdf" xlink:type="simple">https://www.researchgate.net/profile/Yann-Gael_Gueheneuc/publication/279447714_A_Systematic_Literature_Review_on_the_Usage_of_Eye-tracking_in_Software_Engineering/links/5b06d20d4585157f870a504b/A-Systematic-Literature-Review-on-the-Usage-of-Eye-tracking-in-Software-Engineering.pdf</text:a></text:p>
          </table:table-cell>
          <table:table-cell table:number-columns-repeated="53"/>
        </table:table-row>
        <table:table-row table:style-name="ro1">
          <table:table-cell table:style-name="ce106" office:value-type="string" calcext:value-type="string">
            <text:p>Visualization of eye tracking data: A taxonomy and survey</text:p>
          </table:table-cell>
          <table:table-cell table:style-name="ce106" office:value-type="string" calcext:value-type="string">
            <text:p>Computer Graphics Forum</text:p>
          </table:table-cell>
          <table:table-cell table:style-name="ce106" office:value-type="string" calcext:value-type="string">
            <text:p>Blascheck T, Kurzhals K, Raschke M, Burch M, Weiskopf D, Ertl T</text:p>
          </table:table-cell>
          <table:table-cell table:style-name="ce106" office:value-type="float" office:value="2017" calcext:value-type="float">
            <text:p>2017</text:p>
          </table:table-cell>
          <table:table-cell table:number-columns-repeated="60"/>
        </table:table-row>
        <table:table-row table:style-name="ro1">
          <table:table-cell table:style-name="ce106" office:value-type="string" calcext:value-type="string">
            <text:p>Comprehending Studies on Program Comprehension</text:p>
          </table:table-cell>
          <table:table-cell table:style-name="ce106" office:value-type="string" calcext:value-type="string">
            <text:p>ICPC</text:p>
          </table:table-cell>
          <table:table-cell table:style-name="ce106" office:value-type="string" calcext:value-type="string">
            <text:p>Ivonne Schröter, Jacob Krüger, Janet Siegmund, Thomas Leich</text:p>
          </table:table-cell>
          <table:table-cell table:style-name="ce106" office:value-type="float" office:value="2017" calcext:value-type="float">
            <text:p>2017</text:p>
          </table:table-cell>
          <table:table-cell table:style-name="ce106" office:value-type="string" calcext:value-type="string">
            <text:p>Literature Review</text:p>
          </table:table-cell>
          <table:table-cell table:number-columns-repeated="5"/>
          <table:table-cell table:style-name="ce186" office:value-type="string" calcext:value-type="string">
            <text:p><text:a xlink:href="https://infosun.fim.uni-passau.de/publications/docs/ScKrSiLe17.pdf" xlink:type="simple">https://infosun.fim.uni-passau.de/publications/docs/ScKrSiLe17.pdf</text:a></text:p>
          </table:table-cell>
          <table:table-cell table:number-columns-repeated="53"/>
        </table:table-row>
        <table:table-row table:style-name="ro1">
          <table:table-cell table:style-name="ce106" office:value-type="string" calcext:value-type="string">
            <text:p>Confounding Parameters on Program Comprehension: A Literature Survey</text:p>
          </table:table-cell>
          <table:table-cell table:style-name="ce106" office:value-type="string" calcext:value-type="string">
            <text:p>ESEM</text:p>
          </table:table-cell>
          <table:table-cell table:style-name="ce106" office:value-type="string" calcext:value-type="string">
            <text:p>Janet Siegmund and Jana Schumann</text:p>
          </table:table-cell>
          <table:table-cell table:style-name="ce106" office:value-type="float" office:value="2015" calcext:value-type="float">
            <text:p>2015</text:p>
          </table:table-cell>
          <table:table-cell table:style-name="ce106" office:value-type="string" calcext:value-type="string">
            <text:p>Literature Survey</text:p>
          </table:table-cell>
          <table:table-cell table:number-columns-repeated="5"/>
          <table:table-cell table:style-name="ce186" office:value-type="string" calcext:value-type="string">
            <text:p><text:a xlink:href="https://www.infosun.fim.uni-passau.de/cl/publications/docs/SiSchu14.pdf" xlink:type="simple">https://www.infosun.fim.uni-passau.de/cl/publications/docs/SiSchu14.pdf</text:a></text:p>
          </table:table-cell>
          <table:table-cell table:number-columns-repeated="53"/>
        </table:table-row>
        <table:table-row table:style-name="ro1">
          <table:table-cell table:style-name="ce106" office:value-type="string" calcext:value-type="string">
            <text:p>Program understanding models: an historical overview and a classification</text:p>
          </table:table-cell>
          <table:table-cell table:style-name="ce286" office:value-type="string" calcext:value-type="string">
            <text:p>ICSOFT</text:p>
          </table:table-cell>
          <table:table-cell table:style-name="ce106" office:value-type="string" calcext:value-type="string">
            <text:p>Eric Harth and Philippe Dugerdil</text:p>
          </table:table-cell>
          <table:table-cell table:style-name="ce106" office:value-type="float" office:value="2017" calcext:value-type="float">
            <text:p>2017</text:p>
          </table:table-cell>
          <table:table-cell table:style-name="ce106" office:value-type="string" calcext:value-type="string">
            <text:p>Review</text:p>
          </table:table-cell>
          <table:table-cell table:number-columns-repeated="5"/>
          <table:table-cell table:style-name="ce186" office:value-type="string" calcext:value-type="string">
            <text:p><text:a xlink:href="https://hesso.tind.io/record/2039/files/Harth_Dugerdil_2017_program.pdf" xlink:type="simple">https://hesso.tind.io/record/2039/files/Harth_Dugerdil_2017_program.pdf</text:a></text:p>
          </table:table-cell>
          <table:table-cell table:number-columns-repeated="53"/>
        </table:table-row>
        <table:table-row table:style-name="ro1">
          <table:table-cell table:style-name="ce106" office:value-type="string" calcext:value-type="string">
            <text:p>A Survey of Controlled Experiments in Software Engineering</text:p>
          </table:table-cell>
          <table:table-cell table:style-name="ce106" office:value-type="string" calcext:value-type="string">
            <text:p>TSE</text:p>
          </table:table-cell>
          <table:table-cell table:style-name="ce106" office:value-type="string" calcext:value-type="string">
            <text:p>Sjoberg, Dag and Hannay, Jo and Hansen, Ove and Kampenes, Vigdis By and Karahasanovic, Amela and Liborg, Nils-Kristian and Rekdal, Anette</text:p>
          </table:table-cell>
          <table:table-cell table:style-name="ce106" office:value-type="float" office:value="2005" calcext:value-type="float">
            <text:p>2005</text:p>
          </table:table-cell>
          <table:table-cell table:style-name="ce106" office:value-type="string" calcext:value-type="string">
            <text:p>Survey</text:p>
          </table:table-cell>
          <table:table-cell table:number-columns-repeated="59"/>
        </table:table-row>
        <table:table-row table:style-name="ro1">
          <table:table-cell table:style-name="ce106" office:value-type="string" calcext:value-type="string">
            <text:p>Using biometric data in software engineering: a systematic mapping study</text:p>
          </table:table-cell>
          <table:table-cell table:style-name="ce106" office:value-type="string" calcext:value-type="string">
            <text:p>Behaviour &amp; Information Technology</text:p>
          </table:table-cell>
          <table:table-cell table:style-name="ce106" office:value-type="string" calcext:value-type="string">
            <text:p>Juliano Paulo Menzen, Kleinner Farias &amp; Vinicius Bischoff</text:p>
          </table:table-cell>
          <table:table-cell table:style-name="ce106" office:value-type="float" office:value="2020" calcext:value-type="float">
            <text:p>2020</text:p>
          </table:table-cell>
          <table:table-cell table:number-columns-repeated="60"/>
        </table:table-row>
        <table:table-row table:style-name="ro1" table:number-rows-repeated="990">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table table:name="Arooba Notes" table:style-name="ta6">
        <table:table-column table:style-name="co26" table:number-columns-repeated="64" table:default-cell-style-name="Default"/>
        <table:table-row table:style-name="ro1">
          <table:table-cell table:style-name="ce285" office:value-type="string" calcext:value-type="string">
            <text:p>Paper</text:p>
          </table:table-cell>
          <table:table-cell table:style-name="ce285" office:value-type="string" calcext:value-type="string">
            <text:p>Venue</text:p>
          </table:table-cell>
          <table:table-cell table:style-name="ce285" office:value-type="string" calcext:value-type="string">
            <text:p>Authors</text:p>
          </table:table-cell>
          <table:table-cell table:style-name="ce285" office:value-type="string" calcext:value-type="string">
            <text:p>Year</text:p>
          </table:table-cell>
          <table:table-cell table:style-name="ce285" office:value-type="string" calcext:value-type="string">
            <text:p>Kind</text:p>
          </table:table-cell>
          <table:table-cell table:style-name="ce285" office:value-type="string" calcext:value-type="string">
            <text:p>Search String</text:p>
          </table:table-cell>
          <table:table-cell table:style-name="ce285" office:value-type="string" calcext:value-type="string">
            <text:p>Topic/content</text:p>
          </table:table-cell>
          <table:table-cell table:style-name="ce285" office:value-type="string" calcext:value-type="string">
            <text:p>Notes</text:p>
          </table:table-cell>
          <table:table-cell table:style-name="ce285" office:value-type="string" calcext:value-type="string">
            <text:p>Link to Paper</text:p>
          </table:table-cell>
          <table:table-cell table:number-columns-repeated="55"/>
        </table:table-row>
        <table:table-row table:style-name="ro1">
          <table:table-cell table:style-name="ce287" office:value-type="string" calcext:value-type="string">
            <text:p>Empirical Studies of Programming Knowledge</text:p>
          </table:table-cell>
          <table:table-cell table:style-name="ce106" office:value-type="string" calcext:value-type="string">
            <text:p>IEEE Transactions on Software Engineering</text:p>
          </table:table-cell>
          <table:table-cell table:style-name="ce106" office:value-type="string" calcext:value-type="string">
            <text:p>Elliot Soloway,Kate Ehrlich</text:p>
          </table:table-cell>
          <table:table-cell table:style-name="ce288" office:value-type="date" office:date-value="1984-10-01" calcext:value-type="date">
            <text:p>Oktober 1984</text:p>
          </table:table-cell>
          <table:table-cell table:style-name="ce106" office:value-type="string" calcext:value-type="string">
            <text:p>an experiment examining the effect of indentation on program comprehension and visual effort.</text:p>
          </table:table-cell>
          <table:table-cell table:style-name="ce106" office:value-type="string" calcext:value-type="string">
            <text:p>indentation, topdown, novice expectations</text:p>
          </table:table-cell>
          <table:table-cell/>
          <table:table-cell table:style-name="ce106" office:value-type="string" calcext:value-type="string">
            <text:p>two studies performed and It was found that novices and experts read or understand program in a top-down manner if the problem is consistent with their expectations which means they are in accordance with the schema or basic Coding practices, but they revert to constructing solutions in a bottom-up approach when their mental schemas are incomprehensive i.e. when they are unable to understand the program. Time taken by prgramers significantly depends on their understanding of a programming paradigms and how well written the code is. If the code is not well written then novices and experts take almost same amount of time for comprehension. </text:p>
          </table:table-cell>
          <table:table-cell table:style-name="ce186" office:value-type="string" calcext:value-type="string">
            <text:p><text:a xlink:href="https://www.researchgate.net/publication/224483549_Empirical_Studies_of_Programming_Knowledge" xlink:type="simple">https://www.researchgate.net/publication/224483549_Empirical_Studies_of_Programming_Knowledge</text:a></text:p>
          </table:table-cell>
          <table:table-cell table:number-columns-repeated="55"/>
        </table:table-row>
        <table:table-row table:style-name="ro1" table:number-rows-repeated="998">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13">
      <number:month number:style="long" number:textual="true"/>
      <number:text> </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4">00.00.0000</text:date>, <text:time style:data-style-name="N2" text:time-value="12:38:41.739095886">00:00:00</text:time></text:p>
        </style:region-right>
      </style:header>
      <style:header-left style:display="false"/>
      <style:footer>
        <text:p>Page <text:page-number>1</text:page-number><text:s/>/ <text:page-count>99</text:page-count></text:p>
      </style:footer>
      <style:footer-left style:display="false"/>
    </style:master-page>
    <style:master-page style:name="PageStyle_5f_Primary_20_Studies_20__28_NeuroimagingPh" style:display-name="PageStyle_Primary Studies (NeuroimagingPh" style:page-layout-name="Mpm3">
      <style:header style:display="false"/>
      <style:header-left style:display="false"/>
      <style:footer style:display="false"/>
      <style:footer-left style:display="false"/>
    </style:master-page>
    <style:master-page style:name="PageStyle_5f_Primary_20_Studies_20__28_Eye_20_Tracking_29_" style:display-name="PageStyle_Primary Studies (Eye Tracking)" style:page-layout-name="Mpm3">
      <style:header style:display="false"/>
      <style:header-left style:display="false"/>
      <style:footer style:display="false"/>
      <style:footer-left style:display="false"/>
    </style:master-page>
    <style:master-page style:name="PageStyle_5f_Primary_20_Studies_20__28_Behavioral_29_" style:display-name="PageStyle_Primary Studies (Behavioral)" style:page-layout-name="Mpm3">
      <style:header style:display="false"/>
      <style:header-left style:display="false"/>
      <style:footer style:display="false"/>
      <style:footer-left style:display="false"/>
    </style:master-page>
    <style:master-page style:name="PageStyle_5f_Papers_20__28_TheoriesModels_29_" style:display-name="PageStyle_Papers (TheoriesModels)" style:page-layout-name="Mpm3">
      <style:header style:display="false"/>
      <style:header-left style:display="false"/>
      <style:footer style:display="false"/>
      <style:footer-left style:display="false"/>
    </style:master-page>
    <style:master-page style:name="PageStyle_5f_Secondary_20_Studies" style:display-name="PageStyle_Secondary Studies" style:page-layout-name="Mpm3">
      <style:header style:display="false"/>
      <style:header-left style:display="false"/>
      <style:footer style:display="false"/>
      <style:footer-left style:display="false"/>
    </style:master-page>
    <style:master-page style:name="PageStyle_5f_Arooba_20_Notes" style:display-name="PageStyle_Arooba No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7-20T16:04:41.897951841</dc:date>
    <meta:editing-duration>P40DT7H46M34S</meta:editing-duration>
    <meta:editing-cycles>20</meta:editing-cycles>
    <meta:document-statistic meta:table-count="6" meta:cell-count="1257" meta:object-count="0"/>
  </office:meta>
</office:document-meta>
</file>